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2.133cm"/>
    </style:style>
    <style:style style:name="co6" style:family="table-column">
      <style:table-column-properties fo:break-before="auto" style:column-width="3.249cm"/>
    </style:style>
    <style:style style:name="co7" style:family="table-column">
      <style:table-column-properties fo:break-before="auto" style:column-width="2.187cm"/>
    </style:style>
    <style:style style:name="co8" style:family="table-column">
      <style:table-column-properties fo:break-before="auto" style:column-width="3.794cm"/>
    </style:style>
    <style:style style:name="co9" style:family="table-column">
      <style:table-column-properties fo:break-before="auto" style:column-width="2.485cm"/>
    </style:style>
    <style:style style:name="co10" style:family="table-column">
      <style:table-column-properties fo:break-before="auto" style:column-width="2.623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1.942cm"/>
    </style:style>
    <style:style style:name="co13" style:family="table-column">
      <style:table-column-properties fo:break-before="auto" style:column-width="3.14cm"/>
    </style:style>
    <style:style style:name="co14" style:family="table-column">
      <style:table-column-properties fo:break-before="auto" style:column-width="1.588cm"/>
    </style:style>
    <style:style style:name="co15" style:family="table-column">
      <style:table-column-properties fo:break-before="auto" style:column-width="2.104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2000p_ou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2" table:default-cell-style-name="Default"/>
        <table:table-column table:style-name="co12" table:number-columns-repeated="2" table:default-cell-style-name="Default"/>
        <table:table-column table:style-name="co14" table:number-columns-repeated="2" table:default-cell-style-name="Default"/>
        <table:table-column table:style-name="co15" table:number-columns-repeated="2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SIDUE_P</text:p>
          </table:table-cell>
          <table:table-cell office:value-type="string" calcext:value-type="string">
            <text:p>HUMUS_P</text:p>
          </table:table-cell>
          <table:table-cell office:value-type="string" calcext:value-type="string">
            <text:p>FERTZR_P</text:p>
          </table:table-cell>
          <table:table-cell office:value-type="string" calcext:value-type="string">
            <text:p>NET_PL_EXCH_P</text:p>
          </table:table-cell>
          <table:table-cell office:value-type="string" calcext:value-type="string">
            <text:p>EXCH_PO4</text:p>
          </table:table-cell>
          <table:table-cell office:value-type="string" calcext:value-type="string">
            <text:p>SUR_DOP+SED_FLX</text:p>
          </table:table-cell>
          <table:table-cell office:value-type="string" calcext:value-type="string">
            <text:p>SUB_DOP_FLX</text:p>
          </table:table-cell>
          <table:table-cell office:value-type="string" calcext:value-type="string">
            <text:p>SUB_DIP_FLX</text:p>
          </table:table-cell>
          <table:table-cell office:value-type="string" calcext:value-type="string">
            <text:p>PRECIP_P</text:p>
          </table:table-cell>
          <table:table-cell office:value-type="string" calcext:value-type="string">
            <text:p>MICRO_P</text:p>
          </table:table-cell>
          <table:table-cell office:value-type="string" calcext:value-type="string">
            <text:p>FIRE_POX_EMIT</text:p>
          </table:table-cell>
          <table:table-cell office:value-type="string" calcext:value-type="string">
            <text:p>PO4_1</text:p>
          </table:table-cell>
          <table:table-cell office:value-type="string" calcext:value-type="string">
            <text:p>PO4_2</text:p>
          </table:table-cell>
          <table:table-cell office:value-type="string" calcext:value-type="string">
            <text:p>PO4_12</text:p>
          </table:table-cell>
          <table:table-cell office:value-type="string" calcext:value-type="string">
            <text:p>PO4_13</text:p>
          </table:table-cell>
          <table:table-cell office:value-type="string" calcext:value-type="string">
            <text:p>PO4_14</text:p>
          </table:table-cell>
          <table:table-cell office:value-type="string" calcext:value-type="string">
            <text:p>PO4_15</text:p>
          </table:table-cell>
          <table:table-cell office:value-type="string" calcext:value-type="string">
            <text:p>EXCH_P_1</text:p>
          </table:table-cell>
          <table:table-cell office:value-type="string" calcext:value-type="string">
            <text:p>EXCH_P_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2000" calcext:value-type="float">
            <text:p>1012000</text:p>
          </table:table-cell>
          <table:table-cell office:value-type="float" office:value="0.3849947" calcext:value-type="float">
            <text:p>0.3849947</text:p>
          </table:table-cell>
          <table:table-cell office:value-type="float" office:value="131.546" calcext:value-type="float">
            <text:p>131.5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2366" calcext:value-type="float">
            <text:p>44.2366</text:p>
          </table:table-cell>
          <table:table-cell office:value-type="float" office:value="0" calcext:value-type="float">
            <text:p>0</text:p>
          </table:table-cell>
          <table:table-cell office:value-type="float" office:value="0.000007958341" calcext:value-type="float">
            <text:p>7.958341E-06</text:p>
          </table:table-cell>
          <table:table-cell office:value-type="float" office:value="0.0001743576" calcext:value-type="float">
            <text:p>0.0001743576</text:p>
          </table:table-cell>
          <table:table-cell office:value-type="float" office:value="1645.219" calcext:value-type="float">
            <text:p>1645.219</text:p>
          </table:table-cell>
          <table:table-cell office:value-type="float" office:value="0.6928695" calcext:value-type="float">
            <text:p>0.6928695</text:p>
          </table:table-cell>
          <table:table-cell office:value-type="float" office:value="0" calcext:value-type="float">
            <text:p>0</text:p>
          </table:table-cell>
          <table:table-cell office:value-type="float" office:value="0.3477217" calcext:value-type="float">
            <text:p>0.3477217</text:p>
          </table:table-cell>
          <table:table-cell office:value-type="float" office:value="0.4072977" calcext:value-type="float">
            <text:p>0.4072977</text:p>
          </table:table-cell>
          <table:table-cell office:value-type="float" office:value="0.1991489" calcext:value-type="float">
            <text:p>0.1991489</text:p>
          </table:table-cell>
          <table:table-cell office:value-type="float" office:value="0.1991585" calcext:value-type="float">
            <text:p>0.19915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23989" calcext:value-type="float">
            <text:p>29.23989</text:p>
          </table:table-cell>
          <table:table-cell office:value-type="float" office:value="32.58861" calcext:value-type="float">
            <text:p>32.588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2000" calcext:value-type="float">
            <text:p>2012000</text:p>
          </table:table-cell>
          <table:table-cell office:value-type="float" office:value="0.3849247" calcext:value-type="float">
            <text:p>0.3849247</text:p>
          </table:table-cell>
          <table:table-cell office:value-type="float" office:value="131.5454" calcext:value-type="float">
            <text:p>131.54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21174" calcext:value-type="float">
            <text:p>44.21174</text:p>
          </table:table-cell>
          <table:table-cell office:value-type="float" office:value="0" calcext:value-type="float">
            <text:p>0</text:p>
          </table:table-cell>
          <table:table-cell office:value-type="float" office:value="0.00001588845" calcext:value-type="float">
            <text:p>1.588845E-05</text:p>
          </table:table-cell>
          <table:table-cell office:value-type="float" office:value="0.0003346595" calcext:value-type="float">
            <text:p>0.0003346595</text:p>
          </table:table-cell>
          <table:table-cell office:value-type="float" office:value="1645.244" calcext:value-type="float">
            <text:p>1645.244</text:p>
          </table:table-cell>
          <table:table-cell office:value-type="float" office:value="0.692313" calcext:value-type="float">
            <text:p>0.692313</text:p>
          </table:table-cell>
          <table:table-cell office:value-type="float" office:value="0" calcext:value-type="float">
            <text:p>0</text:p>
          </table:table-cell>
          <table:table-cell office:value-type="float" office:value="0.3458284" calcext:value-type="float">
            <text:p>0.3458284</text:p>
          </table:table-cell>
          <table:table-cell office:value-type="float" office:value="0.4051886" calcext:value-type="float">
            <text:p>0.4051886</text:p>
          </table:table-cell>
          <table:table-cell office:value-type="float" office:value="0.1988078" calcext:value-type="float">
            <text:p>0.1988078</text:p>
          </table:table-cell>
          <table:table-cell office:value-type="float" office:value="0.1988123" calcext:value-type="float">
            <text:p>0.1988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23358" calcext:value-type="float">
            <text:p>29.23358</text:p>
          </table:table-cell>
          <table:table-cell office:value-type="float" office:value="32.5775" calcext:value-type="float">
            <text:p>32.57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2000" calcext:value-type="float">
            <text:p>3012000</text:p>
          </table:table-cell>
          <table:table-cell office:value-type="float" office:value="0.3848513" calcext:value-type="float">
            <text:p>0.3848513</text:p>
          </table:table-cell>
          <table:table-cell office:value-type="float" office:value="131.5447" calcext:value-type="float">
            <text:p>131.54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18675" calcext:value-type="float">
            <text:p>44.18675</text:p>
          </table:table-cell>
          <table:table-cell office:value-type="float" office:value="0" calcext:value-type="float">
            <text:p>0</text:p>
          </table:table-cell>
          <table:table-cell office:value-type="float" office:value="0.00002379322" calcext:value-type="float">
            <text:p>2.379322E-05</text:p>
          </table:table-cell>
          <table:table-cell office:value-type="float" office:value="0.0004817183" calcext:value-type="float">
            <text:p>0.0004817183</text:p>
          </table:table-cell>
          <table:table-cell office:value-type="float" office:value="1645.269" calcext:value-type="float">
            <text:p>1645.269</text:p>
          </table:table-cell>
          <table:table-cell office:value-type="float" office:value="0.6917561" calcext:value-type="float">
            <text:p>0.6917561</text:p>
          </table:table-cell>
          <table:table-cell office:value-type="float" office:value="0" calcext:value-type="float">
            <text:p>0</text:p>
          </table:table-cell>
          <table:table-cell office:value-type="float" office:value="0.3359747" calcext:value-type="float">
            <text:p>0.3359747</text:p>
          </table:table-cell>
          <table:table-cell office:value-type="float" office:value="0.4017486" calcext:value-type="float">
            <text:p>0.4017486</text:p>
          </table:table-cell>
          <table:table-cell office:value-type="float" office:value="0.1984699" calcext:value-type="float">
            <text:p>0.1984699</text:p>
          </table:table-cell>
          <table:table-cell office:value-type="float" office:value="0.1984668" calcext:value-type="float">
            <text:p>0.19846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22521" calcext:value-type="float">
            <text:p>29.22521</text:p>
          </table:table-cell>
          <table:table-cell office:value-type="float" office:value="32.56511" calcext:value-type="float">
            <text:p>32.565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2000" calcext:value-type="float">
            <text:p>4012000</text:p>
          </table:table-cell>
          <table:table-cell office:value-type="float" office:value="0.3847758" calcext:value-type="float">
            <text:p>0.3847758</text:p>
          </table:table-cell>
          <table:table-cell office:value-type="float" office:value="131.5441" calcext:value-type="float">
            <text:p>131.5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16175" calcext:value-type="float">
            <text:p>44.16175</text:p>
          </table:table-cell>
          <table:table-cell office:value-type="float" office:value="0" calcext:value-type="float">
            <text:p>0</text:p>
          </table:table-cell>
          <table:table-cell office:value-type="float" office:value="0.00003167535" calcext:value-type="float">
            <text:p>3.167535E-05</text:p>
          </table:table-cell>
          <table:table-cell office:value-type="float" office:value="0.0006165482" calcext:value-type="float">
            <text:p>0.0006165482</text:p>
          </table:table-cell>
          <table:table-cell office:value-type="float" office:value="1645.294" calcext:value-type="float">
            <text:p>1645.294</text:p>
          </table:table-cell>
          <table:table-cell office:value-type="float" office:value="0.6912012" calcext:value-type="float">
            <text:p>0.6912012</text:p>
          </table:table-cell>
          <table:table-cell office:value-type="float" office:value="0" calcext:value-type="float">
            <text:p>0</text:p>
          </table:table-cell>
          <table:table-cell office:value-type="float" office:value="0.3451366" calcext:value-type="float">
            <text:p>0.3451366</text:p>
          </table:table-cell>
          <table:table-cell office:value-type="float" office:value="0.406848" calcext:value-type="float">
            <text:p>0.406848</text:p>
          </table:table-cell>
          <table:table-cell office:value-type="float" office:value="0.1981329" calcext:value-type="float">
            <text:p>0.1981329</text:p>
          </table:table-cell>
          <table:table-cell office:value-type="float" office:value="0.1981221" calcext:value-type="float">
            <text:p>0.1981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2169" calcext:value-type="float">
            <text:p>29.2169</text:p>
          </table:table-cell>
          <table:table-cell office:value-type="float" office:value="32.55227" calcext:value-type="float">
            <text:p>32.552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2000" calcext:value-type="float">
            <text:p>5012000</text:p>
          </table:table-cell>
          <table:table-cell office:value-type="float" office:value="0.3846991" calcext:value-type="float">
            <text:p>0.3846991</text:p>
          </table:table-cell>
          <table:table-cell office:value-type="float" office:value="131.5434" calcext:value-type="float">
            <text:p>131.5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13679" calcext:value-type="float">
            <text:p>44.13679</text:p>
          </table:table-cell>
          <table:table-cell office:value-type="float" office:value="0" calcext:value-type="float">
            <text:p>0</text:p>
          </table:table-cell>
          <table:table-cell office:value-type="float" office:value="0.0000395316" calcext:value-type="float">
            <text:p>3.95316E-05</text:p>
          </table:table-cell>
          <table:table-cell office:value-type="float" office:value="0.0007397013" calcext:value-type="float">
            <text:p>0.0007397013</text:p>
          </table:table-cell>
          <table:table-cell office:value-type="float" office:value="1645.319" calcext:value-type="float">
            <text:p>1645.319</text:p>
          </table:table-cell>
          <table:table-cell office:value-type="float" office:value="0.6906486" calcext:value-type="float">
            <text:p>0.6906486</text:p>
          </table:table-cell>
          <table:table-cell office:value-type="float" office:value="0" calcext:value-type="float">
            <text:p>0</text:p>
          </table:table-cell>
          <table:table-cell office:value-type="float" office:value="0.3510718" calcext:value-type="float">
            <text:p>0.3510718</text:p>
          </table:table-cell>
          <table:table-cell office:value-type="float" office:value="0.4090958" calcext:value-type="float">
            <text:p>0.4090958</text:p>
          </table:table-cell>
          <table:table-cell office:value-type="float" office:value="0.1977939" calcext:value-type="float">
            <text:p>0.1977939</text:p>
          </table:table-cell>
          <table:table-cell office:value-type="float" office:value="0.1977784" calcext:value-type="float">
            <text:p>0.19777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20955" calcext:value-type="float">
            <text:p>29.20955</text:p>
          </table:table-cell>
          <table:table-cell office:value-type="float" office:value="32.53955" calcext:value-type="float">
            <text:p>32.539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2000" calcext:value-type="float">
            <text:p>6012000</text:p>
          </table:table-cell>
          <table:table-cell office:value-type="float" office:value="0.3846222" calcext:value-type="float">
            <text:p>0.3846222</text:p>
          </table:table-cell>
          <table:table-cell office:value-type="float" office:value="131.5428" calcext:value-type="float">
            <text:p>131.5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11192" calcext:value-type="float">
            <text:p>44.11192</text:p>
          </table:table-cell>
          <table:table-cell office:value-type="float" office:value="0" calcext:value-type="float">
            <text:p>0</text:p>
          </table:table-cell>
          <table:table-cell office:value-type="float" office:value="0.00004736708" calcext:value-type="float">
            <text:p>4.736708E-05</text:p>
          </table:table-cell>
          <table:table-cell office:value-type="float" office:value="0.0008521046" calcext:value-type="float">
            <text:p>0.0008521046</text:p>
          </table:table-cell>
          <table:table-cell office:value-type="float" office:value="1645.345" calcext:value-type="float">
            <text:p>1645.345</text:p>
          </table:table-cell>
          <table:table-cell office:value-type="float" office:value="0.6900989" calcext:value-type="float">
            <text:p>0.6900989</text:p>
          </table:table-cell>
          <table:table-cell office:value-type="float" office:value="0" calcext:value-type="float">
            <text:p>0</text:p>
          </table:table-cell>
          <table:table-cell office:value-type="float" office:value="0.3717656" calcext:value-type="float">
            <text:p>0.3717656</text:p>
          </table:table-cell>
          <table:table-cell office:value-type="float" office:value="0.4151981" calcext:value-type="float">
            <text:p>0.4151981</text:p>
          </table:table-cell>
          <table:table-cell office:value-type="float" office:value="0.1974539" calcext:value-type="float">
            <text:p>0.1974539</text:p>
          </table:table-cell>
          <table:table-cell office:value-type="float" office:value="0.1974348" calcext:value-type="float">
            <text:p>0.19743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20347" calcext:value-type="float">
            <text:p>29.20347</text:p>
          </table:table-cell>
          <table:table-cell office:value-type="float" office:value="32.52706" calcext:value-type="float">
            <text:p>32.527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2000" calcext:value-type="float">
            <text:p>7012000</text:p>
          </table:table-cell>
          <table:table-cell office:value-type="float" office:value="0.3845459" calcext:value-type="float">
            <text:p>0.3845459</text:p>
          </table:table-cell>
          <table:table-cell office:value-type="float" office:value="131.5421" calcext:value-type="float">
            <text:p>131.54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08719" calcext:value-type="float">
            <text:p>44.08719</text:p>
          </table:table-cell>
          <table:table-cell office:value-type="float" office:value="0" calcext:value-type="float">
            <text:p>0</text:p>
          </table:table-cell>
          <table:table-cell office:value-type="float" office:value="0.00005518225" calcext:value-type="float">
            <text:p>5.518225E-05</text:p>
          </table:table-cell>
          <table:table-cell office:value-type="float" office:value="0.0009542134" calcext:value-type="float">
            <text:p>0.0009542134</text:p>
          </table:table-cell>
          <table:table-cell office:value-type="float" office:value="1645.37" calcext:value-type="float">
            <text:p>1645.37</text:p>
          </table:table-cell>
          <table:table-cell office:value-type="float" office:value="0.6895503" calcext:value-type="float">
            <text:p>0.6895503</text:p>
          </table:table-cell>
          <table:table-cell office:value-type="float" office:value="0" calcext:value-type="float">
            <text:p>0</text:p>
          </table:table-cell>
          <table:table-cell office:value-type="float" office:value="0.3617896" calcext:value-type="float">
            <text:p>0.3617896</text:p>
          </table:table-cell>
          <table:table-cell office:value-type="float" office:value="0.4134973" calcext:value-type="float">
            <text:p>0.4134973</text:p>
          </table:table-cell>
          <table:table-cell office:value-type="float" office:value="0.1971088" calcext:value-type="float">
            <text:p>0.1971088</text:p>
          </table:table-cell>
          <table:table-cell office:value-type="float" office:value="0.197092" calcext:value-type="float">
            <text:p>0.1970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19918" calcext:value-type="float">
            <text:p>29.19918</text:p>
          </table:table-cell>
          <table:table-cell office:value-type="float" office:value="32.5154" calcext:value-type="float">
            <text:p>32.51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2000" calcext:value-type="float">
            <text:p>8012000</text:p>
          </table:table-cell>
          <table:table-cell office:value-type="float" office:value="0.3844696" calcext:value-type="float">
            <text:p>0.3844696</text:p>
          </table:table-cell>
          <table:table-cell office:value-type="float" office:value="131.5414" calcext:value-type="float">
            <text:p>131.5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06253" calcext:value-type="float">
            <text:p>44.06253</text:p>
          </table:table-cell>
          <table:table-cell office:value-type="float" office:value="0" calcext:value-type="float">
            <text:p>0</text:p>
          </table:table-cell>
          <table:table-cell office:value-type="float" office:value="0.00006297833" calcext:value-type="float">
            <text:p>6.297833E-05</text:p>
          </table:table-cell>
          <table:table-cell office:value-type="float" office:value="0.001046433" calcext:value-type="float">
            <text:p>0.001046433</text:p>
          </table:table-cell>
          <table:table-cell office:value-type="float" office:value="1645.396" calcext:value-type="float">
            <text:p>1645.396</text:p>
          </table:table-cell>
          <table:table-cell office:value-type="float" office:value="0.6890031" calcext:value-type="float">
            <text:p>0.6890031</text:p>
          </table:table-cell>
          <table:table-cell office:value-type="float" office:value="0" calcext:value-type="float">
            <text:p>0</text:p>
          </table:table-cell>
          <table:table-cell office:value-type="float" office:value="0.3659276" calcext:value-type="float">
            <text:p>0.3659276</text:p>
          </table:table-cell>
          <table:table-cell office:value-type="float" office:value="0.4151949" calcext:value-type="float">
            <text:p>0.4151949</text:p>
          </table:table-cell>
          <table:table-cell office:value-type="float" office:value="0.1967645" calcext:value-type="float">
            <text:p>0.1967645</text:p>
          </table:table-cell>
          <table:table-cell office:value-type="float" office:value="0.1967501" calcext:value-type="float">
            <text:p>0.1967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19504" calcext:value-type="float">
            <text:p>29.19504</text:p>
          </table:table-cell>
          <table:table-cell office:value-type="float" office:value="32.5041" calcext:value-type="float">
            <text:p>32.50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2000" calcext:value-type="float">
            <text:p>9012000</text:p>
          </table:table-cell>
          <table:table-cell office:value-type="float" office:value="0.384393" calcext:value-type="float">
            <text:p>0.384393</text:p>
          </table:table-cell>
          <table:table-cell office:value-type="float" office:value="131.5408" calcext:value-type="float">
            <text:p>131.5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03797" calcext:value-type="float">
            <text:p>44.03797</text:p>
          </table:table-cell>
          <table:table-cell office:value-type="float" office:value="0" calcext:value-type="float">
            <text:p>0</text:p>
          </table:table-cell>
          <table:table-cell office:value-type="float" office:value="0.00007075536" calcext:value-type="float">
            <text:p>7.075536E-05</text:p>
          </table:table-cell>
          <table:table-cell office:value-type="float" office:value="0.001129144" calcext:value-type="float">
            <text:p>0.001129144</text:p>
          </table:table-cell>
          <table:table-cell office:value-type="float" office:value="1645.421" calcext:value-type="float">
            <text:p>1645.421</text:p>
          </table:table-cell>
          <table:table-cell office:value-type="float" office:value="0.6884577" calcext:value-type="float">
            <text:p>0.6884577</text:p>
          </table:table-cell>
          <table:table-cell office:value-type="float" office:value="0" calcext:value-type="float">
            <text:p>0</text:p>
          </table:table-cell>
          <table:table-cell office:value-type="float" office:value="0.3497129" calcext:value-type="float">
            <text:p>0.3497129</text:p>
          </table:table-cell>
          <table:table-cell office:value-type="float" office:value="0.4094341" calcext:value-type="float">
            <text:p>0.4094341</text:p>
          </table:table-cell>
          <table:table-cell office:value-type="float" office:value="0.1964233" calcext:value-type="float">
            <text:p>0.1964233</text:p>
          </table:table-cell>
          <table:table-cell office:value-type="float" office:value="0.1964085" calcext:value-type="float">
            <text:p>0.1964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1895" calcext:value-type="float">
            <text:p>29.1895</text:p>
          </table:table-cell>
          <table:table-cell office:value-type="float" office:value="32.49262" calcext:value-type="float">
            <text:p>32.492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2000" calcext:value-type="float">
            <text:p>10012000</text:p>
          </table:table-cell>
          <table:table-cell office:value-type="float" office:value="0.3843138" calcext:value-type="float">
            <text:p>0.3843138</text:p>
          </table:table-cell>
          <table:table-cell office:value-type="float" office:value="131.5401" calcext:value-type="float">
            <text:p>131.54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01264" calcext:value-type="float">
            <text:p>44.01264</text:p>
          </table:table-cell>
          <table:table-cell office:value-type="float" office:value="0.0000003525964" calcext:value-type="float">
            <text:p>3.525964E-07</text:p>
          </table:table-cell>
          <table:table-cell office:value-type="float" office:value="0.00007898697" calcext:value-type="float">
            <text:p>7.898697E-05</text:p>
          </table:table-cell>
          <table:table-cell office:value-type="float" office:value="0.001225634" calcext:value-type="float">
            <text:p>0.001225634</text:p>
          </table:table-cell>
          <table:table-cell office:value-type="float" office:value="1645.446" calcext:value-type="float">
            <text:p>1645.446</text:p>
          </table:table-cell>
          <table:table-cell office:value-type="float" office:value="0.6879094" calcext:value-type="float">
            <text:p>0.6879094</text:p>
          </table:table-cell>
          <table:table-cell office:value-type="float" office:value="0" calcext:value-type="float">
            <text:p>0</text:p>
          </table:table-cell>
          <table:table-cell office:value-type="float" office:value="0.283815" calcext:value-type="float">
            <text:p>0.283815</text:p>
          </table:table-cell>
          <table:table-cell office:value-type="float" office:value="0.4022841" calcext:value-type="float">
            <text:p>0.4022841</text:p>
          </table:table-cell>
          <table:table-cell office:value-type="float" office:value="0.1960803" calcext:value-type="float">
            <text:p>0.1960803</text:p>
          </table:table-cell>
          <table:table-cell office:value-type="float" office:value="0.1960671" calcext:value-type="float">
            <text:p>0.1960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17634" calcext:value-type="float">
            <text:p>29.17634</text:p>
          </table:table-cell>
          <table:table-cell office:value-type="float" office:value="32.47972" calcext:value-type="float">
            <text:p>32.479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12000" calcext:value-type="float">
            <text:p>11012000</text:p>
          </table:table-cell>
          <table:table-cell office:value-type="float" office:value="0.3842325" calcext:value-type="float">
            <text:p>0.3842325</text:p>
          </table:table-cell>
          <table:table-cell office:value-type="float" office:value="131.5395" calcext:value-type="float">
            <text:p>131.53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98724" calcext:value-type="float">
            <text:p>43.98724</text:p>
          </table:table-cell>
          <table:table-cell office:value-type="float" office:value="0.0000003525964" calcext:value-type="float">
            <text:p>3.525964E-07</text:p>
          </table:table-cell>
          <table:table-cell office:value-type="float" office:value="0.00009410269" calcext:value-type="float">
            <text:p>9.410269E-05</text:p>
          </table:table-cell>
          <table:table-cell office:value-type="float" office:value="0.001552251" calcext:value-type="float">
            <text:p>0.001552251</text:p>
          </table:table-cell>
          <table:table-cell office:value-type="float" office:value="1645.471" calcext:value-type="float">
            <text:p>1645.471</text:p>
          </table:table-cell>
          <table:table-cell office:value-type="float" office:value="0.6873698" calcext:value-type="float">
            <text:p>0.6873698</text:p>
          </table:table-cell>
          <table:table-cell office:value-type="float" office:value="0" calcext:value-type="float">
            <text:p>0</text:p>
          </table:table-cell>
          <table:table-cell office:value-type="float" office:value="0.3380992" calcext:value-type="float">
            <text:p>0.3380992</text:p>
          </table:table-cell>
          <table:table-cell office:value-type="float" office:value="0.4051935" calcext:value-type="float">
            <text:p>0.4051935</text:p>
          </table:table-cell>
          <table:table-cell office:value-type="float" office:value="0.1957544" calcext:value-type="float">
            <text:p>0.1957544</text:p>
          </table:table-cell>
          <table:table-cell office:value-type="float" office:value="0.1957274" calcext:value-type="float">
            <text:p>0.1957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16507" calcext:value-type="float">
            <text:p>29.16507</text:p>
          </table:table-cell>
          <table:table-cell office:value-type="float" office:value="32.46584" calcext:value-type="float">
            <text:p>32.465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12000" calcext:value-type="float">
            <text:p>12012000</text:p>
          </table:table-cell>
          <table:table-cell office:value-type="float" office:value="0.3841503" calcext:value-type="float">
            <text:p>0.3841503</text:p>
          </table:table-cell>
          <table:table-cell office:value-type="float" office:value="131.5388" calcext:value-type="float">
            <text:p>131.53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96222" calcext:value-type="float">
            <text:p>43.96222</text:p>
          </table:table-cell>
          <table:table-cell office:value-type="float" office:value="0.0000003525964" calcext:value-type="float">
            <text:p>3.525964E-07</text:p>
          </table:table-cell>
          <table:table-cell office:value-type="float" office:value="0.0001092362" calcext:value-type="float">
            <text:p>0.0001092362</text:p>
          </table:table-cell>
          <table:table-cell office:value-type="float" office:value="0.001879223" calcext:value-type="float">
            <text:p>0.001879223</text:p>
          </table:table-cell>
          <table:table-cell office:value-type="float" office:value="1645.497" calcext:value-type="float">
            <text:p>1645.497</text:p>
          </table:table-cell>
          <table:table-cell office:value-type="float" office:value="0.6868377" calcext:value-type="float">
            <text:p>0.6868377</text:p>
          </table:table-cell>
          <table:table-cell office:value-type="float" office:value="0" calcext:value-type="float">
            <text:p>0</text:p>
          </table:table-cell>
          <table:table-cell office:value-type="float" office:value="0.3460431" calcext:value-type="float">
            <text:p>0.3460431</text:p>
          </table:table-cell>
          <table:table-cell office:value-type="float" office:value="0.4062859" calcext:value-type="float">
            <text:p>0.4062859</text:p>
          </table:table-cell>
          <table:table-cell office:value-type="float" office:value="0.1954211" calcext:value-type="float">
            <text:p>0.1954211</text:p>
          </table:table-cell>
          <table:table-cell office:value-type="float" office:value="0.1953878" calcext:value-type="float">
            <text:p>0.1953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15614" calcext:value-type="float">
            <text:p>29.15614</text:p>
          </table:table-cell>
          <table:table-cell office:value-type="float" office:value="32.45157" calcext:value-type="float">
            <text:p>32.4515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12000" calcext:value-type="float">
            <text:p>13012000</text:p>
          </table:table-cell>
          <table:table-cell office:value-type="float" office:value="0.3840678" calcext:value-type="float">
            <text:p>0.3840678</text:p>
          </table:table-cell>
          <table:table-cell office:value-type="float" office:value="131.5381" calcext:value-type="float">
            <text:p>131.53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93738" calcext:value-type="float">
            <text:p>43.93738</text:p>
          </table:table-cell>
          <table:table-cell office:value-type="float" office:value="0.0000003525964" calcext:value-type="float">
            <text:p>3.525964E-07</text:p>
          </table:table-cell>
          <table:table-cell office:value-type="float" office:value="0.0001203032" calcext:value-type="float">
            <text:p>0.0001203032</text:p>
          </table:table-cell>
          <table:table-cell office:value-type="float" office:value="0.002084126" calcext:value-type="float">
            <text:p>0.002084126</text:p>
          </table:table-cell>
          <table:table-cell office:value-type="float" office:value="1645.523" calcext:value-type="float">
            <text:p>1645.523</text:p>
          </table:table-cell>
          <table:table-cell office:value-type="float" office:value="0.6863092" calcext:value-type="float">
            <text:p>0.6863092</text:p>
          </table:table-cell>
          <table:table-cell office:value-type="float" office:value="0" calcext:value-type="float">
            <text:p>0</text:p>
          </table:table-cell>
          <table:table-cell office:value-type="float" office:value="0.3896241" calcext:value-type="float">
            <text:p>0.3896241</text:p>
          </table:table-cell>
          <table:table-cell office:value-type="float" office:value="0.4143501" calcext:value-type="float">
            <text:p>0.4143501</text:p>
          </table:table-cell>
          <table:table-cell office:value-type="float" office:value="0.1950838" calcext:value-type="float">
            <text:p>0.1950838</text:p>
          </table:table-cell>
          <table:table-cell office:value-type="float" office:value="0.1950487" calcext:value-type="float">
            <text:p>0.1950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14992" calcext:value-type="float">
            <text:p>29.14992</text:p>
          </table:table-cell>
          <table:table-cell office:value-type="float" office:value="32.43754" calcext:value-type="float">
            <text:p>32.437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12000" calcext:value-type="float">
            <text:p>14012000</text:p>
          </table:table-cell>
          <table:table-cell office:value-type="float" office:value="0.3839888" calcext:value-type="float">
            <text:p>0.3839888</text:p>
          </table:table-cell>
          <table:table-cell office:value-type="float" office:value="131.5375" calcext:value-type="float">
            <text:p>131.5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91289" calcext:value-type="float">
            <text:p>43.91289</text:p>
          </table:table-cell>
          <table:table-cell office:value-type="float" office:value="0.0000003525964" calcext:value-type="float">
            <text:p>3.525964E-07</text:p>
          </table:table-cell>
          <table:table-cell office:value-type="float" office:value="0.0001296599" calcext:value-type="float">
            <text:p>0.0001296599</text:p>
          </table:table-cell>
          <table:table-cell office:value-type="float" office:value="0.002225558" calcext:value-type="float">
            <text:p>0.002225558</text:p>
          </table:table-cell>
          <table:table-cell office:value-type="float" office:value="1645.548" calcext:value-type="float">
            <text:p>1645.548</text:p>
          </table:table-cell>
          <table:table-cell office:value-type="float" office:value="0.6857799" calcext:value-type="float">
            <text:p>0.6857799</text:p>
          </table:table-cell>
          <table:table-cell office:value-type="float" office:value="0" calcext:value-type="float">
            <text:p>0</text:p>
          </table:table-cell>
          <table:table-cell office:value-type="float" office:value="0.4045875" calcext:value-type="float">
            <text:p>0.4045875</text:p>
          </table:table-cell>
          <table:table-cell office:value-type="float" office:value="0.433369" calcext:value-type="float">
            <text:p>0.433369</text:p>
          </table:table-cell>
          <table:table-cell office:value-type="float" office:value="0.1947356" calcext:value-type="float">
            <text:p>0.1947356</text:p>
          </table:table-cell>
          <table:table-cell office:value-type="float" office:value="0.1947104" calcext:value-type="float">
            <text:p>0.1947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15139" calcext:value-type="float">
            <text:p>29.15139</text:p>
          </table:table-cell>
          <table:table-cell office:value-type="float" office:value="32.42768" calcext:value-type="float">
            <text:p>32.427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12000" calcext:value-type="float">
            <text:p>15012000</text:p>
          </table:table-cell>
          <table:table-cell office:value-type="float" office:value="0.383912" calcext:value-type="float">
            <text:p>0.383912</text:p>
          </table:table-cell>
          <table:table-cell office:value-type="float" office:value="131.5368" calcext:value-type="float">
            <text:p>131.5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88863" calcext:value-type="float">
            <text:p>43.88863</text:p>
          </table:table-cell>
          <table:table-cell office:value-type="float" office:value="0.0000003525964" calcext:value-type="float">
            <text:p>3.525964E-07</text:p>
          </table:table-cell>
          <table:table-cell office:value-type="float" office:value="0.0001380522" calcext:value-type="float">
            <text:p>0.0001380522</text:p>
          </table:table-cell>
          <table:table-cell office:value-type="float" office:value="0.002318843" calcext:value-type="float">
            <text:p>0.002318843</text:p>
          </table:table-cell>
          <table:table-cell office:value-type="float" office:value="1645.573" calcext:value-type="float">
            <text:p>1645.573</text:p>
          </table:table-cell>
          <table:table-cell office:value-type="float" office:value="0.6852479" calcext:value-type="float">
            <text:p>0.6852479</text:p>
          </table:table-cell>
          <table:table-cell office:value-type="float" office:value="0" calcext:value-type="float">
            <text:p>0</text:p>
          </table:table-cell>
          <table:table-cell office:value-type="float" office:value="0.3801808" calcext:value-type="float">
            <text:p>0.3801808</text:p>
          </table:table-cell>
          <table:table-cell office:value-type="float" office:value="0.429102" calcext:value-type="float">
            <text:p>0.429102</text:p>
          </table:table-cell>
          <table:table-cell office:value-type="float" office:value="0.1943897" calcext:value-type="float">
            <text:p>0.1943897</text:p>
          </table:table-cell>
          <table:table-cell office:value-type="float" office:value="0.1943723" calcext:value-type="float">
            <text:p>0.19437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15087" calcext:value-type="float">
            <text:p>29.15087</text:p>
          </table:table-cell>
          <table:table-cell office:value-type="float" office:value="32.42043" calcext:value-type="float">
            <text:p>32.420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12000" calcext:value-type="float">
            <text:p>16012000</text:p>
          </table:table-cell>
          <table:table-cell office:value-type="float" office:value="0.3838363" calcext:value-type="float">
            <text:p>0.3838363</text:p>
          </table:table-cell>
          <table:table-cell office:value-type="float" office:value="131.5362" calcext:value-type="float">
            <text:p>131.5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86451" calcext:value-type="float">
            <text:p>43.86451</text:p>
          </table:table-cell>
          <table:table-cell office:value-type="float" office:value="0.0000003525964" calcext:value-type="float">
            <text:p>3.525964E-07</text:p>
          </table:table-cell>
          <table:table-cell office:value-type="float" office:value="0.0001460054" calcext:value-type="float">
            <text:p>0.0001460054</text:p>
          </table:table-cell>
          <table:table-cell office:value-type="float" office:value="0.002372419" calcext:value-type="float">
            <text:p>0.002372419</text:p>
          </table:table-cell>
          <table:table-cell office:value-type="float" office:value="1645.597" calcext:value-type="float">
            <text:p>1645.597</text:p>
          </table:table-cell>
          <table:table-cell office:value-type="float" office:value="0.6847155" calcext:value-type="float">
            <text:p>0.6847155</text:p>
          </table:table-cell>
          <table:table-cell office:value-type="float" office:value="0" calcext:value-type="float">
            <text:p>0</text:p>
          </table:table-cell>
          <table:table-cell office:value-type="float" office:value="0.3597382" calcext:value-type="float">
            <text:p>0.3597382</text:p>
          </table:table-cell>
          <table:table-cell office:value-type="float" office:value="0.4132941" calcext:value-type="float">
            <text:p>0.4132941</text:p>
          </table:table-cell>
          <table:table-cell office:value-type="float" office:value="0.1940499" calcext:value-type="float">
            <text:p>0.1940499</text:p>
          </table:table-cell>
          <table:table-cell office:value-type="float" office:value="0.1940347" calcext:value-type="float">
            <text:p>0.19403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14788" calcext:value-type="float">
            <text:p>29.14788</text:p>
          </table:table-cell>
          <table:table-cell office:value-type="float" office:value="32.41176" calcext:value-type="float">
            <text:p>32.411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12000" calcext:value-type="float">
            <text:p>17012000</text:p>
          </table:table-cell>
          <table:table-cell office:value-type="float" office:value="0.383761" calcext:value-type="float">
            <text:p>0.383761</text:p>
          </table:table-cell>
          <table:table-cell office:value-type="float" office:value="131.5355" calcext:value-type="float">
            <text:p>131.5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8404" calcext:value-type="float">
            <text:p>43.8404</text:p>
          </table:table-cell>
          <table:table-cell office:value-type="float" office:value="0.0000003525964" calcext:value-type="float">
            <text:p>3.525964E-07</text:p>
          </table:table-cell>
          <table:table-cell office:value-type="float" office:value="0.0001539325" calcext:value-type="float">
            <text:p>0.0001539325</text:p>
          </table:table-cell>
          <table:table-cell office:value-type="float" office:value="0.002418447" calcext:value-type="float">
            <text:p>0.002418447</text:p>
          </table:table-cell>
          <table:table-cell office:value-type="float" office:value="1645.62" calcext:value-type="float">
            <text:p>1645.62</text:p>
          </table:table-cell>
          <table:table-cell office:value-type="float" office:value="0.6841829" calcext:value-type="float">
            <text:p>0.6841829</text:p>
          </table:table-cell>
          <table:table-cell office:value-type="float" office:value="0" calcext:value-type="float">
            <text:p>0</text:p>
          </table:table-cell>
          <table:table-cell office:value-type="float" office:value="0.3664063" calcext:value-type="float">
            <text:p>0.3664063</text:p>
          </table:table-cell>
          <table:table-cell office:value-type="float" office:value="0.4147315" calcext:value-type="float">
            <text:p>0.4147315</text:p>
          </table:table-cell>
          <table:table-cell office:value-type="float" office:value="0.1937132" calcext:value-type="float">
            <text:p>0.1937132</text:p>
          </table:table-cell>
          <table:table-cell office:value-type="float" office:value="0.1936975" calcext:value-type="float">
            <text:p>0.19369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14416" calcext:value-type="float">
            <text:p>29.14416</text:p>
          </table:table-cell>
          <table:table-cell office:value-type="float" office:value="32.40195" calcext:value-type="float">
            <text:p>32.4019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2000" calcext:value-type="float">
            <text:p>18012000</text:p>
          </table:table-cell>
          <table:table-cell office:value-type="float" office:value="0.3836873" calcext:value-type="float">
            <text:p>0.3836873</text:p>
          </table:table-cell>
          <table:table-cell office:value-type="float" office:value="131.5349" calcext:value-type="float">
            <text:p>131.53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81647" calcext:value-type="float">
            <text:p>43.81647</text:p>
          </table:table-cell>
          <table:table-cell office:value-type="float" office:value="0.0000003525964" calcext:value-type="float">
            <text:p>3.525964E-07</text:p>
          </table:table-cell>
          <table:table-cell office:value-type="float" office:value="0.0001618343" calcext:value-type="float">
            <text:p>0.0001618343</text:p>
          </table:table-cell>
          <table:table-cell office:value-type="float" office:value="0.002457145" calcext:value-type="float">
            <text:p>0.002457145</text:p>
          </table:table-cell>
          <table:table-cell office:value-type="float" office:value="1645.644" calcext:value-type="float">
            <text:p>1645.644</text:p>
          </table:table-cell>
          <table:table-cell office:value-type="float" office:value="0.6836507" calcext:value-type="float">
            <text:p>0.6836507</text:p>
          </table:table-cell>
          <table:table-cell office:value-type="float" office:value="0" calcext:value-type="float">
            <text:p>0</text:p>
          </table:table-cell>
          <table:table-cell office:value-type="float" office:value="0.362923" calcext:value-type="float">
            <text:p>0.362923</text:p>
          </table:table-cell>
          <table:table-cell office:value-type="float" office:value="0.4138224" calcext:value-type="float">
            <text:p>0.4138224</text:p>
          </table:table-cell>
          <table:table-cell office:value-type="float" office:value="0.1933771" calcext:value-type="float">
            <text:p>0.1933771</text:p>
          </table:table-cell>
          <table:table-cell office:value-type="float" office:value="0.1933612" calcext:value-type="float">
            <text:p>0.1933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14068" calcext:value-type="float">
            <text:p>29.14068</text:p>
          </table:table-cell>
          <table:table-cell office:value-type="float" office:value="32.39263" calcext:value-type="float">
            <text:p>32.3926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2000" calcext:value-type="float">
            <text:p>19012000</text:p>
          </table:table-cell>
          <table:table-cell office:value-type="float" office:value="0.3836148" calcext:value-type="float">
            <text:p>0.3836148</text:p>
          </table:table-cell>
          <table:table-cell office:value-type="float" office:value="131.5342" calcext:value-type="float">
            <text:p>131.53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79259" calcext:value-type="float">
            <text:p>43.79259</text:p>
          </table:table-cell>
          <table:table-cell office:value-type="float" office:value="0.0000003525964" calcext:value-type="float">
            <text:p>3.525964E-07</text:p>
          </table:table-cell>
          <table:table-cell office:value-type="float" office:value="0.0001697035" calcext:value-type="float">
            <text:p>0.0001697035</text:p>
          </table:table-cell>
          <table:table-cell office:value-type="float" office:value="0.002488365" calcext:value-type="float">
            <text:p>0.002488365</text:p>
          </table:table-cell>
          <table:table-cell office:value-type="float" office:value="1645.667" calcext:value-type="float">
            <text:p>1645.667</text:p>
          </table:table-cell>
          <table:table-cell office:value-type="float" office:value="0.6831194" calcext:value-type="float">
            <text:p>0.6831194</text:p>
          </table:table-cell>
          <table:table-cell office:value-type="float" office:value="0" calcext:value-type="float">
            <text:p>0</text:p>
          </table:table-cell>
          <table:table-cell office:value-type="float" office:value="0.3561266" calcext:value-type="float">
            <text:p>0.3561266</text:p>
          </table:table-cell>
          <table:table-cell office:value-type="float" office:value="0.4099356" calcext:value-type="float">
            <text:p>0.4099356</text:p>
          </table:table-cell>
          <table:table-cell office:value-type="float" office:value="0.1930413" calcext:value-type="float">
            <text:p>0.1930413</text:p>
          </table:table-cell>
          <table:table-cell office:value-type="float" office:value="0.1930253" calcext:value-type="float">
            <text:p>0.1930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13665" calcext:value-type="float">
            <text:p>29.13665</text:p>
          </table:table-cell>
          <table:table-cell office:value-type="float" office:value="32.383" calcext:value-type="float">
            <text:p>32.38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2000" calcext:value-type="float">
            <text:p>20012000</text:p>
          </table:table-cell>
          <table:table-cell office:value-type="float" office:value="0.3835424" calcext:value-type="float">
            <text:p>0.3835424</text:p>
          </table:table-cell>
          <table:table-cell office:value-type="float" office:value="131.5336" calcext:value-type="float">
            <text:p>131.5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76873" calcext:value-type="float">
            <text:p>43.76873</text:p>
          </table:table-cell>
          <table:table-cell office:value-type="float" office:value="0.0000003525964" calcext:value-type="float">
            <text:p>3.525964E-07</text:p>
          </table:table-cell>
          <table:table-cell office:value-type="float" office:value="0.000177531" calcext:value-type="float">
            <text:p>0.000177531</text:p>
          </table:table-cell>
          <table:table-cell office:value-type="float" office:value="0.002511841" calcext:value-type="float">
            <text:p>0.002511841</text:p>
          </table:table-cell>
          <table:table-cell office:value-type="float" office:value="1645.691" calcext:value-type="float">
            <text:p>1645.691</text:p>
          </table:table-cell>
          <table:table-cell office:value-type="float" office:value="0.6825896" calcext:value-type="float">
            <text:p>0.6825896</text:p>
          </table:table-cell>
          <table:table-cell office:value-type="float" office:value="0" calcext:value-type="float">
            <text:p>0</text:p>
          </table:table-cell>
          <table:table-cell office:value-type="float" office:value="0.3525209" calcext:value-type="float">
            <text:p>0.3525209</text:p>
          </table:table-cell>
          <table:table-cell office:value-type="float" office:value="0.4066442" calcext:value-type="float">
            <text:p>0.4066442</text:p>
          </table:table-cell>
          <table:table-cell office:value-type="float" office:value="0.1927074" calcext:value-type="float">
            <text:p>0.1927074</text:p>
          </table:table-cell>
          <table:table-cell office:value-type="float" office:value="0.1926903" calcext:value-type="float">
            <text:p>0.19269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13177" calcext:value-type="float">
            <text:p>29.13177</text:p>
          </table:table-cell>
          <table:table-cell office:value-type="float" office:value="32.37284" calcext:value-type="float">
            <text:p>32.3728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12000" calcext:value-type="float">
            <text:p>21012000</text:p>
          </table:table-cell>
          <table:table-cell office:value-type="float" office:value="0.3834702" calcext:value-type="float">
            <text:p>0.3834702</text:p>
          </table:table-cell>
          <table:table-cell office:value-type="float" office:value="131.533" calcext:value-type="float">
            <text:p>131.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74485" calcext:value-type="float">
            <text:p>43.74485</text:p>
          </table:table-cell>
          <table:table-cell office:value-type="float" office:value="0.0000003525964" calcext:value-type="float">
            <text:p>3.525964E-07</text:p>
          </table:table-cell>
          <table:table-cell office:value-type="float" office:value="0.0001853181" calcext:value-type="float">
            <text:p>0.0001853181</text:p>
          </table:table-cell>
          <table:table-cell office:value-type="float" office:value="0.002527985" calcext:value-type="float">
            <text:p>0.002527985</text:p>
          </table:table-cell>
          <table:table-cell office:value-type="float" office:value="1645.715" calcext:value-type="float">
            <text:p>1645.715</text:p>
          </table:table-cell>
          <table:table-cell office:value-type="float" office:value="0.6820608" calcext:value-type="float">
            <text:p>0.6820608</text:p>
          </table:table-cell>
          <table:table-cell office:value-type="float" office:value="0" calcext:value-type="float">
            <text:p>0</text:p>
          </table:table-cell>
          <table:table-cell office:value-type="float" office:value="0.3585808" calcext:value-type="float">
            <text:p>0.3585808</text:p>
          </table:table-cell>
          <table:table-cell office:value-type="float" office:value="0.4099293" calcext:value-type="float">
            <text:p>0.4099293</text:p>
          </table:table-cell>
          <table:table-cell office:value-type="float" office:value="0.1923741" calcext:value-type="float">
            <text:p>0.1923741</text:p>
          </table:table-cell>
          <table:table-cell office:value-type="float" office:value="0.1923558" calcext:value-type="float">
            <text:p>0.1923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12717" calcext:value-type="float">
            <text:p>29.12717</text:p>
          </table:table-cell>
          <table:table-cell office:value-type="float" office:value="32.36269" calcext:value-type="float">
            <text:p>32.3626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2000" calcext:value-type="float">
            <text:p>22012000</text:p>
          </table:table-cell>
          <table:table-cell office:value-type="float" office:value="0.3833987" calcext:value-type="float">
            <text:p>0.3833987</text:p>
          </table:table-cell>
          <table:table-cell office:value-type="float" office:value="131.5323" calcext:value-type="float">
            <text:p>131.53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72107" calcext:value-type="float">
            <text:p>43.72107</text:p>
          </table:table-cell>
          <table:table-cell office:value-type="float" office:value="0.0000003525964" calcext:value-type="float">
            <text:p>3.525964E-07</text:p>
          </table:table-cell>
          <table:table-cell office:value-type="float" office:value="0.0001930564" calcext:value-type="float">
            <text:p>0.0001930564</text:p>
          </table:table-cell>
          <table:table-cell office:value-type="float" office:value="0.002536462" calcext:value-type="float">
            <text:p>0.002536462</text:p>
          </table:table-cell>
          <table:table-cell office:value-type="float" office:value="1645.738" calcext:value-type="float">
            <text:p>1645.738</text:p>
          </table:table-cell>
          <table:table-cell office:value-type="float" office:value="0.6815324" calcext:value-type="float">
            <text:p>0.6815324</text:p>
          </table:table-cell>
          <table:table-cell office:value-type="float" office:value="0" calcext:value-type="float">
            <text:p>0</text:p>
          </table:table-cell>
          <table:table-cell office:value-type="float" office:value="0.3603228" calcext:value-type="float">
            <text:p>0.3603228</text:p>
          </table:table-cell>
          <table:table-cell office:value-type="float" office:value="0.4117513" calcext:value-type="float">
            <text:p>0.4117513</text:p>
          </table:table-cell>
          <table:table-cell office:value-type="float" office:value="0.1920412" calcext:value-type="float">
            <text:p>0.1920412</text:p>
          </table:table-cell>
          <table:table-cell office:value-type="float" office:value="0.1920216" calcext:value-type="float">
            <text:p>0.1920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12315" calcext:value-type="float">
            <text:p>29.12315</text:p>
          </table:table-cell>
          <table:table-cell office:value-type="float" office:value="32.35312" calcext:value-type="float">
            <text:p>32.3531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2000" calcext:value-type="float">
            <text:p>23012000</text:p>
          </table:table-cell>
          <table:table-cell office:value-type="float" office:value="0.3833281" calcext:value-type="float">
            <text:p>0.3833281</text:p>
          </table:table-cell>
          <table:table-cell office:value-type="float" office:value="131.5317" calcext:value-type="float">
            <text:p>131.53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69743" calcext:value-type="float">
            <text:p>43.69743</text:p>
          </table:table-cell>
          <table:table-cell office:value-type="float" office:value="0.0000003525964" calcext:value-type="float">
            <text:p>3.525964E-07</text:p>
          </table:table-cell>
          <table:table-cell office:value-type="float" office:value="0.0002001442" calcext:value-type="float">
            <text:p>0.0002001442</text:p>
          </table:table-cell>
          <table:table-cell office:value-type="float" office:value="0.002400587" calcext:value-type="float">
            <text:p>0.002400587</text:p>
          </table:table-cell>
          <table:table-cell office:value-type="float" office:value="1645.762" calcext:value-type="float">
            <text:p>1645.762</text:p>
          </table:table-cell>
          <table:table-cell office:value-type="float" office:value="0.6810062" calcext:value-type="float">
            <text:p>0.6810062</text:p>
          </table:table-cell>
          <table:table-cell office:value-type="float" office:value="0" calcext:value-type="float">
            <text:p>0</text:p>
          </table:table-cell>
          <table:table-cell office:value-type="float" office:value="0.3550749" calcext:value-type="float">
            <text:p>0.3550749</text:p>
          </table:table-cell>
          <table:table-cell office:value-type="float" office:value="0.408765" calcext:value-type="float">
            <text:p>0.408765</text:p>
          </table:table-cell>
          <table:table-cell office:value-type="float" office:value="0.1917084" calcext:value-type="float">
            <text:p>0.1917084</text:p>
          </table:table-cell>
          <table:table-cell office:value-type="float" office:value="0.1916878" calcext:value-type="float">
            <text:p>0.1916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11906" calcext:value-type="float">
            <text:p>29.11906</text:p>
          </table:table-cell>
          <table:table-cell office:value-type="float" office:value="32.34368" calcext:value-type="float">
            <text:p>32.3436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2000" calcext:value-type="float">
            <text:p>24012000</text:p>
          </table:table-cell>
          <table:table-cell office:value-type="float" office:value="0.3832574" calcext:value-type="float">
            <text:p>0.3832574</text:p>
          </table:table-cell>
          <table:table-cell office:value-type="float" office:value="131.5311" calcext:value-type="float">
            <text:p>131.53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67382" calcext:value-type="float">
            <text:p>43.67382</text:p>
          </table:table-cell>
          <table:table-cell office:value-type="float" office:value="0.0000003525964" calcext:value-type="float">
            <text:p>3.525964E-07</text:p>
          </table:table-cell>
          <table:table-cell office:value-type="float" office:value="0.000202426" calcext:value-type="float">
            <text:p>0.000202426</text:p>
          </table:table-cell>
          <table:table-cell office:value-type="float" office:value="0.001218759" calcext:value-type="float">
            <text:p>0.001218759</text:p>
          </table:table-cell>
          <table:table-cell office:value-type="float" office:value="1645.785" calcext:value-type="float">
            <text:p>1645.785</text:p>
          </table:table-cell>
          <table:table-cell office:value-type="float" office:value="0.680481" calcext:value-type="float">
            <text:p>0.680481</text:p>
          </table:table-cell>
          <table:table-cell office:value-type="float" office:value="0" calcext:value-type="float">
            <text:p>0</text:p>
          </table:table-cell>
          <table:table-cell office:value-type="float" office:value="0.3468243" calcext:value-type="float">
            <text:p>0.3468243</text:p>
          </table:table-cell>
          <table:table-cell office:value-type="float" office:value="0.4029897" calcext:value-type="float">
            <text:p>0.4029897</text:p>
          </table:table-cell>
          <table:table-cell office:value-type="float" office:value="0.1913773" calcext:value-type="float">
            <text:p>0.1913773</text:p>
          </table:table-cell>
          <table:table-cell office:value-type="float" office:value="0.1913548" calcext:value-type="float">
            <text:p>0.1913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11386" calcext:value-type="float">
            <text:p>29.11386</text:p>
          </table:table-cell>
          <table:table-cell office:value-type="float" office:value="32.3336" calcext:value-type="float">
            <text:p>32.333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12000" calcext:value-type="float">
            <text:p>25012000</text:p>
          </table:table-cell>
          <table:table-cell office:value-type="float" office:value="0.3831855" calcext:value-type="float">
            <text:p>0.3831855</text:p>
          </table:table-cell>
          <table:table-cell office:value-type="float" office:value="131.5305" calcext:value-type="float">
            <text:p>131.53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65035" calcext:value-type="float">
            <text:p>43.65035</text:p>
          </table:table-cell>
          <table:table-cell office:value-type="float" office:value="0.0000003525964" calcext:value-type="float">
            <text:p>3.525964E-07</text:p>
          </table:table-cell>
          <table:table-cell office:value-type="float" office:value="0.0002047061" calcext:value-type="float">
            <text:p>0.0002047061</text:p>
          </table:table-cell>
          <table:table-cell office:value-type="float" office:value="0.0001140647" calcext:value-type="float">
            <text:p>0.0001140647</text:p>
          </table:table-cell>
          <table:table-cell office:value-type="float" office:value="1645.808" calcext:value-type="float">
            <text:p>1645.808</text:p>
          </table:table-cell>
          <table:table-cell office:value-type="float" office:value="0.6799558" calcext:value-type="float">
            <text:p>0.6799558</text:p>
          </table:table-cell>
          <table:table-cell office:value-type="float" office:value="0" calcext:value-type="float">
            <text:p>0</text:p>
          </table:table-cell>
          <table:table-cell office:value-type="float" office:value="0.3511325" calcext:value-type="float">
            <text:p>0.3511325</text:p>
          </table:table-cell>
          <table:table-cell office:value-type="float" office:value="0.4044978" calcext:value-type="float">
            <text:p>0.4044978</text:p>
          </table:table-cell>
          <table:table-cell office:value-type="float" office:value="0.1910481" calcext:value-type="float">
            <text:p>0.1910481</text:p>
          </table:table-cell>
          <table:table-cell office:value-type="float" office:value="0.1910225" calcext:value-type="float">
            <text:p>0.1910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1085" calcext:value-type="float">
            <text:p>29.1085</text:p>
          </table:table-cell>
          <table:table-cell office:value-type="float" office:value="32.32291" calcext:value-type="float">
            <text:p>32.3229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12000" calcext:value-type="float">
            <text:p>26012000</text:p>
          </table:table-cell>
          <table:table-cell office:value-type="float" office:value="0.3831131" calcext:value-type="float">
            <text:p>0.3831131</text:p>
          </table:table-cell>
          <table:table-cell office:value-type="float" office:value="131.5299" calcext:value-type="float">
            <text:p>131.5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62686" calcext:value-type="float">
            <text:p>43.62686</text:p>
          </table:table-cell>
          <table:table-cell office:value-type="float" office:value="0.0000003525964" calcext:value-type="float">
            <text:p>3.525964E-07</text:p>
          </table:table-cell>
          <table:table-cell office:value-type="float" office:value="0.0002081684" calcext:value-type="float">
            <text:p>0.0002081684</text:p>
          </table:table-cell>
          <table:table-cell office:value-type="float" office:value="-0.0006755128" calcext:value-type="float">
            <text:p>-0.0006755128</text:p>
          </table:table-cell>
          <table:table-cell office:value-type="float" office:value="1645.831" calcext:value-type="float">
            <text:p>1645.831</text:p>
          </table:table-cell>
          <table:table-cell office:value-type="float" office:value="0.6794301" calcext:value-type="float">
            <text:p>0.6794301</text:p>
          </table:table-cell>
          <table:table-cell office:value-type="float" office:value="0" calcext:value-type="float">
            <text:p>0</text:p>
          </table:table-cell>
          <table:table-cell office:value-type="float" office:value="0.3533663" calcext:value-type="float">
            <text:p>0.3533663</text:p>
          </table:table-cell>
          <table:table-cell office:value-type="float" office:value="0.4044797" calcext:value-type="float">
            <text:p>0.4044797</text:p>
          </table:table-cell>
          <table:table-cell office:value-type="float" office:value="0.1907197" calcext:value-type="float">
            <text:p>0.1907197</text:p>
          </table:table-cell>
          <table:table-cell office:value-type="float" office:value="0.1906908" calcext:value-type="float">
            <text:p>0.1906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10294" calcext:value-type="float">
            <text:p>29.10294</text:p>
          </table:table-cell>
          <table:table-cell office:value-type="float" office:value="32.31204" calcext:value-type="float">
            <text:p>32.312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12000" calcext:value-type="float">
            <text:p>27012000</text:p>
          </table:table-cell>
          <table:table-cell office:value-type="float" office:value="0.3830401" calcext:value-type="float">
            <text:p>0.3830401</text:p>
          </table:table-cell>
          <table:table-cell office:value-type="float" office:value="131.5293" calcext:value-type="float">
            <text:p>131.52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60351" calcext:value-type="float">
            <text:p>43.60351</text:p>
          </table:table-cell>
          <table:table-cell office:value-type="float" office:value="0.0000003525964" calcext:value-type="float">
            <text:p>3.525964E-07</text:p>
          </table:table-cell>
          <table:table-cell office:value-type="float" office:value="0.0002169197" calcext:value-type="float">
            <text:p>0.0002169197</text:p>
          </table:table-cell>
          <table:table-cell office:value-type="float" office:value="-0.0002719924" calcext:value-type="float">
            <text:p>-0.0002719924</text:p>
          </table:table-cell>
          <table:table-cell office:value-type="float" office:value="1645.854" calcext:value-type="float">
            <text:p>1645.854</text:p>
          </table:table-cell>
          <table:table-cell office:value-type="float" office:value="0.6789052" calcext:value-type="float">
            <text:p>0.6789052</text:p>
          </table:table-cell>
          <table:table-cell office:value-type="float" office:value="0" calcext:value-type="float">
            <text:p>0</text:p>
          </table:table-cell>
          <table:table-cell office:value-type="float" office:value="0.3636517" calcext:value-type="float">
            <text:p>0.3636517</text:p>
          </table:table-cell>
          <table:table-cell office:value-type="float" office:value="0.4105991" calcext:value-type="float">
            <text:p>0.4105991</text:p>
          </table:table-cell>
          <table:table-cell office:value-type="float" office:value="0.1903912" calcext:value-type="float">
            <text:p>0.1903912</text:p>
          </table:table-cell>
          <table:table-cell office:value-type="float" office:value="0.1903592" calcext:value-type="float">
            <text:p>0.1903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09867" calcext:value-type="float">
            <text:p>29.09867</text:p>
          </table:table-cell>
          <table:table-cell office:value-type="float" office:value="32.30162" calcext:value-type="float">
            <text:p>32.3016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12000" calcext:value-type="float">
            <text:p>28012000</text:p>
          </table:table-cell>
          <table:table-cell office:value-type="float" office:value="0.3829678" calcext:value-type="float">
            <text:p>0.3829678</text:p>
          </table:table-cell>
          <table:table-cell office:value-type="float" office:value="131.5286" calcext:value-type="float">
            <text:p>131.5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58026" calcext:value-type="float">
            <text:p>43.58026</text:p>
          </table:table-cell>
          <table:table-cell office:value-type="float" office:value="0.0000003525964" calcext:value-type="float">
            <text:p>3.525964E-07</text:p>
          </table:table-cell>
          <table:table-cell office:value-type="float" office:value="0.0002252824" calcext:value-type="float">
            <text:p>0.0002252824</text:p>
          </table:table-cell>
          <table:table-cell office:value-type="float" office:value="0.0000507993" calcext:value-type="float">
            <text:p>5.07993E-05</text:p>
          </table:table-cell>
          <table:table-cell office:value-type="float" office:value="1645.876" calcext:value-type="float">
            <text:p>1645.876</text:p>
          </table:table-cell>
          <table:table-cell office:value-type="float" office:value="0.6783804" calcext:value-type="float">
            <text:p>0.6783804</text:p>
          </table:table-cell>
          <table:table-cell office:value-type="float" office:value="0" calcext:value-type="float">
            <text:p>0</text:p>
          </table:table-cell>
          <table:table-cell office:value-type="float" office:value="0.3635998" calcext:value-type="float">
            <text:p>0.3635998</text:p>
          </table:table-cell>
          <table:table-cell office:value-type="float" office:value="0.4116589" calcext:value-type="float">
            <text:p>0.4116589</text:p>
          </table:table-cell>
          <table:table-cell office:value-type="float" office:value="0.1900621" calcext:value-type="float">
            <text:p>0.1900621</text:p>
          </table:table-cell>
          <table:table-cell office:value-type="float" office:value="0.1900288" calcext:value-type="float">
            <text:p>0.1900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09504" calcext:value-type="float">
            <text:p>29.09504</text:p>
          </table:table-cell>
          <table:table-cell office:value-type="float" office:value="32.29187" calcext:value-type="float">
            <text:p>32.2918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12000" calcext:value-type="float">
            <text:p>29012000</text:p>
          </table:table-cell>
          <table:table-cell office:value-type="float" office:value="0.3828959" calcext:value-type="float">
            <text:p>0.3828959</text:p>
          </table:table-cell>
          <table:table-cell office:value-type="float" office:value="131.528" calcext:value-type="float">
            <text:p>131.5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55697" calcext:value-type="float">
            <text:p>43.55697</text:p>
          </table:table-cell>
          <table:table-cell office:value-type="float" office:value="0.0000003525964" calcext:value-type="float">
            <text:p>3.525964E-07</text:p>
          </table:table-cell>
          <table:table-cell office:value-type="float" office:value="0.0002335055" calcext:value-type="float">
            <text:p>0.0002335055</text:p>
          </table:table-cell>
          <table:table-cell office:value-type="float" office:value="0.0003178769" calcext:value-type="float">
            <text:p>0.0003178769</text:p>
          </table:table-cell>
          <table:table-cell office:value-type="float" office:value="1645.899" calcext:value-type="float">
            <text:p>1645.899</text:p>
          </table:table-cell>
          <table:table-cell office:value-type="float" office:value="0.6778553" calcext:value-type="float">
            <text:p>0.6778553</text:p>
          </table:table-cell>
          <table:table-cell office:value-type="float" office:value="0" calcext:value-type="float">
            <text:p>0</text:p>
          </table:table-cell>
          <table:table-cell office:value-type="float" office:value="0.3580126" calcext:value-type="float">
            <text:p>0.3580126</text:p>
          </table:table-cell>
          <table:table-cell office:value-type="float" office:value="0.408641" calcext:value-type="float">
            <text:p>0.408641</text:p>
          </table:table-cell>
          <table:table-cell office:value-type="float" office:value="0.1897334" calcext:value-type="float">
            <text:p>0.1897334</text:p>
          </table:table-cell>
          <table:table-cell office:value-type="float" office:value="0.1896989" calcext:value-type="float">
            <text:p>0.1896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09101" calcext:value-type="float">
            <text:p>29.09101</text:p>
          </table:table-cell>
          <table:table-cell office:value-type="float" office:value="32.28201" calcext:value-type="float">
            <text:p>32.282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12000" calcext:value-type="float">
            <text:p>30012000</text:p>
          </table:table-cell>
          <table:table-cell office:value-type="float" office:value="0.3828245" calcext:value-type="float">
            <text:p>0.3828245</text:p>
          </table:table-cell>
          <table:table-cell office:value-type="float" office:value="131.5274" calcext:value-type="float">
            <text:p>131.5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5337" calcext:value-type="float">
            <text:p>43.5337</text:p>
          </table:table-cell>
          <table:table-cell office:value-type="float" office:value="0.0000003525964" calcext:value-type="float">
            <text:p>3.525964E-07</text:p>
          </table:table-cell>
          <table:table-cell office:value-type="float" office:value="0.0002416155" calcext:value-type="float">
            <text:p>0.0002416155</text:p>
          </table:table-cell>
          <table:table-cell office:value-type="float" office:value="0.0005372111" calcext:value-type="float">
            <text:p>0.0005372111</text:p>
          </table:table-cell>
          <table:table-cell office:value-type="float" office:value="1645.922" calcext:value-type="float">
            <text:p>1645.922</text:p>
          </table:table-cell>
          <table:table-cell office:value-type="float" office:value="0.6773303" calcext:value-type="float">
            <text:p>0.6773303</text:p>
          </table:table-cell>
          <table:table-cell office:value-type="float" office:value="0" calcext:value-type="float">
            <text:p>0</text:p>
          </table:table-cell>
          <table:table-cell office:value-type="float" office:value="0.3553438" calcext:value-type="float">
            <text:p>0.3553438</text:p>
          </table:table-cell>
          <table:table-cell office:value-type="float" office:value="0.4069752" calcext:value-type="float">
            <text:p>0.4069752</text:p>
          </table:table-cell>
          <table:table-cell office:value-type="float" office:value="0.1894058" calcext:value-type="float">
            <text:p>0.1894058</text:p>
          </table:table-cell>
          <table:table-cell office:value-type="float" office:value="0.1893693" calcext:value-type="float">
            <text:p>0.18936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08644" calcext:value-type="float">
            <text:p>29.08644</text:p>
          </table:table-cell>
          <table:table-cell office:value-type="float" office:value="32.27175" calcext:value-type="float">
            <text:p>32.2717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2000" calcext:value-type="float">
            <text:p>31012000</text:p>
          </table:table-cell>
          <table:table-cell office:value-type="float" office:value="0.3827531" calcext:value-type="float">
            <text:p>0.3827531</text:p>
          </table:table-cell>
          <table:table-cell office:value-type="float" office:value="131.5268" calcext:value-type="float">
            <text:p>131.5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51042" calcext:value-type="float">
            <text:p>43.51042</text:p>
          </table:table-cell>
          <table:table-cell office:value-type="float" office:value="0.0000003525964" calcext:value-type="float">
            <text:p>3.525964E-07</text:p>
          </table:table-cell>
          <table:table-cell office:value-type="float" office:value="0.0002496138" calcext:value-type="float">
            <text:p>0.0002496138</text:p>
          </table:table-cell>
          <table:table-cell office:value-type="float" office:value="0.0007153656" calcext:value-type="float">
            <text:p>0.0007153656</text:p>
          </table:table-cell>
          <table:table-cell office:value-type="float" office:value="1645.945" calcext:value-type="float">
            <text:p>1645.945</text:p>
          </table:table-cell>
          <table:table-cell office:value-type="float" office:value="0.6768062" calcext:value-type="float">
            <text:p>0.6768062</text:p>
          </table:table-cell>
          <table:table-cell office:value-type="float" office:value="0" calcext:value-type="float">
            <text:p>0</text:p>
          </table:table-cell>
          <table:table-cell office:value-type="float" office:value="0.3478558" calcext:value-type="float">
            <text:p>0.3478558</text:p>
          </table:table-cell>
          <table:table-cell office:value-type="float" office:value="0.4035173" calcext:value-type="float">
            <text:p>0.4035173</text:p>
          </table:table-cell>
          <table:table-cell office:value-type="float" office:value="0.1890793" calcext:value-type="float">
            <text:p>0.1890793</text:p>
          </table:table-cell>
          <table:table-cell office:value-type="float" office:value="0.1890401" calcext:value-type="float">
            <text:p>0.18904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08104" calcext:value-type="float">
            <text:p>29.08104</text:p>
          </table:table-cell>
          <table:table-cell office:value-type="float" office:value="32.26095" calcext:value-type="float">
            <text:p>32.260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000" calcext:value-type="float">
            <text:p>1022000</text:p>
          </table:table-cell>
          <table:table-cell office:value-type="float" office:value="0.3826807" calcext:value-type="float">
            <text:p>0.3826807</text:p>
          </table:table-cell>
          <table:table-cell office:value-type="float" office:value="131.5262" calcext:value-type="float">
            <text:p>131.5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48717" calcext:value-type="float">
            <text:p>43.48717</text:p>
          </table:table-cell>
          <table:table-cell office:value-type="float" office:value="0.0000003525964" calcext:value-type="float">
            <text:p>3.525964E-07</text:p>
          </table:table-cell>
          <table:table-cell office:value-type="float" office:value="0.0002575454" calcext:value-type="float">
            <text:p>0.0002575454</text:p>
          </table:table-cell>
          <table:table-cell office:value-type="float" office:value="0.0008604269" calcext:value-type="float">
            <text:p>0.0008604269</text:p>
          </table:table-cell>
          <table:table-cell office:value-type="float" office:value="1645.968" calcext:value-type="float">
            <text:p>1645.968</text:p>
          </table:table-cell>
          <table:table-cell office:value-type="float" office:value="0.6762823" calcext:value-type="float">
            <text:p>0.6762823</text:p>
          </table:table-cell>
          <table:table-cell office:value-type="float" office:value="0" calcext:value-type="float">
            <text:p>0</text:p>
          </table:table-cell>
          <table:table-cell office:value-type="float" office:value="0.3520302" calcext:value-type="float">
            <text:p>0.3520302</text:p>
          </table:table-cell>
          <table:table-cell office:value-type="float" office:value="0.4039793" calcext:value-type="float">
            <text:p>0.4039793</text:p>
          </table:table-cell>
          <table:table-cell office:value-type="float" office:value="0.1887549" calcext:value-type="float">
            <text:p>0.1887549</text:p>
          </table:table-cell>
          <table:table-cell office:value-type="float" office:value="0.1887117" calcext:value-type="float">
            <text:p>0.1887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07491" calcext:value-type="float">
            <text:p>29.07491</text:p>
          </table:table-cell>
          <table:table-cell office:value-type="float" office:value="32.24946" calcext:value-type="float">
            <text:p>32.2494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2000" calcext:value-type="float">
            <text:p>2022000</text:p>
          </table:table-cell>
          <table:table-cell office:value-type="float" office:value="0.3826085" calcext:value-type="float">
            <text:p>0.3826085</text:p>
          </table:table-cell>
          <table:table-cell office:value-type="float" office:value="131.5256" calcext:value-type="float">
            <text:p>131.5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46396" calcext:value-type="float">
            <text:p>43.46396</text:p>
          </table:table-cell>
          <table:table-cell office:value-type="float" office:value="0.0000003525964" calcext:value-type="float">
            <text:p>3.525964E-07</text:p>
          </table:table-cell>
          <table:table-cell office:value-type="float" office:value="0.0002612829" calcext:value-type="float">
            <text:p>0.0002612829</text:p>
          </table:table-cell>
          <table:table-cell office:value-type="float" office:value="0.0000433182" calcext:value-type="float">
            <text:p>4.33182E-05</text:p>
          </table:table-cell>
          <table:table-cell office:value-type="float" office:value="1645.991" calcext:value-type="float">
            <text:p>1645.991</text:p>
          </table:table-cell>
          <table:table-cell office:value-type="float" office:value="0.6757591" calcext:value-type="float">
            <text:p>0.6757591</text:p>
          </table:table-cell>
          <table:table-cell office:value-type="float" office:value="0" calcext:value-type="float">
            <text:p>0</text:p>
          </table:table-cell>
          <table:table-cell office:value-type="float" office:value="0.3672494" calcext:value-type="float">
            <text:p>0.3672494</text:p>
          </table:table-cell>
          <table:table-cell office:value-type="float" office:value="0.4126799" calcext:value-type="float">
            <text:p>0.4126799</text:p>
          </table:table-cell>
          <table:table-cell office:value-type="float" office:value="0.1884286" calcext:value-type="float">
            <text:p>0.1884286</text:p>
          </table:table-cell>
          <table:table-cell office:value-type="float" office:value="0.1883839" calcext:value-type="float">
            <text:p>0.18838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07065" calcext:value-type="float">
            <text:p>29.07065</text:p>
          </table:table-cell>
          <table:table-cell office:value-type="float" office:value="32.2388" calcext:value-type="float">
            <text:p>32.238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22000" calcext:value-type="float">
            <text:p>3022000</text:p>
          </table:table-cell>
          <table:table-cell office:value-type="float" office:value="0.3825378" calcext:value-type="float">
            <text:p>0.3825378</text:p>
          </table:table-cell>
          <table:table-cell office:value-type="float" office:value="131.525" calcext:value-type="float">
            <text:p>131.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44093" calcext:value-type="float">
            <text:p>43.44093</text:p>
          </table:table-cell>
          <table:table-cell office:value-type="float" office:value="0.0000003525964" calcext:value-type="float">
            <text:p>3.525964E-07</text:p>
          </table:table-cell>
          <table:table-cell office:value-type="float" office:value="0.0002649406" calcext:value-type="float">
            <text:p>0.0002649406</text:p>
          </table:table-cell>
          <table:table-cell office:value-type="float" office:value="-0.0007471467" calcext:value-type="float">
            <text:p>-0.0007471467</text:p>
          </table:table-cell>
          <table:table-cell office:value-type="float" office:value="1646.014" calcext:value-type="float">
            <text:p>1646.014</text:p>
          </table:table-cell>
          <table:table-cell office:value-type="float" office:value="0.6752372" calcext:value-type="float">
            <text:p>0.6752372</text:p>
          </table:table-cell>
          <table:table-cell office:value-type="float" office:value="0" calcext:value-type="float">
            <text:p>0</text:p>
          </table:table-cell>
          <table:table-cell office:value-type="float" office:value="0.3688423" calcext:value-type="float">
            <text:p>0.3688423</text:p>
          </table:table-cell>
          <table:table-cell office:value-type="float" office:value="0.4165328" calcext:value-type="float">
            <text:p>0.4165328</text:p>
          </table:table-cell>
          <table:table-cell office:value-type="float" office:value="0.1881014" calcext:value-type="float">
            <text:p>0.1881014</text:p>
          </table:table-cell>
          <table:table-cell office:value-type="float" office:value="0.1880564" calcext:value-type="float">
            <text:p>0.18805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06764" calcext:value-type="float">
            <text:p>29.06764</text:p>
          </table:table-cell>
          <table:table-cell office:value-type="float" office:value="32.22955" calcext:value-type="float">
            <text:p>32.2295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2000" calcext:value-type="float">
            <text:p>4022000</text:p>
          </table:table-cell>
          <table:table-cell office:value-type="float" office:value="0.3824679" calcext:value-type="float">
            <text:p>0.3824679</text:p>
          </table:table-cell>
          <table:table-cell office:value-type="float" office:value="131.5244" calcext:value-type="float">
            <text:p>131.5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41803" calcext:value-type="float">
            <text:p>43.41803</text:p>
          </table:table-cell>
          <table:table-cell office:value-type="float" office:value="0.0000003525964" calcext:value-type="float">
            <text:p>3.525964E-07</text:p>
          </table:table-cell>
          <table:table-cell office:value-type="float" office:value="0.0002733663" calcext:value-type="float">
            <text:p>0.0002733663</text:p>
          </table:table-cell>
          <table:table-cell office:value-type="float" office:value="-0.0004305255" calcext:value-type="float">
            <text:p>-0.0004305255</text:p>
          </table:table-cell>
          <table:table-cell office:value-type="float" office:value="1646.037" calcext:value-type="float">
            <text:p>1646.037</text:p>
          </table:table-cell>
          <table:table-cell office:value-type="float" office:value="0.674716" calcext:value-type="float">
            <text:p>0.674716</text:p>
          </table:table-cell>
          <table:table-cell office:value-type="float" office:value="0" calcext:value-type="float">
            <text:p>0</text:p>
          </table:table-cell>
          <table:table-cell office:value-type="float" office:value="0.3614275" calcext:value-type="float">
            <text:p>0.3614275</text:p>
          </table:table-cell>
          <table:table-cell office:value-type="float" office:value="0.4120742" calcext:value-type="float">
            <text:p>0.4120742</text:p>
          </table:table-cell>
          <table:table-cell office:value-type="float" office:value="0.187775" calcext:value-type="float">
            <text:p>0.187775</text:p>
          </table:table-cell>
          <table:table-cell office:value-type="float" office:value="0.18773" calcext:value-type="float">
            <text:p>0.18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06419" calcext:value-type="float">
            <text:p>29.06419</text:p>
          </table:table-cell>
          <table:table-cell office:value-type="float" office:value="32.22041" calcext:value-type="float">
            <text:p>32.2204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22000" calcext:value-type="float">
            <text:p>5022000</text:p>
          </table:table-cell>
          <table:table-cell office:value-type="float" office:value="0.3823988" calcext:value-type="float">
            <text:p>0.3823988</text:p>
          </table:table-cell>
          <table:table-cell office:value-type="float" office:value="131.5238" calcext:value-type="float">
            <text:p>131.5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39516" calcext:value-type="float">
            <text:p>43.39516</text:p>
          </table:table-cell>
          <table:table-cell office:value-type="float" office:value="0.0000003525964" calcext:value-type="float">
            <text:p>3.525964E-07</text:p>
          </table:table-cell>
          <table:table-cell office:value-type="float" office:value="0.0002816252" calcext:value-type="float">
            <text:p>0.0002816252</text:p>
          </table:table-cell>
          <table:table-cell office:value-type="float" office:value="-0.0001705258" calcext:value-type="float">
            <text:p>-0.0001705258</text:p>
          </table:table-cell>
          <table:table-cell office:value-type="float" office:value="1646.06" calcext:value-type="float">
            <text:p>1646.06</text:p>
          </table:table-cell>
          <table:table-cell office:value-type="float" office:value="0.6741957" calcext:value-type="float">
            <text:p>0.6741957</text:p>
          </table:table-cell>
          <table:table-cell office:value-type="float" office:value="0" calcext:value-type="float">
            <text:p>0</text:p>
          </table:table-cell>
          <table:table-cell office:value-type="float" office:value="0.3568984" calcext:value-type="float">
            <text:p>0.3568984</text:p>
          </table:table-cell>
          <table:table-cell office:value-type="float" office:value="0.4093522" calcext:value-type="float">
            <text:p>0.4093522</text:p>
          </table:table-cell>
          <table:table-cell office:value-type="float" office:value="0.1874498" calcext:value-type="float">
            <text:p>0.1874498</text:p>
          </table:table-cell>
          <table:table-cell office:value-type="float" office:value="0.187404" calcext:value-type="float">
            <text:p>0.187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06015" calcext:value-type="float">
            <text:p>29.06015</text:p>
          </table:table-cell>
          <table:table-cell office:value-type="float" office:value="32.21095" calcext:value-type="float">
            <text:p>32.2109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22000" calcext:value-type="float">
            <text:p>6022000</text:p>
          </table:table-cell>
          <table:table-cell office:value-type="float" office:value="0.3823301" calcext:value-type="float">
            <text:p>0.3823301</text:p>
          </table:table-cell>
          <table:table-cell office:value-type="float" office:value="131.5232" calcext:value-type="float">
            <text:p>131.5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37225" calcext:value-type="float">
            <text:p>43.37225</text:p>
          </table:table-cell>
          <table:table-cell office:value-type="float" office:value="0.0000003525964" calcext:value-type="float">
            <text:p>3.525964E-07</text:p>
          </table:table-cell>
          <table:table-cell office:value-type="float" office:value="0.0002897605" calcext:value-type="float">
            <text:p>0.0002897605</text:p>
          </table:table-cell>
          <table:table-cell office:value-type="float" office:value="0.00004225648" calcext:value-type="float">
            <text:p>4.225648E-05</text:p>
          </table:table-cell>
          <table:table-cell office:value-type="float" office:value="1646.083" calcext:value-type="float">
            <text:p>1646.083</text:p>
          </table:table-cell>
          <table:table-cell office:value-type="float" office:value="0.6736758" calcext:value-type="float">
            <text:p>0.6736758</text:p>
          </table:table-cell>
          <table:table-cell office:value-type="float" office:value="0" calcext:value-type="float">
            <text:p>0</text:p>
          </table:table-cell>
          <table:table-cell office:value-type="float" office:value="0.3543589" calcext:value-type="float">
            <text:p>0.3543589</text:p>
          </table:table-cell>
          <table:table-cell office:value-type="float" office:value="0.4070051" calcext:value-type="float">
            <text:p>0.4070051</text:p>
          </table:table-cell>
          <table:table-cell office:value-type="float" office:value="0.1871256" calcext:value-type="float">
            <text:p>0.1871256</text:p>
          </table:table-cell>
          <table:table-cell office:value-type="float" office:value="0.1870784" calcext:value-type="float">
            <text:p>0.18707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05533" calcext:value-type="float">
            <text:p>29.05533</text:p>
          </table:table-cell>
          <table:table-cell office:value-type="float" office:value="32.20085" calcext:value-type="float">
            <text:p>32.2008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22000" calcext:value-type="float">
            <text:p>7022000</text:p>
          </table:table-cell>
          <table:table-cell office:value-type="float" office:value="0.3822612" calcext:value-type="float">
            <text:p>0.3822612</text:p>
          </table:table-cell>
          <table:table-cell office:value-type="float" office:value="131.5226" calcext:value-type="float">
            <text:p>131.5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34929" calcext:value-type="float">
            <text:p>43.34929</text:p>
          </table:table-cell>
          <table:table-cell office:value-type="float" office:value="0.0000003525964" calcext:value-type="float">
            <text:p>3.525964E-07</text:p>
          </table:table-cell>
          <table:table-cell office:value-type="float" office:value="0.0002953155" calcext:value-type="float">
            <text:p>0.0002953155</text:p>
          </table:table-cell>
          <table:table-cell office:value-type="float" office:value="-0.0003469253" calcext:value-type="float">
            <text:p>-0.0003469253</text:p>
          </table:table-cell>
          <table:table-cell office:value-type="float" office:value="1646.105" calcext:value-type="float">
            <text:p>1646.105</text:p>
          </table:table-cell>
          <table:table-cell office:value-type="float" office:value="0.6731561" calcext:value-type="float">
            <text:p>0.6731561</text:p>
          </table:table-cell>
          <table:table-cell office:value-type="float" office:value="0" calcext:value-type="float">
            <text:p>0</text:p>
          </table:table-cell>
          <table:table-cell office:value-type="float" office:value="0.3524635" calcext:value-type="float">
            <text:p>0.3524635</text:p>
          </table:table-cell>
          <table:table-cell office:value-type="float" office:value="0.4052157" calcext:value-type="float">
            <text:p>0.4052157</text:p>
          </table:table-cell>
          <table:table-cell office:value-type="float" office:value="0.1868032" calcext:value-type="float">
            <text:p>0.1868032</text:p>
          </table:table-cell>
          <table:table-cell office:value-type="float" office:value="0.1867532" calcext:value-type="float">
            <text:p>0.1867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05001" calcext:value-type="float">
            <text:p>29.05001</text:p>
          </table:table-cell>
          <table:table-cell office:value-type="float" office:value="32.19036" calcext:value-type="float">
            <text:p>32.1903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22000" calcext:value-type="float">
            <text:p>8022000</text:p>
          </table:table-cell>
          <table:table-cell office:value-type="float" office:value="0.3821924" calcext:value-type="float">
            <text:p>0.3821924</text:p>
          </table:table-cell>
          <table:table-cell office:value-type="float" office:value="131.5221" calcext:value-type="float">
            <text:p>131.5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32651" calcext:value-type="float">
            <text:p>43.32651</text:p>
          </table:table-cell>
          <table:table-cell office:value-type="float" office:value="0.0000003525964" calcext:value-type="float">
            <text:p>3.525964E-07</text:p>
          </table:table-cell>
          <table:table-cell office:value-type="float" office:value="0.0003012276" calcext:value-type="float">
            <text:p>0.0003012276</text:p>
          </table:table-cell>
          <table:table-cell office:value-type="float" office:value="-0.0006299457" calcext:value-type="float">
            <text:p>-0.0006299457</text:p>
          </table:table-cell>
          <table:table-cell office:value-type="float" office:value="1646.128" calcext:value-type="float">
            <text:p>1646.128</text:p>
          </table:table-cell>
          <table:table-cell office:value-type="float" office:value="0.6726378" calcext:value-type="float">
            <text:p>0.6726378</text:p>
          </table:table-cell>
          <table:table-cell office:value-type="float" office:value="0" calcext:value-type="float">
            <text:p>0</text:p>
          </table:table-cell>
          <table:table-cell office:value-type="float" office:value="0.3595491" calcext:value-type="float">
            <text:p>0.3595491</text:p>
          </table:table-cell>
          <table:table-cell office:value-type="float" office:value="0.410547" calcext:value-type="float">
            <text:p>0.410547</text:p>
          </table:table-cell>
          <table:table-cell office:value-type="float" office:value="0.1864804" calcext:value-type="float">
            <text:p>0.1864804</text:p>
          </table:table-cell>
          <table:table-cell office:value-type="float" office:value="0.1864289" calcext:value-type="float">
            <text:p>0.1864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04574" calcext:value-type="float">
            <text:p>29.04574</text:p>
          </table:table-cell>
          <table:table-cell office:value-type="float" office:value="32.18039" calcext:value-type="float">
            <text:p>32.180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2000" calcext:value-type="float">
            <text:p>9022000</text:p>
          </table:table-cell>
          <table:table-cell office:value-type="float" office:value="0.3821235" calcext:value-type="float">
            <text:p>0.3821235</text:p>
          </table:table-cell>
          <table:table-cell office:value-type="float" office:value="131.5215" calcext:value-type="float">
            <text:p>131.52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30367" calcext:value-type="float">
            <text:p>43.30367</text:p>
          </table:table-cell>
          <table:table-cell office:value-type="float" office:value="0.0000003525964" calcext:value-type="float">
            <text:p>3.525964E-07</text:p>
          </table:table-cell>
          <table:table-cell office:value-type="float" office:value="0.0003094285" calcext:value-type="float">
            <text:p>0.0003094285</text:p>
          </table:table-cell>
          <table:table-cell office:value-type="float" office:value="-0.0003877335" calcext:value-type="float">
            <text:p>-0.0003877335</text:p>
          </table:table-cell>
          <table:table-cell office:value-type="float" office:value="1646.151" calcext:value-type="float">
            <text:p>1646.151</text:p>
          </table:table-cell>
          <table:table-cell office:value-type="float" office:value="0.6721207" calcext:value-type="float">
            <text:p>0.6721207</text:p>
          </table:table-cell>
          <table:table-cell office:value-type="float" office:value="0" calcext:value-type="float">
            <text:p>0</text:p>
          </table:table-cell>
          <table:table-cell office:value-type="float" office:value="0.3386703" calcext:value-type="float">
            <text:p>0.3386703</text:p>
          </table:table-cell>
          <table:table-cell office:value-type="float" office:value="0.4014449" calcext:value-type="float">
            <text:p>0.4014449</text:p>
          </table:table-cell>
          <table:table-cell office:value-type="float" office:value="0.186159" calcext:value-type="float">
            <text:p>0.186159</text:p>
          </table:table-cell>
          <table:table-cell office:value-type="float" office:value="0.1861049" calcext:value-type="float">
            <text:p>0.1861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04037" calcext:value-type="float">
            <text:p>29.04037</text:p>
          </table:table-cell>
          <table:table-cell office:value-type="float" office:value="32.17021" calcext:value-type="float">
            <text:p>32.1702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22000" calcext:value-type="float">
            <text:p>10022000</text:p>
          </table:table-cell>
          <table:table-cell office:value-type="float" office:value="0.3820527" calcext:value-type="float">
            <text:p>0.3820527</text:p>
          </table:table-cell>
          <table:table-cell office:value-type="float" office:value="131.5209" calcext:value-type="float">
            <text:p>131.5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28074" calcext:value-type="float">
            <text:p>43.28074</text:p>
          </table:table-cell>
          <table:table-cell office:value-type="float" office:value="0.0000003525964" calcext:value-type="float">
            <text:p>3.525964E-07</text:p>
          </table:table-cell>
          <table:table-cell office:value-type="float" office:value="0.0003170941" calcext:value-type="float">
            <text:p>0.0003170941</text:p>
          </table:table-cell>
          <table:table-cell office:value-type="float" office:value="-0.0002831939" calcext:value-type="float">
            <text:p>-0.0002831939</text:p>
          </table:table-cell>
          <table:table-cell office:value-type="float" office:value="1646.173" calcext:value-type="float">
            <text:p>1646.173</text:p>
          </table:table-cell>
          <table:table-cell office:value-type="float" office:value="0.671605" calcext:value-type="float">
            <text:p>0.671605</text:p>
          </table:table-cell>
          <table:table-cell office:value-type="float" office:value="0" calcext:value-type="float">
            <text:p>0</text:p>
          </table:table-cell>
          <table:table-cell office:value-type="float" office:value="0.3613139" calcext:value-type="float">
            <text:p>0.3613139</text:p>
          </table:table-cell>
          <table:table-cell office:value-type="float" office:value="0.4058681" calcext:value-type="float">
            <text:p>0.4058681</text:p>
          </table:table-cell>
          <table:table-cell office:value-type="float" office:value="0.1858416" calcext:value-type="float">
            <text:p>0.1858416</text:p>
          </table:table-cell>
          <table:table-cell office:value-type="float" office:value="0.1857814" calcext:value-type="float">
            <text:p>0.18578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03375" calcext:value-type="float">
            <text:p>29.03375</text:p>
          </table:table-cell>
          <table:table-cell office:value-type="float" office:value="32.15859" calcext:value-type="float">
            <text:p>32.1585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22000" calcext:value-type="float">
            <text:p>11022000</text:p>
          </table:table-cell>
          <table:table-cell office:value-type="float" office:value="0.3819823" calcext:value-type="float">
            <text:p>0.3819823</text:p>
          </table:table-cell>
          <table:table-cell office:value-type="float" office:value="131.5203" calcext:value-type="float">
            <text:p>131.5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25793" calcext:value-type="float">
            <text:p>43.25793</text:p>
          </table:table-cell>
          <table:table-cell office:value-type="float" office:value="0.0000003525964" calcext:value-type="float">
            <text:p>3.525964E-07</text:p>
          </table:table-cell>
          <table:table-cell office:value-type="float" office:value="0.0003214748" calcext:value-type="float">
            <text:p>0.0003214748</text:p>
          </table:table-cell>
          <table:table-cell office:value-type="float" office:value="-0.0009228391" calcext:value-type="float">
            <text:p>-0.0009228391</text:p>
          </table:table-cell>
          <table:table-cell office:value-type="float" office:value="1646.196" calcext:value-type="float">
            <text:p>1646.196</text:p>
          </table:table-cell>
          <table:table-cell office:value-type="float" office:value="0.6710898" calcext:value-type="float">
            <text:p>0.6710898</text:p>
          </table:table-cell>
          <table:table-cell office:value-type="float" office:value="0" calcext:value-type="float">
            <text:p>0</text:p>
          </table:table-cell>
          <table:table-cell office:value-type="float" office:value="0.362144" calcext:value-type="float">
            <text:p>0.362144</text:p>
          </table:table-cell>
          <table:table-cell office:value-type="float" office:value="0.4094828" calcext:value-type="float">
            <text:p>0.4094828</text:p>
          </table:table-cell>
          <table:table-cell office:value-type="float" office:value="0.1855195" calcext:value-type="float">
            <text:p>0.1855195</text:p>
          </table:table-cell>
          <table:table-cell office:value-type="float" office:value="0.1854589" calcext:value-type="float">
            <text:p>0.1854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02958" calcext:value-type="float">
            <text:p>29.02958</text:p>
          </table:table-cell>
          <table:table-cell office:value-type="float" office:value="32.14825" calcext:value-type="float">
            <text:p>32.1482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22000" calcext:value-type="float">
            <text:p>12022000</text:p>
          </table:table-cell>
          <table:table-cell office:value-type="float" office:value="0.3819129" calcext:value-type="float">
            <text:p>0.3819129</text:p>
          </table:table-cell>
          <table:table-cell office:value-type="float" office:value="131.5197" calcext:value-type="float">
            <text:p>131.5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23519" calcext:value-type="float">
            <text:p>43.23519</text:p>
          </table:table-cell>
          <table:table-cell office:value-type="float" office:value="0.0000003525964" calcext:value-type="float">
            <text:p>3.525964E-07</text:p>
          </table:table-cell>
          <table:table-cell office:value-type="float" office:value="0.0003296345" calcext:value-type="float">
            <text:p>0.0003296345</text:p>
          </table:table-cell>
          <table:table-cell office:value-type="float" office:value="-0.0006791837" calcext:value-type="float">
            <text:p>-0.0006791837</text:p>
          </table:table-cell>
          <table:table-cell office:value-type="float" office:value="1646.219" calcext:value-type="float">
            <text:p>1646.219</text:p>
          </table:table-cell>
          <table:table-cell office:value-type="float" office:value="0.670576" calcext:value-type="float">
            <text:p>0.670576</text:p>
          </table:table-cell>
          <table:table-cell office:value-type="float" office:value="0" calcext:value-type="float">
            <text:p>0</text:p>
          </table:table-cell>
          <table:table-cell office:value-type="float" office:value="0.3619579" calcext:value-type="float">
            <text:p>0.3619579</text:p>
          </table:table-cell>
          <table:table-cell office:value-type="float" office:value="0.4114762" calcext:value-type="float">
            <text:p>0.4114762</text:p>
          </table:table-cell>
          <table:table-cell office:value-type="float" office:value="0.1851969" calcext:value-type="float">
            <text:p>0.1851969</text:p>
          </table:table-cell>
          <table:table-cell office:value-type="float" office:value="0.1851369" calcext:value-type="float">
            <text:p>0.18513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02566" calcext:value-type="float">
            <text:p>29.02566</text:p>
          </table:table-cell>
          <table:table-cell office:value-type="float" office:value="32.13847" calcext:value-type="float">
            <text:p>32.1384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22000" calcext:value-type="float">
            <text:p>13022000</text:p>
          </table:table-cell>
          <table:table-cell office:value-type="float" office:value="0.3818441" calcext:value-type="float">
            <text:p>0.3818441</text:p>
          </table:table-cell>
          <table:table-cell office:value-type="float" office:value="131.5192" calcext:value-type="float">
            <text:p>131.5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21254" calcext:value-type="float">
            <text:p>43.21254</text:p>
          </table:table-cell>
          <table:table-cell office:value-type="float" office:value="0.0000003525964" calcext:value-type="float">
            <text:p>3.525964E-07</text:p>
          </table:table-cell>
          <table:table-cell office:value-type="float" office:value="0.0003353585" calcext:value-type="float">
            <text:p>0.0003353585</text:p>
          </table:table-cell>
          <table:table-cell office:value-type="float" office:value="-0.001012864" calcext:value-type="float">
            <text:p>-0.001012864</text:p>
          </table:table-cell>
          <table:table-cell office:value-type="float" office:value="1646.242" calcext:value-type="float">
            <text:p>1646.242</text:p>
          </table:table-cell>
          <table:table-cell office:value-type="float" office:value="0.670063" calcext:value-type="float">
            <text:p>0.670063</text:p>
          </table:table-cell>
          <table:table-cell office:value-type="float" office:value="0" calcext:value-type="float">
            <text:p>0</text:p>
          </table:table-cell>
          <table:table-cell office:value-type="float" office:value="0.3596486" calcext:value-type="float">
            <text:p>0.3596486</text:p>
          </table:table-cell>
          <table:table-cell office:value-type="float" office:value="0.4096453" calcext:value-type="float">
            <text:p>0.4096453</text:p>
          </table:table-cell>
          <table:table-cell office:value-type="float" office:value="0.1848764" calcext:value-type="float">
            <text:p>0.1848764</text:p>
          </table:table-cell>
          <table:table-cell office:value-type="float" office:value="0.1848149" calcext:value-type="float">
            <text:p>0.1848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02125" calcext:value-type="float">
            <text:p>29.02125</text:p>
          </table:table-cell>
          <table:table-cell office:value-type="float" office:value="32.12871" calcext:value-type="float">
            <text:p>32.1287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22000" calcext:value-type="float">
            <text:p>14022000</text:p>
          </table:table-cell>
          <table:table-cell office:value-type="float" office:value="0.3817757" calcext:value-type="float">
            <text:p>0.3817757</text:p>
          </table:table-cell>
          <table:table-cell office:value-type="float" office:value="131.5186" calcext:value-type="float">
            <text:p>131.5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18995" calcext:value-type="float">
            <text:p>43.18995</text:p>
          </table:table-cell>
          <table:table-cell office:value-type="float" office:value="0.0000003525964" calcext:value-type="float">
            <text:p>3.525964E-07</text:p>
          </table:table-cell>
          <table:table-cell office:value-type="float" office:value="0.0003426784" calcext:value-type="float">
            <text:p>0.0003426784</text:p>
          </table:table-cell>
          <table:table-cell office:value-type="float" office:value="-0.0009569109" calcext:value-type="float">
            <text:p>-0.0009569109</text:p>
          </table:table-cell>
          <table:table-cell office:value-type="float" office:value="1646.265" calcext:value-type="float">
            <text:p>1646.265</text:p>
          </table:table-cell>
          <table:table-cell office:value-type="float" office:value="0.669551" calcext:value-type="float">
            <text:p>0.669551</text:p>
          </table:table-cell>
          <table:table-cell office:value-type="float" office:value="0" calcext:value-type="float">
            <text:p>0</text:p>
          </table:table-cell>
          <table:table-cell office:value-type="float" office:value="0.3528632" calcext:value-type="float">
            <text:p>0.3528632</text:p>
          </table:table-cell>
          <table:table-cell office:value-type="float" office:value="0.4065676" calcext:value-type="float">
            <text:p>0.4065676</text:p>
          </table:table-cell>
          <table:table-cell office:value-type="float" office:value="0.1845567" calcext:value-type="float">
            <text:p>0.1845567</text:p>
          </table:table-cell>
          <table:table-cell office:value-type="float" office:value="0.184494" calcext:value-type="float">
            <text:p>0.1844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01654" calcext:value-type="float">
            <text:p>29.01654</text:p>
          </table:table-cell>
          <table:table-cell office:value-type="float" office:value="32.1188" calcext:value-type="float">
            <text:p>32.118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22000" calcext:value-type="float">
            <text:p>15022000</text:p>
          </table:table-cell>
          <table:table-cell office:value-type="float" office:value="0.3817072" calcext:value-type="float">
            <text:p>0.3817072</text:p>
          </table:table-cell>
          <table:table-cell office:value-type="float" office:value="131.518" calcext:value-type="float">
            <text:p>131.5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16733" calcext:value-type="float">
            <text:p>43.16733</text:p>
          </table:table-cell>
          <table:table-cell office:value-type="float" office:value="0.0000003525964" calcext:value-type="float">
            <text:p>3.525964E-07</text:p>
          </table:table-cell>
          <table:table-cell office:value-type="float" office:value="0.0003500427" calcext:value-type="float">
            <text:p>0.0003500427</text:p>
          </table:table-cell>
          <table:table-cell office:value-type="float" office:value="-0.0009043929" calcext:value-type="float">
            <text:p>-0.0009043929</text:p>
          </table:table-cell>
          <table:table-cell office:value-type="float" office:value="1646.288" calcext:value-type="float">
            <text:p>1646.288</text:p>
          </table:table-cell>
          <table:table-cell office:value-type="float" office:value="0.6690404" calcext:value-type="float">
            <text:p>0.6690404</text:p>
          </table:table-cell>
          <table:table-cell office:value-type="float" office:value="0" calcext:value-type="float">
            <text:p>0</text:p>
          </table:table-cell>
          <table:table-cell office:value-type="float" office:value="0.3518574" calcext:value-type="float">
            <text:p>0.3518574</text:p>
          </table:table-cell>
          <table:table-cell office:value-type="float" office:value="0.4048002" calcext:value-type="float">
            <text:p>0.4048002</text:p>
          </table:table-cell>
          <table:table-cell office:value-type="float" office:value="0.1842389" calcext:value-type="float">
            <text:p>0.1842389</text:p>
          </table:table-cell>
          <table:table-cell office:value-type="float" office:value="0.1841735" calcext:value-type="float">
            <text:p>0.18417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01117" calcext:value-type="float">
            <text:p>29.01117</text:p>
          </table:table-cell>
          <table:table-cell office:value-type="float" office:value="32.1083" calcext:value-type="float">
            <text:p>32.108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22000" calcext:value-type="float">
            <text:p>16022000</text:p>
          </table:table-cell>
          <table:table-cell office:value-type="float" office:value="0.3816382" calcext:value-type="float">
            <text:p>0.3816382</text:p>
          </table:table-cell>
          <table:table-cell office:value-type="float" office:value="131.5174" calcext:value-type="float">
            <text:p>131.5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14473" calcext:value-type="float">
            <text:p>43.14473</text:p>
          </table:table-cell>
          <table:table-cell office:value-type="float" office:value="0.0000003525964" calcext:value-type="float">
            <text:p>3.525964E-07</text:p>
          </table:table-cell>
          <table:table-cell office:value-type="float" office:value="0.0003562821" calcext:value-type="float">
            <text:p>0.0003562821</text:p>
          </table:table-cell>
          <table:table-cell office:value-type="float" office:value="-0.001100703" calcext:value-type="float">
            <text:p>-0.001100703</text:p>
          </table:table-cell>
          <table:table-cell office:value-type="float" office:value="1646.311" calcext:value-type="float">
            <text:p>1646.311</text:p>
          </table:table-cell>
          <table:table-cell office:value-type="float" office:value="0.6685312" calcext:value-type="float">
            <text:p>0.6685312</text:p>
          </table:table-cell>
          <table:table-cell office:value-type="float" office:value="0" calcext:value-type="float">
            <text:p>0</text:p>
          </table:table-cell>
          <table:table-cell office:value-type="float" office:value="0.3488607" calcext:value-type="float">
            <text:p>0.3488607</text:p>
          </table:table-cell>
          <table:table-cell office:value-type="float" office:value="0.4040827" calcext:value-type="float">
            <text:p>0.4040827</text:p>
          </table:table-cell>
          <table:table-cell office:value-type="float" office:value="0.1839219" calcext:value-type="float">
            <text:p>0.1839219</text:p>
          </table:table-cell>
          <table:table-cell office:value-type="float" office:value="0.1838534" calcext:value-type="float">
            <text:p>0.18385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00579" calcext:value-type="float">
            <text:p>29.00579</text:p>
          </table:table-cell>
          <table:table-cell office:value-type="float" office:value="32.09763" calcext:value-type="float">
            <text:p>32.0976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22000" calcext:value-type="float">
            <text:p>17022000</text:p>
          </table:table-cell>
          <table:table-cell office:value-type="float" office:value="0.3815679" calcext:value-type="float">
            <text:p>0.3815679</text:p>
          </table:table-cell>
          <table:table-cell office:value-type="float" office:value="131.5168" calcext:value-type="float">
            <text:p>131.5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1221" calcext:value-type="float">
            <text:p>43.1221</text:p>
          </table:table-cell>
          <table:table-cell office:value-type="float" office:value="0.0000003525964" calcext:value-type="float">
            <text:p>3.525964E-07</text:p>
          </table:table-cell>
          <table:table-cell office:value-type="float" office:value="0.00036281" calcext:value-type="float">
            <text:p>0.00036281</text:p>
          </table:table-cell>
          <table:table-cell office:value-type="float" office:value="-0.001242904" calcext:value-type="float">
            <text:p>-0.001242904</text:p>
          </table:table-cell>
          <table:table-cell office:value-type="float" office:value="1646.334" calcext:value-type="float">
            <text:p>1646.334</text:p>
          </table:table-cell>
          <table:table-cell office:value-type="float" office:value="0.6680224" calcext:value-type="float">
            <text:p>0.6680224</text:p>
          </table:table-cell>
          <table:table-cell office:value-type="float" office:value="0" calcext:value-type="float">
            <text:p>0</text:p>
          </table:table-cell>
          <table:table-cell office:value-type="float" office:value="0.3555023" calcext:value-type="float">
            <text:p>0.3555023</text:p>
          </table:table-cell>
          <table:table-cell office:value-type="float" office:value="0.4051766" calcext:value-type="float">
            <text:p>0.4051766</text:p>
          </table:table-cell>
          <table:table-cell office:value-type="float" office:value="0.1836061" calcext:value-type="float">
            <text:p>0.1836061</text:p>
          </table:table-cell>
          <table:table-cell office:value-type="float" office:value="0.1835342" calcext:value-type="float">
            <text:p>0.18353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99999" calcext:value-type="float">
            <text:p>28.99999</text:p>
          </table:table-cell>
          <table:table-cell office:value-type="float" office:value="32.08661" calcext:value-type="float">
            <text:p>32.0866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22000" calcext:value-type="float">
            <text:p>18022000</text:p>
          </table:table-cell>
          <table:table-cell office:value-type="float" office:value="0.3814982" calcext:value-type="float">
            <text:p>0.3814982</text:p>
          </table:table-cell>
          <table:table-cell office:value-type="float" office:value="131.5163" calcext:value-type="float">
            <text:p>131.5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09957" calcext:value-type="float">
            <text:p>43.09957</text:p>
          </table:table-cell>
          <table:table-cell office:value-type="float" office:value="0.0000003525964" calcext:value-type="float">
            <text:p>3.525964E-07</text:p>
          </table:table-cell>
          <table:table-cell office:value-type="float" office:value="0.0003699953" calcext:value-type="float">
            <text:p>0.0003699953</text:p>
          </table:table-cell>
          <table:table-cell office:value-type="float" office:value="-0.001217124" calcext:value-type="float">
            <text:p>-0.001217124</text:p>
          </table:table-cell>
          <table:table-cell office:value-type="float" office:value="1646.357" calcext:value-type="float">
            <text:p>1646.357</text:p>
          </table:table-cell>
          <table:table-cell office:value-type="float" office:value="0.6675142" calcext:value-type="float">
            <text:p>0.6675142</text:p>
          </table:table-cell>
          <table:table-cell office:value-type="float" office:value="0" calcext:value-type="float">
            <text:p>0</text:p>
          </table:table-cell>
          <table:table-cell office:value-type="float" office:value="0.3620782" calcext:value-type="float">
            <text:p>0.3620782</text:p>
          </table:table-cell>
          <table:table-cell office:value-type="float" office:value="0.4098284" calcext:value-type="float">
            <text:p>0.4098284</text:p>
          </table:table-cell>
          <table:table-cell office:value-type="float" office:value="0.1832883" calcext:value-type="float">
            <text:p>0.1832883</text:p>
          </table:table-cell>
          <table:table-cell office:value-type="float" office:value="0.1832155" calcext:value-type="float">
            <text:p>0.1832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99559" calcext:value-type="float">
            <text:p>28.99559</text:p>
          </table:table-cell>
          <table:table-cell office:value-type="float" office:value="32.07622" calcext:value-type="float">
            <text:p>32.0762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2000" calcext:value-type="float">
            <text:p>19022000</text:p>
          </table:table-cell>
          <table:table-cell office:value-type="float" office:value="0.3814295" calcext:value-type="float">
            <text:p>0.3814295</text:p>
          </table:table-cell>
          <table:table-cell office:value-type="float" office:value="131.5157" calcext:value-type="float">
            <text:p>131.5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0771" calcext:value-type="float">
            <text:p>43.0771</text:p>
          </table:table-cell>
          <table:table-cell office:value-type="float" office:value="0.0000003525964" calcext:value-type="float">
            <text:p>3.525964E-07</text:p>
          </table:table-cell>
          <table:table-cell office:value-type="float" office:value="0.0003763218" calcext:value-type="float">
            <text:p>0.0003763218</text:p>
          </table:table-cell>
          <table:table-cell office:value-type="float" office:value="-0.00139591" calcext:value-type="float">
            <text:p>-0.00139591</text:p>
          </table:table-cell>
          <table:table-cell office:value-type="float" office:value="1646.38" calcext:value-type="float">
            <text:p>1646.38</text:p>
          </table:table-cell>
          <table:table-cell office:value-type="float" office:value="0.6670076" calcext:value-type="float">
            <text:p>0.6670076</text:p>
          </table:table-cell>
          <table:table-cell office:value-type="float" office:value="0" calcext:value-type="float">
            <text:p>0</text:p>
          </table:table-cell>
          <table:table-cell office:value-type="float" office:value="0.3570035" calcext:value-type="float">
            <text:p>0.3570035</text:p>
          </table:table-cell>
          <table:table-cell office:value-type="float" office:value="0.4085223" calcext:value-type="float">
            <text:p>0.4085223</text:p>
          </table:table-cell>
          <table:table-cell office:value-type="float" office:value="0.1829703" calcext:value-type="float">
            <text:p>0.1829703</text:p>
          </table:table-cell>
          <table:table-cell office:value-type="float" office:value="0.1828974" calcext:value-type="float">
            <text:p>0.18289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99128" calcext:value-type="float">
            <text:p>28.99128</text:p>
          </table:table-cell>
          <table:table-cell office:value-type="float" office:value="32.06633" calcext:value-type="float">
            <text:p>32.0663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2000" calcext:value-type="float">
            <text:p>20022000</text:p>
          </table:table-cell>
          <table:table-cell office:value-type="float" office:value="0.3813607" calcext:value-type="float">
            <text:p>0.3813607</text:p>
          </table:table-cell>
          <table:table-cell office:value-type="float" office:value="131.5151" calcext:value-type="float">
            <text:p>131.51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05464" calcext:value-type="float">
            <text:p>43.05464</text:p>
          </table:table-cell>
          <table:table-cell office:value-type="float" office:value="0.0000003525964" calcext:value-type="float">
            <text:p>3.525964E-07</text:p>
          </table:table-cell>
          <table:table-cell office:value-type="float" office:value="0.0003828773" calcext:value-type="float">
            <text:p>0.0003828773</text:p>
          </table:table-cell>
          <table:table-cell office:value-type="float" office:value="-0.001522344" calcext:value-type="float">
            <text:p>-0.001522344</text:p>
          </table:table-cell>
          <table:table-cell office:value-type="float" office:value="1646.403" calcext:value-type="float">
            <text:p>1646.403</text:p>
          </table:table-cell>
          <table:table-cell office:value-type="float" office:value="0.6665029" calcext:value-type="float">
            <text:p>0.6665029</text:p>
          </table:table-cell>
          <table:table-cell office:value-type="float" office:value="0" calcext:value-type="float">
            <text:p>0</text:p>
          </table:table-cell>
          <table:table-cell office:value-type="float" office:value="0.353831" calcext:value-type="float">
            <text:p>0.353831</text:p>
          </table:table-cell>
          <table:table-cell office:value-type="float" office:value="0.4064212" calcext:value-type="float">
            <text:p>0.4064212</text:p>
          </table:table-cell>
          <table:table-cell office:value-type="float" office:value="0.1826544" calcext:value-type="float">
            <text:p>0.1826544</text:p>
          </table:table-cell>
          <table:table-cell office:value-type="float" office:value="0.1825793" calcext:value-type="float">
            <text:p>0.18257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98645" calcext:value-type="float">
            <text:p>28.98645</text:p>
          </table:table-cell>
          <table:table-cell office:value-type="float" office:value="32.05622" calcext:value-type="float">
            <text:p>32.0562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22000" calcext:value-type="float">
            <text:p>21022000</text:p>
          </table:table-cell>
          <table:table-cell office:value-type="float" office:value="0.3812917" calcext:value-type="float">
            <text:p>0.3812917</text:p>
          </table:table-cell>
          <table:table-cell office:value-type="float" office:value="131.5146" calcext:value-type="float">
            <text:p>131.5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03219" calcext:value-type="float">
            <text:p>43.03219</text:p>
          </table:table-cell>
          <table:table-cell office:value-type="float" office:value="0.0000003525964" calcext:value-type="float">
            <text:p>3.525964E-07</text:p>
          </table:table-cell>
          <table:table-cell office:value-type="float" office:value="0.0003895842" calcext:value-type="float">
            <text:p>0.0003895842</text:p>
          </table:table-cell>
          <table:table-cell office:value-type="float" office:value="-0.001613966" calcext:value-type="float">
            <text:p>-0.001613966</text:p>
          </table:table-cell>
          <table:table-cell office:value-type="float" office:value="1646.427" calcext:value-type="float">
            <text:p>1646.427</text:p>
          </table:table-cell>
          <table:table-cell office:value-type="float" office:value="0.6659988" calcext:value-type="float">
            <text:p>0.6659988</text:p>
          </table:table-cell>
          <table:table-cell office:value-type="float" office:value="0" calcext:value-type="float">
            <text:p>0</text:p>
          </table:table-cell>
          <table:table-cell office:value-type="float" office:value="0.3529443" calcext:value-type="float">
            <text:p>0.3529443</text:p>
          </table:table-cell>
          <table:table-cell office:value-type="float" office:value="0.4052363" calcext:value-type="float">
            <text:p>0.4052363</text:p>
          </table:table-cell>
          <table:table-cell office:value-type="float" office:value="0.1823396" calcext:value-type="float">
            <text:p>0.1823396</text:p>
          </table:table-cell>
          <table:table-cell office:value-type="float" office:value="0.1822623" calcext:value-type="float">
            <text:p>0.18226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98115" calcext:value-type="float">
            <text:p>28.98115</text:p>
          </table:table-cell>
          <table:table-cell office:value-type="float" office:value="32.04583" calcext:value-type="float">
            <text:p>32.0458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22000" calcext:value-type="float">
            <text:p>22022000</text:p>
          </table:table-cell>
          <table:table-cell office:value-type="float" office:value="0.3812224" calcext:value-type="float">
            <text:p>0.3812224</text:p>
          </table:table-cell>
          <table:table-cell office:value-type="float" office:value="131.514" calcext:value-type="float">
            <text:p>131.5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00973" calcext:value-type="float">
            <text:p>43.00973</text:p>
          </table:table-cell>
          <table:table-cell office:value-type="float" office:value="0.0000003525964" calcext:value-type="float">
            <text:p>3.525964E-07</text:p>
          </table:table-cell>
          <table:table-cell office:value-type="float" office:value="0.0003964254" calcext:value-type="float">
            <text:p>0.0003964254</text:p>
          </table:table-cell>
          <table:table-cell office:value-type="float" office:value="-0.001673898" calcext:value-type="float">
            <text:p>-0.001673898</text:p>
          </table:table-cell>
          <table:table-cell office:value-type="float" office:value="1646.45" calcext:value-type="float">
            <text:p>1646.45</text:p>
          </table:table-cell>
          <table:table-cell office:value-type="float" office:value="0.6654952" calcext:value-type="float">
            <text:p>0.6654952</text:p>
          </table:table-cell>
          <table:table-cell office:value-type="float" office:value="0" calcext:value-type="float">
            <text:p>0</text:p>
          </table:table-cell>
          <table:table-cell office:value-type="float" office:value="0.3526323" calcext:value-type="float">
            <text:p>0.3526323</text:p>
          </table:table-cell>
          <table:table-cell office:value-type="float" office:value="0.4049746" calcext:value-type="float">
            <text:p>0.4049746</text:p>
          </table:table-cell>
          <table:table-cell office:value-type="float" office:value="0.1820255" calcext:value-type="float">
            <text:p>0.1820255</text:p>
          </table:table-cell>
          <table:table-cell office:value-type="float" office:value="0.1819457" calcext:value-type="float">
            <text:p>0.18194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97588" calcext:value-type="float">
            <text:p>28.97588</text:p>
          </table:table-cell>
          <table:table-cell office:value-type="float" office:value="32.03519" calcext:value-type="float">
            <text:p>32.0351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022000" calcext:value-type="float">
            <text:p>23022000</text:p>
          </table:table-cell>
          <table:table-cell office:value-type="float" office:value="0.3811525" calcext:value-type="float">
            <text:p>0.3811525</text:p>
          </table:table-cell>
          <table:table-cell office:value-type="float" office:value="131.5134" calcext:value-type="float">
            <text:p>131.5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98729" calcext:value-type="float">
            <text:p>42.98729</text:p>
          </table:table-cell>
          <table:table-cell office:value-type="float" office:value="0.0000003525964" calcext:value-type="float">
            <text:p>3.525964E-07</text:p>
          </table:table-cell>
          <table:table-cell office:value-type="float" office:value="0.0004034346" calcext:value-type="float">
            <text:p>0.0004034346</text:p>
          </table:table-cell>
          <table:table-cell office:value-type="float" office:value="-0.001695715" calcext:value-type="float">
            <text:p>-0.001695715</text:p>
          </table:table-cell>
          <table:table-cell office:value-type="float" office:value="1646.473" calcext:value-type="float">
            <text:p>1646.473</text:p>
          </table:table-cell>
          <table:table-cell office:value-type="float" office:value="0.6649941" calcext:value-type="float">
            <text:p>0.6649941</text:p>
          </table:table-cell>
          <table:table-cell office:value-type="float" office:value="0" calcext:value-type="float">
            <text:p>0</text:p>
          </table:table-cell>
          <table:table-cell office:value-type="float" office:value="0.3457178" calcext:value-type="float">
            <text:p>0.3457178</text:p>
          </table:table-cell>
          <table:table-cell office:value-type="float" office:value="0.4021924" calcext:value-type="float">
            <text:p>0.4021924</text:p>
          </table:table-cell>
          <table:table-cell office:value-type="float" office:value="0.1817131" calcext:value-type="float">
            <text:p>0.1817131</text:p>
          </table:table-cell>
          <table:table-cell office:value-type="float" office:value="0.1816297" calcext:value-type="float">
            <text:p>0.1816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96999" calcext:value-type="float">
            <text:p>28.96999</text:p>
          </table:table-cell>
          <table:table-cell office:value-type="float" office:value="32.02427" calcext:value-type="float">
            <text:p>32.0242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22000" calcext:value-type="float">
            <text:p>24022000</text:p>
          </table:table-cell>
          <table:table-cell office:value-type="float" office:value="0.381081" calcext:value-type="float">
            <text:p>0.381081</text:p>
          </table:table-cell>
          <table:table-cell office:value-type="float" office:value="131.5129" calcext:value-type="float">
            <text:p>131.5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96478" calcext:value-type="float">
            <text:p>42.96478</text:p>
          </table:table-cell>
          <table:table-cell office:value-type="float" office:value="0.0000003525964" calcext:value-type="float">
            <text:p>3.525964E-07</text:p>
          </table:table-cell>
          <table:table-cell office:value-type="float" office:value="0.0004104989" calcext:value-type="float">
            <text:p>0.0004104989</text:p>
          </table:table-cell>
          <table:table-cell office:value-type="float" office:value="-0.001707584" calcext:value-type="float">
            <text:p>-0.001707584</text:p>
          </table:table-cell>
          <table:table-cell office:value-type="float" office:value="1646.496" calcext:value-type="float">
            <text:p>1646.496</text:p>
          </table:table-cell>
          <table:table-cell office:value-type="float" office:value="0.664494" calcext:value-type="float">
            <text:p>0.664494</text:p>
          </table:table-cell>
          <table:table-cell office:value-type="float" office:value="0" calcext:value-type="float">
            <text:p>0</text:p>
          </table:table-cell>
          <table:table-cell office:value-type="float" office:value="0.3342971" calcext:value-type="float">
            <text:p>0.3342971</text:p>
          </table:table-cell>
          <table:table-cell office:value-type="float" office:value="0.3988788" calcext:value-type="float">
            <text:p>0.3988788</text:p>
          </table:table-cell>
          <table:table-cell office:value-type="float" office:value="0.1814035" calcext:value-type="float">
            <text:p>0.1814035</text:p>
          </table:table-cell>
          <table:table-cell office:value-type="float" office:value="0.1813142" calcext:value-type="float">
            <text:p>0.1813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96261" calcext:value-type="float">
            <text:p>28.96261</text:p>
          </table:table-cell>
          <table:table-cell office:value-type="float" office:value="32.01239" calcext:value-type="float">
            <text:p>32.0123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22000" calcext:value-type="float">
            <text:p>25022000</text:p>
          </table:table-cell>
          <table:table-cell office:value-type="float" office:value="0.3810072" calcext:value-type="float">
            <text:p>0.3810072</text:p>
          </table:table-cell>
          <table:table-cell office:value-type="float" office:value="131.5123" calcext:value-type="float">
            <text:p>131.5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94199" calcext:value-type="float">
            <text:p>42.94199</text:p>
          </table:table-cell>
          <table:table-cell office:value-type="float" office:value="0.0000003525964" calcext:value-type="float">
            <text:p>3.525964E-07</text:p>
          </table:table-cell>
          <table:table-cell office:value-type="float" office:value="0.0004169894" calcext:value-type="float">
            <text:p>0.0004169894</text:p>
          </table:table-cell>
          <table:table-cell office:value-type="float" office:value="-0.001912496" calcext:value-type="float">
            <text:p>-0.001912496</text:p>
          </table:table-cell>
          <table:table-cell office:value-type="float" office:value="1646.519" calcext:value-type="float">
            <text:p>1646.519</text:p>
          </table:table-cell>
          <table:table-cell office:value-type="float" office:value="0.6639979" calcext:value-type="float">
            <text:p>0.6639979</text:p>
          </table:table-cell>
          <table:table-cell office:value-type="float" office:value="0" calcext:value-type="float">
            <text:p>0</text:p>
          </table:table-cell>
          <table:table-cell office:value-type="float" office:value="0.3396794" calcext:value-type="float">
            <text:p>0.3396794</text:p>
          </table:table-cell>
          <table:table-cell office:value-type="float" office:value="0.4004395" calcext:value-type="float">
            <text:p>0.4004395</text:p>
          </table:table-cell>
          <table:table-cell office:value-type="float" office:value="0.1810973" calcext:value-type="float">
            <text:p>0.1810973</text:p>
          </table:table-cell>
          <table:table-cell office:value-type="float" office:value="0.1809994" calcext:value-type="float">
            <text:p>0.1809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9537" calcext:value-type="float">
            <text:p>28.9537</text:p>
          </table:table-cell>
          <table:table-cell office:value-type="float" office:value="31.99952" calcext:value-type="float">
            <text:p>31.9995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22000" calcext:value-type="float">
            <text:p>26022000</text:p>
          </table:table-cell>
          <table:table-cell office:value-type="float" office:value="0.3809328" calcext:value-type="float">
            <text:p>0.3809328</text:p>
          </table:table-cell>
          <table:table-cell office:value-type="float" office:value="131.5117" calcext:value-type="float">
            <text:p>131.5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91916" calcext:value-type="float">
            <text:p>42.91916</text:p>
          </table:table-cell>
          <table:table-cell office:value-type="float" office:value="0.0000003525964" calcext:value-type="float">
            <text:p>3.525964E-07</text:p>
          </table:table-cell>
          <table:table-cell office:value-type="float" office:value="0.0004246414" calcext:value-type="float">
            <text:p>0.0004246414</text:p>
          </table:table-cell>
          <table:table-cell office:value-type="float" office:value="-0.001880839" calcext:value-type="float">
            <text:p>-0.001880839</text:p>
          </table:table-cell>
          <table:table-cell office:value-type="float" office:value="1646.542" calcext:value-type="float">
            <text:p>1646.542</text:p>
          </table:table-cell>
          <table:table-cell office:value-type="float" office:value="0.6635044" calcext:value-type="float">
            <text:p>0.6635044</text:p>
          </table:table-cell>
          <table:table-cell office:value-type="float" office:value="0" calcext:value-type="float">
            <text:p>0</text:p>
          </table:table-cell>
          <table:table-cell office:value-type="float" office:value="0.3424326" calcext:value-type="float">
            <text:p>0.3424326</text:p>
          </table:table-cell>
          <table:table-cell office:value-type="float" office:value="0.403064" calcext:value-type="float">
            <text:p>0.403064</text:p>
          </table:table-cell>
          <table:table-cell office:value-type="float" office:value="0.1807906" calcext:value-type="float">
            <text:p>0.1807906</text:p>
          </table:table-cell>
          <table:table-cell office:value-type="float" office:value="0.1806854" calcext:value-type="float">
            <text:p>0.18068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94498" calcext:value-type="float">
            <text:p>28.94498</text:p>
          </table:table-cell>
          <table:table-cell office:value-type="float" office:value="31.98637" calcext:value-type="float">
            <text:p>31.9863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022000" calcext:value-type="float">
            <text:p>27022000</text:p>
          </table:table-cell>
          <table:table-cell office:value-type="float" office:value="0.3808576" calcext:value-type="float">
            <text:p>0.3808576</text:p>
          </table:table-cell>
          <table:table-cell office:value-type="float" office:value="131.5112" calcext:value-type="float">
            <text:p>131.5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89611" calcext:value-type="float">
            <text:p>42.89611</text:p>
          </table:table-cell>
          <table:table-cell office:value-type="float" office:value="0.0000003525964" calcext:value-type="float">
            <text:p>3.525964E-07</text:p>
          </table:table-cell>
          <table:table-cell office:value-type="float" office:value="0.0004333539" calcext:value-type="float">
            <text:p>0.0004333539</text:p>
          </table:table-cell>
          <table:table-cell office:value-type="float" office:value="-0.001938692" calcext:value-type="float">
            <text:p>-0.001938692</text:p>
          </table:table-cell>
          <table:table-cell office:value-type="float" office:value="1646.565" calcext:value-type="float">
            <text:p>1646.565</text:p>
          </table:table-cell>
          <table:table-cell office:value-type="float" office:value="0.6630125" calcext:value-type="float">
            <text:p>0.6630125</text:p>
          </table:table-cell>
          <table:table-cell office:value-type="float" office:value="0" calcext:value-type="float">
            <text:p>0</text:p>
          </table:table-cell>
          <table:table-cell office:value-type="float" office:value="0.3163842" calcext:value-type="float">
            <text:p>0.3163842</text:p>
          </table:table-cell>
          <table:table-cell office:value-type="float" office:value="0.4031767" calcext:value-type="float">
            <text:p>0.4031767</text:p>
          </table:table-cell>
          <table:table-cell office:value-type="float" office:value="0.1804793" calcext:value-type="float">
            <text:p>0.1804793</text:p>
          </table:table-cell>
          <table:table-cell office:value-type="float" office:value="0.1803718" calcext:value-type="float">
            <text:p>0.18037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93427" calcext:value-type="float">
            <text:p>28.93427</text:p>
          </table:table-cell>
          <table:table-cell office:value-type="float" office:value="31.97307" calcext:value-type="float">
            <text:p>31.9730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22000" calcext:value-type="float">
            <text:p>28022000</text:p>
          </table:table-cell>
          <table:table-cell office:value-type="float" office:value="0.3807814" calcext:value-type="float">
            <text:p>0.3807814</text:p>
          </table:table-cell>
          <table:table-cell office:value-type="float" office:value="131.5106" calcext:value-type="float">
            <text:p>131.5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87304" calcext:value-type="float">
            <text:p>42.87304</text:p>
          </table:table-cell>
          <table:table-cell office:value-type="float" office:value="0.0000003525964" calcext:value-type="float">
            <text:p>3.525964E-07</text:p>
          </table:table-cell>
          <table:table-cell office:value-type="float" office:value="0.0004481396" calcext:value-type="float">
            <text:p>0.0004481396</text:p>
          </table:table-cell>
          <table:table-cell office:value-type="float" office:value="-0.001709424" calcext:value-type="float">
            <text:p>-0.001709424</text:p>
          </table:table-cell>
          <table:table-cell office:value-type="float" office:value="1646.588" calcext:value-type="float">
            <text:p>1646.588</text:p>
          </table:table-cell>
          <table:table-cell office:value-type="float" office:value="0.6625249" calcext:value-type="float">
            <text:p>0.6625249</text:p>
          </table:table-cell>
          <table:table-cell office:value-type="float" office:value="0" calcext:value-type="float">
            <text:p>0</text:p>
          </table:table-cell>
          <table:table-cell office:value-type="float" office:value="0.333166" calcext:value-type="float">
            <text:p>0.333166</text:p>
          </table:table-cell>
          <table:table-cell office:value-type="float" office:value="0.4052033" calcext:value-type="float">
            <text:p>0.4052033</text:p>
          </table:table-cell>
          <table:table-cell office:value-type="float" office:value="0.1801731" calcext:value-type="float">
            <text:p>0.1801731</text:p>
          </table:table-cell>
          <table:table-cell office:value-type="float" office:value="0.1800591" calcext:value-type="float">
            <text:p>0.18005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92285" calcext:value-type="float">
            <text:p>28.92285</text:p>
          </table:table-cell>
          <table:table-cell office:value-type="float" office:value="31.95967" calcext:value-type="float">
            <text:p>31.959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9022000" calcext:value-type="float">
            <text:p>29022000</text:p>
          </table:table-cell>
          <table:table-cell office:value-type="float" office:value="0.3807053" calcext:value-type="float">
            <text:p>0.3807053</text:p>
          </table:table-cell>
          <table:table-cell office:value-type="float" office:value="131.51" calcext:value-type="float">
            <text:p>131.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85022" calcext:value-type="float">
            <text:p>42.85022</text:p>
          </table:table-cell>
          <table:table-cell office:value-type="float" office:value="0.0000003525964" calcext:value-type="float">
            <text:p>3.525964E-07</text:p>
          </table:table-cell>
          <table:table-cell office:value-type="float" office:value="0.0004633188" calcext:value-type="float">
            <text:p>0.0004633188</text:p>
          </table:table-cell>
          <table:table-cell office:value-type="float" office:value="-0.001505449" calcext:value-type="float">
            <text:p>-0.001505449</text:p>
          </table:table-cell>
          <table:table-cell office:value-type="float" office:value="1646.611" calcext:value-type="float">
            <text:p>1646.611</text:p>
          </table:table-cell>
          <table:table-cell office:value-type="float" office:value="0.6620397" calcext:value-type="float">
            <text:p>0.6620397</text:p>
          </table:table-cell>
          <table:table-cell office:value-type="float" office:value="0" calcext:value-type="float">
            <text:p>0</text:p>
          </table:table-cell>
          <table:table-cell office:value-type="float" office:value="0.3453183" calcext:value-type="float">
            <text:p>0.3453183</text:p>
          </table:table-cell>
          <table:table-cell office:value-type="float" office:value="0.4066503" calcext:value-type="float">
            <text:p>0.4066503</text:p>
          </table:table-cell>
          <table:table-cell office:value-type="float" office:value="0.179866" calcext:value-type="float">
            <text:p>0.179866</text:p>
          </table:table-cell>
          <table:table-cell office:value-type="float" office:value="0.1797468" calcext:value-type="float">
            <text:p>0.17974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91343" calcext:value-type="float">
            <text:p>28.91343</text:p>
          </table:table-cell>
          <table:table-cell office:value-type="float" office:value="31.94614" calcext:value-type="float">
            <text:p>31.9461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32000" calcext:value-type="float">
            <text:p>1032000</text:p>
          </table:table-cell>
          <table:table-cell office:value-type="float" office:value="0.3806289" calcext:value-type="float">
            <text:p>0.3806289</text:p>
          </table:table-cell>
          <table:table-cell office:value-type="float" office:value="131.5095" calcext:value-type="float">
            <text:p>131.50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82762" calcext:value-type="float">
            <text:p>42.82762</text:p>
          </table:table-cell>
          <table:table-cell office:value-type="float" office:value="0.0000003525964" calcext:value-type="float">
            <text:p>3.525964E-07</text:p>
          </table:table-cell>
          <table:table-cell office:value-type="float" office:value="0.0004775045" calcext:value-type="float">
            <text:p>0.0004775045</text:p>
          </table:table-cell>
          <table:table-cell office:value-type="float" office:value="-0.001343869" calcext:value-type="float">
            <text:p>-0.001343869</text:p>
          </table:table-cell>
          <table:table-cell office:value-type="float" office:value="1646.635" calcext:value-type="float">
            <text:p>1646.635</text:p>
          </table:table-cell>
          <table:table-cell office:value-type="float" office:value="0.6615555" calcext:value-type="float">
            <text:p>0.6615555</text:p>
          </table:table-cell>
          <table:table-cell office:value-type="float" office:value="0" calcext:value-type="float">
            <text:p>0</text:p>
          </table:table-cell>
          <table:table-cell office:value-type="float" office:value="0.3474283" calcext:value-type="float">
            <text:p>0.3474283</text:p>
          </table:table-cell>
          <table:table-cell office:value-type="float" office:value="0.4071513" calcext:value-type="float">
            <text:p>0.4071513</text:p>
          </table:table-cell>
          <table:table-cell office:value-type="float" office:value="0.1795576" calcext:value-type="float">
            <text:p>0.1795576</text:p>
          </table:table-cell>
          <table:table-cell office:value-type="float" office:value="0.1794347" calcext:value-type="float">
            <text:p>0.17943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90511" calcext:value-type="float">
            <text:p>28.90511</text:p>
          </table:table-cell>
          <table:table-cell office:value-type="float" office:value="31.93255" calcext:value-type="float">
            <text:p>31.9325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32000" calcext:value-type="float">
            <text:p>2032000</text:p>
          </table:table-cell>
          <table:table-cell office:value-type="float" office:value="0.3805521" calcext:value-type="float">
            <text:p>0.3805521</text:p>
          </table:table-cell>
          <table:table-cell office:value-type="float" office:value="131.5089" calcext:value-type="float">
            <text:p>131.50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80507" calcext:value-type="float">
            <text:p>42.80507</text:p>
          </table:table-cell>
          <table:table-cell office:value-type="float" office:value="0.0000003525964" calcext:value-type="float">
            <text:p>3.525964E-07</text:p>
          </table:table-cell>
          <table:table-cell office:value-type="float" office:value="0.0004911977" calcext:value-type="float">
            <text:p>0.0004911977</text:p>
          </table:table-cell>
          <table:table-cell office:value-type="float" office:value="-0.001162814" calcext:value-type="float">
            <text:p>-0.001162814</text:p>
          </table:table-cell>
          <table:table-cell office:value-type="float" office:value="1646.658" calcext:value-type="float">
            <text:p>1646.658</text:p>
          </table:table-cell>
          <table:table-cell office:value-type="float" office:value="0.6610754" calcext:value-type="float">
            <text:p>0.6610754</text:p>
          </table:table-cell>
          <table:table-cell office:value-type="float" office:value="0" calcext:value-type="float">
            <text:p>0</text:p>
          </table:table-cell>
          <table:table-cell office:value-type="float" office:value="0.3505794" calcext:value-type="float">
            <text:p>0.3505794</text:p>
          </table:table-cell>
          <table:table-cell office:value-type="float" office:value="0.4071795" calcext:value-type="float">
            <text:p>0.4071795</text:p>
          </table:table-cell>
          <table:table-cell office:value-type="float" office:value="0.1792489" calcext:value-type="float">
            <text:p>0.1792489</text:p>
          </table:table-cell>
          <table:table-cell office:value-type="float" office:value="0.1791236" calcext:value-type="float">
            <text:p>0.1791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89722" calcext:value-type="float">
            <text:p>28.89722</text:p>
          </table:table-cell>
          <table:table-cell office:value-type="float" office:value="31.91896" calcext:value-type="float">
            <text:p>31.9189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032000" calcext:value-type="float">
            <text:p>3032000</text:p>
          </table:table-cell>
          <table:table-cell office:value-type="float" office:value="0.380475" calcext:value-type="float">
            <text:p>0.380475</text:p>
          </table:table-cell>
          <table:table-cell office:value-type="float" office:value="131.5083" calcext:value-type="float">
            <text:p>131.5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78266" calcext:value-type="float">
            <text:p>42.78266</text:p>
          </table:table-cell>
          <table:table-cell office:value-type="float" office:value="0.0000003525964" calcext:value-type="float">
            <text:p>3.525964E-07</text:p>
          </table:table-cell>
          <table:table-cell office:value-type="float" office:value="0.0005034695" calcext:value-type="float">
            <text:p>0.0005034695</text:p>
          </table:table-cell>
          <table:table-cell office:value-type="float" office:value="-0.001021071" calcext:value-type="float">
            <text:p>-0.001021071</text:p>
          </table:table-cell>
          <table:table-cell office:value-type="float" office:value="1646.681" calcext:value-type="float">
            <text:p>1646.681</text:p>
          </table:table-cell>
          <table:table-cell office:value-type="float" office:value="0.6605968" calcext:value-type="float">
            <text:p>0.6605968</text:p>
          </table:table-cell>
          <table:table-cell office:value-type="float" office:value="0" calcext:value-type="float">
            <text:p>0</text:p>
          </table:table-cell>
          <table:table-cell office:value-type="float" office:value="0.3485941" calcext:value-type="float">
            <text:p>0.3485941</text:p>
          </table:table-cell>
          <table:table-cell office:value-type="float" office:value="0.4073613" calcext:value-type="float">
            <text:p>0.4073613</text:p>
          </table:table-cell>
          <table:table-cell office:value-type="float" office:value="0.1789405" calcext:value-type="float">
            <text:p>0.1789405</text:p>
          </table:table-cell>
          <table:table-cell office:value-type="float" office:value="0.178813" calcext:value-type="float">
            <text:p>0.1788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88922" calcext:value-type="float">
            <text:p>28.88922</text:p>
          </table:table-cell>
          <table:table-cell office:value-type="float" office:value="31.90526" calcext:value-type="float">
            <text:p>31.9052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32000" calcext:value-type="float">
            <text:p>4032000</text:p>
          </table:table-cell>
          <table:table-cell office:value-type="float" office:value="0.3803976" calcext:value-type="float">
            <text:p>0.3803976</text:p>
          </table:table-cell>
          <table:table-cell office:value-type="float" office:value="131.5078" calcext:value-type="float">
            <text:p>131.5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76023" calcext:value-type="float">
            <text:p>42.76023</text:p>
          </table:table-cell>
          <table:table-cell office:value-type="float" office:value="0.0000003525964" calcext:value-type="float">
            <text:p>3.525964E-07</text:p>
          </table:table-cell>
          <table:table-cell office:value-type="float" office:value="0.0005146171" calcext:value-type="float">
            <text:p>0.0005146171</text:p>
          </table:table-cell>
          <table:table-cell office:value-type="float" office:value="-0.0008907206" calcext:value-type="float">
            <text:p>-0.0008907206</text:p>
          </table:table-cell>
          <table:table-cell office:value-type="float" office:value="1646.705" calcext:value-type="float">
            <text:p>1646.705</text:p>
          </table:table-cell>
          <table:table-cell office:value-type="float" office:value="0.6601196" calcext:value-type="float">
            <text:p>0.6601196</text:p>
          </table:table-cell>
          <table:table-cell office:value-type="float" office:value="0" calcext:value-type="float">
            <text:p>0</text:p>
          </table:table-cell>
          <table:table-cell office:value-type="float" office:value="0.3508614" calcext:value-type="float">
            <text:p>0.3508614</text:p>
          </table:table-cell>
          <table:table-cell office:value-type="float" office:value="0.4074818" calcext:value-type="float">
            <text:p>0.4074818</text:p>
          </table:table-cell>
          <table:table-cell office:value-type="float" office:value="0.1786332" calcext:value-type="float">
            <text:p>0.1786332</text:p>
          </table:table-cell>
          <table:table-cell office:value-type="float" office:value="0.1785028" calcext:value-type="float">
            <text:p>0.1785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8812" calcext:value-type="float">
            <text:p>28.8812</text:p>
          </table:table-cell>
          <table:table-cell office:value-type="float" office:value="31.8914" calcext:value-type="float">
            <text:p>31.891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32000" calcext:value-type="float">
            <text:p>5032000</text:p>
          </table:table-cell>
          <table:table-cell office:value-type="float" office:value="0.3803202" calcext:value-type="float">
            <text:p>0.3803202</text:p>
          </table:table-cell>
          <table:table-cell office:value-type="float" office:value="131.5072" calcext:value-type="float">
            <text:p>131.5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73777" calcext:value-type="float">
            <text:p>42.73777</text:p>
          </table:table-cell>
          <table:table-cell office:value-type="float" office:value="0.0000003525964" calcext:value-type="float">
            <text:p>3.525964E-07</text:p>
          </table:table-cell>
          <table:table-cell office:value-type="float" office:value="0.0005244535" calcext:value-type="float">
            <text:p>0.0005244535</text:p>
          </table:table-cell>
          <table:table-cell office:value-type="float" office:value="-0.0008658872" calcext:value-type="float">
            <text:p>-0.0008658872</text:p>
          </table:table-cell>
          <table:table-cell office:value-type="float" office:value="1646.728" calcext:value-type="float">
            <text:p>1646.728</text:p>
          </table:table-cell>
          <table:table-cell office:value-type="float" office:value="0.6596452" calcext:value-type="float">
            <text:p>0.6596452</text:p>
          </table:table-cell>
          <table:table-cell office:value-type="float" office:value="0" calcext:value-type="float">
            <text:p>0</text:p>
          </table:table-cell>
          <table:table-cell office:value-type="float" office:value="0.3513687" calcext:value-type="float">
            <text:p>0.3513687</text:p>
          </table:table-cell>
          <table:table-cell office:value-type="float" office:value="0.4072668" calcext:value-type="float">
            <text:p>0.4072668</text:p>
          </table:table-cell>
          <table:table-cell office:value-type="float" office:value="0.1783253" calcext:value-type="float">
            <text:p>0.1783253</text:p>
          </table:table-cell>
          <table:table-cell office:value-type="float" office:value="0.1781931" calcext:value-type="float">
            <text:p>0.17819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87348" calcext:value-type="float">
            <text:p>28.87348</text:p>
          </table:table-cell>
          <table:table-cell office:value-type="float" office:value="31.87753" calcext:value-type="float">
            <text:p>31.8775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032000" calcext:value-type="float">
            <text:p>6032000</text:p>
          </table:table-cell>
          <table:table-cell office:value-type="float" office:value="0.3802425" calcext:value-type="float">
            <text:p>0.3802425</text:p>
          </table:table-cell>
          <table:table-cell office:value-type="float" office:value="131.5066" calcext:value-type="float">
            <text:p>131.50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71521" calcext:value-type="float">
            <text:p>42.71521</text:p>
          </table:table-cell>
          <table:table-cell office:value-type="float" office:value="0.0000003525964" calcext:value-type="float">
            <text:p>3.525964E-07</text:p>
          </table:table-cell>
          <table:table-cell office:value-type="float" office:value="0.000535081" calcext:value-type="float">
            <text:p>0.000535081</text:p>
          </table:table-cell>
          <table:table-cell office:value-type="float" office:value="-0.0007822337" calcext:value-type="float">
            <text:p>-0.0007822337</text:p>
          </table:table-cell>
          <table:table-cell office:value-type="float" office:value="1646.751" calcext:value-type="float">
            <text:p>1646.751</text:p>
          </table:table-cell>
          <table:table-cell office:value-type="float" office:value="0.6591719" calcext:value-type="float">
            <text:p>0.6591719</text:p>
          </table:table-cell>
          <table:table-cell office:value-type="float" office:value="0" calcext:value-type="float">
            <text:p>0</text:p>
          </table:table-cell>
          <table:table-cell office:value-type="float" office:value="0.3342144" calcext:value-type="float">
            <text:p>0.3342144</text:p>
          </table:table-cell>
          <table:table-cell office:value-type="float" office:value="0.4060715" calcext:value-type="float">
            <text:p>0.4060715</text:p>
          </table:table-cell>
          <table:table-cell office:value-type="float" office:value="0.1780159" calcext:value-type="float">
            <text:p>0.1780159</text:p>
          </table:table-cell>
          <table:table-cell office:value-type="float" office:value="0.1778842" calcext:value-type="float">
            <text:p>0.17788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86423" calcext:value-type="float">
            <text:p>28.86423</text:p>
          </table:table-cell>
          <table:table-cell office:value-type="float" office:value="31.8636" calcext:value-type="float">
            <text:p>31.863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032000" calcext:value-type="float">
            <text:p>7032000</text:p>
          </table:table-cell>
          <table:table-cell office:value-type="float" office:value="0.3801644" calcext:value-type="float">
            <text:p>0.3801644</text:p>
          </table:table-cell>
          <table:table-cell office:value-type="float" office:value="131.506" calcext:value-type="float">
            <text:p>131.5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69065" calcext:value-type="float">
            <text:p>42.69065</text:p>
          </table:table-cell>
          <table:table-cell office:value-type="float" office:value="0.0000003525964" calcext:value-type="float">
            <text:p>3.525964E-07</text:p>
          </table:table-cell>
          <table:table-cell office:value-type="float" office:value="0.0005474463" calcext:value-type="float">
            <text:p>0.0005474463</text:p>
          </table:table-cell>
          <table:table-cell office:value-type="float" office:value="-0.0006560608" calcext:value-type="float">
            <text:p>-0.0006560608</text:p>
          </table:table-cell>
          <table:table-cell office:value-type="float" office:value="1646.783" calcext:value-type="float">
            <text:p>1646.783</text:p>
          </table:table-cell>
          <table:table-cell office:value-type="float" office:value="0.6586998" calcext:value-type="float">
            <text:p>0.6586998</text:p>
          </table:table-cell>
          <table:table-cell office:value-type="float" office:value="0" calcext:value-type="float">
            <text:p>0</text:p>
          </table:table-cell>
          <table:table-cell office:value-type="float" office:value="0.3389743" calcext:value-type="float">
            <text:p>0.3389743</text:p>
          </table:table-cell>
          <table:table-cell office:value-type="float" office:value="0.4059992" calcext:value-type="float">
            <text:p>0.4059992</text:p>
          </table:table-cell>
          <table:table-cell office:value-type="float" office:value="0.1777102" calcext:value-type="float">
            <text:p>0.1777102</text:p>
          </table:table-cell>
          <table:table-cell office:value-type="float" office:value="0.1775758" calcext:value-type="float">
            <text:p>0.17757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85406" calcext:value-type="float">
            <text:p>28.85406</text:p>
          </table:table-cell>
          <table:table-cell office:value-type="float" office:value="31.84959" calcext:value-type="float">
            <text:p>31.8495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032000" calcext:value-type="float">
            <text:p>8032000</text:p>
          </table:table-cell>
          <table:table-cell office:value-type="float" office:value="0.3800863" calcext:value-type="float">
            <text:p>0.3800863</text:p>
          </table:table-cell>
          <table:table-cell office:value-type="float" office:value="131.5054" calcext:value-type="float">
            <text:p>131.5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65794" calcext:value-type="float">
            <text:p>42.65794</text:p>
          </table:table-cell>
          <table:table-cell office:value-type="float" office:value="0.0000003525964" calcext:value-type="float">
            <text:p>3.525964E-07</text:p>
          </table:table-cell>
          <table:table-cell office:value-type="float" office:value="0.000561905" calcext:value-type="float">
            <text:p>0.000561905</text:p>
          </table:table-cell>
          <table:table-cell office:value-type="float" office:value="-0.0004239147" calcext:value-type="float">
            <text:p>-0.0004239147</text:p>
          </table:table-cell>
          <table:table-cell office:value-type="float" office:value="1646.823" calcext:value-type="float">
            <text:p>1646.823</text:p>
          </table:table-cell>
          <table:table-cell office:value-type="float" office:value="0.6582293" calcext:value-type="float">
            <text:p>0.6582293</text:p>
          </table:table-cell>
          <table:table-cell office:value-type="float" office:value="0" calcext:value-type="float">
            <text:p>0</text:p>
          </table:table-cell>
          <table:table-cell office:value-type="float" office:value="0.318152" calcext:value-type="float">
            <text:p>0.318152</text:p>
          </table:table-cell>
          <table:table-cell office:value-type="float" office:value="0.4047548" calcext:value-type="float">
            <text:p>0.4047548</text:p>
          </table:table-cell>
          <table:table-cell office:value-type="float" office:value="0.1774017" calcext:value-type="float">
            <text:p>0.1774017</text:p>
          </table:table-cell>
          <table:table-cell office:value-type="float" office:value="0.1772676" calcext:value-type="float">
            <text:p>0.17726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84282" calcext:value-type="float">
            <text:p>28.84282</text:p>
          </table:table-cell>
          <table:table-cell office:value-type="float" office:value="31.83538" calcext:value-type="float">
            <text:p>31.8353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032000" calcext:value-type="float">
            <text:p>9032000</text:p>
          </table:table-cell>
          <table:table-cell office:value-type="float" office:value="0.3800081" calcext:value-type="float">
            <text:p>0.3800081</text:p>
          </table:table-cell>
          <table:table-cell office:value-type="float" office:value="131.5048" calcext:value-type="float">
            <text:p>131.5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62252" calcext:value-type="float">
            <text:p>42.62252</text:p>
          </table:table-cell>
          <table:table-cell office:value-type="float" office:value="0.0000003525964" calcext:value-type="float">
            <text:p>3.525964E-07</text:p>
          </table:table-cell>
          <table:table-cell office:value-type="float" office:value="0.0005792431" calcext:value-type="float">
            <text:p>0.0005792431</text:p>
          </table:table-cell>
          <table:table-cell office:value-type="float" office:value="-0.0001004131" calcext:value-type="float">
            <text:p>-0.0001004131</text:p>
          </table:table-cell>
          <table:table-cell office:value-type="float" office:value="1646.86" calcext:value-type="float">
            <text:p>1646.86</text:p>
          </table:table-cell>
          <table:table-cell office:value-type="float" office:value="0.6577573" calcext:value-type="float">
            <text:p>0.6577573</text:p>
          </table:table-cell>
          <table:table-cell office:value-type="float" office:value="0" calcext:value-type="float">
            <text:p>0</text:p>
          </table:table-cell>
          <table:table-cell office:value-type="float" office:value="0.3037968" calcext:value-type="float">
            <text:p>0.3037968</text:p>
          </table:table-cell>
          <table:table-cell office:value-type="float" office:value="0.4037903" calcext:value-type="float">
            <text:p>0.4037903</text:p>
          </table:table-cell>
          <table:table-cell office:value-type="float" office:value="0.1770943" calcext:value-type="float">
            <text:p>0.1770943</text:p>
          </table:table-cell>
          <table:table-cell office:value-type="float" office:value="0.1769606" calcext:value-type="float">
            <text:p>0.1769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82854" calcext:value-type="float">
            <text:p>28.82854</text:p>
          </table:table-cell>
          <table:table-cell office:value-type="float" office:value="31.82105" calcext:value-type="float">
            <text:p>31.8210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32000" calcext:value-type="float">
            <text:p>10032000</text:p>
          </table:table-cell>
          <table:table-cell office:value-type="float" office:value="0.3799298" calcext:value-type="float">
            <text:p>0.3799298</text:p>
          </table:table-cell>
          <table:table-cell office:value-type="float" office:value="131.5042" calcext:value-type="float">
            <text:p>131.50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58646" calcext:value-type="float">
            <text:p>42.58646</text:p>
          </table:table-cell>
          <table:table-cell office:value-type="float" office:value="0.0000003525964" calcext:value-type="float">
            <text:p>3.525964E-07</text:p>
          </table:table-cell>
          <table:table-cell office:value-type="float" office:value="0.0005971267" calcext:value-type="float">
            <text:p>0.0005971267</text:p>
          </table:table-cell>
          <table:table-cell office:value-type="float" office:value="0.0001967173" calcext:value-type="float">
            <text:p>0.0001967173</text:p>
          </table:table-cell>
          <table:table-cell office:value-type="float" office:value="1646.899" calcext:value-type="float">
            <text:p>1646.899</text:p>
          </table:table-cell>
          <table:table-cell office:value-type="float" office:value="0.6572905" calcext:value-type="float">
            <text:p>0.6572905</text:p>
          </table:table-cell>
          <table:table-cell office:value-type="float" office:value="0" calcext:value-type="float">
            <text:p>0</text:p>
          </table:table-cell>
          <table:table-cell office:value-type="float" office:value="0.3407025" calcext:value-type="float">
            <text:p>0.3407025</text:p>
          </table:table-cell>
          <table:table-cell office:value-type="float" office:value="0.4051414" calcext:value-type="float">
            <text:p>0.4051414</text:p>
          </table:table-cell>
          <table:table-cell office:value-type="float" office:value="0.1767943" calcext:value-type="float">
            <text:p>0.1767943</text:p>
          </table:table-cell>
          <table:table-cell office:value-type="float" office:value="0.1766538" calcext:value-type="float">
            <text:p>0.17665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81629" calcext:value-type="float">
            <text:p>28.81629</text:p>
          </table:table-cell>
          <table:table-cell office:value-type="float" office:value="31.8067" calcext:value-type="float">
            <text:p>31.806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032000" calcext:value-type="float">
            <text:p>11032000</text:p>
          </table:table-cell>
          <table:table-cell office:value-type="float" office:value="0.3798517" calcext:value-type="float">
            <text:p>0.3798517</text:p>
          </table:table-cell>
          <table:table-cell office:value-type="float" office:value="131.5036" calcext:value-type="float">
            <text:p>131.5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55035" calcext:value-type="float">
            <text:p>42.55035</text:p>
          </table:table-cell>
          <table:table-cell office:value-type="float" office:value="0.0000003525964" calcext:value-type="float">
            <text:p>3.525964E-07</text:p>
          </table:table-cell>
          <table:table-cell office:value-type="float" office:value="0.0006140575" calcext:value-type="float">
            <text:p>0.0006140575</text:p>
          </table:table-cell>
          <table:table-cell office:value-type="float" office:value="0.0004847831" calcext:value-type="float">
            <text:p>0.0004847831</text:p>
          </table:table-cell>
          <table:table-cell office:value-type="float" office:value="1646.937" calcext:value-type="float">
            <text:p>1646.937</text:p>
          </table:table-cell>
          <table:table-cell office:value-type="float" office:value="0.6568257" calcext:value-type="float">
            <text:p>0.6568257</text:p>
          </table:table-cell>
          <table:table-cell office:value-type="float" office:value="0" calcext:value-type="float">
            <text:p>0</text:p>
          </table:table-cell>
          <table:table-cell office:value-type="float" office:value="0.3483972" calcext:value-type="float">
            <text:p>0.3483972</text:p>
          </table:table-cell>
          <table:table-cell office:value-type="float" office:value="0.4053105" calcext:value-type="float">
            <text:p>0.4053105</text:p>
          </table:table-cell>
          <table:table-cell office:value-type="float" office:value="0.1764908" calcext:value-type="float">
            <text:p>0.1764908</text:p>
          </table:table-cell>
          <table:table-cell office:value-type="float" office:value="0.1763474" calcext:value-type="float">
            <text:p>0.1763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80751" calcext:value-type="float">
            <text:p>28.80751</text:p>
          </table:table-cell>
          <table:table-cell office:value-type="float" office:value="31.79233" calcext:value-type="float">
            <text:p>31.7923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032000" calcext:value-type="float">
            <text:p>12032000</text:p>
          </table:table-cell>
          <table:table-cell office:value-type="float" office:value="0.3797731" calcext:value-type="float">
            <text:p>0.3797731</text:p>
          </table:table-cell>
          <table:table-cell office:value-type="float" office:value="131.5031" calcext:value-type="float">
            <text:p>131.5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51385" calcext:value-type="float">
            <text:p>42.51385</text:p>
          </table:table-cell>
          <table:table-cell office:value-type="float" office:value="0.0000003525964" calcext:value-type="float">
            <text:p>3.525964E-07</text:p>
          </table:table-cell>
          <table:table-cell office:value-type="float" office:value="0.000630736" calcext:value-type="float">
            <text:p>0.000630736</text:p>
          </table:table-cell>
          <table:table-cell office:value-type="float" office:value="0.0008184884" calcext:value-type="float">
            <text:p>0.0008184884</text:p>
          </table:table-cell>
          <table:table-cell office:value-type="float" office:value="1646.975" calcext:value-type="float">
            <text:p>1646.975</text:p>
          </table:table-cell>
          <table:table-cell office:value-type="float" office:value="0.6563616" calcext:value-type="float">
            <text:p>0.6563616</text:p>
          </table:table-cell>
          <table:table-cell office:value-type="float" office:value="0" calcext:value-type="float">
            <text:p>0</text:p>
          </table:table-cell>
          <table:table-cell office:value-type="float" office:value="0.3207694" calcext:value-type="float">
            <text:p>0.3207694</text:p>
          </table:table-cell>
          <table:table-cell office:value-type="float" office:value="0.4044837" calcext:value-type="float">
            <text:p>0.4044837</text:p>
          </table:table-cell>
          <table:table-cell office:value-type="float" office:value="0.1761851" calcext:value-type="float">
            <text:p>0.1761851</text:p>
          </table:table-cell>
          <table:table-cell office:value-type="float" office:value="0.1760419" calcext:value-type="float">
            <text:p>0.1760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79661" calcext:value-type="float">
            <text:p>28.79661</text:p>
          </table:table-cell>
          <table:table-cell office:value-type="float" office:value="31.77783" calcext:value-type="float">
            <text:p>31.7778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032000" calcext:value-type="float">
            <text:p>13032000</text:p>
          </table:table-cell>
          <table:table-cell office:value-type="float" office:value="0.3796946" calcext:value-type="float">
            <text:p>0.3796946</text:p>
          </table:table-cell>
          <table:table-cell office:value-type="float" office:value="131.5025" calcext:value-type="float">
            <text:p>131.5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47728" calcext:value-type="float">
            <text:p>42.47728</text:p>
          </table:table-cell>
          <table:table-cell office:value-type="float" office:value="0.0000003525964" calcext:value-type="float">
            <text:p>3.525964E-07</text:p>
          </table:table-cell>
          <table:table-cell office:value-type="float" office:value="0.000646897" calcext:value-type="float">
            <text:p>0.000646897</text:p>
          </table:table-cell>
          <table:table-cell office:value-type="float" office:value="0.001084855" calcext:value-type="float">
            <text:p>0.001084855</text:p>
          </table:table-cell>
          <table:table-cell office:value-type="float" office:value="1647.013" calcext:value-type="float">
            <text:p>1647.013</text:p>
          </table:table-cell>
          <table:table-cell office:value-type="float" office:value="0.6558993" calcext:value-type="float">
            <text:p>0.6558993</text:p>
          </table:table-cell>
          <table:table-cell office:value-type="float" office:value="0" calcext:value-type="float">
            <text:p>0</text:p>
          </table:table-cell>
          <table:table-cell office:value-type="float" office:value="0.3441815" calcext:value-type="float">
            <text:p>0.3441815</text:p>
          </table:table-cell>
          <table:table-cell office:value-type="float" office:value="0.4051855" calcext:value-type="float">
            <text:p>0.4051855</text:p>
          </table:table-cell>
          <table:table-cell office:value-type="float" office:value="0.1758866" calcext:value-type="float">
            <text:p>0.1758866</text:p>
          </table:table-cell>
          <table:table-cell office:value-type="float" office:value="0.1757369" calcext:value-type="float">
            <text:p>0.17573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78576" calcext:value-type="float">
            <text:p>28.78576</text:p>
          </table:table-cell>
          <table:table-cell office:value-type="float" office:value="31.76316" calcext:value-type="float">
            <text:p>31.7631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032000" calcext:value-type="float">
            <text:p>14032000</text:p>
          </table:table-cell>
          <table:table-cell office:value-type="float" office:value="0.3796161" calcext:value-type="float">
            <text:p>0.3796161</text:p>
          </table:table-cell>
          <table:table-cell office:value-type="float" office:value="131.5019" calcext:value-type="float">
            <text:p>131.5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44069" calcext:value-type="float">
            <text:p>42.44069</text:p>
          </table:table-cell>
          <table:table-cell office:value-type="float" office:value="0.0000003525964" calcext:value-type="float">
            <text:p>3.525964E-07</text:p>
          </table:table-cell>
          <table:table-cell office:value-type="float" office:value="0.000662534" calcext:value-type="float">
            <text:p>0.000662534</text:p>
          </table:table-cell>
          <table:table-cell office:value-type="float" office:value="0.001375503" calcext:value-type="float">
            <text:p>0.001375503</text:p>
          </table:table-cell>
          <table:table-cell office:value-type="float" office:value="1647.051" calcext:value-type="float">
            <text:p>1647.051</text:p>
          </table:table-cell>
          <table:table-cell office:value-type="float" office:value="0.6554393" calcext:value-type="float">
            <text:p>0.6554393</text:p>
          </table:table-cell>
          <table:table-cell office:value-type="float" office:value="0" calcext:value-type="float">
            <text:p>0</text:p>
          </table:table-cell>
          <table:table-cell office:value-type="float" office:value="0.3454507" calcext:value-type="float">
            <text:p>0.3454507</text:p>
          </table:table-cell>
          <table:table-cell office:value-type="float" office:value="0.4054886" calcext:value-type="float">
            <text:p>0.4054886</text:p>
          </table:table-cell>
          <table:table-cell office:value-type="float" office:value="0.1755864" calcext:value-type="float">
            <text:p>0.1755864</text:p>
          </table:table-cell>
          <table:table-cell office:value-type="float" office:value="0.1754324" calcext:value-type="float">
            <text:p>0.17543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77654" calcext:value-type="float">
            <text:p>28.77654</text:p>
          </table:table-cell>
          <table:table-cell office:value-type="float" office:value="31.7485" calcext:value-type="float">
            <text:p>31.748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032000" calcext:value-type="float">
            <text:p>15032000</text:p>
          </table:table-cell>
          <table:table-cell office:value-type="float" office:value="0.3795375" calcext:value-type="float">
            <text:p>0.3795375</text:p>
          </table:table-cell>
          <table:table-cell office:value-type="float" office:value="131.5013" calcext:value-type="float">
            <text:p>131.5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40409" calcext:value-type="float">
            <text:p>42.40409</text:p>
          </table:table-cell>
          <table:table-cell office:value-type="float" office:value="0.0000003525964" calcext:value-type="float">
            <text:p>3.525964E-07</text:p>
          </table:table-cell>
          <table:table-cell office:value-type="float" office:value="0.0006779373" calcext:value-type="float">
            <text:p>0.0006779373</text:p>
          </table:table-cell>
          <table:table-cell office:value-type="float" office:value="0.001670842" calcext:value-type="float">
            <text:p>0.001670842</text:p>
          </table:table-cell>
          <table:table-cell office:value-type="float" office:value="1647.089" calcext:value-type="float">
            <text:p>1647.089</text:p>
          </table:table-cell>
          <table:table-cell office:value-type="float" office:value="0.6549813" calcext:value-type="float">
            <text:p>0.6549813</text:p>
          </table:table-cell>
          <table:table-cell office:value-type="float" office:value="0" calcext:value-type="float">
            <text:p>0</text:p>
          </table:table-cell>
          <table:table-cell office:value-type="float" office:value="0.3494316" calcext:value-type="float">
            <text:p>0.3494316</text:p>
          </table:table-cell>
          <table:table-cell office:value-type="float" office:value="0.40568" calcext:value-type="float">
            <text:p>0.40568</text:p>
          </table:table-cell>
          <table:table-cell office:value-type="float" office:value="0.1752872" calcext:value-type="float">
            <text:p>0.1752872</text:p>
          </table:table-cell>
          <table:table-cell office:value-type="float" office:value="0.1751294" calcext:value-type="float">
            <text:p>0.1751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7679" calcext:value-type="float">
            <text:p>28.7679</text:p>
          </table:table-cell>
          <table:table-cell office:value-type="float" office:value="31.73368" calcext:value-type="float">
            <text:p>31.7336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6032000" calcext:value-type="float">
            <text:p>16032000</text:p>
          </table:table-cell>
          <table:table-cell office:value-type="float" office:value="0.3794584" calcext:value-type="float">
            <text:p>0.3794584</text:p>
          </table:table-cell>
          <table:table-cell office:value-type="float" office:value="131.5008" calcext:value-type="float">
            <text:p>131.5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36729" calcext:value-type="float">
            <text:p>42.36729</text:p>
          </table:table-cell>
          <table:table-cell office:value-type="float" office:value="0.0000003525964" calcext:value-type="float">
            <text:p>3.525964E-07</text:p>
          </table:table-cell>
          <table:table-cell office:value-type="float" office:value="0.0006932585" calcext:value-type="float">
            <text:p>0.0006932585</text:p>
          </table:table-cell>
          <table:table-cell office:value-type="float" office:value="0.001941761" calcext:value-type="float">
            <text:p>0.001941761</text:p>
          </table:table-cell>
          <table:table-cell office:value-type="float" office:value="1647.127" calcext:value-type="float">
            <text:p>1647.127</text:p>
          </table:table-cell>
          <table:table-cell office:value-type="float" office:value="0.6545236" calcext:value-type="float">
            <text:p>0.6545236</text:p>
          </table:table-cell>
          <table:table-cell office:value-type="float" office:value="0" calcext:value-type="float">
            <text:p>0</text:p>
          </table:table-cell>
          <table:table-cell office:value-type="float" office:value="0.3404798" calcext:value-type="float">
            <text:p>0.3404798</text:p>
          </table:table-cell>
          <table:table-cell office:value-type="float" office:value="0.4050711" calcext:value-type="float">
            <text:p>0.4050711</text:p>
          </table:table-cell>
          <table:table-cell office:value-type="float" office:value="0.1749864" calcext:value-type="float">
            <text:p>0.1749864</text:p>
          </table:table-cell>
          <table:table-cell office:value-type="float" office:value="0.1748274" calcext:value-type="float">
            <text:p>0.1748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75669" calcext:value-type="float">
            <text:p>28.75669</text:p>
          </table:table-cell>
          <table:table-cell office:value-type="float" office:value="31.71873" calcext:value-type="float">
            <text:p>31.7187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7032000" calcext:value-type="float">
            <text:p>17032000</text:p>
          </table:table-cell>
          <table:table-cell office:value-type="float" office:value="0.3793795" calcext:value-type="float">
            <text:p>0.3793795</text:p>
          </table:table-cell>
          <table:table-cell office:value-type="float" office:value="131.5002" calcext:value-type="float">
            <text:p>131.5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33076" calcext:value-type="float">
            <text:p>42.33076</text:p>
          </table:table-cell>
          <table:table-cell office:value-type="float" office:value="0.0000003525964" calcext:value-type="float">
            <text:p>3.525964E-07</text:p>
          </table:table-cell>
          <table:table-cell office:value-type="float" office:value="0.0007088684" calcext:value-type="float">
            <text:p>0.0007088684</text:p>
          </table:table-cell>
          <table:table-cell office:value-type="float" office:value="0.00222789" calcext:value-type="float">
            <text:p>0.00222789</text:p>
          </table:table-cell>
          <table:table-cell office:value-type="float" office:value="1647.165" calcext:value-type="float">
            <text:p>1647.165</text:p>
          </table:table-cell>
          <table:table-cell office:value-type="float" office:value="0.6540681" calcext:value-type="float">
            <text:p>0.6540681</text:p>
          </table:table-cell>
          <table:table-cell office:value-type="float" office:value="0" calcext:value-type="float">
            <text:p>0</text:p>
          </table:table-cell>
          <table:table-cell office:value-type="float" office:value="0.3480458" calcext:value-type="float">
            <text:p>0.3480458</text:p>
          </table:table-cell>
          <table:table-cell office:value-type="float" office:value="0.4050353" calcext:value-type="float">
            <text:p>0.4050353</text:p>
          </table:table-cell>
          <table:table-cell office:value-type="float" office:value="0.1746876" calcext:value-type="float">
            <text:p>0.1746876</text:p>
          </table:table-cell>
          <table:table-cell office:value-type="float" office:value="0.1745261" calcext:value-type="float">
            <text:p>0.1745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74753" calcext:value-type="float">
            <text:p>28.74753</text:p>
          </table:table-cell>
          <table:table-cell office:value-type="float" office:value="31.70376" calcext:value-type="float">
            <text:p>31.7037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8032000" calcext:value-type="float">
            <text:p>18032000</text:p>
          </table:table-cell>
          <table:table-cell office:value-type="float" office:value="0.3793003" calcext:value-type="float">
            <text:p>0.3793003</text:p>
          </table:table-cell>
          <table:table-cell office:value-type="float" office:value="131.4996" calcext:value-type="float">
            <text:p>131.4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2944" calcext:value-type="float">
            <text:p>42.2944</text:p>
          </table:table-cell>
          <table:table-cell office:value-type="float" office:value="0.0000003525964" calcext:value-type="float">
            <text:p>3.525964E-07</text:p>
          </table:table-cell>
          <table:table-cell office:value-type="float" office:value="0.0007229584" calcext:value-type="float">
            <text:p>0.0007229584</text:p>
          </table:table-cell>
          <table:table-cell office:value-type="float" office:value="0.002476286" calcext:value-type="float">
            <text:p>0.002476286</text:p>
          </table:table-cell>
          <table:table-cell office:value-type="float" office:value="1647.203" calcext:value-type="float">
            <text:p>1647.203</text:p>
          </table:table-cell>
          <table:table-cell office:value-type="float" office:value="0.6536142" calcext:value-type="float">
            <text:p>0.6536142</text:p>
          </table:table-cell>
          <table:table-cell office:value-type="float" office:value="0" calcext:value-type="float">
            <text:p>0</text:p>
          </table:table-cell>
          <table:table-cell office:value-type="float" office:value="0.3495015" calcext:value-type="float">
            <text:p>0.3495015</text:p>
          </table:table-cell>
          <table:table-cell office:value-type="float" office:value="0.4047389" calcext:value-type="float">
            <text:p>0.4047389</text:p>
          </table:table-cell>
          <table:table-cell office:value-type="float" office:value="0.1743885" calcext:value-type="float">
            <text:p>0.1743885</text:p>
          </table:table-cell>
          <table:table-cell office:value-type="float" office:value="0.1742254" calcext:value-type="float">
            <text:p>0.1742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73914" calcext:value-type="float">
            <text:p>28.73914</text:p>
          </table:table-cell>
          <table:table-cell office:value-type="float" office:value="31.68887" calcext:value-type="float">
            <text:p>31.6888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9032000" calcext:value-type="float">
            <text:p>19032000</text:p>
          </table:table-cell>
          <table:table-cell office:value-type="float" office:value="0.3792209" calcext:value-type="float">
            <text:p>0.3792209</text:p>
          </table:table-cell>
          <table:table-cell office:value-type="float" office:value="131.4991" calcext:value-type="float">
            <text:p>131.49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25792" calcext:value-type="float">
            <text:p>42.25792</text:p>
          </table:table-cell>
          <table:table-cell office:value-type="float" office:value="0.0000003525964" calcext:value-type="float">
            <text:p>3.525964E-07</text:p>
          </table:table-cell>
          <table:table-cell office:value-type="float" office:value="0.0007358151" calcext:value-type="float">
            <text:p>0.0007358151</text:p>
          </table:table-cell>
          <table:table-cell office:value-type="float" office:value="0.002674473" calcext:value-type="float">
            <text:p>0.002674473</text:p>
          </table:table-cell>
          <table:table-cell office:value-type="float" office:value="1647.241" calcext:value-type="float">
            <text:p>1647.241</text:p>
          </table:table-cell>
          <table:table-cell office:value-type="float" office:value="0.6531608" calcext:value-type="float">
            <text:p>0.6531608</text:p>
          </table:table-cell>
          <table:table-cell office:value-type="float" office:value="0" calcext:value-type="float">
            <text:p>0</text:p>
          </table:table-cell>
          <table:table-cell office:value-type="float" office:value="0.3293633" calcext:value-type="float">
            <text:p>0.3293633</text:p>
          </table:table-cell>
          <table:table-cell office:value-type="float" office:value="0.404236" calcext:value-type="float">
            <text:p>0.404236</text:p>
          </table:table-cell>
          <table:table-cell office:value-type="float" office:value="0.1740887" calcext:value-type="float">
            <text:p>0.1740887</text:p>
          </table:table-cell>
          <table:table-cell office:value-type="float" office:value="0.1739257" calcext:value-type="float">
            <text:p>0.17392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72865" calcext:value-type="float">
            <text:p>28.72865</text:p>
          </table:table-cell>
          <table:table-cell office:value-type="float" office:value="31.67384" calcext:value-type="float">
            <text:p>31.6738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032000" calcext:value-type="float">
            <text:p>20032000</text:p>
          </table:table-cell>
          <table:table-cell office:value-type="float" office:value="0.3791413" calcext:value-type="float">
            <text:p>0.3791413</text:p>
          </table:table-cell>
          <table:table-cell office:value-type="float" office:value="131.4985" calcext:value-type="float">
            <text:p>131.4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22131" calcext:value-type="float">
            <text:p>42.22131</text:p>
          </table:table-cell>
          <table:table-cell office:value-type="float" office:value="0.0000003525964" calcext:value-type="float">
            <text:p>3.525964E-07</text:p>
          </table:table-cell>
          <table:table-cell office:value-type="float" office:value="0.0007499133" calcext:value-type="float">
            <text:p>0.0007499133</text:p>
          </table:table-cell>
          <table:table-cell office:value-type="float" office:value="0.002924447" calcext:value-type="float">
            <text:p>0.002924447</text:p>
          </table:table-cell>
          <table:table-cell office:value-type="float" office:value="1647.279" calcext:value-type="float">
            <text:p>1647.279</text:p>
          </table:table-cell>
          <table:table-cell office:value-type="float" office:value="0.6527098" calcext:value-type="float">
            <text:p>0.6527098</text:p>
          </table:table-cell>
          <table:table-cell office:value-type="float" office:value="0" calcext:value-type="float">
            <text:p>0</text:p>
          </table:table-cell>
          <table:table-cell office:value-type="float" office:value="0.3445819" calcext:value-type="float">
            <text:p>0.3445819</text:p>
          </table:table-cell>
          <table:table-cell office:value-type="float" office:value="0.404958" calcext:value-type="float">
            <text:p>0.404958</text:p>
          </table:table-cell>
          <table:table-cell office:value-type="float" office:value="0.1737939" calcext:value-type="float">
            <text:p>0.1737939</text:p>
          </table:table-cell>
          <table:table-cell office:value-type="float" office:value="0.1736262" calcext:value-type="float">
            <text:p>0.1736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71799" calcext:value-type="float">
            <text:p>28.71799</text:p>
          </table:table-cell>
          <table:table-cell office:value-type="float" office:value="31.6586" calcext:value-type="float">
            <text:p>31.658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1032000" calcext:value-type="float">
            <text:p>21032000</text:p>
          </table:table-cell>
          <table:table-cell office:value-type="float" office:value="0.3790617" calcext:value-type="float">
            <text:p>0.3790617</text:p>
          </table:table-cell>
          <table:table-cell office:value-type="float" office:value="131.4979" calcext:value-type="float">
            <text:p>131.4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18468" calcext:value-type="float">
            <text:p>42.18468</text:p>
          </table:table-cell>
          <table:table-cell office:value-type="float" office:value="0.0000003525964" calcext:value-type="float">
            <text:p>3.525964E-07</text:p>
          </table:table-cell>
          <table:table-cell office:value-type="float" office:value="0.00076521" calcext:value-type="float">
            <text:p>0.00076521</text:p>
          </table:table-cell>
          <table:table-cell office:value-type="float" office:value="0.003223038" calcext:value-type="float">
            <text:p>0.003223038</text:p>
          </table:table-cell>
          <table:table-cell office:value-type="float" office:value="1647.318" calcext:value-type="float">
            <text:p>1647.318</text:p>
          </table:table-cell>
          <table:table-cell office:value-type="float" office:value="0.6522592" calcext:value-type="float">
            <text:p>0.6522592</text:p>
          </table:table-cell>
          <table:table-cell office:value-type="float" office:value="0" calcext:value-type="float">
            <text:p>0</text:p>
          </table:table-cell>
          <table:table-cell office:value-type="float" office:value="0.3268798" calcext:value-type="float">
            <text:p>0.3268798</text:p>
          </table:table-cell>
          <table:table-cell office:value-type="float" office:value="0.4040169" calcext:value-type="float">
            <text:p>0.4040169</text:p>
          </table:table-cell>
          <table:table-cell office:value-type="float" office:value="0.173495" calcext:value-type="float">
            <text:p>0.173495</text:p>
          </table:table-cell>
          <table:table-cell office:value-type="float" office:value="0.1733272" calcext:value-type="float">
            <text:p>0.1733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70684" calcext:value-type="float">
            <text:p>28.70684</text:p>
          </table:table-cell>
          <table:table-cell office:value-type="float" office:value="31.64335" calcext:value-type="float">
            <text:p>31.6433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2032000" calcext:value-type="float">
            <text:p>22032000</text:p>
          </table:table-cell>
          <table:table-cell office:value-type="float" office:value="0.3789822" calcext:value-type="float">
            <text:p>0.3789822</text:p>
          </table:table-cell>
          <table:table-cell office:value-type="float" office:value="131.4974" calcext:value-type="float">
            <text:p>131.49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14779" calcext:value-type="float">
            <text:p>42.14779</text:p>
          </table:table-cell>
          <table:table-cell office:value-type="float" office:value="0.0000003525964" calcext:value-type="float">
            <text:p>3.525964E-07</text:p>
          </table:table-cell>
          <table:table-cell office:value-type="float" office:value="0.0007815068" calcext:value-type="float">
            <text:p>0.0007815068</text:p>
          </table:table-cell>
          <table:table-cell office:value-type="float" office:value="0.00350845" calcext:value-type="float">
            <text:p>0.00350845</text:p>
          </table:table-cell>
          <table:table-cell office:value-type="float" office:value="1647.356" calcext:value-type="float">
            <text:p>1647.356</text:p>
          </table:table-cell>
          <table:table-cell office:value-type="float" office:value="0.6518075" calcext:value-type="float">
            <text:p>0.6518075</text:p>
          </table:table-cell>
          <table:table-cell office:value-type="float" office:value="0" calcext:value-type="float">
            <text:p>0</text:p>
          </table:table-cell>
          <table:table-cell office:value-type="float" office:value="0.2951996" calcext:value-type="float">
            <text:p>0.2951996</text:p>
          </table:table-cell>
          <table:table-cell office:value-type="float" office:value="0.4021641" calcext:value-type="float">
            <text:p>0.4021641</text:p>
          </table:table-cell>
          <table:table-cell office:value-type="float" office:value="0.1731947" calcext:value-type="float">
            <text:p>0.1731947</text:p>
          </table:table-cell>
          <table:table-cell office:value-type="float" office:value="0.1730291" calcext:value-type="float">
            <text:p>0.1730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69254" calcext:value-type="float">
            <text:p>28.69254</text:p>
          </table:table-cell>
          <table:table-cell office:value-type="float" office:value="31.62786" calcext:value-type="float">
            <text:p>31.6278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3032000" calcext:value-type="float">
            <text:p>23032000</text:p>
          </table:table-cell>
          <table:table-cell office:value-type="float" office:value="0.3789019" calcext:value-type="float">
            <text:p>0.3789019</text:p>
          </table:table-cell>
          <table:table-cell office:value-type="float" office:value="131.4968" calcext:value-type="float">
            <text:p>131.4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1105" calcext:value-type="float">
            <text:p>42.1105</text:p>
          </table:table-cell>
          <table:table-cell office:value-type="float" office:value="0.0000006735488" calcext:value-type="float">
            <text:p>6.735488E-07</text:p>
          </table:table-cell>
          <table:table-cell office:value-type="float" office:value="0.0008011315" calcext:value-type="float">
            <text:p>0.0008011315</text:p>
          </table:table-cell>
          <table:table-cell office:value-type="float" office:value="0.00390775" calcext:value-type="float">
            <text:p>0.00390775</text:p>
          </table:table-cell>
          <table:table-cell office:value-type="float" office:value="1647.393" calcext:value-type="float">
            <text:p>1647.393</text:p>
          </table:table-cell>
          <table:table-cell office:value-type="float" office:value="0.6513566" calcext:value-type="float">
            <text:p>0.6513566</text:p>
          </table:table-cell>
          <table:table-cell office:value-type="float" office:value="0" calcext:value-type="float">
            <text:p>0</text:p>
          </table:table-cell>
          <table:table-cell office:value-type="float" office:value="0.288956" calcext:value-type="float">
            <text:p>0.288956</text:p>
          </table:table-cell>
          <table:table-cell office:value-type="float" office:value="0.4016694" calcext:value-type="float">
            <text:p>0.4016694</text:p>
          </table:table-cell>
          <table:table-cell office:value-type="float" office:value="0.1728976" calcext:value-type="float">
            <text:p>0.1728976</text:p>
          </table:table-cell>
          <table:table-cell office:value-type="float" office:value="0.1727313" calcext:value-type="float">
            <text:p>0.17273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67435" calcext:value-type="float">
            <text:p>28.67435</text:p>
          </table:table-cell>
          <table:table-cell office:value-type="float" office:value="31.61227" calcext:value-type="float">
            <text:p>31.6122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4032000" calcext:value-type="float">
            <text:p>24032000</text:p>
          </table:table-cell>
          <table:table-cell office:value-type="float" office:value="0.3788222" calcext:value-type="float">
            <text:p>0.3788222</text:p>
          </table:table-cell>
          <table:table-cell office:value-type="float" office:value="131.4962" calcext:value-type="float">
            <text:p>131.49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07299" calcext:value-type="float">
            <text:p>42.07299</text:p>
          </table:table-cell>
          <table:table-cell office:value-type="float" office:value="0.0000006735488" calcext:value-type="float">
            <text:p>6.735488E-07</text:p>
          </table:table-cell>
          <table:table-cell office:value-type="float" office:value="0.0008236552" calcext:value-type="float">
            <text:p>0.0008236552</text:p>
          </table:table-cell>
          <table:table-cell office:value-type="float" office:value="0.004428993" calcext:value-type="float">
            <text:p>0.004428993</text:p>
          </table:table-cell>
          <table:table-cell office:value-type="float" office:value="1647.431" calcext:value-type="float">
            <text:p>1647.431</text:p>
          </table:table-cell>
          <table:table-cell office:value-type="float" office:value="0.6509064" calcext:value-type="float">
            <text:p>0.6509064</text:p>
          </table:table-cell>
          <table:table-cell office:value-type="float" office:value="0" calcext:value-type="float">
            <text:p>0</text:p>
          </table:table-cell>
          <table:table-cell office:value-type="float" office:value="0.2876445" calcext:value-type="float">
            <text:p>0.2876445</text:p>
          </table:table-cell>
          <table:table-cell office:value-type="float" office:value="0.4013017" calcext:value-type="float">
            <text:p>0.4013017</text:p>
          </table:table-cell>
          <table:table-cell office:value-type="float" office:value="0.1726017" calcext:value-type="float">
            <text:p>0.1726017</text:p>
          </table:table-cell>
          <table:table-cell office:value-type="float" office:value="0.1724339" calcext:value-type="float">
            <text:p>0.1724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65522" calcext:value-type="float">
            <text:p>28.65522</text:p>
          </table:table-cell>
          <table:table-cell office:value-type="float" office:value="31.59659" calcext:value-type="float">
            <text:p>31.5965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5032000" calcext:value-type="float">
            <text:p>25032000</text:p>
          </table:table-cell>
          <table:table-cell office:value-type="float" office:value="0.3787417" calcext:value-type="float">
            <text:p>0.3787417</text:p>
          </table:table-cell>
          <table:table-cell office:value-type="float" office:value="131.4957" calcext:value-type="float">
            <text:p>131.49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03571" calcext:value-type="float">
            <text:p>42.03571</text:p>
          </table:table-cell>
          <table:table-cell office:value-type="float" office:value="0.00000163976" calcext:value-type="float">
            <text:p>1.63976E-06</text:p>
          </table:table-cell>
          <table:table-cell office:value-type="float" office:value="0.0008465981" calcext:value-type="float">
            <text:p>0.0008465981</text:p>
          </table:table-cell>
          <table:table-cell office:value-type="float" office:value="0.00499503" calcext:value-type="float">
            <text:p>0.00499503</text:p>
          </table:table-cell>
          <table:table-cell office:value-type="float" office:value="1647.469" calcext:value-type="float">
            <text:p>1647.469</text:p>
          </table:table-cell>
          <table:table-cell office:value-type="float" office:value="0.6504592" calcext:value-type="float">
            <text:p>0.6504592</text:p>
          </table:table-cell>
          <table:table-cell office:value-type="float" office:value="0" calcext:value-type="float">
            <text:p>0</text:p>
          </table:table-cell>
          <table:table-cell office:value-type="float" office:value="0.2956922" calcext:value-type="float">
            <text:p>0.2956922</text:p>
          </table:table-cell>
          <table:table-cell office:value-type="float" office:value="0.4017096" calcext:value-type="float">
            <text:p>0.4017096</text:p>
          </table:table-cell>
          <table:table-cell office:value-type="float" office:value="0.1723085" calcext:value-type="float">
            <text:p>0.1723085</text:p>
          </table:table-cell>
          <table:table-cell office:value-type="float" office:value="0.1721369" calcext:value-type="float">
            <text:p>0.17213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63853" calcext:value-type="float">
            <text:p>28.63853</text:p>
          </table:table-cell>
          <table:table-cell office:value-type="float" office:value="31.58086" calcext:value-type="float">
            <text:p>31.5808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6032000" calcext:value-type="float">
            <text:p>26032000</text:p>
          </table:table-cell>
          <table:table-cell office:value-type="float" office:value="0.3786621" calcext:value-type="float">
            <text:p>0.3786621</text:p>
          </table:table-cell>
          <table:table-cell office:value-type="float" office:value="131.4951" calcext:value-type="float">
            <text:p>131.4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9983" calcext:value-type="float">
            <text:p>41.9983</text:p>
          </table:table-cell>
          <table:table-cell office:value-type="float" office:value="0.00000163976" calcext:value-type="float">
            <text:p>1.63976E-06</text:p>
          </table:table-cell>
          <table:table-cell office:value-type="float" office:value="0.0008697055" calcext:value-type="float">
            <text:p>0.0008697055</text:p>
          </table:table-cell>
          <table:table-cell office:value-type="float" office:value="0.005609737" calcext:value-type="float">
            <text:p>0.005609737</text:p>
          </table:table-cell>
          <table:table-cell office:value-type="float" office:value="1647.507" calcext:value-type="float">
            <text:p>1647.507</text:p>
          </table:table-cell>
          <table:table-cell office:value-type="float" office:value="0.6500124" calcext:value-type="float">
            <text:p>0.6500124</text:p>
          </table:table-cell>
          <table:table-cell office:value-type="float" office:value="0" calcext:value-type="float">
            <text:p>0</text:p>
          </table:table-cell>
          <table:table-cell office:value-type="float" office:value="0.3165229" calcext:value-type="float">
            <text:p>0.3165229</text:p>
          </table:table-cell>
          <table:table-cell office:value-type="float" office:value="0.4026642" calcext:value-type="float">
            <text:p>0.4026642</text:p>
          </table:table-cell>
          <table:table-cell office:value-type="float" office:value="0.1720167" calcext:value-type="float">
            <text:p>0.1720167</text:p>
          </table:table-cell>
          <table:table-cell office:value-type="float" office:value="0.171841" calcext:value-type="float">
            <text:p>0.1718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62065" calcext:value-type="float">
            <text:p>28.62065</text:p>
          </table:table-cell>
          <table:table-cell office:value-type="float" office:value="31.56517" calcext:value-type="float">
            <text:p>31.5651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7032000" calcext:value-type="float">
            <text:p>27032000</text:p>
          </table:table-cell>
          <table:table-cell office:value-type="float" office:value="0.3785831" calcext:value-type="float">
            <text:p>0.3785831</text:p>
          </table:table-cell>
          <table:table-cell office:value-type="float" office:value="131.4945" calcext:value-type="float">
            <text:p>131.49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96141" calcext:value-type="float">
            <text:p>41.96141</text:p>
          </table:table-cell>
          <table:table-cell office:value-type="float" office:value="0.00000163976" calcext:value-type="float">
            <text:p>1.63976E-06</text:p>
          </table:table-cell>
          <table:table-cell office:value-type="float" office:value="0.0008929791" calcext:value-type="float">
            <text:p>0.0008929791</text:p>
          </table:table-cell>
          <table:table-cell office:value-type="float" office:value="0.006315719" calcext:value-type="float">
            <text:p>0.006315719</text:p>
          </table:table-cell>
          <table:table-cell office:value-type="float" office:value="1647.545" calcext:value-type="float">
            <text:p>1647.545</text:p>
          </table:table-cell>
          <table:table-cell office:value-type="float" office:value="0.6495682" calcext:value-type="float">
            <text:p>0.6495682</text:p>
          </table:table-cell>
          <table:table-cell office:value-type="float" office:value="0" calcext:value-type="float">
            <text:p>0</text:p>
          </table:table-cell>
          <table:table-cell office:value-type="float" office:value="0.3066174" calcext:value-type="float">
            <text:p>0.3066174</text:p>
          </table:table-cell>
          <table:table-cell office:value-type="float" office:value="0.4017772" calcext:value-type="float">
            <text:p>0.4017772</text:p>
          </table:table-cell>
          <table:table-cell office:value-type="float" office:value="0.1717182" calcext:value-type="float">
            <text:p>0.1717182</text:p>
          </table:table-cell>
          <table:table-cell office:value-type="float" office:value="0.1715453" calcext:value-type="float">
            <text:p>0.1715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60737" calcext:value-type="float">
            <text:p>28.60737</text:p>
          </table:table-cell>
          <table:table-cell office:value-type="float" office:value="31.54977" calcext:value-type="float">
            <text:p>31.5497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8032000" calcext:value-type="float">
            <text:p>28032000</text:p>
          </table:table-cell>
          <table:table-cell office:value-type="float" office:value="0.3785011" calcext:value-type="float">
            <text:p>0.3785011</text:p>
          </table:table-cell>
          <table:table-cell office:value-type="float" office:value="131.4939" calcext:value-type="float">
            <text:p>131.4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92419" calcext:value-type="float">
            <text:p>41.92419</text:p>
          </table:table-cell>
          <table:table-cell office:value-type="float" office:value="0.000004006077" calcext:value-type="float">
            <text:p>4.006077E-06</text:p>
          </table:table-cell>
          <table:table-cell office:value-type="float" office:value="0.000915064" calcext:value-type="float">
            <text:p>0.000915064</text:p>
          </table:table-cell>
          <table:table-cell office:value-type="float" office:value="0.006953122" calcext:value-type="float">
            <text:p>0.006953122</text:p>
          </table:table-cell>
          <table:table-cell office:value-type="float" office:value="1647.582" calcext:value-type="float">
            <text:p>1647.582</text:p>
          </table:table-cell>
          <table:table-cell office:value-type="float" office:value="0.6491225" calcext:value-type="float">
            <text:p>0.6491225</text:p>
          </table:table-cell>
          <table:table-cell office:value-type="float" office:value="0" calcext:value-type="float">
            <text:p>0</text:p>
          </table:table-cell>
          <table:table-cell office:value-type="float" office:value="0.2823689" calcext:value-type="float">
            <text:p>0.2823689</text:p>
          </table:table-cell>
          <table:table-cell office:value-type="float" office:value="0.3993845" calcext:value-type="float">
            <text:p>0.3993845</text:p>
          </table:table-cell>
          <table:table-cell office:value-type="float" office:value="0.1714192" calcext:value-type="float">
            <text:p>0.1714192</text:p>
          </table:table-cell>
          <table:table-cell office:value-type="float" office:value="0.1712499" calcext:value-type="float">
            <text:p>0.17124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58863" calcext:value-type="float">
            <text:p>28.58863</text:p>
          </table:table-cell>
          <table:table-cell office:value-type="float" office:value="31.53413" calcext:value-type="float">
            <text:p>31.5341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9032000" calcext:value-type="float">
            <text:p>29032000</text:p>
          </table:table-cell>
          <table:table-cell office:value-type="float" office:value="0.3784211" calcext:value-type="float">
            <text:p>0.3784211</text:p>
          </table:table-cell>
          <table:table-cell office:value-type="float" office:value="131.4933" calcext:value-type="float">
            <text:p>131.49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88635" calcext:value-type="float">
            <text:p>41.88635</text:p>
          </table:table-cell>
          <table:table-cell office:value-type="float" office:value="0.000004006077" calcext:value-type="float">
            <text:p>4.006077E-06</text:p>
          </table:table-cell>
          <table:table-cell office:value-type="float" office:value="0.0009437194" calcext:value-type="float">
            <text:p>0.0009437194</text:p>
          </table:table-cell>
          <table:table-cell office:value-type="float" office:value="0.008251344" calcext:value-type="float">
            <text:p>0.008251344</text:p>
          </table:table-cell>
          <table:table-cell office:value-type="float" office:value="1647.619" calcext:value-type="float">
            <text:p>1647.619</text:p>
          </table:table-cell>
          <table:table-cell office:value-type="float" office:value="0.6486792" calcext:value-type="float">
            <text:p>0.6486792</text:p>
          </table:table-cell>
          <table:table-cell office:value-type="float" office:value="0" calcext:value-type="float">
            <text:p>0</text:p>
          </table:table-cell>
          <table:table-cell office:value-type="float" office:value="0.300517" calcext:value-type="float">
            <text:p>0.300517</text:p>
          </table:table-cell>
          <table:table-cell office:value-type="float" office:value="0.4000497" calcext:value-type="float">
            <text:p>0.4000497</text:p>
          </table:table-cell>
          <table:table-cell office:value-type="float" office:value="0.1711302" calcext:value-type="float">
            <text:p>0.1711302</text:p>
          </table:table-cell>
          <table:table-cell office:value-type="float" office:value="0.1709557" calcext:value-type="float">
            <text:p>0.1709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5657" calcext:value-type="float">
            <text:p>28.5657</text:p>
          </table:table-cell>
          <table:table-cell office:value-type="float" office:value="31.51814" calcext:value-type="float">
            <text:p>31.5181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0032000" calcext:value-type="float">
            <text:p>30032000</text:p>
          </table:table-cell>
          <table:table-cell office:value-type="float" office:value="0.3783414" calcext:value-type="float">
            <text:p>0.3783414</text:p>
          </table:table-cell>
          <table:table-cell office:value-type="float" office:value="131.4928" calcext:value-type="float">
            <text:p>131.4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84955" calcext:value-type="float">
            <text:p>41.84955</text:p>
          </table:table-cell>
          <table:table-cell office:value-type="float" office:value="0.000004006077" calcext:value-type="float">
            <text:p>4.006077E-06</text:p>
          </table:table-cell>
          <table:table-cell office:value-type="float" office:value="0.0009712488" calcext:value-type="float">
            <text:p>0.0009712488</text:p>
          </table:table-cell>
          <table:table-cell office:value-type="float" office:value="0.0095979" calcext:value-type="float">
            <text:p>0.0095979</text:p>
          </table:table-cell>
          <table:table-cell office:value-type="float" office:value="1647.657" calcext:value-type="float">
            <text:p>1647.657</text:p>
          </table:table-cell>
          <table:table-cell office:value-type="float" office:value="0.6482393" calcext:value-type="float">
            <text:p>0.6482393</text:p>
          </table:table-cell>
          <table:table-cell office:value-type="float" office:value="0" calcext:value-type="float">
            <text:p>0</text:p>
          </table:table-cell>
          <table:table-cell office:value-type="float" office:value="0.3228869" calcext:value-type="float">
            <text:p>0.3228869</text:p>
          </table:table-cell>
          <table:table-cell office:value-type="float" office:value="0.400946" calcext:value-type="float">
            <text:p>0.400946</text:p>
          </table:table-cell>
          <table:table-cell office:value-type="float" office:value="0.170843" calcext:value-type="float">
            <text:p>0.170843</text:p>
          </table:table-cell>
          <table:table-cell office:value-type="float" office:value="0.1706615" calcext:value-type="float">
            <text:p>0.17066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55155" calcext:value-type="float">
            <text:p>28.55155</text:p>
          </table:table-cell>
          <table:table-cell office:value-type="float" office:value="31.50237" calcext:value-type="float">
            <text:p>31.5023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1032000" calcext:value-type="float">
            <text:p>31032000</text:p>
          </table:table-cell>
          <table:table-cell office:value-type="float" office:value="0.3782597" calcext:value-type="float">
            <text:p>0.3782597</text:p>
          </table:table-cell>
          <table:table-cell office:value-type="float" office:value="131.4922" calcext:value-type="float">
            <text:p>131.49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81284" calcext:value-type="float">
            <text:p>41.81284</text:p>
          </table:table-cell>
          <table:table-cell office:value-type="float" office:value="0.000004006077" calcext:value-type="float">
            <text:p>4.006077E-06</text:p>
          </table:table-cell>
          <table:table-cell office:value-type="float" office:value="0.0009982527" calcext:value-type="float">
            <text:p>0.0009982527</text:p>
          </table:table-cell>
          <table:table-cell office:value-type="float" office:value="0.01096095" calcext:value-type="float">
            <text:p>0.01096095</text:p>
          </table:table-cell>
          <table:table-cell office:value-type="float" office:value="1647.694" calcext:value-type="float">
            <text:p>1647.694</text:p>
          </table:table-cell>
          <table:table-cell office:value-type="float" office:value="0.6478019" calcext:value-type="float">
            <text:p>0.6478019</text:p>
          </table:table-cell>
          <table:table-cell office:value-type="float" office:value="0" calcext:value-type="float">
            <text:p>0</text:p>
          </table:table-cell>
          <table:table-cell office:value-type="float" office:value="0.2688892" calcext:value-type="float">
            <text:p>0.2688892</text:p>
          </table:table-cell>
          <table:table-cell office:value-type="float" office:value="0.3939105" calcext:value-type="float">
            <text:p>0.3939105</text:p>
          </table:table-cell>
          <table:table-cell office:value-type="float" office:value="0.1705745" calcext:value-type="float">
            <text:p>0.1705745</text:p>
          </table:table-cell>
          <table:table-cell office:value-type="float" office:value="0.1703678" calcext:value-type="float">
            <text:p>0.17036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52415" calcext:value-type="float">
            <text:p>28.52415</text:p>
          </table:table-cell>
          <table:table-cell office:value-type="float" office:value="31.48342" calcext:value-type="float">
            <text:p>31.4834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42000" calcext:value-type="float">
            <text:p>1042000</text:p>
          </table:table-cell>
          <table:table-cell office:value-type="float" office:value="0.3781692" calcext:value-type="float">
            <text:p>0.3781692</text:p>
          </table:table-cell>
          <table:table-cell office:value-type="float" office:value="131.4916" calcext:value-type="float">
            <text:p>131.49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77565" calcext:value-type="float">
            <text:p>41.77565</text:p>
          </table:table-cell>
          <table:table-cell office:value-type="float" office:value="0.000004006077" calcext:value-type="float">
            <text:p>4.006077E-06</text:p>
          </table:table-cell>
          <table:table-cell office:value-type="float" office:value="0.001025325" calcext:value-type="float">
            <text:p>0.001025325</text:p>
          </table:table-cell>
          <table:table-cell office:value-type="float" office:value="0.01233635" calcext:value-type="float">
            <text:p>0.01233635</text:p>
          </table:table-cell>
          <table:table-cell office:value-type="float" office:value="1647.731" calcext:value-type="float">
            <text:p>1647.731</text:p>
          </table:table-cell>
          <table:table-cell office:value-type="float" office:value="0.647378" calcext:value-type="float">
            <text:p>0.647378</text:p>
          </table:table-cell>
          <table:table-cell office:value-type="float" office:value="0" calcext:value-type="float">
            <text:p>0</text:p>
          </table:table-cell>
          <table:table-cell office:value-type="float" office:value="0.2826309" calcext:value-type="float">
            <text:p>0.2826309</text:p>
          </table:table-cell>
          <table:table-cell office:value-type="float" office:value="0.3502413" calcext:value-type="float">
            <text:p>0.3502413</text:p>
          </table:table-cell>
          <table:table-cell office:value-type="float" office:value="0.170331" calcext:value-type="float">
            <text:p>0.170331</text:p>
          </table:table-cell>
          <table:table-cell office:value-type="float" office:value="0.1700747" calcext:value-type="float">
            <text:p>0.17007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48579" calcext:value-type="float">
            <text:p>28.48579</text:p>
          </table:table-cell>
          <table:table-cell office:value-type="float" office:value="31.45141" calcext:value-type="float">
            <text:p>31.4514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042000" calcext:value-type="float">
            <text:p>2042000</text:p>
          </table:table-cell>
          <table:table-cell office:value-type="float" office:value="0.3780766" calcext:value-type="float">
            <text:p>0.3780766</text:p>
          </table:table-cell>
          <table:table-cell office:value-type="float" office:value="131.491" calcext:value-type="float">
            <text:p>131.4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73811" calcext:value-type="float">
            <text:p>41.73811</text:p>
          </table:table-cell>
          <table:table-cell office:value-type="float" office:value="0.000004006077" calcext:value-type="float">
            <text:p>4.006077E-06</text:p>
          </table:table-cell>
          <table:table-cell office:value-type="float" office:value="0.001052201" calcext:value-type="float">
            <text:p>0.001052201</text:p>
          </table:table-cell>
          <table:table-cell office:value-type="float" office:value="0.01370633" calcext:value-type="float">
            <text:p>0.01370633</text:p>
          </table:table-cell>
          <table:table-cell office:value-type="float" office:value="1647.769" calcext:value-type="float">
            <text:p>1647.769</text:p>
          </table:table-cell>
          <table:table-cell office:value-type="float" office:value="0.6469619" calcext:value-type="float">
            <text:p>0.6469619</text:p>
          </table:table-cell>
          <table:table-cell office:value-type="float" office:value="0" calcext:value-type="float">
            <text:p>0</text:p>
          </table:table-cell>
          <table:table-cell office:value-type="float" office:value="0.3431394" calcext:value-type="float">
            <text:p>0.3431394</text:p>
          </table:table-cell>
          <table:table-cell office:value-type="float" office:value="0.3608227" calcext:value-type="float">
            <text:p>0.3608227</text:p>
          </table:table-cell>
          <table:table-cell office:value-type="float" office:value="0.1700659" calcext:value-type="float">
            <text:p>0.1700659</text:p>
          </table:table-cell>
          <table:table-cell office:value-type="float" office:value="0.1697831" calcext:value-type="float">
            <text:p>0.16978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45473" calcext:value-type="float">
            <text:p>28.45473</text:p>
          </table:table-cell>
          <table:table-cell office:value-type="float" office:value="31.40353" calcext:value-type="float">
            <text:p>31.4035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042000" calcext:value-type="float">
            <text:p>3042000</text:p>
          </table:table-cell>
          <table:table-cell office:value-type="float" office:value="0.3779847" calcext:value-type="float">
            <text:p>0.3779847</text:p>
          </table:table-cell>
          <table:table-cell office:value-type="float" office:value="131.4904" calcext:value-type="float">
            <text:p>131.4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70116" calcext:value-type="float">
            <text:p>41.70116</text:p>
          </table:table-cell>
          <table:table-cell office:value-type="float" office:value="0.000004006077" calcext:value-type="float">
            <text:p>4.006077E-06</text:p>
          </table:table-cell>
          <table:table-cell office:value-type="float" office:value="0.001078071" calcext:value-type="float">
            <text:p>0.001078071</text:p>
          </table:table-cell>
          <table:table-cell office:value-type="float" office:value="0.01503792" calcext:value-type="float">
            <text:p>0.01503792</text:p>
          </table:table-cell>
          <table:table-cell office:value-type="float" office:value="1647.807" calcext:value-type="float">
            <text:p>1647.807</text:p>
          </table:table-cell>
          <table:table-cell office:value-type="float" office:value="0.6465451" calcext:value-type="float">
            <text:p>0.6465451</text:p>
          </table:table-cell>
          <table:table-cell office:value-type="float" office:value="0" calcext:value-type="float">
            <text:p>0</text:p>
          </table:table-cell>
          <table:table-cell office:value-type="float" office:value="0.3111152" calcext:value-type="float">
            <text:p>0.3111152</text:p>
          </table:table-cell>
          <table:table-cell office:value-type="float" office:value="0.380655" calcext:value-type="float">
            <text:p>0.380655</text:p>
          </table:table-cell>
          <table:table-cell office:value-type="float" office:value="0.1697696" calcext:value-type="float">
            <text:p>0.1697696</text:p>
          </table:table-cell>
          <table:table-cell office:value-type="float" office:value="0.169492" calcext:value-type="float">
            <text:p>0.169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43803" calcext:value-type="float">
            <text:p>28.43803</text:p>
          </table:table-cell>
          <table:table-cell office:value-type="float" office:value="31.3652" calcext:value-type="float">
            <text:p>31.365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042000" calcext:value-type="float">
            <text:p>4042000</text:p>
          </table:table-cell>
          <table:table-cell office:value-type="float" office:value="0.3778906" calcext:value-type="float">
            <text:p>0.3778906</text:p>
          </table:table-cell>
          <table:table-cell office:value-type="float" office:value="131.4898" calcext:value-type="float">
            <text:p>131.48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66331" calcext:value-type="float">
            <text:p>41.66331</text:p>
          </table:table-cell>
          <table:table-cell office:value-type="float" office:value="0.000006693418" calcext:value-type="float">
            <text:p>6.693418E-06</text:p>
          </table:table-cell>
          <table:table-cell office:value-type="float" office:value="0.001105053" calcext:value-type="float">
            <text:p>0.001105053</text:p>
          </table:table-cell>
          <table:table-cell office:value-type="float" office:value="0.01639133" calcext:value-type="float">
            <text:p>0.01639133</text:p>
          </table:table-cell>
          <table:table-cell office:value-type="float" office:value="1647.845" calcext:value-type="float">
            <text:p>1647.845</text:p>
          </table:table-cell>
          <table:table-cell office:value-type="float" office:value="0.6461205" calcext:value-type="float">
            <text:p>0.6461205</text:p>
          </table:table-cell>
          <table:table-cell office:value-type="float" office:value="0" calcext:value-type="float">
            <text:p>0</text:p>
          </table:table-cell>
          <table:table-cell office:value-type="float" office:value="0.5465846" calcext:value-type="float">
            <text:p>0.5465846</text:p>
          </table:table-cell>
          <table:table-cell office:value-type="float" office:value="0.4093974" calcext:value-type="float">
            <text:p>0.4093974</text:p>
          </table:table-cell>
          <table:table-cell office:value-type="float" office:value="0.1696802" calcext:value-type="float">
            <text:p>0.1696802</text:p>
          </table:table-cell>
          <table:table-cell office:value-type="float" office:value="0.1692017" calcext:value-type="float">
            <text:p>0.169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41178" calcext:value-type="float">
            <text:p>28.41178</text:p>
          </table:table-cell>
          <table:table-cell office:value-type="float" office:value="31.33137" calcext:value-type="float">
            <text:p>31.3313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042000" calcext:value-type="float">
            <text:p>5042000</text:p>
          </table:table-cell>
          <table:table-cell office:value-type="float" office:value="0.3777997" calcext:value-type="float">
            <text:p>0.3777997</text:p>
          </table:table-cell>
          <table:table-cell office:value-type="float" office:value="131.4892" calcext:value-type="float">
            <text:p>131.48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62622" calcext:value-type="float">
            <text:p>41.62622</text:p>
          </table:table-cell>
          <table:table-cell office:value-type="float" office:value="0.000006694751" calcext:value-type="float">
            <text:p>6.694751E-06</text:p>
          </table:table-cell>
          <table:table-cell office:value-type="float" office:value="0.001141244" calcext:value-type="float">
            <text:p>0.001141244</text:p>
          </table:table-cell>
          <table:table-cell office:value-type="float" office:value="0.01809743" calcext:value-type="float">
            <text:p>0.01809743</text:p>
          </table:table-cell>
          <table:table-cell office:value-type="float" office:value="1647.884" calcext:value-type="float">
            <text:p>1647.884</text:p>
          </table:table-cell>
          <table:table-cell office:value-type="float" office:value="0.6457083" calcext:value-type="float">
            <text:p>0.6457083</text:p>
          </table:table-cell>
          <table:table-cell office:value-type="float" office:value="0" calcext:value-type="float">
            <text:p>0</text:p>
          </table:table-cell>
          <table:table-cell office:value-type="float" office:value="0.5034118" calcext:value-type="float">
            <text:p>0.5034118</text:p>
          </table:table-cell>
          <table:table-cell office:value-type="float" office:value="0.4520191" calcext:value-type="float">
            <text:p>0.4520191</text:p>
          </table:table-cell>
          <table:table-cell office:value-type="float" office:value="0.1692992" calcext:value-type="float">
            <text:p>0.1692992</text:p>
          </table:table-cell>
          <table:table-cell office:value-type="float" office:value="0.1689121" calcext:value-type="float">
            <text:p>0.1689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44377" calcext:value-type="float">
            <text:p>28.44377</text:p>
          </table:table-cell>
          <table:table-cell office:value-type="float" office:value="31.30654" calcext:value-type="float">
            <text:p>31.3065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042000" calcext:value-type="float">
            <text:p>6042000</text:p>
          </table:table-cell>
          <table:table-cell office:value-type="float" office:value="0.3777243" calcext:value-type="float">
            <text:p>0.3777243</text:p>
          </table:table-cell>
          <table:table-cell office:value-type="float" office:value="131.4886" calcext:value-type="float">
            <text:p>131.48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59103" calcext:value-type="float">
            <text:p>41.59103</text:p>
          </table:table-cell>
          <table:table-cell office:value-type="float" office:value="0.000006694751" calcext:value-type="float">
            <text:p>6.694751E-06</text:p>
          </table:table-cell>
          <table:table-cell office:value-type="float" office:value="0.001178008" calcext:value-type="float">
            <text:p>0.001178008</text:p>
          </table:table-cell>
          <table:table-cell office:value-type="float" office:value="0.01985708" calcext:value-type="float">
            <text:p>0.01985708</text:p>
          </table:table-cell>
          <table:table-cell office:value-type="float" office:value="1647.923" calcext:value-type="float">
            <text:p>1647.923</text:p>
          </table:table-cell>
          <table:table-cell office:value-type="float" office:value="0.6452823" calcext:value-type="float">
            <text:p>0.6452823</text:p>
          </table:table-cell>
          <table:table-cell office:value-type="float" office:value="0" calcext:value-type="float">
            <text:p>0</text:p>
          </table:table-cell>
          <table:table-cell office:value-type="float" office:value="0.8794028" calcext:value-type="float">
            <text:p>0.8794028</text:p>
          </table:table-cell>
          <table:table-cell office:value-type="float" office:value="0.4631872" calcext:value-type="float">
            <text:p>0.4631872</text:p>
          </table:table-cell>
          <table:table-cell office:value-type="float" office:value="0.1689354" calcext:value-type="float">
            <text:p>0.1689354</text:p>
          </table:table-cell>
          <table:table-cell office:value-type="float" office:value="0.168623" calcext:value-type="float">
            <text:p>0.1686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48598" calcext:value-type="float">
            <text:p>28.48598</text:p>
          </table:table-cell>
          <table:table-cell office:value-type="float" office:value="31.2982" calcext:value-type="float">
            <text:p>31.298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042000" calcext:value-type="float">
            <text:p>7042000</text:p>
          </table:table-cell>
          <table:table-cell office:value-type="float" office:value="0.3776436" calcext:value-type="float">
            <text:p>0.3776436</text:p>
          </table:table-cell>
          <table:table-cell office:value-type="float" office:value="131.488" calcext:value-type="float">
            <text:p>131.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55572" calcext:value-type="float">
            <text:p>41.55572</text:p>
          </table:table-cell>
          <table:table-cell office:value-type="float" office:value="0.000006694751" calcext:value-type="float">
            <text:p>6.694751E-06</text:p>
          </table:table-cell>
          <table:table-cell office:value-type="float" office:value="0.001208788" calcext:value-type="float">
            <text:p>0.001208788</text:p>
          </table:table-cell>
          <table:table-cell office:value-type="float" office:value="0.02133009" calcext:value-type="float">
            <text:p>0.02133009</text:p>
          </table:table-cell>
          <table:table-cell office:value-type="float" office:value="1647.962" calcext:value-type="float">
            <text:p>1647.962</text:p>
          </table:table-cell>
          <table:table-cell office:value-type="float" office:value="0.6448527" calcext:value-type="float">
            <text:p>0.6448527</text:p>
          </table:table-cell>
          <table:table-cell office:value-type="float" office:value="0" calcext:value-type="float">
            <text:p>0</text:p>
          </table:table-cell>
          <table:table-cell office:value-type="float" office:value="0.1702955" calcext:value-type="float">
            <text:p>0.1702955</text:p>
          </table:table-cell>
          <table:table-cell office:value-type="float" office:value="0.3414437" calcext:value-type="float">
            <text:p>0.3414437</text:p>
          </table:table-cell>
          <table:table-cell office:value-type="float" office:value="0.16849" calcext:value-type="float">
            <text:p>0.16849</text:p>
          </table:table-cell>
          <table:table-cell office:value-type="float" office:value="0.1683327" calcext:value-type="float">
            <text:p>0.16833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47519" calcext:value-type="float">
            <text:p>28.47519</text:p>
          </table:table-cell>
          <table:table-cell office:value-type="float" office:value="31.28877" calcext:value-type="float">
            <text:p>31.2887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042000" calcext:value-type="float">
            <text:p>8042000</text:p>
          </table:table-cell>
          <table:table-cell office:value-type="float" office:value="0.3775643" calcext:value-type="float">
            <text:p>0.3775643</text:p>
          </table:table-cell>
          <table:table-cell office:value-type="float" office:value="131.4875" calcext:value-type="float">
            <text:p>131.4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5182" calcext:value-type="float">
            <text:p>41.5182</text:p>
          </table:table-cell>
          <table:table-cell office:value-type="float" office:value="0.000007216396" calcext:value-type="float">
            <text:p>7.216396E-06</text:p>
          </table:table-cell>
          <table:table-cell office:value-type="float" office:value="0.001245694" calcext:value-type="float">
            <text:p>0.001245694</text:p>
          </table:table-cell>
          <table:table-cell office:value-type="float" office:value="0.02302514" calcext:value-type="float">
            <text:p>0.02302514</text:p>
          </table:table-cell>
          <table:table-cell office:value-type="float" office:value="1648" calcext:value-type="float">
            <text:p>1648</text:p>
          </table:table-cell>
          <table:table-cell office:value-type="float" office:value="0.6444218" calcext:value-type="float">
            <text:p>0.6444218</text:p>
          </table:table-cell>
          <table:table-cell office:value-type="float" office:value="0" calcext:value-type="float">
            <text:p>0</text:p>
          </table:table-cell>
          <table:table-cell office:value-type="float" office:value="0.393721" calcext:value-type="float">
            <text:p>0.393721</text:p>
          </table:table-cell>
          <table:table-cell office:value-type="float" office:value="0.3742076" calcext:value-type="float">
            <text:p>0.3742076</text:p>
          </table:table-cell>
          <table:table-cell office:value-type="float" office:value="0.1682193" calcext:value-type="float">
            <text:p>0.1682193</text:p>
          </table:table-cell>
          <table:table-cell office:value-type="float" office:value="0.1680444" calcext:value-type="float">
            <text:p>0.1680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42052" calcext:value-type="float">
            <text:p>28.42052</text:p>
          </table:table-cell>
          <table:table-cell office:value-type="float" office:value="31.2498" calcext:value-type="float">
            <text:p>31.24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042000" calcext:value-type="float">
            <text:p>9042000</text:p>
          </table:table-cell>
          <table:table-cell office:value-type="float" office:value="0.3774882" calcext:value-type="float">
            <text:p>0.3774882</text:p>
          </table:table-cell>
          <table:table-cell office:value-type="float" office:value="131.4869" calcext:value-type="float">
            <text:p>131.48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48272" calcext:value-type="float">
            <text:p>41.48272</text:p>
          </table:table-cell>
          <table:table-cell office:value-type="float" office:value="0.000007216396" calcext:value-type="float">
            <text:p>7.216396E-06</text:p>
          </table:table-cell>
          <table:table-cell office:value-type="float" office:value="0.001279329" calcext:value-type="float">
            <text:p>0.001279329</text:p>
          </table:table-cell>
          <table:table-cell office:value-type="float" office:value="0.0245722" calcext:value-type="float">
            <text:p>0.0245722</text:p>
          </table:table-cell>
          <table:table-cell office:value-type="float" office:value="1648.04" calcext:value-type="float">
            <text:p>1648.04</text:p>
          </table:table-cell>
          <table:table-cell office:value-type="float" office:value="0.6439941" calcext:value-type="float">
            <text:p>0.6439941</text:p>
          </table:table-cell>
          <table:table-cell office:value-type="float" office:value="0" calcext:value-type="float">
            <text:p>0</text:p>
          </table:table-cell>
          <table:table-cell office:value-type="float" office:value="0.4687496" calcext:value-type="float">
            <text:p>0.4687496</text:p>
          </table:table-cell>
          <table:table-cell office:value-type="float" office:value="0.4223725" calcext:value-type="float">
            <text:p>0.4223725</text:p>
          </table:table-cell>
          <table:table-cell office:value-type="float" office:value="0.1679559" calcext:value-type="float">
            <text:p>0.1679559</text:p>
          </table:table-cell>
          <table:table-cell office:value-type="float" office:value="0.1677554" calcext:value-type="float">
            <text:p>0.16775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41934" calcext:value-type="float">
            <text:p>28.41934</text:p>
          </table:table-cell>
          <table:table-cell office:value-type="float" office:value="31.23571" calcext:value-type="float">
            <text:p>31.2357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042000" calcext:value-type="float">
            <text:p>10042000</text:p>
          </table:table-cell>
          <table:table-cell office:value-type="float" office:value="0.3773847" calcext:value-type="float">
            <text:p>0.3773847</text:p>
          </table:table-cell>
          <table:table-cell office:value-type="float" office:value="131.4863" calcext:value-type="float">
            <text:p>131.48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44663" calcext:value-type="float">
            <text:p>41.44663</text:p>
          </table:table-cell>
          <table:table-cell office:value-type="float" office:value="0.000007216396" calcext:value-type="float">
            <text:p>7.216396E-06</text:p>
          </table:table-cell>
          <table:table-cell office:value-type="float" office:value="0.001310305" calcext:value-type="float">
            <text:p>0.001310305</text:p>
          </table:table-cell>
          <table:table-cell office:value-type="float" office:value="0.0259305" calcext:value-type="float">
            <text:p>0.0259305</text:p>
          </table:table-cell>
          <table:table-cell office:value-type="float" office:value="1648.079" calcext:value-type="float">
            <text:p>1648.079</text:p>
          </table:table-cell>
          <table:table-cell office:value-type="float" office:value="0.6436011" calcext:value-type="float">
            <text:p>0.6436011</text:p>
          </table:table-cell>
          <table:table-cell office:value-type="float" office:value="0" calcext:value-type="float">
            <text:p>0</text:p>
          </table:table-cell>
          <table:table-cell office:value-type="float" office:value="0.3320256" calcext:value-type="float">
            <text:p>0.3320256</text:p>
          </table:table-cell>
          <table:table-cell office:value-type="float" office:value="0.3587884" calcext:value-type="float">
            <text:p>0.3587884</text:p>
          </table:table-cell>
          <table:table-cell office:value-type="float" office:value="0.1677163" calcext:value-type="float">
            <text:p>0.1677163</text:p>
          </table:table-cell>
          <table:table-cell office:value-type="float" office:value="0.1674666" calcext:value-type="float">
            <text:p>0.1674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39622" calcext:value-type="float">
            <text:p>28.39622</text:p>
          </table:table-cell>
          <table:table-cell office:value-type="float" office:value="31.20765" calcext:value-type="float">
            <text:p>31.2076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042000" calcext:value-type="float">
            <text:p>11042000</text:p>
          </table:table-cell>
          <table:table-cell office:value-type="float" office:value="0.3772953" calcext:value-type="float">
            <text:p>0.3772953</text:p>
          </table:table-cell>
          <table:table-cell office:value-type="float" office:value="131.4857" calcext:value-type="float">
            <text:p>131.4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41087" calcext:value-type="float">
            <text:p>41.41087</text:p>
          </table:table-cell>
          <table:table-cell office:value-type="float" office:value="0.000007216396" calcext:value-type="float">
            <text:p>7.216396E-06</text:p>
          </table:table-cell>
          <table:table-cell office:value-type="float" office:value="0.001340803" calcext:value-type="float">
            <text:p>0.001340803</text:p>
          </table:table-cell>
          <table:table-cell office:value-type="float" office:value="0.02723809" calcext:value-type="float">
            <text:p>0.02723809</text:p>
          </table:table-cell>
          <table:table-cell office:value-type="float" office:value="1648.117" calcext:value-type="float">
            <text:p>1648.117</text:p>
          </table:table-cell>
          <table:table-cell office:value-type="float" office:value="0.6431929" calcext:value-type="float">
            <text:p>0.6431929</text:p>
          </table:table-cell>
          <table:table-cell office:value-type="float" office:value="0" calcext:value-type="float">
            <text:p>0</text:p>
          </table:table-cell>
          <table:table-cell office:value-type="float" office:value="0.4898746" calcext:value-type="float">
            <text:p>0.4898746</text:p>
          </table:table-cell>
          <table:table-cell office:value-type="float" office:value="0.4613199" calcext:value-type="float">
            <text:p>0.4613199</text:p>
          </table:table-cell>
          <table:table-cell office:value-type="float" office:value="0.1675363" calcext:value-type="float">
            <text:p>0.1675363</text:p>
          </table:table-cell>
          <table:table-cell office:value-type="float" office:value="0.1671803" calcext:value-type="float">
            <text:p>0.16718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39477" calcext:value-type="float">
            <text:p>28.39477</text:p>
          </table:table-cell>
          <table:table-cell office:value-type="float" office:value="31.18525" calcext:value-type="float">
            <text:p>31.1852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2042000" calcext:value-type="float">
            <text:p>12042000</text:p>
          </table:table-cell>
          <table:table-cell office:value-type="float" office:value="0.3772036" calcext:value-type="float">
            <text:p>0.3772036</text:p>
          </table:table-cell>
          <table:table-cell office:value-type="float" office:value="131.4851" calcext:value-type="float">
            <text:p>131.48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755" calcext:value-type="float">
            <text:p>41.3755</text:p>
          </table:table-cell>
          <table:table-cell office:value-type="float" office:value="0.000007216396" calcext:value-type="float">
            <text:p>7.216396E-06</text:p>
          </table:table-cell>
          <table:table-cell office:value-type="float" office:value="0.001366916" calcext:value-type="float">
            <text:p>0.001366916</text:p>
          </table:table-cell>
          <table:table-cell office:value-type="float" office:value="0.02833896" calcext:value-type="float">
            <text:p>0.02833896</text:p>
          </table:table-cell>
          <table:table-cell office:value-type="float" office:value="1648.156" calcext:value-type="float">
            <text:p>1648.156</text:p>
          </table:table-cell>
          <table:table-cell office:value-type="float" office:value="0.6427844" calcext:value-type="float">
            <text:p>0.6427844</text:p>
          </table:table-cell>
          <table:table-cell office:value-type="float" office:value="0" calcext:value-type="float">
            <text:p>0</text:p>
          </table:table-cell>
          <table:table-cell office:value-type="float" office:value="0.3936718" calcext:value-type="float">
            <text:p>0.3936718</text:p>
          </table:table-cell>
          <table:table-cell office:value-type="float" office:value="0.4212863" calcext:value-type="float">
            <text:p>0.4212863</text:p>
          </table:table-cell>
          <table:table-cell office:value-type="float" office:value="0.1671728" calcext:value-type="float">
            <text:p>0.1671728</text:p>
          </table:table-cell>
          <table:table-cell office:value-type="float" office:value="0.166894" calcext:value-type="float">
            <text:p>0.1668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39404" calcext:value-type="float">
            <text:p>28.39404</text:p>
          </table:table-cell>
          <table:table-cell office:value-type="float" office:value="31.16824" calcext:value-type="float">
            <text:p>31.1682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3042000" calcext:value-type="float">
            <text:p>13042000</text:p>
          </table:table-cell>
          <table:table-cell office:value-type="float" office:value="0.3770878" calcext:value-type="float">
            <text:p>0.3770878</text:p>
          </table:table-cell>
          <table:table-cell office:value-type="float" office:value="131.4844" calcext:value-type="float">
            <text:p>131.48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3981" calcext:value-type="float">
            <text:p>41.33981</text:p>
          </table:table-cell>
          <table:table-cell office:value-type="float" office:value="0.000007216396" calcext:value-type="float">
            <text:p>7.216396E-06</text:p>
          </table:table-cell>
          <table:table-cell office:value-type="float" office:value="0.001391895" calcext:value-type="float">
            <text:p>0.001391895</text:p>
          </table:table-cell>
          <table:table-cell office:value-type="float" office:value="0.0291586" calcext:value-type="float">
            <text:p>0.0291586</text:p>
          </table:table-cell>
          <table:table-cell office:value-type="float" office:value="1648.195" calcext:value-type="float">
            <text:p>1648.195</text:p>
          </table:table-cell>
          <table:table-cell office:value-type="float" office:value="0.6424021" calcext:value-type="float">
            <text:p>0.6424021</text:p>
          </table:table-cell>
          <table:table-cell office:value-type="float" office:value="0" calcext:value-type="float">
            <text:p>0</text:p>
          </table:table-cell>
          <table:table-cell office:value-type="float" office:value="0.3709534" calcext:value-type="float">
            <text:p>0.3709534</text:p>
          </table:table-cell>
          <table:table-cell office:value-type="float" office:value="0.4107118" calcext:value-type="float">
            <text:p>0.4107118</text:p>
          </table:table-cell>
          <table:table-cell office:value-type="float" office:value="0.1668645" calcext:value-type="float">
            <text:p>0.1668645</text:p>
          </table:table-cell>
          <table:table-cell office:value-type="float" office:value="0.166608" calcext:value-type="float">
            <text:p>0.166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38481" calcext:value-type="float">
            <text:p>28.38481</text:p>
          </table:table-cell>
          <table:table-cell office:value-type="float" office:value="31.14871" calcext:value-type="float">
            <text:p>31.1487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042000" calcext:value-type="float">
            <text:p>14042000</text:p>
          </table:table-cell>
          <table:table-cell office:value-type="float" office:value="0.3769082" calcext:value-type="float">
            <text:p>0.3769082</text:p>
          </table:table-cell>
          <table:table-cell office:value-type="float" office:value="131.4836" calcext:value-type="float">
            <text:p>131.48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0416" calcext:value-type="float">
            <text:p>41.30416</text:p>
          </table:table-cell>
          <table:table-cell office:value-type="float" office:value="0.000007216396" calcext:value-type="float">
            <text:p>7.216396E-06</text:p>
          </table:table-cell>
          <table:table-cell office:value-type="float" office:value="0.001411179" calcext:value-type="float">
            <text:p>0.001411179</text:p>
          </table:table-cell>
          <table:table-cell office:value-type="float" office:value="0.02890328" calcext:value-type="float">
            <text:p>0.02890328</text:p>
          </table:table-cell>
          <table:table-cell office:value-type="float" office:value="1648.234" calcext:value-type="float">
            <text:p>1648.234</text:p>
          </table:table-cell>
          <table:table-cell office:value-type="float" office:value="0.6420991" calcext:value-type="float">
            <text:p>0.6420991</text:p>
          </table:table-cell>
          <table:table-cell office:value-type="float" office:value="0" calcext:value-type="float">
            <text:p>0</text:p>
          </table:table-cell>
          <table:table-cell office:value-type="float" office:value="0.4336044" calcext:value-type="float">
            <text:p>0.4336044</text:p>
          </table:table-cell>
          <table:table-cell office:value-type="float" office:value="0.4426202" calcext:value-type="float">
            <text:p>0.4426202</text:p>
          </table:table-cell>
          <table:table-cell office:value-type="float" office:value="0.1666616" calcext:value-type="float">
            <text:p>0.1666616</text:p>
          </table:table-cell>
          <table:table-cell office:value-type="float" office:value="0.1663229" calcext:value-type="float">
            <text:p>0.16632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39386" calcext:value-type="float">
            <text:p>28.39386</text:p>
          </table:table-cell>
          <table:table-cell office:value-type="float" office:value="31.13407" calcext:value-type="float">
            <text:p>31.1340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5042000" calcext:value-type="float">
            <text:p>15042000</text:p>
          </table:table-cell>
          <table:table-cell office:value-type="float" office:value="0.3765858" calcext:value-type="float">
            <text:p>0.3765858</text:p>
          </table:table-cell>
          <table:table-cell office:value-type="float" office:value="131.4818" calcext:value-type="float">
            <text:p>131.48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26879" calcext:value-type="float">
            <text:p>41.26879</text:p>
          </table:table-cell>
          <table:table-cell office:value-type="float" office:value="0.000007216396" calcext:value-type="float">
            <text:p>7.216396E-06</text:p>
          </table:table-cell>
          <table:table-cell office:value-type="float" office:value="0.00143163" calcext:value-type="float">
            <text:p>0.00143163</text:p>
          </table:table-cell>
          <table:table-cell office:value-type="float" office:value="0.02873114" calcext:value-type="float">
            <text:p>0.02873114</text:p>
          </table:table-cell>
          <table:table-cell office:value-type="float" office:value="1648.273" calcext:value-type="float">
            <text:p>1648.273</text:p>
          </table:table-cell>
          <table:table-cell office:value-type="float" office:value="0.6418751" calcext:value-type="float">
            <text:p>0.6418751</text:p>
          </table:table-cell>
          <table:table-cell office:value-type="float" office:value="0" calcext:value-type="float">
            <text:p>0</text:p>
          </table:table-cell>
          <table:table-cell office:value-type="float" office:value="0.6807787" calcext:value-type="float">
            <text:p>0.6807787</text:p>
          </table:table-cell>
          <table:table-cell office:value-type="float" office:value="0.4428775" calcext:value-type="float">
            <text:p>0.4428775</text:p>
          </table:table-cell>
          <table:table-cell office:value-type="float" office:value="0.1663517" calcext:value-type="float">
            <text:p>0.1663517</text:p>
          </table:table-cell>
          <table:table-cell office:value-type="float" office:value="0.1660398" calcext:value-type="float">
            <text:p>0.1660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42332" calcext:value-type="float">
            <text:p>28.42332</text:p>
          </table:table-cell>
          <table:table-cell office:value-type="float" office:value="31.12409" calcext:value-type="float">
            <text:p>31.1240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6042000" calcext:value-type="float">
            <text:p>16042000</text:p>
          </table:table-cell>
          <table:table-cell office:value-type="float" office:value="0.3762988" calcext:value-type="float">
            <text:p>0.3762988</text:p>
          </table:table-cell>
          <table:table-cell office:value-type="float" office:value="131.4797" calcext:value-type="float">
            <text:p>131.47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23443" calcext:value-type="float">
            <text:p>41.23443</text:p>
          </table:table-cell>
          <table:table-cell office:value-type="float" office:value="0.000007216396" calcext:value-type="float">
            <text:p>7.216396E-06</text:p>
          </table:table-cell>
          <table:table-cell office:value-type="float" office:value="0.001445882" calcext:value-type="float">
            <text:p>0.001445882</text:p>
          </table:table-cell>
          <table:table-cell office:value-type="float" office:value="0.02840797" calcext:value-type="float">
            <text:p>0.02840797</text:p>
          </table:table-cell>
          <table:table-cell office:value-type="float" office:value="1648.312" calcext:value-type="float">
            <text:p>1648.312</text:p>
          </table:table-cell>
          <table:table-cell office:value-type="float" office:value="0.6412218" calcext:value-type="float">
            <text:p>0.6412218</text:p>
          </table:table-cell>
          <table:table-cell office:value-type="float" office:value="0" calcext:value-type="float">
            <text:p>0</text:p>
          </table:table-cell>
          <table:table-cell office:value-type="float" office:value="0.7970499" calcext:value-type="float">
            <text:p>0.7970499</text:p>
          </table:table-cell>
          <table:table-cell office:value-type="float" office:value="0.4076125" calcext:value-type="float">
            <text:p>0.4076125</text:p>
          </table:table-cell>
          <table:table-cell office:value-type="float" office:value="0.1659677" calcext:value-type="float">
            <text:p>0.1659677</text:p>
          </table:table-cell>
          <table:table-cell office:value-type="float" office:value="0.1657567" calcext:value-type="float">
            <text:p>0.1657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4528" calcext:value-type="float">
            <text:p>28.4528</text:p>
          </table:table-cell>
          <table:table-cell office:value-type="float" office:value="31.11547" calcext:value-type="float">
            <text:p>31.1154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7042000" calcext:value-type="float">
            <text:p>17042000</text:p>
          </table:table-cell>
          <table:table-cell office:value-type="float" office:value="0.3761316" calcext:value-type="float">
            <text:p>0.3761316</text:p>
          </table:table-cell>
          <table:table-cell office:value-type="float" office:value="131.4781" calcext:value-type="float">
            <text:p>131.47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19977" calcext:value-type="float">
            <text:p>41.19977</text:p>
          </table:table-cell>
          <table:table-cell office:value-type="float" office:value="0.000007216396" calcext:value-type="float">
            <text:p>7.216396E-06</text:p>
          </table:table-cell>
          <table:table-cell office:value-type="float" office:value="0.001455672" calcext:value-type="float">
            <text:p>0.001455672</text:p>
          </table:table-cell>
          <table:table-cell office:value-type="float" office:value="0.0279669" calcext:value-type="float">
            <text:p>0.0279669</text:p>
          </table:table-cell>
          <table:table-cell office:value-type="float" office:value="1648.352" calcext:value-type="float">
            <text:p>1648.352</text:p>
          </table:table-cell>
          <table:table-cell office:value-type="float" office:value="0.6406149" calcext:value-type="float">
            <text:p>0.6406149</text:p>
          </table:table-cell>
          <table:table-cell office:value-type="float" office:value="0" calcext:value-type="float">
            <text:p>0</text:p>
          </table:table-cell>
          <table:table-cell office:value-type="float" office:value="0.4531585" calcext:value-type="float">
            <text:p>0.4531585</text:p>
          </table:table-cell>
          <table:table-cell office:value-type="float" office:value="0.3802509" calcext:value-type="float">
            <text:p>0.3802509</text:p>
          </table:table-cell>
          <table:table-cell office:value-type="float" office:value="0.1656028" calcext:value-type="float">
            <text:p>0.1656028</text:p>
          </table:table-cell>
          <table:table-cell office:value-type="float" office:value="0.1654735" calcext:value-type="float">
            <text:p>0.16547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46385" calcext:value-type="float">
            <text:p>28.46385</text:p>
          </table:table-cell>
          <table:table-cell office:value-type="float" office:value="31.10382" calcext:value-type="float">
            <text:p>31.1038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8042000" calcext:value-type="float">
            <text:p>18042000</text:p>
          </table:table-cell>
          <table:table-cell office:value-type="float" office:value="0.3759326" calcext:value-type="float">
            <text:p>0.3759326</text:p>
          </table:table-cell>
          <table:table-cell office:value-type="float" office:value="131.4767" calcext:value-type="float">
            <text:p>131.47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16471" calcext:value-type="float">
            <text:p>41.16471</text:p>
          </table:table-cell>
          <table:table-cell office:value-type="float" office:value="0.000007216396" calcext:value-type="float">
            <text:p>7.216396E-06</text:p>
          </table:table-cell>
          <table:table-cell office:value-type="float" office:value="0.001462854" calcext:value-type="float">
            <text:p>0.001462854</text:p>
          </table:table-cell>
          <table:table-cell office:value-type="float" office:value="0.0274574" calcext:value-type="float">
            <text:p>0.0274574</text:p>
          </table:table-cell>
          <table:table-cell office:value-type="float" office:value="1648.391" calcext:value-type="float">
            <text:p>1648.391</text:p>
          </table:table-cell>
          <table:table-cell office:value-type="float" office:value="0.6399614" calcext:value-type="float">
            <text:p>0.6399614</text:p>
          </table:table-cell>
          <table:table-cell office:value-type="float" office:value="0" calcext:value-type="float">
            <text:p>0</text:p>
          </table:table-cell>
          <table:table-cell office:value-type="float" office:value="0.3655556" calcext:value-type="float">
            <text:p>0.3655556</text:p>
          </table:table-cell>
          <table:table-cell office:value-type="float" office:value="0.3773457" calcext:value-type="float">
            <text:p>0.3773457</text:p>
          </table:table-cell>
          <table:table-cell office:value-type="float" office:value="0.1652917" calcext:value-type="float">
            <text:p>0.1652917</text:p>
          </table:table-cell>
          <table:table-cell office:value-type="float" office:value="0.165191" calcext:value-type="float">
            <text:p>0.165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46616" calcext:value-type="float">
            <text:p>28.46616</text:p>
          </table:table-cell>
          <table:table-cell office:value-type="float" office:value="31.08998" calcext:value-type="float">
            <text:p>31.0899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9042000" calcext:value-type="float">
            <text:p>19042000</text:p>
          </table:table-cell>
          <table:table-cell office:value-type="float" office:value="0.3756632" calcext:value-type="float">
            <text:p>0.3756632</text:p>
          </table:table-cell>
          <table:table-cell office:value-type="float" office:value="131.4747" calcext:value-type="float">
            <text:p>131.47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12968" calcext:value-type="float">
            <text:p>41.12968</text:p>
          </table:table-cell>
          <table:table-cell office:value-type="float" office:value="0.000007216396" calcext:value-type="float">
            <text:p>7.216396E-06</text:p>
          </table:table-cell>
          <table:table-cell office:value-type="float" office:value="0.001468587" calcext:value-type="float">
            <text:p>0.001468587</text:p>
          </table:table-cell>
          <table:table-cell office:value-type="float" office:value="0.02691831" calcext:value-type="float">
            <text:p>0.02691831</text:p>
          </table:table-cell>
          <table:table-cell office:value-type="float" office:value="1648.43" calcext:value-type="float">
            <text:p>1648.43</text:p>
          </table:table-cell>
          <table:table-cell office:value-type="float" office:value="0.6392542" calcext:value-type="float">
            <text:p>0.6392542</text:p>
          </table:table-cell>
          <table:table-cell office:value-type="float" office:value="0" calcext:value-type="float">
            <text:p>0</text:p>
          </table:table-cell>
          <table:table-cell office:value-type="float" office:value="0.3736844" calcext:value-type="float">
            <text:p>0.3736844</text:p>
          </table:table-cell>
          <table:table-cell office:value-type="float" office:value="0.3834685" calcext:value-type="float">
            <text:p>0.3834685</text:p>
          </table:table-cell>
          <table:table-cell office:value-type="float" office:value="0.1650098" calcext:value-type="float">
            <text:p>0.1650098</text:p>
          </table:table-cell>
          <table:table-cell office:value-type="float" office:value="0.1649087" calcext:value-type="float">
            <text:p>0.16490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46719" calcext:value-type="float">
            <text:p>28.46719</text:p>
          </table:table-cell>
          <table:table-cell office:value-type="float" office:value="31.07669" calcext:value-type="float">
            <text:p>31.0766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0042000" calcext:value-type="float">
            <text:p>20042000</text:p>
          </table:table-cell>
          <table:table-cell office:value-type="float" office:value="0.3752984" calcext:value-type="float">
            <text:p>0.3752984</text:p>
          </table:table-cell>
          <table:table-cell office:value-type="float" office:value="131.4722" calcext:value-type="float">
            <text:p>131.47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09487" calcext:value-type="float">
            <text:p>41.09487</text:p>
          </table:table-cell>
          <table:table-cell office:value-type="float" office:value="0.000007216396" calcext:value-type="float">
            <text:p>7.216396E-06</text:p>
          </table:table-cell>
          <table:table-cell office:value-type="float" office:value="0.001473381" calcext:value-type="float">
            <text:p>0.001473381</text:p>
          </table:table-cell>
          <table:table-cell office:value-type="float" office:value="0.02636465" calcext:value-type="float">
            <text:p>0.02636465</text:p>
          </table:table-cell>
          <table:table-cell office:value-type="float" office:value="1648.468" calcext:value-type="float">
            <text:p>1648.468</text:p>
          </table:table-cell>
          <table:table-cell office:value-type="float" office:value="0.6384532" calcext:value-type="float">
            <text:p>0.6384532</text:p>
          </table:table-cell>
          <table:table-cell office:value-type="float" office:value="0" calcext:value-type="float">
            <text:p>0</text:p>
          </table:table-cell>
          <table:table-cell office:value-type="float" office:value="0.4169386" calcext:value-type="float">
            <text:p>0.4169386</text:p>
          </table:table-cell>
          <table:table-cell office:value-type="float" office:value="0.3952475" calcext:value-type="float">
            <text:p>0.3952475</text:p>
          </table:table-cell>
          <table:table-cell office:value-type="float" office:value="0.1647429" calcext:value-type="float">
            <text:p>0.1647429</text:p>
          </table:table-cell>
          <table:table-cell office:value-type="float" office:value="0.1646266" calcext:value-type="float">
            <text:p>0.1646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47121" calcext:value-type="float">
            <text:p>28.47121</text:p>
          </table:table-cell>
          <table:table-cell office:value-type="float" office:value="31.06523" calcext:value-type="float">
            <text:p>31.0652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1042000" calcext:value-type="float">
            <text:p>21042000</text:p>
          </table:table-cell>
          <table:table-cell office:value-type="float" office:value="0.3750819" calcext:value-type="float">
            <text:p>0.3750819</text:p>
          </table:table-cell>
          <table:table-cell office:value-type="float" office:value="131.4702" calcext:value-type="float">
            <text:p>131.47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05882" calcext:value-type="float">
            <text:p>41.05882</text:p>
          </table:table-cell>
          <table:table-cell office:value-type="float" office:value="0.000007216396" calcext:value-type="float">
            <text:p>7.216396E-06</text:p>
          </table:table-cell>
          <table:table-cell office:value-type="float" office:value="0.001496042" calcext:value-type="float">
            <text:p>0.001496042</text:p>
          </table:table-cell>
          <table:table-cell office:value-type="float" office:value="0.0265917" calcext:value-type="float">
            <text:p>0.0265917</text:p>
          </table:table-cell>
          <table:table-cell office:value-type="float" office:value="1648.506" calcext:value-type="float">
            <text:p>1648.506</text:p>
          </table:table-cell>
          <table:table-cell office:value-type="float" office:value="0.637973" calcext:value-type="float">
            <text:p>0.637973</text:p>
          </table:table-cell>
          <table:table-cell office:value-type="float" office:value="0" calcext:value-type="float">
            <text:p>0</text:p>
          </table:table-cell>
          <table:table-cell office:value-type="float" office:value="0.3381393" calcext:value-type="float">
            <text:p>0.3381393</text:p>
          </table:table-cell>
          <table:table-cell office:value-type="float" office:value="0.3905256" calcext:value-type="float">
            <text:p>0.3905256</text:p>
          </table:table-cell>
          <table:table-cell office:value-type="float" office:value="0.1645442" calcext:value-type="float">
            <text:p>0.1645442</text:p>
          </table:table-cell>
          <table:table-cell office:value-type="float" office:value="0.1643452" calcext:value-type="float">
            <text:p>0.16434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44439" calcext:value-type="float">
            <text:p>28.44439</text:p>
          </table:table-cell>
          <table:table-cell office:value-type="float" office:value="31.03465" calcext:value-type="float">
            <text:p>31.0346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2042000" calcext:value-type="float">
            <text:p>22042000</text:p>
          </table:table-cell>
          <table:table-cell office:value-type="float" office:value="0.3748732" calcext:value-type="float">
            <text:p>0.3748732</text:p>
          </table:table-cell>
          <table:table-cell office:value-type="float" office:value="131.4684" calcext:value-type="float">
            <text:p>131.4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02359" calcext:value-type="float">
            <text:p>41.02359</text:p>
          </table:table-cell>
          <table:table-cell office:value-type="float" office:value="0.000007216396" calcext:value-type="float">
            <text:p>7.216396E-06</text:p>
          </table:table-cell>
          <table:table-cell office:value-type="float" office:value="0.00152547" calcext:value-type="float">
            <text:p>0.00152547</text:p>
          </table:table-cell>
          <table:table-cell office:value-type="float" office:value="0.02697222" calcext:value-type="float">
            <text:p>0.02697222</text:p>
          </table:table-cell>
          <table:table-cell office:value-type="float" office:value="1648.541" calcext:value-type="float">
            <text:p>1648.541</text:p>
          </table:table-cell>
          <table:table-cell office:value-type="float" office:value="0.6375351" calcext:value-type="float">
            <text:p>0.6375351</text:p>
          </table:table-cell>
          <table:table-cell office:value-type="float" office:value="0" calcext:value-type="float">
            <text:p>0</text:p>
          </table:table-cell>
          <table:table-cell office:value-type="float" office:value="0.3317239" calcext:value-type="float">
            <text:p>0.3317239</text:p>
          </table:table-cell>
          <table:table-cell office:value-type="float" office:value="0.3953781" calcext:value-type="float">
            <text:p>0.3953781</text:p>
          </table:table-cell>
          <table:table-cell office:value-type="float" office:value="0.1642861" calcext:value-type="float">
            <text:p>0.1642861</text:p>
          </table:table-cell>
          <table:table-cell office:value-type="float" office:value="0.1640641" calcext:value-type="float">
            <text:p>0.1640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43186" calcext:value-type="float">
            <text:p>28.43186</text:p>
          </table:table-cell>
          <table:table-cell office:value-type="float" office:value="31.01455" calcext:value-type="float">
            <text:p>31.0145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3042000" calcext:value-type="float">
            <text:p>23042000</text:p>
          </table:table-cell>
          <table:table-cell office:value-type="float" office:value="0.3746383" calcext:value-type="float">
            <text:p>0.3746383</text:p>
          </table:table-cell>
          <table:table-cell office:value-type="float" office:value="131.4664" calcext:value-type="float">
            <text:p>131.4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98843" calcext:value-type="float">
            <text:p>40.98843</text:p>
          </table:table-cell>
          <table:table-cell office:value-type="float" office:value="0.000007216396" calcext:value-type="float">
            <text:p>7.216396E-06</text:p>
          </table:table-cell>
          <table:table-cell office:value-type="float" office:value="0.001551597" calcext:value-type="float">
            <text:p>0.001551597</text:p>
          </table:table-cell>
          <table:table-cell office:value-type="float" office:value="0.02725451" calcext:value-type="float">
            <text:p>0.02725451</text:p>
          </table:table-cell>
          <table:table-cell office:value-type="float" office:value="1648.576" calcext:value-type="float">
            <text:p>1648.576</text:p>
          </table:table-cell>
          <table:table-cell office:value-type="float" office:value="0.6371353" calcext:value-type="float">
            <text:p>0.6371353</text:p>
          </table:table-cell>
          <table:table-cell office:value-type="float" office:value="0" calcext:value-type="float">
            <text:p>0</text:p>
          </table:table-cell>
          <table:table-cell office:value-type="float" office:value="0.3970799" calcext:value-type="float">
            <text:p>0.3970799</text:p>
          </table:table-cell>
          <table:table-cell office:value-type="float" office:value="0.4286013" calcext:value-type="float">
            <text:p>0.4286013</text:p>
          </table:table-cell>
          <table:table-cell office:value-type="float" office:value="0.1640318" calcext:value-type="float">
            <text:p>0.1640318</text:p>
          </table:table-cell>
          <table:table-cell office:value-type="float" office:value="0.1637835" calcext:value-type="float">
            <text:p>0.16378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42679" calcext:value-type="float">
            <text:p>28.42679</text:p>
          </table:table-cell>
          <table:table-cell office:value-type="float" office:value="30.99797" calcext:value-type="float">
            <text:p>30.9979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4042000" calcext:value-type="float">
            <text:p>24042000</text:p>
          </table:table-cell>
          <table:table-cell office:value-type="float" office:value="0.3742544" calcext:value-type="float">
            <text:p>0.3742544</text:p>
          </table:table-cell>
          <table:table-cell office:value-type="float" office:value="131.4637" calcext:value-type="float">
            <text:p>131.4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95398" calcext:value-type="float">
            <text:p>40.95398</text:p>
          </table:table-cell>
          <table:table-cell office:value-type="float" office:value="0.000007216396" calcext:value-type="float">
            <text:p>7.216396E-06</text:p>
          </table:table-cell>
          <table:table-cell office:value-type="float" office:value="0.001569367" calcext:value-type="float">
            <text:p>0.001569367</text:p>
          </table:table-cell>
          <table:table-cell office:value-type="float" office:value="0.02723772" calcext:value-type="float">
            <text:p>0.02723772</text:p>
          </table:table-cell>
          <table:table-cell office:value-type="float" office:value="1648.612" calcext:value-type="float">
            <text:p>1648.612</text:p>
          </table:table-cell>
          <table:table-cell office:value-type="float" office:value="0.6366662" calcext:value-type="float">
            <text:p>0.6366662</text:p>
          </table:table-cell>
          <table:table-cell office:value-type="float" office:value="0" calcext:value-type="float">
            <text:p>0</text:p>
          </table:table-cell>
          <table:table-cell office:value-type="float" office:value="1.121446" calcext:value-type="float">
            <text:p>1.121446</text:p>
          </table:table-cell>
          <table:table-cell office:value-type="float" office:value="0.427504" calcext:value-type="float">
            <text:p>0.427504</text:p>
          </table:table-cell>
          <table:table-cell office:value-type="float" office:value="0.1637361" calcext:value-type="float">
            <text:p>0.1637361</text:p>
          </table:table-cell>
          <table:table-cell office:value-type="float" office:value="0.1635034" calcext:value-type="float">
            <text:p>0.1635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45942" calcext:value-type="float">
            <text:p>28.45942</text:p>
          </table:table-cell>
          <table:table-cell office:value-type="float" office:value="30.98848" calcext:value-type="float">
            <text:p>30.9884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5042000" calcext:value-type="float">
            <text:p>25042000</text:p>
          </table:table-cell>
          <table:table-cell office:value-type="float" office:value="0.3737144" calcext:value-type="float">
            <text:p>0.3737144</text:p>
          </table:table-cell>
          <table:table-cell office:value-type="float" office:value="131.4603" calcext:value-type="float">
            <text:p>131.4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91977" calcext:value-type="float">
            <text:p>40.91977</text:p>
          </table:table-cell>
          <table:table-cell office:value-type="float" office:value="0.000007216396" calcext:value-type="float">
            <text:p>7.216396E-06</text:p>
          </table:table-cell>
          <table:table-cell office:value-type="float" office:value="0.001581777" calcext:value-type="float">
            <text:p>0.001581777</text:p>
          </table:table-cell>
          <table:table-cell office:value-type="float" office:value="0.02704384" calcext:value-type="float">
            <text:p>0.02704384</text:p>
          </table:table-cell>
          <table:table-cell office:value-type="float" office:value="1648.647" calcext:value-type="float">
            <text:p>1648.647</text:p>
          </table:table-cell>
          <table:table-cell office:value-type="float" office:value="0.6356584" calcext:value-type="float">
            <text:p>0.6356584</text:p>
          </table:table-cell>
          <table:table-cell office:value-type="float" office:value="0" calcext:value-type="float">
            <text:p>0</text:p>
          </table:table-cell>
          <table:table-cell office:value-type="float" office:value="0.6360546" calcext:value-type="float">
            <text:p>0.6360546</text:p>
          </table:table-cell>
          <table:table-cell office:value-type="float" office:value="0.4195824" calcext:value-type="float">
            <text:p>0.4195824</text:p>
          </table:table-cell>
          <table:table-cell office:value-type="float" office:value="0.1633691" calcext:value-type="float">
            <text:p>0.1633691</text:p>
          </table:table-cell>
          <table:table-cell office:value-type="float" office:value="0.1632238" calcext:value-type="float">
            <text:p>0.1632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48413" calcext:value-type="float">
            <text:p>28.48413</text:p>
          </table:table-cell>
          <table:table-cell office:value-type="float" office:value="30.98347" calcext:value-type="float">
            <text:p>30.9834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6042000" calcext:value-type="float">
            <text:p>26042000</text:p>
          </table:table-cell>
          <table:table-cell office:value-type="float" office:value="0.3731622" calcext:value-type="float">
            <text:p>0.3731622</text:p>
          </table:table-cell>
          <table:table-cell office:value-type="float" office:value="131.4566" calcext:value-type="float">
            <text:p>131.4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8572" calcext:value-type="float">
            <text:p>40.88572</text:p>
          </table:table-cell>
          <table:table-cell office:value-type="float" office:value="0.000007216396" calcext:value-type="float">
            <text:p>7.216396E-06</text:p>
          </table:table-cell>
          <table:table-cell office:value-type="float" office:value="0.001590777" calcext:value-type="float">
            <text:p>0.001590777</text:p>
          </table:table-cell>
          <table:table-cell office:value-type="float" office:value="0.02675091" calcext:value-type="float">
            <text:p>0.02675091</text:p>
          </table:table-cell>
          <table:table-cell office:value-type="float" office:value="1648.682" calcext:value-type="float">
            <text:p>1648.682</text:p>
          </table:table-cell>
          <table:table-cell office:value-type="float" office:value="0.6347159" calcext:value-type="float">
            <text:p>0.6347159</text:p>
          </table:table-cell>
          <table:table-cell office:value-type="float" office:value="0" calcext:value-type="float">
            <text:p>0</text:p>
          </table:table-cell>
          <table:table-cell office:value-type="float" office:value="0.4929036" calcext:value-type="float">
            <text:p>0.4929036</text:p>
          </table:table-cell>
          <table:table-cell office:value-type="float" office:value="0.4168549" calcext:value-type="float">
            <text:p>0.4168549</text:p>
          </table:table-cell>
          <table:table-cell office:value-type="float" office:value="0.16305" calcext:value-type="float">
            <text:p>0.16305</text:p>
          </table:table-cell>
          <table:table-cell office:value-type="float" office:value="0.1629446" calcext:value-type="float">
            <text:p>0.16294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49708" calcext:value-type="float">
            <text:p>28.49708</text:p>
          </table:table-cell>
          <table:table-cell office:value-type="float" office:value="30.97903" calcext:value-type="float">
            <text:p>30.9790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7042000" calcext:value-type="float">
            <text:p>27042000</text:p>
          </table:table-cell>
          <table:table-cell office:value-type="float" office:value="0.3726343" calcext:value-type="float">
            <text:p>0.3726343</text:p>
          </table:table-cell>
          <table:table-cell office:value-type="float" office:value="131.4527" calcext:value-type="float">
            <text:p>131.45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5038" calcext:value-type="float">
            <text:p>40.85038</text:p>
          </table:table-cell>
          <table:table-cell office:value-type="float" office:value="0.000007216396" calcext:value-type="float">
            <text:p>7.216396E-06</text:p>
          </table:table-cell>
          <table:table-cell office:value-type="float" office:value="0.001597643" calcext:value-type="float">
            <text:p>0.001597643</text:p>
          </table:table-cell>
          <table:table-cell office:value-type="float" office:value="0.02640384" calcext:value-type="float">
            <text:p>0.02640384</text:p>
          </table:table-cell>
          <table:table-cell office:value-type="float" office:value="1648.726" calcext:value-type="float">
            <text:p>1648.726</text:p>
          </table:table-cell>
          <table:table-cell office:value-type="float" office:value="0.633908" calcext:value-type="float">
            <text:p>0.633908</text:p>
          </table:table-cell>
          <table:table-cell office:value-type="float" office:value="0" calcext:value-type="float">
            <text:p>0</text:p>
          </table:table-cell>
          <table:table-cell office:value-type="float" office:value="0.4491492" calcext:value-type="float">
            <text:p>0.4491492</text:p>
          </table:table-cell>
          <table:table-cell office:value-type="float" office:value="0.4141101" calcext:value-type="float">
            <text:p>0.4141101</text:p>
          </table:table-cell>
          <table:table-cell office:value-type="float" office:value="0.162763" calcext:value-type="float">
            <text:p>0.162763</text:p>
          </table:table-cell>
          <table:table-cell office:value-type="float" office:value="0.162666" calcext:value-type="float">
            <text:p>0.162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50581" calcext:value-type="float">
            <text:p>28.50581</text:p>
          </table:table-cell>
          <table:table-cell office:value-type="float" office:value="30.97445" calcext:value-type="float">
            <text:p>30.9744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8042000" calcext:value-type="float">
            <text:p>28042000</text:p>
          </table:table-cell>
          <table:table-cell office:value-type="float" office:value="0.3719784" calcext:value-type="float">
            <text:p>0.3719784</text:p>
          </table:table-cell>
          <table:table-cell office:value-type="float" office:value="131.4482" calcext:value-type="float">
            <text:p>131.44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1054" calcext:value-type="float">
            <text:p>40.81054</text:p>
          </table:table-cell>
          <table:table-cell office:value-type="float" office:value="0.000007216396" calcext:value-type="float">
            <text:p>7.216396E-06</text:p>
          </table:table-cell>
          <table:table-cell office:value-type="float" office:value="0.00160337" calcext:value-type="float">
            <text:p>0.00160337</text:p>
          </table:table-cell>
          <table:table-cell office:value-type="float" office:value="0.02603948" calcext:value-type="float">
            <text:p>0.02603948</text:p>
          </table:table-cell>
          <table:table-cell office:value-type="float" office:value="1648.773" calcext:value-type="float">
            <text:p>1648.773</text:p>
          </table:table-cell>
          <table:table-cell office:value-type="float" office:value="0.6330023" calcext:value-type="float">
            <text:p>0.6330023</text:p>
          </table:table-cell>
          <table:table-cell office:value-type="float" office:value="0" calcext:value-type="float">
            <text:p>0</text:p>
          </table:table-cell>
          <table:table-cell office:value-type="float" office:value="0.5020784" calcext:value-type="float">
            <text:p>0.5020784</text:p>
          </table:table-cell>
          <table:table-cell office:value-type="float" office:value="0.4287685" calcext:value-type="float">
            <text:p>0.4287685</text:p>
          </table:table-cell>
          <table:table-cell office:value-type="float" office:value="0.1624849" calcext:value-type="float">
            <text:p>0.1624849</text:p>
          </table:table-cell>
          <table:table-cell office:value-type="float" office:value="0.1623876" calcext:value-type="float">
            <text:p>0.1623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51582" calcext:value-type="float">
            <text:p>28.51582</text:p>
          </table:table-cell>
          <table:table-cell office:value-type="float" office:value="30.97108" calcext:value-type="float">
            <text:p>30.9710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9042000" calcext:value-type="float">
            <text:p>29042000</text:p>
          </table:table-cell>
          <table:table-cell office:value-type="float" office:value="0.3712575" calcext:value-type="float">
            <text:p>0.3712575</text:p>
          </table:table-cell>
          <table:table-cell office:value-type="float" office:value="131.443" calcext:value-type="float">
            <text:p>131.4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76989" calcext:value-type="float">
            <text:p>40.76989</text:p>
          </table:table-cell>
          <table:table-cell office:value-type="float" office:value="0.000007216396" calcext:value-type="float">
            <text:p>7.216396E-06</text:p>
          </table:table-cell>
          <table:table-cell office:value-type="float" office:value="0.001608213" calcext:value-type="float">
            <text:p>0.001608213</text:p>
          </table:table-cell>
          <table:table-cell office:value-type="float" office:value="0.02566251" calcext:value-type="float">
            <text:p>0.02566251</text:p>
          </table:table-cell>
          <table:table-cell office:value-type="float" office:value="1648.82" calcext:value-type="float">
            <text:p>1648.82</text:p>
          </table:table-cell>
          <table:table-cell office:value-type="float" office:value="0.6322097" calcext:value-type="float">
            <text:p>0.6322097</text:p>
          </table:table-cell>
          <table:table-cell office:value-type="float" office:value="0" calcext:value-type="float">
            <text:p>0</text:p>
          </table:table-cell>
          <table:table-cell office:value-type="float" office:value="0.5025898" calcext:value-type="float">
            <text:p>0.5025898</text:p>
          </table:table-cell>
          <table:table-cell office:value-type="float" office:value="0.4360685" calcext:value-type="float">
            <text:p>0.4360685</text:p>
          </table:table-cell>
          <table:table-cell office:value-type="float" office:value="0.1622066" calcext:value-type="float">
            <text:p>0.1622066</text:p>
          </table:table-cell>
          <table:table-cell office:value-type="float" office:value="0.1621101" calcext:value-type="float">
            <text:p>0.1621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52704" calcext:value-type="float">
            <text:p>28.52704</text:p>
          </table:table-cell>
          <table:table-cell office:value-type="float" office:value="30.97102" calcext:value-type="float">
            <text:p>30.9710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0042000" calcext:value-type="float">
            <text:p>30042000</text:p>
          </table:table-cell>
          <table:table-cell office:value-type="float" office:value="0.3706166" calcext:value-type="float">
            <text:p>0.3706166</text:p>
          </table:table-cell>
          <table:table-cell office:value-type="float" office:value="131.4379" calcext:value-type="float">
            <text:p>131.43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72884" calcext:value-type="float">
            <text:p>40.72884</text:p>
          </table:table-cell>
          <table:table-cell office:value-type="float" office:value="0.000007216396" calcext:value-type="float">
            <text:p>7.216396E-06</text:p>
          </table:table-cell>
          <table:table-cell office:value-type="float" office:value="0.001612736" calcext:value-type="float">
            <text:p>0.001612736</text:p>
          </table:table-cell>
          <table:table-cell office:value-type="float" office:value="0.02528898" calcext:value-type="float">
            <text:p>0.02528898</text:p>
          </table:table-cell>
          <table:table-cell office:value-type="float" office:value="1648.867" calcext:value-type="float">
            <text:p>1648.867</text:p>
          </table:table-cell>
          <table:table-cell office:value-type="float" office:value="0.6315567" calcext:value-type="float">
            <text:p>0.6315567</text:p>
          </table:table-cell>
          <table:table-cell office:value-type="float" office:value="0" calcext:value-type="float">
            <text:p>0</text:p>
          </table:table-cell>
          <table:table-cell office:value-type="float" office:value="0.4710047" calcext:value-type="float">
            <text:p>0.4710047</text:p>
          </table:table-cell>
          <table:table-cell office:value-type="float" office:value="0.4315173" calcext:value-type="float">
            <text:p>0.4315173</text:p>
          </table:table-cell>
          <table:table-cell office:value-type="float" office:value="0.1619247" calcext:value-type="float">
            <text:p>0.1619247</text:p>
          </table:table-cell>
          <table:table-cell office:value-type="float" office:value="0.161833" calcext:value-type="float">
            <text:p>0.1618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53669" calcext:value-type="float">
            <text:p>28.53669</text:p>
          </table:table-cell>
          <table:table-cell office:value-type="float" office:value="30.971" calcext:value-type="float">
            <text:p>30.97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52000" calcext:value-type="float">
            <text:p>1052000</text:p>
          </table:table-cell>
          <table:table-cell office:value-type="float" office:value="0.3701995" calcext:value-type="float">
            <text:p>0.3701995</text:p>
          </table:table-cell>
          <table:table-cell office:value-type="float" office:value="131.4339" calcext:value-type="float">
            <text:p>131.4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6871" calcext:value-type="float">
            <text:p>40.6871</text:p>
          </table:table-cell>
          <table:table-cell office:value-type="float" office:value="0.000007216396" calcext:value-type="float">
            <text:p>7.216396E-06</text:p>
          </table:table-cell>
          <table:table-cell office:value-type="float" office:value="0.001617039" calcext:value-type="float">
            <text:p>0.001617039</text:p>
          </table:table-cell>
          <table:table-cell office:value-type="float" office:value="0.02492042" calcext:value-type="float">
            <text:p>0.02492042</text:p>
          </table:table-cell>
          <table:table-cell office:value-type="float" office:value="1648.914" calcext:value-type="float">
            <text:p>1648.914</text:p>
          </table:table-cell>
          <table:table-cell office:value-type="float" office:value="0.6310583" calcext:value-type="float">
            <text:p>0.6310583</text:p>
          </table:table-cell>
          <table:table-cell office:value-type="float" office:value="0" calcext:value-type="float">
            <text:p>0</text:p>
          </table:table-cell>
          <table:table-cell office:value-type="float" office:value="0.3747358" calcext:value-type="float">
            <text:p>0.3747358</text:p>
          </table:table-cell>
          <table:table-cell office:value-type="float" office:value="0.4081827" calcext:value-type="float">
            <text:p>0.4081827</text:p>
          </table:table-cell>
          <table:table-cell office:value-type="float" office:value="0.1616575" calcext:value-type="float">
            <text:p>0.1616575</text:p>
          </table:table-cell>
          <table:table-cell office:value-type="float" office:value="0.1615563" calcext:value-type="float">
            <text:p>0.16155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53951" calcext:value-type="float">
            <text:p>28.53951</text:p>
          </table:table-cell>
          <table:table-cell office:value-type="float" office:value="30.96758" calcext:value-type="float">
            <text:p>30.9675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052000" calcext:value-type="float">
            <text:p>2052000</text:p>
          </table:table-cell>
          <table:table-cell office:value-type="float" office:value="0.3696187" calcext:value-type="float">
            <text:p>0.3696187</text:p>
          </table:table-cell>
          <table:table-cell office:value-type="float" office:value="131.4292" calcext:value-type="float">
            <text:p>131.4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64499" calcext:value-type="float">
            <text:p>40.64499</text:p>
          </table:table-cell>
          <table:table-cell office:value-type="float" office:value="0.000007216396" calcext:value-type="float">
            <text:p>7.216396E-06</text:p>
          </table:table-cell>
          <table:table-cell office:value-type="float" office:value="0.001621417" calcext:value-type="float">
            <text:p>0.001621417</text:p>
          </table:table-cell>
          <table:table-cell office:value-type="float" office:value="0.02458426" calcext:value-type="float">
            <text:p>0.02458426</text:p>
          </table:table-cell>
          <table:table-cell office:value-type="float" office:value="1648.96" calcext:value-type="float">
            <text:p>1648.96</text:p>
          </table:table-cell>
          <table:table-cell office:value-type="float" office:value="0.6304134" calcext:value-type="float">
            <text:p>0.6304134</text:p>
          </table:table-cell>
          <table:table-cell office:value-type="float" office:value="0" calcext:value-type="float">
            <text:p>0</text:p>
          </table:table-cell>
          <table:table-cell office:value-type="float" office:value="0.462294" calcext:value-type="float">
            <text:p>0.462294</text:p>
          </table:table-cell>
          <table:table-cell office:value-type="float" office:value="0.4244912" calcext:value-type="float">
            <text:p>0.4244912</text:p>
          </table:table-cell>
          <table:table-cell office:value-type="float" office:value="0.1613751" calcext:value-type="float">
            <text:p>0.1613751</text:p>
          </table:table-cell>
          <table:table-cell office:value-type="float" office:value="0.1612801" calcext:value-type="float">
            <text:p>0.1612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54735" calcext:value-type="float">
            <text:p>28.54735</text:p>
          </table:table-cell>
          <table:table-cell office:value-type="float" office:value="30.96346" calcext:value-type="float">
            <text:p>30.9634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052000" calcext:value-type="float">
            <text:p>3052000</text:p>
          </table:table-cell>
          <table:table-cell office:value-type="float" office:value="0.3689719" calcext:value-type="float">
            <text:p>0.3689719</text:p>
          </table:table-cell>
          <table:table-cell office:value-type="float" office:value="131.4239" calcext:value-type="float">
            <text:p>131.42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60316" calcext:value-type="float">
            <text:p>40.60316</text:p>
          </table:table-cell>
          <table:table-cell office:value-type="float" office:value="0.000007216396" calcext:value-type="float">
            <text:p>7.216396E-06</text:p>
          </table:table-cell>
          <table:table-cell office:value-type="float" office:value="0.001625807" calcext:value-type="float">
            <text:p>0.001625807</text:p>
          </table:table-cell>
          <table:table-cell office:value-type="float" office:value="0.02426109" calcext:value-type="float">
            <text:p>0.02426109</text:p>
          </table:table-cell>
          <table:table-cell office:value-type="float" office:value="1649.007" calcext:value-type="float">
            <text:p>1649.007</text:p>
          </table:table-cell>
          <table:table-cell office:value-type="float" office:value="0.6298239" calcext:value-type="float">
            <text:p>0.6298239</text:p>
          </table:table-cell>
          <table:table-cell office:value-type="float" office:value="0" calcext:value-type="float">
            <text:p>0</text:p>
          </table:table-cell>
          <table:table-cell office:value-type="float" office:value="0.4562434" calcext:value-type="float">
            <text:p>0.4562434</text:p>
          </table:table-cell>
          <table:table-cell office:value-type="float" office:value="0.4366434" calcext:value-type="float">
            <text:p>0.4366434</text:p>
          </table:table-cell>
          <table:table-cell office:value-type="float" office:value="0.161097" calcext:value-type="float">
            <text:p>0.161097</text:p>
          </table:table-cell>
          <table:table-cell office:value-type="float" office:value="0.1610045" calcext:value-type="float">
            <text:p>0.16100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55541" calcext:value-type="float">
            <text:p>28.55541</text:p>
          </table:table-cell>
          <table:table-cell office:value-type="float" office:value="30.96247" calcext:value-type="float">
            <text:p>30.9624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052000" calcext:value-type="float">
            <text:p>4052000</text:p>
          </table:table-cell>
          <table:table-cell office:value-type="float" office:value="0.3682326" calcext:value-type="float">
            <text:p>0.3682326</text:p>
          </table:table-cell>
          <table:table-cell office:value-type="float" office:value="131.4179" calcext:value-type="float">
            <text:p>131.4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56211" calcext:value-type="float">
            <text:p>40.56211</text:p>
          </table:table-cell>
          <table:table-cell office:value-type="float" office:value="0.000007216396" calcext:value-type="float">
            <text:p>7.216396E-06</text:p>
          </table:table-cell>
          <table:table-cell office:value-type="float" office:value="0.001630138" calcext:value-type="float">
            <text:p>0.001630138</text:p>
          </table:table-cell>
          <table:table-cell office:value-type="float" office:value="0.02393848" calcext:value-type="float">
            <text:p>0.02393848</text:p>
          </table:table-cell>
          <table:table-cell office:value-type="float" office:value="1649.054" calcext:value-type="float">
            <text:p>1649.054</text:p>
          </table:table-cell>
          <table:table-cell office:value-type="float" office:value="0.6290959" calcext:value-type="float">
            <text:p>0.6290959</text:p>
          </table:table-cell>
          <table:table-cell office:value-type="float" office:value="0" calcext:value-type="float">
            <text:p>0</text:p>
          </table:table-cell>
          <table:table-cell office:value-type="float" office:value="0.7309016" calcext:value-type="float">
            <text:p>0.7309016</text:p>
          </table:table-cell>
          <table:table-cell office:value-type="float" office:value="0.5011812" calcext:value-type="float">
            <text:p>0.5011812</text:p>
          </table:table-cell>
          <table:table-cell office:value-type="float" office:value="0.1609368" calcext:value-type="float">
            <text:p>0.1609368</text:p>
          </table:table-cell>
          <table:table-cell office:value-type="float" office:value="0.160729" calcext:value-type="float">
            <text:p>0.1607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32962" calcext:value-type="float">
            <text:p>30.32962</text:p>
          </table:table-cell>
          <table:table-cell office:value-type="float" office:value="31.51628" calcext:value-type="float">
            <text:p>31.5162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052000" calcext:value-type="float">
            <text:p>5052000</text:p>
          </table:table-cell>
          <table:table-cell office:value-type="float" office:value="0.367432" calcext:value-type="float">
            <text:p>0.367432</text:p>
          </table:table-cell>
          <table:table-cell office:value-type="float" office:value="131.4111" calcext:value-type="float">
            <text:p>131.4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52213" calcext:value-type="float">
            <text:p>40.52213</text:p>
          </table:table-cell>
          <table:table-cell office:value-type="float" office:value="0.000007216396" calcext:value-type="float">
            <text:p>7.216396E-06</text:p>
          </table:table-cell>
          <table:table-cell office:value-type="float" office:value="0.001634274" calcext:value-type="float">
            <text:p>0.001634274</text:p>
          </table:table-cell>
          <table:table-cell office:value-type="float" office:value="0.02380809" calcext:value-type="float">
            <text:p>0.02380809</text:p>
          </table:table-cell>
          <table:table-cell office:value-type="float" office:value="1649.1" calcext:value-type="float">
            <text:p>1649.1</text:p>
          </table:table-cell>
          <table:table-cell office:value-type="float" office:value="0.6284834" calcext:value-type="float">
            <text:p>0.6284834</text:p>
          </table:table-cell>
          <table:table-cell office:value-type="float" office:value="0" calcext:value-type="float">
            <text:p>0</text:p>
          </table:table-cell>
          <table:table-cell office:value-type="float" office:value="0.5713987" calcext:value-type="float">
            <text:p>0.5713987</text:p>
          </table:table-cell>
          <table:table-cell office:value-type="float" office:value="0.5014141" calcext:value-type="float">
            <text:p>0.5014141</text:p>
          </table:table-cell>
          <table:table-cell office:value-type="float" office:value="0.1605979" calcext:value-type="float">
            <text:p>0.1605979</text:p>
          </table:table-cell>
          <table:table-cell office:value-type="float" office:value="0.1604544" calcext:value-type="float">
            <text:p>0.16045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35129" calcext:value-type="float">
            <text:p>30.35129</text:p>
          </table:table-cell>
          <table:table-cell office:value-type="float" office:value="31.52859" calcext:value-type="float">
            <text:p>31.5285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052000" calcext:value-type="float">
            <text:p>6052000</text:p>
          </table:table-cell>
          <table:table-cell office:value-type="float" office:value="0.3666338" calcext:value-type="float">
            <text:p>0.3666338</text:p>
          </table:table-cell>
          <table:table-cell office:value-type="float" office:value="131.4042" calcext:value-type="float">
            <text:p>131.40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48241" calcext:value-type="float">
            <text:p>40.48241</text:p>
          </table:table-cell>
          <table:table-cell office:value-type="float" office:value="0.000007216396" calcext:value-type="float">
            <text:p>7.216396E-06</text:p>
          </table:table-cell>
          <table:table-cell office:value-type="float" office:value="0.00163837" calcext:value-type="float">
            <text:p>0.00163837</text:p>
          </table:table-cell>
          <table:table-cell office:value-type="float" office:value="0.02375756" calcext:value-type="float">
            <text:p>0.02375756</text:p>
          </table:table-cell>
          <table:table-cell office:value-type="float" office:value="1649.147" calcext:value-type="float">
            <text:p>1649.147</text:p>
          </table:table-cell>
          <table:table-cell office:value-type="float" office:value="0.6279314" calcext:value-type="float">
            <text:p>0.6279314</text:p>
          </table:table-cell>
          <table:table-cell office:value-type="float" office:value="0" calcext:value-type="float">
            <text:p>0</text:p>
          </table:table-cell>
          <table:table-cell office:value-type="float" office:value="0.5691606" calcext:value-type="float">
            <text:p>0.5691606</text:p>
          </table:table-cell>
          <table:table-cell office:value-type="float" office:value="0.5039659" calcext:value-type="float">
            <text:p>0.5039659</text:p>
          </table:table-cell>
          <table:table-cell office:value-type="float" office:value="0.160298" calcext:value-type="float">
            <text:p>0.160298</text:p>
          </table:table-cell>
          <table:table-cell office:value-type="float" office:value="0.16018" calcext:value-type="float">
            <text:p>0.16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36807" calcext:value-type="float">
            <text:p>30.36807</text:p>
          </table:table-cell>
          <table:table-cell office:value-type="float" office:value="31.54194" calcext:value-type="float">
            <text:p>31.5419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052000" calcext:value-type="float">
            <text:p>7052000</text:p>
          </table:table-cell>
          <table:table-cell office:value-type="float" office:value="0.365757" calcext:value-type="float">
            <text:p>0.365757</text:p>
          </table:table-cell>
          <table:table-cell office:value-type="float" office:value="131.3967" calcext:value-type="float">
            <text:p>131.3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44312" calcext:value-type="float">
            <text:p>40.44312</text:p>
          </table:table-cell>
          <table:table-cell office:value-type="float" office:value="0.000007216396" calcext:value-type="float">
            <text:p>7.216396E-06</text:p>
          </table:table-cell>
          <table:table-cell office:value-type="float" office:value="0.001642439" calcext:value-type="float">
            <text:p>0.001642439</text:p>
          </table:table-cell>
          <table:table-cell office:value-type="float" office:value="0.02370506" calcext:value-type="float">
            <text:p>0.02370506</text:p>
          </table:table-cell>
          <table:table-cell office:value-type="float" office:value="1649.194" calcext:value-type="float">
            <text:p>1649.194</text:p>
          </table:table-cell>
          <table:table-cell office:value-type="float" office:value="0.6275162" calcext:value-type="float">
            <text:p>0.6275162</text:p>
          </table:table-cell>
          <table:table-cell office:value-type="float" office:value="0" calcext:value-type="float">
            <text:p>0</text:p>
          </table:table-cell>
          <table:table-cell office:value-type="float" office:value="0.5384383" calcext:value-type="float">
            <text:p>0.5384383</text:p>
          </table:table-cell>
          <table:table-cell office:value-type="float" office:value="0.5117308" calcext:value-type="float">
            <text:p>0.5117308</text:p>
          </table:table-cell>
          <table:table-cell office:value-type="float" office:value="0.1600174" calcext:value-type="float">
            <text:p>0.1600174</text:p>
          </table:table-cell>
          <table:table-cell office:value-type="float" office:value="0.1599062" calcext:value-type="float">
            <text:p>0.1599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38451" calcext:value-type="float">
            <text:p>30.38451</text:p>
          </table:table-cell>
          <table:table-cell office:value-type="float" office:value="31.5574" calcext:value-type="float">
            <text:p>31.557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052000" calcext:value-type="float">
            <text:p>8052000</text:p>
          </table:table-cell>
          <table:table-cell office:value-type="float" office:value="0.3651083" calcext:value-type="float">
            <text:p>0.3651083</text:p>
          </table:table-cell>
          <table:table-cell office:value-type="float" office:value="131.3904" calcext:value-type="float">
            <text:p>131.3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40331" calcext:value-type="float">
            <text:p>40.40331</text:p>
          </table:table-cell>
          <table:table-cell office:value-type="float" office:value="0.000007217098" calcext:value-type="float">
            <text:p>7.217098E-06</text:p>
          </table:table-cell>
          <table:table-cell office:value-type="float" office:value="0.001646666" calcext:value-type="float">
            <text:p>0.001646666</text:p>
          </table:table-cell>
          <table:table-cell office:value-type="float" office:value="0.0236711" calcext:value-type="float">
            <text:p>0.0236711</text:p>
          </table:table-cell>
          <table:table-cell office:value-type="float" office:value="1649.241" calcext:value-type="float">
            <text:p>1649.241</text:p>
          </table:table-cell>
          <table:table-cell office:value-type="float" office:value="0.6276759" calcext:value-type="float">
            <text:p>0.6276759</text:p>
          </table:table-cell>
          <table:table-cell office:value-type="float" office:value="0" calcext:value-type="float">
            <text:p>0</text:p>
          </table:table-cell>
          <table:table-cell office:value-type="float" office:value="0.5605319" calcext:value-type="float">
            <text:p>0.5605319</text:p>
          </table:table-cell>
          <table:table-cell office:value-type="float" office:value="0.4624166" calcext:value-type="float">
            <text:p>0.4624166</text:p>
          </table:table-cell>
          <table:table-cell office:value-type="float" office:value="0.1601545" calcext:value-type="float">
            <text:p>0.1601545</text:p>
          </table:table-cell>
          <table:table-cell office:value-type="float" office:value="0.1596329" calcext:value-type="float">
            <text:p>0.1596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37334" calcext:value-type="float">
            <text:p>30.37334</text:p>
          </table:table-cell>
          <table:table-cell office:value-type="float" office:value="31.55946" calcext:value-type="float">
            <text:p>31.5594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052000" calcext:value-type="float">
            <text:p>9052000</text:p>
          </table:table-cell>
          <table:table-cell office:value-type="float" office:value="0.3646321" calcext:value-type="float">
            <text:p>0.3646321</text:p>
          </table:table-cell>
          <table:table-cell office:value-type="float" office:value="131.3859" calcext:value-type="float">
            <text:p>131.38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3626" calcext:value-type="float">
            <text:p>40.3626</text:p>
          </table:table-cell>
          <table:table-cell office:value-type="float" office:value="0.000007718353" calcext:value-type="float">
            <text:p>7.718353E-06</text:p>
          </table:table-cell>
          <table:table-cell office:value-type="float" office:value="0.001682857" calcext:value-type="float">
            <text:p>0.001682857</text:p>
          </table:table-cell>
          <table:table-cell office:value-type="float" office:value="0.02489389" calcext:value-type="float">
            <text:p>0.02489389</text:p>
          </table:table-cell>
          <table:table-cell office:value-type="float" office:value="1649.287" calcext:value-type="float">
            <text:p>1649.287</text:p>
          </table:table-cell>
          <table:table-cell office:value-type="float" office:value="0.6276526" calcext:value-type="float">
            <text:p>0.6276526</text:p>
          </table:table-cell>
          <table:table-cell office:value-type="float" office:value="0" calcext:value-type="float">
            <text:p>0</text:p>
          </table:table-cell>
          <table:table-cell office:value-type="float" office:value="0.3619136" calcext:value-type="float">
            <text:p>0.3619136</text:p>
          </table:table-cell>
          <table:table-cell office:value-type="float" office:value="0.4478065" calcext:value-type="float">
            <text:p>0.4478065</text:p>
          </table:table-cell>
          <table:table-cell office:value-type="float" office:value="0.1595697" calcext:value-type="float">
            <text:p>0.1595697</text:p>
          </table:table-cell>
          <table:table-cell office:value-type="float" office:value="0.15936" calcext:value-type="float">
            <text:p>0.15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35048" calcext:value-type="float">
            <text:p>30.35048</text:p>
          </table:table-cell>
          <table:table-cell office:value-type="float" office:value="31.54145" calcext:value-type="float">
            <text:p>31.5414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052000" calcext:value-type="float">
            <text:p>10052000</text:p>
          </table:table-cell>
          <table:table-cell office:value-type="float" office:value="0.364264" calcext:value-type="float">
            <text:p>0.364264</text:p>
          </table:table-cell>
          <table:table-cell office:value-type="float" office:value="131.3821" calcext:value-type="float">
            <text:p>131.38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32147" calcext:value-type="float">
            <text:p>40.32147</text:p>
          </table:table-cell>
          <table:table-cell office:value-type="float" office:value="0.000007718353" calcext:value-type="float">
            <text:p>7.718353E-06</text:p>
          </table:table-cell>
          <table:table-cell office:value-type="float" office:value="0.001719597" calcext:value-type="float">
            <text:p>0.001719597</text:p>
          </table:table-cell>
          <table:table-cell office:value-type="float" office:value="0.02605791" calcext:value-type="float">
            <text:p>0.02605791</text:p>
          </table:table-cell>
          <table:table-cell office:value-type="float" office:value="1649.334" calcext:value-type="float">
            <text:p>1649.334</text:p>
          </table:table-cell>
          <table:table-cell office:value-type="float" office:value="0.6274378" calcext:value-type="float">
            <text:p>0.6274378</text:p>
          </table:table-cell>
          <table:table-cell office:value-type="float" office:value="0" calcext:value-type="float">
            <text:p>0</text:p>
          </table:table-cell>
          <table:table-cell office:value-type="float" office:value="0.3403156" calcext:value-type="float">
            <text:p>0.3403156</text:p>
          </table:table-cell>
          <table:table-cell office:value-type="float" office:value="0.4315449" calcext:value-type="float">
            <text:p>0.4315449</text:p>
          </table:table-cell>
          <table:table-cell office:value-type="float" office:value="0.1593005" calcext:value-type="float">
            <text:p>0.1593005</text:p>
          </table:table-cell>
          <table:table-cell office:value-type="float" office:value="0.1590876" calcext:value-type="float">
            <text:p>0.1590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32707" calcext:value-type="float">
            <text:p>30.32707</text:p>
          </table:table-cell>
          <table:table-cell office:value-type="float" office:value="31.52561" calcext:value-type="float">
            <text:p>31.5256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1052000" calcext:value-type="float">
            <text:p>11052000</text:p>
          </table:table-cell>
          <table:table-cell office:value-type="float" office:value="0.3637549" calcext:value-type="float">
            <text:p>0.3637549</text:p>
          </table:table-cell>
          <table:table-cell office:value-type="float" office:value="131.3774" calcext:value-type="float">
            <text:p>131.37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28083" calcext:value-type="float">
            <text:p>40.28083</text:p>
          </table:table-cell>
          <table:table-cell office:value-type="float" office:value="0.000007718353" calcext:value-type="float">
            <text:p>7.718353E-06</text:p>
          </table:table-cell>
          <table:table-cell office:value-type="float" office:value="0.00175463" calcext:value-type="float">
            <text:p>0.00175463</text:p>
          </table:table-cell>
          <table:table-cell office:value-type="float" office:value="0.02709736" calcext:value-type="float">
            <text:p>0.02709736</text:p>
          </table:table-cell>
          <table:table-cell office:value-type="float" office:value="1649.381" calcext:value-type="float">
            <text:p>1649.381</text:p>
          </table:table-cell>
          <table:table-cell office:value-type="float" office:value="0.6274458" calcext:value-type="float">
            <text:p>0.6274458</text:p>
          </table:table-cell>
          <table:table-cell office:value-type="float" office:value="0" calcext:value-type="float">
            <text:p>0</text:p>
          </table:table-cell>
          <table:table-cell office:value-type="float" office:value="0.5928806" calcext:value-type="float">
            <text:p>0.5928806</text:p>
          </table:table-cell>
          <table:table-cell office:value-type="float" office:value="0.5493069" calcext:value-type="float">
            <text:p>0.5493069</text:p>
          </table:table-cell>
          <table:table-cell office:value-type="float" office:value="0.159276" calcext:value-type="float">
            <text:p>0.159276</text:p>
          </table:table-cell>
          <table:table-cell office:value-type="float" office:value="0.1588158" calcext:value-type="float">
            <text:p>0.1588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34615" calcext:value-type="float">
            <text:p>30.34615</text:p>
          </table:table-cell>
          <table:table-cell office:value-type="float" office:value="31.52167" calcext:value-type="float">
            <text:p>31.5216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052000" calcext:value-type="float">
            <text:p>12052000</text:p>
          </table:table-cell>
          <table:table-cell office:value-type="float" office:value="0.363194" calcext:value-type="float">
            <text:p>0.363194</text:p>
          </table:table-cell>
          <table:table-cell office:value-type="float" office:value="131.3723" calcext:value-type="float">
            <text:p>131.37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24097" calcext:value-type="float">
            <text:p>40.24097</text:p>
          </table:table-cell>
          <table:table-cell office:value-type="float" office:value="0.000007718353" calcext:value-type="float">
            <text:p>7.718353E-06</text:p>
          </table:table-cell>
          <table:table-cell office:value-type="float" office:value="0.001781331" calcext:value-type="float">
            <text:p>0.001781331</text:p>
          </table:table-cell>
          <table:table-cell office:value-type="float" office:value="0.02782126" calcext:value-type="float">
            <text:p>0.02782126</text:p>
          </table:table-cell>
          <table:table-cell office:value-type="float" office:value="1649.428" calcext:value-type="float">
            <text:p>1649.428</text:p>
          </table:table-cell>
          <table:table-cell office:value-type="float" office:value="0.6274571" calcext:value-type="float">
            <text:p>0.6274571</text:p>
          </table:table-cell>
          <table:table-cell office:value-type="float" office:value="0" calcext:value-type="float">
            <text:p>0</text:p>
          </table:table-cell>
          <table:table-cell office:value-type="float" office:value="1.10053" calcext:value-type="float">
            <text:p>1.10053</text:p>
          </table:table-cell>
          <table:table-cell office:value-type="float" office:value="0.5182784" calcext:value-type="float">
            <text:p>0.5182784</text:p>
          </table:table-cell>
          <table:table-cell office:value-type="float" office:value="0.1589442" calcext:value-type="float">
            <text:p>0.1589442</text:p>
          </table:table-cell>
          <table:table-cell office:value-type="float" office:value="0.1585442" calcext:value-type="float">
            <text:p>0.15854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39958" calcext:value-type="float">
            <text:p>30.39958</text:p>
          </table:table-cell>
          <table:table-cell office:value-type="float" office:value="31.53016" calcext:value-type="float">
            <text:p>31.5301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052000" calcext:value-type="float">
            <text:p>13052000</text:p>
          </table:table-cell>
          <table:table-cell office:value-type="float" office:value="0.3626165" calcext:value-type="float">
            <text:p>0.3626165</text:p>
          </table:table-cell>
          <table:table-cell office:value-type="float" office:value="131.367" calcext:value-type="float">
            <text:p>131.3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20111" calcext:value-type="float">
            <text:p>40.20111</text:p>
          </table:table-cell>
          <table:table-cell office:value-type="float" office:value="0.000007718353" calcext:value-type="float">
            <text:p>7.718353E-06</text:p>
          </table:table-cell>
          <table:table-cell office:value-type="float" office:value="0.00180052" calcext:value-type="float">
            <text:p>0.00180052</text:p>
          </table:table-cell>
          <table:table-cell office:value-type="float" office:value="0.02830172" calcext:value-type="float">
            <text:p>0.02830172</text:p>
          </table:table-cell>
          <table:table-cell office:value-type="float" office:value="1649.475" calcext:value-type="float">
            <text:p>1649.475</text:p>
          </table:table-cell>
          <table:table-cell office:value-type="float" office:value="0.6275072" calcext:value-type="float">
            <text:p>0.6275072</text:p>
          </table:table-cell>
          <table:table-cell office:value-type="float" office:value="0" calcext:value-type="float">
            <text:p>0</text:p>
          </table:table-cell>
          <table:table-cell office:value-type="float" office:value="0.5342422" calcext:value-type="float">
            <text:p>0.5342422</text:p>
          </table:table-cell>
          <table:table-cell office:value-type="float" office:value="0.5370103" calcext:value-type="float">
            <text:p>0.5370103</text:p>
          </table:table-cell>
          <table:table-cell office:value-type="float" office:value="0.1586517" calcext:value-type="float">
            <text:p>0.1586517</text:p>
          </table:table-cell>
          <table:table-cell office:value-type="float" office:value="0.1582733" calcext:value-type="float">
            <text:p>0.15827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42584" calcext:value-type="float">
            <text:p>30.42584</text:p>
          </table:table-cell>
          <table:table-cell office:value-type="float" office:value="31.54004" calcext:value-type="float">
            <text:p>31.5400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052000" calcext:value-type="float">
            <text:p>14052000</text:p>
          </table:table-cell>
          <table:table-cell office:value-type="float" office:value="0.3621103" calcext:value-type="float">
            <text:p>0.3621103</text:p>
          </table:table-cell>
          <table:table-cell office:value-type="float" office:value="131.3622" calcext:value-type="float">
            <text:p>131.36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16136" calcext:value-type="float">
            <text:p>40.16136</text:p>
          </table:table-cell>
          <table:table-cell office:value-type="float" office:value="0.000007718353" calcext:value-type="float">
            <text:p>7.718353E-06</text:p>
          </table:table-cell>
          <table:table-cell office:value-type="float" office:value="0.001811573" calcext:value-type="float">
            <text:p>0.001811573</text:p>
          </table:table-cell>
          <table:table-cell office:value-type="float" office:value="0.02851654" calcext:value-type="float">
            <text:p>0.02851654</text:p>
          </table:table-cell>
          <table:table-cell office:value-type="float" office:value="1649.522" calcext:value-type="float">
            <text:p>1649.522</text:p>
          </table:table-cell>
          <table:table-cell office:value-type="float" office:value="0.6274327" calcext:value-type="float">
            <text:p>0.6274327</text:p>
          </table:table-cell>
          <table:table-cell office:value-type="float" office:value="0" calcext:value-type="float">
            <text:p>0</text:p>
          </table:table-cell>
          <table:table-cell office:value-type="float" office:value="0.5883725" calcext:value-type="float">
            <text:p>0.5883725</text:p>
          </table:table-cell>
          <table:table-cell office:value-type="float" office:value="0.5359303" calcext:value-type="float">
            <text:p>0.5359303</text:p>
          </table:table-cell>
          <table:table-cell office:value-type="float" office:value="0.1584269" calcext:value-type="float">
            <text:p>0.1584269</text:p>
          </table:table-cell>
          <table:table-cell office:value-type="float" office:value="0.158003" calcext:value-type="float">
            <text:p>0.158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46483" calcext:value-type="float">
            <text:p>30.46483</text:p>
          </table:table-cell>
          <table:table-cell office:value-type="float" office:value="31.54805" calcext:value-type="float">
            <text:p>31.5480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5052000" calcext:value-type="float">
            <text:p>15052000</text:p>
          </table:table-cell>
          <table:table-cell office:value-type="float" office:value="0.3616161" calcext:value-type="float">
            <text:p>0.3616161</text:p>
          </table:table-cell>
          <table:table-cell office:value-type="float" office:value="131.3575" calcext:value-type="float">
            <text:p>131.35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12148" calcext:value-type="float">
            <text:p>40.12148</text:p>
          </table:table-cell>
          <table:table-cell office:value-type="float" office:value="0.000007718353" calcext:value-type="float">
            <text:p>7.718353E-06</text:p>
          </table:table-cell>
          <table:table-cell office:value-type="float" office:value="0.001818646" calcext:value-type="float">
            <text:p>0.001818646</text:p>
          </table:table-cell>
          <table:table-cell office:value-type="float" office:value="0.0285977" calcext:value-type="float">
            <text:p>0.0285977</text:p>
          </table:table-cell>
          <table:table-cell office:value-type="float" office:value="1649.569" calcext:value-type="float">
            <text:p>1649.569</text:p>
          </table:table-cell>
          <table:table-cell office:value-type="float" office:value="0.6271005" calcext:value-type="float">
            <text:p>0.6271005</text:p>
          </table:table-cell>
          <table:table-cell office:value-type="float" office:value="0" calcext:value-type="float">
            <text:p>0</text:p>
          </table:table-cell>
          <table:table-cell office:value-type="float" office:value="1.113545" calcext:value-type="float">
            <text:p>1.113545</text:p>
          </table:table-cell>
          <table:table-cell office:value-type="float" office:value="0.4967261" calcext:value-type="float">
            <text:p>0.4967261</text:p>
          </table:table-cell>
          <table:table-cell office:value-type="float" office:value="0.1580504" calcext:value-type="float">
            <text:p>0.1580504</text:p>
          </table:table-cell>
          <table:table-cell office:value-type="float" office:value="0.157733" calcext:value-type="float">
            <text:p>0.1577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51293" calcext:value-type="float">
            <text:p>30.51293</text:p>
          </table:table-cell>
          <table:table-cell office:value-type="float" office:value="31.55521" calcext:value-type="float">
            <text:p>31.5552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6052000" calcext:value-type="float">
            <text:p>16052000</text:p>
          </table:table-cell>
          <table:table-cell office:value-type="float" office:value="0.3610407" calcext:value-type="float">
            <text:p>0.3610407</text:p>
          </table:table-cell>
          <table:table-cell office:value-type="float" office:value="131.3523" calcext:value-type="float">
            <text:p>131.35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08147" calcext:value-type="float">
            <text:p>40.08147</text:p>
          </table:table-cell>
          <table:table-cell office:value-type="float" office:value="0.000007718353" calcext:value-type="float">
            <text:p>7.718353E-06</text:p>
          </table:table-cell>
          <table:table-cell office:value-type="float" office:value="0.001824251" calcext:value-type="float">
            <text:p>0.001824251</text:p>
          </table:table-cell>
          <table:table-cell office:value-type="float" office:value="0.02862797" calcext:value-type="float">
            <text:p>0.02862797</text:p>
          </table:table-cell>
          <table:table-cell office:value-type="float" office:value="1649.616" calcext:value-type="float">
            <text:p>1649.616</text:p>
          </table:table-cell>
          <table:table-cell office:value-type="float" office:value="0.6264562" calcext:value-type="float">
            <text:p>0.6264562</text:p>
          </table:table-cell>
          <table:table-cell office:value-type="float" office:value="0" calcext:value-type="float">
            <text:p>0</text:p>
          </table:table-cell>
          <table:table-cell office:value-type="float" office:value="0.600847" calcext:value-type="float">
            <text:p>0.600847</text:p>
          </table:table-cell>
          <table:table-cell office:value-type="float" office:value="0.4817211" calcext:value-type="float">
            <text:p>0.4817211</text:p>
          </table:table-cell>
          <table:table-cell office:value-type="float" office:value="0.1576532" calcext:value-type="float">
            <text:p>0.1576532</text:p>
          </table:table-cell>
          <table:table-cell office:value-type="float" office:value="0.1574634" calcext:value-type="float">
            <text:p>0.1574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53766" calcext:value-type="float">
            <text:p>30.53766</text:p>
          </table:table-cell>
          <table:table-cell office:value-type="float" office:value="31.56429" calcext:value-type="float">
            <text:p>31.5642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7052000" calcext:value-type="float">
            <text:p>17052000</text:p>
          </table:table-cell>
          <table:table-cell office:value-type="float" office:value="0.3603529" calcext:value-type="float">
            <text:p>0.3603529</text:p>
          </table:table-cell>
          <table:table-cell office:value-type="float" office:value="131.3463" calcext:value-type="float">
            <text:p>131.34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04177" calcext:value-type="float">
            <text:p>40.04177</text:p>
          </table:table-cell>
          <table:table-cell office:value-type="float" office:value="0.000007718353" calcext:value-type="float">
            <text:p>7.718353E-06</text:p>
          </table:table-cell>
          <table:table-cell office:value-type="float" office:value="0.00182933" calcext:value-type="float">
            <text:p>0.00182933</text:p>
          </table:table-cell>
          <table:table-cell office:value-type="float" office:value="0.02863707" calcext:value-type="float">
            <text:p>0.02863707</text:p>
          </table:table-cell>
          <table:table-cell office:value-type="float" office:value="1649.662" calcext:value-type="float">
            <text:p>1649.662</text:p>
          </table:table-cell>
          <table:table-cell office:value-type="float" office:value="0.625726" calcext:value-type="float">
            <text:p>0.625726</text:p>
          </table:table-cell>
          <table:table-cell office:value-type="float" office:value="0" calcext:value-type="float">
            <text:p>0</text:p>
          </table:table-cell>
          <table:table-cell office:value-type="float" office:value="0.6047572" calcext:value-type="float">
            <text:p>0.6047572</text:p>
          </table:table-cell>
          <table:table-cell office:value-type="float" office:value="0.4979382" calcext:value-type="float">
            <text:p>0.4979382</text:p>
          </table:table-cell>
          <table:table-cell office:value-type="float" office:value="0.1573348" calcext:value-type="float">
            <text:p>0.1573348</text:p>
          </table:table-cell>
          <table:table-cell office:value-type="float" office:value="0.1571945" calcext:value-type="float">
            <text:p>0.15719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77733" calcext:value-type="float">
            <text:p>30.77733</text:p>
          </table:table-cell>
          <table:table-cell office:value-type="float" office:value="31.69423" calcext:value-type="float">
            <text:p>31.6942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8052000" calcext:value-type="float">
            <text:p>18052000</text:p>
          </table:table-cell>
          <table:table-cell office:value-type="float" office:value="0.3598348" calcext:value-type="float">
            <text:p>0.3598348</text:p>
          </table:table-cell>
          <table:table-cell office:value-type="float" office:value="131.341" calcext:value-type="float">
            <text:p>131.3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0015" calcext:value-type="float">
            <text:p>40.0015</text:p>
          </table:table-cell>
          <table:table-cell office:value-type="float" office:value="0.000007718353" calcext:value-type="float">
            <text:p>7.718353E-06</text:p>
          </table:table-cell>
          <table:table-cell office:value-type="float" office:value="0.001847084" calcext:value-type="float">
            <text:p>0.001847084</text:p>
          </table:table-cell>
          <table:table-cell office:value-type="float" office:value="0.02914676" calcext:value-type="float">
            <text:p>0.02914676</text:p>
          </table:table-cell>
          <table:table-cell office:value-type="float" office:value="1649.709" calcext:value-type="float">
            <text:p>1649.709</text:p>
          </table:table-cell>
          <table:table-cell office:value-type="float" office:value="0.6256852" calcext:value-type="float">
            <text:p>0.6256852</text:p>
          </table:table-cell>
          <table:table-cell office:value-type="float" office:value="0" calcext:value-type="float">
            <text:p>0</text:p>
          </table:table-cell>
          <table:table-cell office:value-type="float" office:value="0.429951" calcext:value-type="float">
            <text:p>0.429951</text:p>
          </table:table-cell>
          <table:table-cell office:value-type="float" office:value="0.4752084" calcext:value-type="float">
            <text:p>0.4752084</text:p>
          </table:table-cell>
          <table:table-cell office:value-type="float" office:value="0.1571675" calcext:value-type="float">
            <text:p>0.1571675</text:p>
          </table:table-cell>
          <table:table-cell office:value-type="float" office:value="0.1569256" calcext:value-type="float">
            <text:p>0.1569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76589" calcext:value-type="float">
            <text:p>30.76589</text:p>
          </table:table-cell>
          <table:table-cell office:value-type="float" office:value="31.68779" calcext:value-type="float">
            <text:p>31.6877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9052000" calcext:value-type="float">
            <text:p>19052000</text:p>
          </table:table-cell>
          <table:table-cell office:value-type="float" office:value="0.3594131" calcext:value-type="float">
            <text:p>0.3594131</text:p>
          </table:table-cell>
          <table:table-cell office:value-type="float" office:value="131.3368" calcext:value-type="float">
            <text:p>131.3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9618" calcext:value-type="float">
            <text:p>39.9618</text:p>
          </table:table-cell>
          <table:table-cell office:value-type="float" office:value="0.000007718353" calcext:value-type="float">
            <text:p>7.718353E-06</text:p>
          </table:table-cell>
          <table:table-cell office:value-type="float" office:value="0.001866423" calcext:value-type="float">
            <text:p>0.001866423</text:p>
          </table:table-cell>
          <table:table-cell office:value-type="float" office:value="0.02965712" calcext:value-type="float">
            <text:p>0.02965712</text:p>
          </table:table-cell>
          <table:table-cell office:value-type="float" office:value="1649.756" calcext:value-type="float">
            <text:p>1649.756</text:p>
          </table:table-cell>
          <table:table-cell office:value-type="float" office:value="0.6255139" calcext:value-type="float">
            <text:p>0.6255139</text:p>
          </table:table-cell>
          <table:table-cell office:value-type="float" office:value="0" calcext:value-type="float">
            <text:p>0</text:p>
          </table:table-cell>
          <table:table-cell office:value-type="float" office:value="0.9811722" calcext:value-type="float">
            <text:p>0.9811722</text:p>
          </table:table-cell>
          <table:table-cell office:value-type="float" office:value="0.5014635" calcext:value-type="float">
            <text:p>0.5014635</text:p>
          </table:table-cell>
          <table:table-cell office:value-type="float" office:value="0.1569885" calcext:value-type="float">
            <text:p>0.1569885</text:p>
          </table:table-cell>
          <table:table-cell office:value-type="float" office:value="0.1566576" calcext:value-type="float">
            <text:p>0.1566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80288" calcext:value-type="float">
            <text:p>30.80288</text:p>
          </table:table-cell>
          <table:table-cell office:value-type="float" office:value="31.68869" calcext:value-type="float">
            <text:p>31.6886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0052000" calcext:value-type="float">
            <text:p>20052000</text:p>
          </table:table-cell>
          <table:table-cell office:value-type="float" office:value="0.3588272" calcext:value-type="float">
            <text:p>0.3588272</text:p>
          </table:table-cell>
          <table:table-cell office:value-type="float" office:value="131.3316" calcext:value-type="float">
            <text:p>131.3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92213" calcext:value-type="float">
            <text:p>39.92213</text:p>
          </table:table-cell>
          <table:table-cell office:value-type="float" office:value="0.000007718353" calcext:value-type="float">
            <text:p>7.718353E-06</text:p>
          </table:table-cell>
          <table:table-cell office:value-type="float" office:value="0.001878974" calcext:value-type="float">
            <text:p>0.001878974</text:p>
          </table:table-cell>
          <table:table-cell office:value-type="float" office:value="0.02988716" calcext:value-type="float">
            <text:p>0.02988716</text:p>
          </table:table-cell>
          <table:table-cell office:value-type="float" office:value="1649.803" calcext:value-type="float">
            <text:p>1649.803</text:p>
          </table:table-cell>
          <table:table-cell office:value-type="float" office:value="0.6247858" calcext:value-type="float">
            <text:p>0.6247858</text:p>
          </table:table-cell>
          <table:table-cell office:value-type="float" office:value="0" calcext:value-type="float">
            <text:p>0</text:p>
          </table:table-cell>
          <table:table-cell office:value-type="float" office:value="0.7163262" calcext:value-type="float">
            <text:p>0.7163262</text:p>
          </table:table-cell>
          <table:table-cell office:value-type="float" office:value="0.4929446" calcext:value-type="float">
            <text:p>0.4929446</text:p>
          </table:table-cell>
          <table:table-cell office:value-type="float" office:value="0.1566027" calcext:value-type="float">
            <text:p>0.1566027</text:p>
          </table:table-cell>
          <table:table-cell office:value-type="float" office:value="0.1563899" calcext:value-type="float">
            <text:p>0.15638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84052" calcext:value-type="float">
            <text:p>30.84052</text:p>
          </table:table-cell>
          <table:table-cell office:value-type="float" office:value="31.69596" calcext:value-type="float">
            <text:p>31.6959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1052000" calcext:value-type="float">
            <text:p>21052000</text:p>
          </table:table-cell>
          <table:table-cell office:value-type="float" office:value="0.3581661" calcext:value-type="float">
            <text:p>0.3581661</text:p>
          </table:table-cell>
          <table:table-cell office:value-type="float" office:value="131.3255" calcext:value-type="float">
            <text:p>131.3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88281" calcext:value-type="float">
            <text:p>39.88281</text:p>
          </table:table-cell>
          <table:table-cell office:value-type="float" office:value="0.000007718353" calcext:value-type="float">
            <text:p>7.718353E-06</text:p>
          </table:table-cell>
          <table:table-cell office:value-type="float" office:value="0.001887435" calcext:value-type="float">
            <text:p>0.001887435</text:p>
          </table:table-cell>
          <table:table-cell office:value-type="float" office:value="0.02998862" calcext:value-type="float">
            <text:p>0.02998862</text:p>
          </table:table-cell>
          <table:table-cell office:value-type="float" office:value="1649.85" calcext:value-type="float">
            <text:p>1649.85</text:p>
          </table:table-cell>
          <table:table-cell office:value-type="float" office:value="0.6241744" calcext:value-type="float">
            <text:p>0.6241744</text:p>
          </table:table-cell>
          <table:table-cell office:value-type="float" office:value="0" calcext:value-type="float">
            <text:p>0</text:p>
          </table:table-cell>
          <table:table-cell office:value-type="float" office:value="0.5921424" calcext:value-type="float">
            <text:p>0.5921424</text:p>
          </table:table-cell>
          <table:table-cell office:value-type="float" office:value="0.4984255" calcext:value-type="float">
            <text:p>0.4984255</text:p>
          </table:table-cell>
          <table:table-cell office:value-type="float" office:value="0.1562744" calcext:value-type="float">
            <text:p>0.1562744</text:p>
          </table:table-cell>
          <table:table-cell office:value-type="float" office:value="0.1561226" calcext:value-type="float">
            <text:p>0.1561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05771" calcext:value-type="float">
            <text:p>31.05771</text:p>
          </table:table-cell>
          <table:table-cell office:value-type="float" office:value="31.81919" calcext:value-type="float">
            <text:p>31.8191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2052000" calcext:value-type="float">
            <text:p>22052000</text:p>
          </table:table-cell>
          <table:table-cell office:value-type="float" office:value="0.3575573" calcext:value-type="float">
            <text:p>0.3575573</text:p>
          </table:table-cell>
          <table:table-cell office:value-type="float" office:value="131.3195" calcext:value-type="float">
            <text:p>131.3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8437" calcext:value-type="float">
            <text:p>39.8437</text:p>
          </table:table-cell>
          <table:table-cell office:value-type="float" office:value="0.000007718353" calcext:value-type="float">
            <text:p>7.718353E-06</text:p>
          </table:table-cell>
          <table:table-cell office:value-type="float" office:value="0.001893707" calcext:value-type="float">
            <text:p>0.001893707</text:p>
          </table:table-cell>
          <table:table-cell office:value-type="float" office:value="0.0300204" calcext:value-type="float">
            <text:p>0.0300204</text:p>
          </table:table-cell>
          <table:table-cell office:value-type="float" office:value="1649.897" calcext:value-type="float">
            <text:p>1649.897</text:p>
          </table:table-cell>
          <table:table-cell office:value-type="float" office:value="0.6237828" calcext:value-type="float">
            <text:p>0.6237828</text:p>
          </table:table-cell>
          <table:table-cell office:value-type="float" office:value="0" calcext:value-type="float">
            <text:p>0</text:p>
          </table:table-cell>
          <table:table-cell office:value-type="float" office:value="0.4043311" calcext:value-type="float">
            <text:p>0.4043311</text:p>
          </table:table-cell>
          <table:table-cell office:value-type="float" office:value="0.4886363" calcext:value-type="float">
            <text:p>0.4886363</text:p>
          </table:table-cell>
          <table:table-cell office:value-type="float" office:value="0.1559978" calcext:value-type="float">
            <text:p>0.1559978</text:p>
          </table:table-cell>
          <table:table-cell office:value-type="float" office:value="0.1558559" calcext:value-type="float">
            <text:p>0.15585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06877" calcext:value-type="float">
            <text:p>31.06877</text:p>
          </table:table-cell>
          <table:table-cell office:value-type="float" office:value="31.82948" calcext:value-type="float">
            <text:p>31.8294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3052000" calcext:value-type="float">
            <text:p>23052000</text:p>
          </table:table-cell>
          <table:table-cell office:value-type="float" office:value="0.3569295" calcext:value-type="float">
            <text:p>0.3569295</text:p>
          </table:table-cell>
          <table:table-cell office:value-type="float" office:value="131.3134" calcext:value-type="float">
            <text:p>131.3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80453" calcext:value-type="float">
            <text:p>39.80453</text:p>
          </table:table-cell>
          <table:table-cell office:value-type="float" office:value="0.000007718353" calcext:value-type="float">
            <text:p>7.718353E-06</text:p>
          </table:table-cell>
          <table:table-cell office:value-type="float" office:value="0.001902885" calcext:value-type="float">
            <text:p>0.001902885</text:p>
          </table:table-cell>
          <table:table-cell office:value-type="float" office:value="0.03014841" calcext:value-type="float">
            <text:p>0.03014841</text:p>
          </table:table-cell>
          <table:table-cell office:value-type="float" office:value="1649.944" calcext:value-type="float">
            <text:p>1649.944</text:p>
          </table:table-cell>
          <table:table-cell office:value-type="float" office:value="0.6239268" calcext:value-type="float">
            <text:p>0.6239268</text:p>
          </table:table-cell>
          <table:table-cell office:value-type="float" office:value="0" calcext:value-type="float">
            <text:p>0</text:p>
          </table:table-cell>
          <table:table-cell office:value-type="float" office:value="0.4404811" calcext:value-type="float">
            <text:p>0.4404811</text:p>
          </table:table-cell>
          <table:table-cell office:value-type="float" office:value="0.516789" calcext:value-type="float">
            <text:p>0.516789</text:p>
          </table:table-cell>
          <table:table-cell office:value-type="float" office:value="0.1559092" calcext:value-type="float">
            <text:p>0.1559092</text:p>
          </table:table-cell>
          <table:table-cell office:value-type="float" office:value="0.1555896" calcext:value-type="float">
            <text:p>0.1555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07843" calcext:value-type="float">
            <text:p>31.07843</text:p>
          </table:table-cell>
          <table:table-cell office:value-type="float" office:value="31.83377" calcext:value-type="float">
            <text:p>31.8337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4052000" calcext:value-type="float">
            <text:p>24052000</text:p>
          </table:table-cell>
          <table:table-cell office:value-type="float" office:value="0.3562423" calcext:value-type="float">
            <text:p>0.3562423</text:p>
          </table:table-cell>
          <table:table-cell office:value-type="float" office:value="131.3069" calcext:value-type="float">
            <text:p>131.30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76535" calcext:value-type="float">
            <text:p>39.76535</text:p>
          </table:table-cell>
          <table:table-cell office:value-type="float" office:value="0.000007718353" calcext:value-type="float">
            <text:p>7.718353E-06</text:p>
          </table:table-cell>
          <table:table-cell office:value-type="float" office:value="0.001927423" calcext:value-type="float">
            <text:p>0.001927423</text:p>
          </table:table-cell>
          <table:table-cell office:value-type="float" office:value="0.03080261" calcext:value-type="float">
            <text:p>0.03080261</text:p>
          </table:table-cell>
          <table:table-cell office:value-type="float" office:value="1649.992" calcext:value-type="float">
            <text:p>1649.992</text:p>
          </table:table-cell>
          <table:table-cell office:value-type="float" office:value="0.6242154" calcext:value-type="float">
            <text:p>0.6242154</text:p>
          </table:table-cell>
          <table:table-cell office:value-type="float" office:value="0" calcext:value-type="float">
            <text:p>0</text:p>
          </table:table-cell>
          <table:table-cell office:value-type="float" office:value="0.3669075" calcext:value-type="float">
            <text:p>0.3669075</text:p>
          </table:table-cell>
          <table:table-cell office:value-type="float" office:value="0.4892064" calcext:value-type="float">
            <text:p>0.4892064</text:p>
          </table:table-cell>
          <table:table-cell office:value-type="float" office:value="0.155541" calcext:value-type="float">
            <text:p>0.155541</text:p>
          </table:table-cell>
          <table:table-cell office:value-type="float" office:value="0.1553237" calcext:value-type="float">
            <text:p>0.1553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07765" calcext:value-type="float">
            <text:p>31.07765</text:p>
          </table:table-cell>
          <table:table-cell office:value-type="float" office:value="31.83385" calcext:value-type="float">
            <text:p>31.8338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5052000" calcext:value-type="float">
            <text:p>25052000</text:p>
          </table:table-cell>
          <table:table-cell office:value-type="float" office:value="0.3556215" calcext:value-type="float">
            <text:p>0.3556215</text:p>
          </table:table-cell>
          <table:table-cell office:value-type="float" office:value="131.3007" calcext:value-type="float">
            <text:p>131.3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72658" calcext:value-type="float">
            <text:p>39.72658</text:p>
          </table:table-cell>
          <table:table-cell office:value-type="float" office:value="0.000007718353" calcext:value-type="float">
            <text:p>7.718353E-06</text:p>
          </table:table-cell>
          <table:table-cell office:value-type="float" office:value="0.001965505" calcext:value-type="float">
            <text:p>0.001965505</text:p>
          </table:table-cell>
          <table:table-cell office:value-type="float" office:value="0.03191021" calcext:value-type="float">
            <text:p>0.03191021</text:p>
          </table:table-cell>
          <table:table-cell office:value-type="float" office:value="1650.04" calcext:value-type="float">
            <text:p>1650.04</text:p>
          </table:table-cell>
          <table:table-cell office:value-type="float" office:value="0.6244264" calcext:value-type="float">
            <text:p>0.6244264</text:p>
          </table:table-cell>
          <table:table-cell office:value-type="float" office:value="0" calcext:value-type="float">
            <text:p>0</text:p>
          </table:table-cell>
          <table:table-cell office:value-type="float" office:value="0.4967637" calcext:value-type="float">
            <text:p>0.4967637</text:p>
          </table:table-cell>
          <table:table-cell office:value-type="float" office:value="0.5028453" calcext:value-type="float">
            <text:p>0.5028453</text:p>
          </table:table-cell>
          <table:table-cell office:value-type="float" office:value="0.1553579" calcext:value-type="float">
            <text:p>0.1553579</text:p>
          </table:table-cell>
          <table:table-cell office:value-type="float" office:value="0.1550585" calcext:value-type="float">
            <text:p>0.15505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072" calcext:value-type="float">
            <text:p>31.072</text:p>
          </table:table-cell>
          <table:table-cell office:value-type="float" office:value="31.82386" calcext:value-type="float">
            <text:p>31.8238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6052000" calcext:value-type="float">
            <text:p>26052000</text:p>
          </table:table-cell>
          <table:table-cell office:value-type="float" office:value="0.3550419" calcext:value-type="float">
            <text:p>0.3550419</text:p>
          </table:table-cell>
          <table:table-cell office:value-type="float" office:value="131.2949" calcext:value-type="float">
            <text:p>131.29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68837" calcext:value-type="float">
            <text:p>39.68837</text:p>
          </table:table-cell>
          <table:table-cell office:value-type="float" office:value="0.000007718353" calcext:value-type="float">
            <text:p>7.718353E-06</text:p>
          </table:table-cell>
          <table:table-cell office:value-type="float" office:value="0.001995524" calcext:value-type="float">
            <text:p>0.001995524</text:p>
          </table:table-cell>
          <table:table-cell office:value-type="float" office:value="0.03274496" calcext:value-type="float">
            <text:p>0.03274496</text:p>
          </table:table-cell>
          <table:table-cell office:value-type="float" office:value="1650.087" calcext:value-type="float">
            <text:p>1650.087</text:p>
          </table:table-cell>
          <table:table-cell office:value-type="float" office:value="0.6245047" calcext:value-type="float">
            <text:p>0.6245047</text:p>
          </table:table-cell>
          <table:table-cell office:value-type="float" office:value="0" calcext:value-type="float">
            <text:p>0</text:p>
          </table:table-cell>
          <table:table-cell office:value-type="float" office:value="0.6186063" calcext:value-type="float">
            <text:p>0.6186063</text:p>
          </table:table-cell>
          <table:table-cell office:value-type="float" office:value="0.5655908" calcext:value-type="float">
            <text:p>0.5655908</text:p>
          </table:table-cell>
          <table:table-cell office:value-type="float" office:value="0.1552486" calcext:value-type="float">
            <text:p>0.1552486</text:p>
          </table:table-cell>
          <table:table-cell office:value-type="float" office:value="0.1547936" calcext:value-type="float">
            <text:p>0.1547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10782" calcext:value-type="float">
            <text:p>31.10782</text:p>
          </table:table-cell>
          <table:table-cell office:value-type="float" office:value="31.82951" calcext:value-type="float">
            <text:p>31.8295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7052000" calcext:value-type="float">
            <text:p>27052000</text:p>
          </table:table-cell>
          <table:table-cell office:value-type="float" office:value="0.3545063" calcext:value-type="float">
            <text:p>0.3545063</text:p>
          </table:table-cell>
          <table:table-cell office:value-type="float" office:value="131.2895" calcext:value-type="float">
            <text:p>131.28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64999" calcext:value-type="float">
            <text:p>39.64999</text:p>
          </table:table-cell>
          <table:table-cell office:value-type="float" office:value="0.000007718353" calcext:value-type="float">
            <text:p>7.718353E-06</text:p>
          </table:table-cell>
          <table:table-cell office:value-type="float" office:value="0.002012935" calcext:value-type="float">
            <text:p>0.002012935</text:p>
          </table:table-cell>
          <table:table-cell office:value-type="float" office:value="0.03315294" calcext:value-type="float">
            <text:p>0.03315294</text:p>
          </table:table-cell>
          <table:table-cell office:value-type="float" office:value="1650.135" calcext:value-type="float">
            <text:p>1650.135</text:p>
          </table:table-cell>
          <table:table-cell office:value-type="float" office:value="0.6244656" calcext:value-type="float">
            <text:p>0.6244656</text:p>
          </table:table-cell>
          <table:table-cell office:value-type="float" office:value="0" calcext:value-type="float">
            <text:p>0</text:p>
          </table:table-cell>
          <table:table-cell office:value-type="float" office:value="0.9322809" calcext:value-type="float">
            <text:p>0.9322809</text:p>
          </table:table-cell>
          <table:table-cell office:value-type="float" office:value="0.521095" calcext:value-type="float">
            <text:p>0.521095</text:p>
          </table:table-cell>
          <table:table-cell office:value-type="float" office:value="0.1549241" calcext:value-type="float">
            <text:p>0.1549241</text:p>
          </table:table-cell>
          <table:table-cell office:value-type="float" office:value="0.1545292" calcext:value-type="float">
            <text:p>0.1545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1592" calcext:value-type="float">
            <text:p>31.1592</text:p>
          </table:table-cell>
          <table:table-cell office:value-type="float" office:value="31.83833" calcext:value-type="float">
            <text:p>31.8383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8052000" calcext:value-type="float">
            <text:p>28052000</text:p>
          </table:table-cell>
          <table:table-cell office:value-type="float" office:value="0.353972" calcext:value-type="float">
            <text:p>0.353972</text:p>
          </table:table-cell>
          <table:table-cell office:value-type="float" office:value="131.2841" calcext:value-type="float">
            <text:p>131.28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6112" calcext:value-type="float">
            <text:p>39.6112</text:p>
          </table:table-cell>
          <table:table-cell office:value-type="float" office:value="0.000007718353" calcext:value-type="float">
            <text:p>7.718353E-06</text:p>
          </table:table-cell>
          <table:table-cell office:value-type="float" office:value="0.002024774" calcext:value-type="float">
            <text:p>0.002024774</text:p>
          </table:table-cell>
          <table:table-cell office:value-type="float" office:value="0.03337364" calcext:value-type="float">
            <text:p>0.03337364</text:p>
          </table:table-cell>
          <table:table-cell office:value-type="float" office:value="1650.182" calcext:value-type="float">
            <text:p>1650.182</text:p>
          </table:table-cell>
          <table:table-cell office:value-type="float" office:value="0.6239545" calcext:value-type="float">
            <text:p>0.6239545</text:p>
          </table:table-cell>
          <table:table-cell office:value-type="float" office:value="0" calcext:value-type="float">
            <text:p>0</text:p>
          </table:table-cell>
          <table:table-cell office:value-type="float" office:value="0.6967241" calcext:value-type="float">
            <text:p>0.6967241</text:p>
          </table:table-cell>
          <table:table-cell office:value-type="float" office:value="0.4869158" calcext:value-type="float">
            <text:p>0.4869158</text:p>
          </table:table-cell>
          <table:table-cell office:value-type="float" office:value="0.1545138" calcext:value-type="float">
            <text:p>0.1545138</text:p>
          </table:table-cell>
          <table:table-cell office:value-type="float" office:value="0.1542652" calcext:value-type="float">
            <text:p>0.15426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19321" calcext:value-type="float">
            <text:p>31.19321</text:p>
          </table:table-cell>
          <table:table-cell office:value-type="float" office:value="31.84692" calcext:value-type="float">
            <text:p>31.846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9052000" calcext:value-type="float">
            <text:p>29052000</text:p>
          </table:table-cell>
          <table:table-cell office:value-type="float" office:value="0.3531643" calcext:value-type="float">
            <text:p>0.3531643</text:p>
          </table:table-cell>
          <table:table-cell office:value-type="float" office:value="131.2771" calcext:value-type="float">
            <text:p>131.2771</text:p>
          </table:table-cell>
          <table:table-cell office:value-type="float" office:value="5" calcext:value-type="float">
            <text:p>5</text:p>
          </table:table-cell>
          <table:table-cell office:value-type="float" office:value="-0.00008104157" calcext:value-type="float">
            <text:p>-8.104157E-05</text:p>
          </table:table-cell>
          <table:table-cell office:value-type="float" office:value="39.80764" calcext:value-type="float">
            <text:p>39.80764</text:p>
          </table:table-cell>
          <table:table-cell office:value-type="float" office:value="0.000007718353" calcext:value-type="float">
            <text:p>7.718353E-06</text:p>
          </table:table-cell>
          <table:table-cell office:value-type="float" office:value="0.002034612" calcext:value-type="float">
            <text:p>0.002034612</text:p>
          </table:table-cell>
          <table:table-cell office:value-type="float" office:value="0.03360704" calcext:value-type="float">
            <text:p>0.03360704</text:p>
          </table:table-cell>
          <table:table-cell office:value-type="float" office:value="1654.312" calcext:value-type="float">
            <text:p>1654.312</text:p>
          </table:table-cell>
          <table:table-cell office:value-type="float" office:value="0.623129" calcext:value-type="float">
            <text:p>0.623129</text:p>
          </table:table-cell>
          <table:table-cell office:value-type="float" office:value="0" calcext:value-type="float">
            <text:p>0</text:p>
          </table:table-cell>
          <table:table-cell office:value-type="float" office:value="0.7021434" calcext:value-type="float">
            <text:p>0.7021434</text:p>
          </table:table-cell>
          <table:table-cell office:value-type="float" office:value="0.8914044" calcext:value-type="float">
            <text:p>0.8914044</text:p>
          </table:table-cell>
          <table:table-cell office:value-type="float" office:value="0.1540453" calcext:value-type="float">
            <text:p>0.1540453</text:p>
          </table:table-cell>
          <table:table-cell office:value-type="float" office:value="0.1540018" calcext:value-type="float">
            <text:p>0.154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21485" calcext:value-type="float">
            <text:p>31.21485</text:p>
          </table:table-cell>
          <table:table-cell office:value-type="float" office:value="31.8822" calcext:value-type="float">
            <text:p>31.882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0052000" calcext:value-type="float">
            <text:p>30052000</text:p>
          </table:table-cell>
          <table:table-cell office:value-type="float" office:value="0.3522395" calcext:value-type="float">
            <text:p>0.3522395</text:p>
          </table:table-cell>
          <table:table-cell office:value-type="float" office:value="131.2688" calcext:value-type="float">
            <text:p>131.2688</text:p>
          </table:table-cell>
          <table:table-cell office:value-type="float" office:value="5" calcext:value-type="float">
            <text:p>5</text:p>
          </table:table-cell>
          <table:table-cell office:value-type="float" office:value="-0.0002183363" calcext:value-type="float">
            <text:p>-0.0002183363</text:p>
          </table:table-cell>
          <table:table-cell office:value-type="float" office:value="39.81726" calcext:value-type="float">
            <text:p>39.81726</text:p>
          </table:table-cell>
          <table:table-cell office:value-type="float" office:value="0.000007718353" calcext:value-type="float">
            <text:p>7.718353E-06</text:p>
          </table:table-cell>
          <table:table-cell office:value-type="float" office:value="0.002042667" calcext:value-type="float">
            <text:p>0.002042667</text:p>
          </table:table-cell>
          <table:table-cell office:value-type="float" office:value="0.03385874" calcext:value-type="float">
            <text:p>0.03385874</text:p>
          </table:table-cell>
          <table:table-cell office:value-type="float" office:value="1653.236" calcext:value-type="float">
            <text:p>1653.236</text:p>
          </table:table-cell>
          <table:table-cell office:value-type="float" office:value="0.6225502" calcext:value-type="float">
            <text:p>0.6225502</text:p>
          </table:table-cell>
          <table:table-cell office:value-type="float" office:value="0" calcext:value-type="float">
            <text:p>0</text:p>
          </table:table-cell>
          <table:table-cell office:value-type="float" office:value="0.7934563" calcext:value-type="float">
            <text:p>0.7934563</text:p>
          </table:table-cell>
          <table:table-cell office:value-type="float" office:value="2.043014" calcext:value-type="float">
            <text:p>2.043014</text:p>
          </table:table-cell>
          <table:table-cell office:value-type="float" office:value="0.1538041" calcext:value-type="float">
            <text:p>0.1538041</text:p>
          </table:table-cell>
          <table:table-cell office:value-type="float" office:value="0.1537386" calcext:value-type="float">
            <text:p>0.15373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24099" calcext:value-type="float">
            <text:p>31.24099</text:p>
          </table:table-cell>
          <table:table-cell office:value-type="float" office:value="32.15433" calcext:value-type="float">
            <text:p>32.1543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1052000" calcext:value-type="float">
            <text:p>31052000</text:p>
          </table:table-cell>
          <table:table-cell office:value-type="float" office:value="0.35144" calcext:value-type="float">
            <text:p>0.35144</text:p>
          </table:table-cell>
          <table:table-cell office:value-type="float" office:value="131.2608" calcext:value-type="float">
            <text:p>131.2608</text:p>
          </table:table-cell>
          <table:table-cell office:value-type="float" office:value="5" calcext:value-type="float">
            <text:p>5</text:p>
          </table:table-cell>
          <table:table-cell office:value-type="float" office:value="-0.0005780992" calcext:value-type="float">
            <text:p>-0.0005780992</text:p>
          </table:table-cell>
          <table:table-cell office:value-type="float" office:value="39.83632" calcext:value-type="float">
            <text:p>39.83632</text:p>
          </table:table-cell>
          <table:table-cell office:value-type="float" office:value="0.000007718353" calcext:value-type="float">
            <text:p>7.718353E-06</text:p>
          </table:table-cell>
          <table:table-cell office:value-type="float" office:value="0.00204892" calcext:value-type="float">
            <text:p>0.00204892</text:p>
          </table:table-cell>
          <table:table-cell office:value-type="float" office:value="0.03400803" calcext:value-type="float">
            <text:p>0.03400803</text:p>
          </table:table-cell>
          <table:table-cell office:value-type="float" office:value="1653.279" calcext:value-type="float">
            <text:p>1653.279</text:p>
          </table:table-cell>
          <table:table-cell office:value-type="float" office:value="0.6223861" calcext:value-type="float">
            <text:p>0.6223861</text:p>
          </table:table-cell>
          <table:table-cell office:value-type="float" office:value="0" calcext:value-type="float">
            <text:p>0</text:p>
          </table:table-cell>
          <table:table-cell office:value-type="float" office:value="0.7166144" calcext:value-type="float">
            <text:p>0.7166144</text:p>
          </table:table-cell>
          <table:table-cell office:value-type="float" office:value="2.518991" calcext:value-type="float">
            <text:p>2.518991</text:p>
          </table:table-cell>
          <table:table-cell office:value-type="float" office:value="0.1535763" calcext:value-type="float">
            <text:p>0.1535763</text:p>
          </table:table-cell>
          <table:table-cell office:value-type="float" office:value="0.1534762" calcext:value-type="float">
            <text:p>0.15347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26825" calcext:value-type="float">
            <text:p>31.26825</text:p>
          </table:table-cell>
          <table:table-cell office:value-type="float" office:value="32.67189" calcext:value-type="float">
            <text:p>32.6718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62000" calcext:value-type="float">
            <text:p>1062000</text:p>
          </table:table-cell>
          <table:table-cell office:value-type="float" office:value="0.3506239" calcext:value-type="float">
            <text:p>0.3506239</text:p>
          </table:table-cell>
          <table:table-cell office:value-type="float" office:value="131.2526" calcext:value-type="float">
            <text:p>131.2526</text:p>
          </table:table-cell>
          <table:table-cell office:value-type="float" office:value="5" calcext:value-type="float">
            <text:p>5</text:p>
          </table:table-cell>
          <table:table-cell office:value-type="float" office:value="-0.001374807" calcext:value-type="float">
            <text:p>-0.001374807</text:p>
          </table:table-cell>
          <table:table-cell office:value-type="float" office:value="39.85591" calcext:value-type="float">
            <text:p>39.85591</text:p>
          </table:table-cell>
          <table:table-cell office:value-type="float" office:value="0.000007718353" calcext:value-type="float">
            <text:p>7.718353E-06</text:p>
          </table:table-cell>
          <table:table-cell office:value-type="float" office:value="0.002054142" calcext:value-type="float">
            <text:p>0.002054142</text:p>
          </table:table-cell>
          <table:table-cell office:value-type="float" office:value="0.03406648" calcext:value-type="float">
            <text:p>0.03406648</text:p>
          </table:table-cell>
          <table:table-cell office:value-type="float" office:value="1653.913" calcext:value-type="float">
            <text:p>1653.913</text:p>
          </table:table-cell>
          <table:table-cell office:value-type="float" office:value="0.6222469" calcext:value-type="float">
            <text:p>0.6222469</text:p>
          </table:table-cell>
          <table:table-cell office:value-type="float" office:value="0" calcext:value-type="float">
            <text:p>0</text:p>
          </table:table-cell>
          <table:table-cell office:value-type="float" office:value="0.7906393" calcext:value-type="float">
            <text:p>0.7906393</text:p>
          </table:table-cell>
          <table:table-cell office:value-type="float" office:value="2.132908" calcext:value-type="float">
            <text:p>2.132908</text:p>
          </table:table-cell>
          <table:table-cell office:value-type="float" office:value="0.153352" calcext:value-type="float">
            <text:p>0.153352</text:p>
          </table:table-cell>
          <table:table-cell office:value-type="float" office:value="0.1532139" calcext:value-type="float">
            <text:p>0.1532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29934" calcext:value-type="float">
            <text:p>31.29934</text:p>
          </table:table-cell>
          <table:table-cell office:value-type="float" office:value="33.21569" calcext:value-type="float">
            <text:p>33.2156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062000" calcext:value-type="float">
            <text:p>2062000</text:p>
          </table:table-cell>
          <table:table-cell office:value-type="float" office:value="0.349864" calcext:value-type="float">
            <text:p>0.349864</text:p>
          </table:table-cell>
          <table:table-cell office:value-type="float" office:value="131.245" calcext:value-type="float">
            <text:p>131.245</text:p>
          </table:table-cell>
          <table:table-cell office:value-type="float" office:value="5" calcext:value-type="float">
            <text:p>5</text:p>
          </table:table-cell>
          <table:table-cell office:value-type="float" office:value="-0.00297017" calcext:value-type="float">
            <text:p>-0.00297017</text:p>
          </table:table-cell>
          <table:table-cell office:value-type="float" office:value="39.8796" calcext:value-type="float">
            <text:p>39.8796</text:p>
          </table:table-cell>
          <table:table-cell office:value-type="float" office:value="0.000007718353" calcext:value-type="float">
            <text:p>7.718353E-06</text:p>
          </table:table-cell>
          <table:table-cell office:value-type="float" office:value="0.002058861" calcext:value-type="float">
            <text:p>0.002058861</text:p>
          </table:table-cell>
          <table:table-cell office:value-type="float" office:value="0.03409782" calcext:value-type="float">
            <text:p>0.03409782</text:p>
          </table:table-cell>
          <table:table-cell office:value-type="float" office:value="1654.4" calcext:value-type="float">
            <text:p>1654.4</text:p>
          </table:table-cell>
          <table:table-cell office:value-type="float" office:value="0.6222376" calcext:value-type="float">
            <text:p>0.6222376</text:p>
          </table:table-cell>
          <table:table-cell office:value-type="float" office:value="0" calcext:value-type="float">
            <text:p>0</text:p>
          </table:table-cell>
          <table:table-cell office:value-type="float" office:value="1.870852" calcext:value-type="float">
            <text:p>1.870852</text:p>
          </table:table-cell>
          <table:table-cell office:value-type="float" office:value="3.61257" calcext:value-type="float">
            <text:p>3.61257</text:p>
          </table:table-cell>
          <table:table-cell office:value-type="float" office:value="0.1533683" calcext:value-type="float">
            <text:p>0.1533683</text:p>
          </table:table-cell>
          <table:table-cell office:value-type="float" office:value="0.1529522" calcext:value-type="float">
            <text:p>0.15295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39336" calcext:value-type="float">
            <text:p>31.39336</text:p>
          </table:table-cell>
          <table:table-cell office:value-type="float" office:value="34.06245" calcext:value-type="float">
            <text:p>34.0624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062000" calcext:value-type="float">
            <text:p>3062000</text:p>
          </table:table-cell>
          <table:table-cell office:value-type="float" office:value="0.3489615" calcext:value-type="float">
            <text:p>0.3489615</text:p>
          </table:table-cell>
          <table:table-cell office:value-type="float" office:value="131.2364" calcext:value-type="float">
            <text:p>131.2364</text:p>
          </table:table-cell>
          <table:table-cell office:value-type="float" office:value="5" calcext:value-type="float">
            <text:p>5</text:p>
          </table:table-cell>
          <table:table-cell office:value-type="float" office:value="-0.00767356" calcext:value-type="float">
            <text:p>-0.00767356</text:p>
          </table:table-cell>
          <table:table-cell office:value-type="float" office:value="39.89858" calcext:value-type="float">
            <text:p>39.89858</text:p>
          </table:table-cell>
          <table:table-cell office:value-type="float" office:value="0.000007718353" calcext:value-type="float">
            <text:p>7.718353E-06</text:p>
          </table:table-cell>
          <table:table-cell office:value-type="float" office:value="0.002063275" calcext:value-type="float">
            <text:p>0.002063275</text:p>
          </table:table-cell>
          <table:table-cell office:value-type="float" office:value="0.03410807" calcext:value-type="float">
            <text:p>0.03410807</text:p>
          </table:table-cell>
          <table:table-cell office:value-type="float" office:value="1654.683" calcext:value-type="float">
            <text:p>1654.683</text:p>
          </table:table-cell>
          <table:table-cell office:value-type="float" office:value="0.6219411" calcext:value-type="float">
            <text:p>0.6219411</text:p>
          </table:table-cell>
          <table:table-cell office:value-type="float" office:value="0" calcext:value-type="float">
            <text:p>0</text:p>
          </table:table-cell>
          <table:table-cell office:value-type="float" office:value="0.9239311" calcext:value-type="float">
            <text:p>0.9239311</text:p>
          </table:table-cell>
          <table:table-cell office:value-type="float" office:value="1.440272" calcext:value-type="float">
            <text:p>1.440272</text:p>
          </table:table-cell>
          <table:table-cell office:value-type="float" office:value="0.1530933" calcext:value-type="float">
            <text:p>0.1530933</text:p>
          </table:table-cell>
          <table:table-cell office:value-type="float" office:value="0.152691" calcext:value-type="float">
            <text:p>0.1526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45171" calcext:value-type="float">
            <text:p>31.45171</text:p>
          </table:table-cell>
          <table:table-cell office:value-type="float" office:value="34.52687" calcext:value-type="float">
            <text:p>34.5268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062000" calcext:value-type="float">
            <text:p>4062000</text:p>
          </table:table-cell>
          <table:table-cell office:value-type="float" office:value="0.3482749" calcext:value-type="float">
            <text:p>0.3482749</text:p>
          </table:table-cell>
          <table:table-cell office:value-type="float" office:value="131.2289" calcext:value-type="float">
            <text:p>131.2289</text:p>
          </table:table-cell>
          <table:table-cell office:value-type="float" office:value="5" calcext:value-type="float">
            <text:p>5</text:p>
          </table:table-cell>
          <table:table-cell office:value-type="float" office:value="-0.01586422" calcext:value-type="float">
            <text:p>-0.01586422</text:p>
          </table:table-cell>
          <table:table-cell office:value-type="float" office:value="39.9096" calcext:value-type="float">
            <text:p>39.9096</text:p>
          </table:table-cell>
          <table:table-cell office:value-type="float" office:value="0.000007718353" calcext:value-type="float">
            <text:p>7.718353E-06</text:p>
          </table:table-cell>
          <table:table-cell office:value-type="float" office:value="0.002067592" calcext:value-type="float">
            <text:p>0.002067592</text:p>
          </table:table-cell>
          <table:table-cell office:value-type="float" office:value="0.0341104" calcext:value-type="float">
            <text:p>0.0341104</text:p>
          </table:table-cell>
          <table:table-cell office:value-type="float" office:value="1654.831" calcext:value-type="float">
            <text:p>1654.831</text:p>
          </table:table-cell>
          <table:table-cell office:value-type="float" office:value="0.6220149" calcext:value-type="float">
            <text:p>0.6220149</text:p>
          </table:table-cell>
          <table:table-cell office:value-type="float" office:value="0" calcext:value-type="float">
            <text:p>0</text:p>
          </table:table-cell>
          <table:table-cell office:value-type="float" office:value="0.6672915" calcext:value-type="float">
            <text:p>0.6672915</text:p>
          </table:table-cell>
          <table:table-cell office:value-type="float" office:value="1.025751" calcext:value-type="float">
            <text:p>1.025751</text:p>
          </table:table-cell>
          <table:table-cell office:value-type="float" office:value="0.1531253" calcext:value-type="float">
            <text:p>0.1531253</text:p>
          </table:table-cell>
          <table:table-cell office:value-type="float" office:value="0.1524301" calcext:value-type="float">
            <text:p>0.1524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47647" calcext:value-type="float">
            <text:p>31.47647</text:p>
          </table:table-cell>
          <table:table-cell office:value-type="float" office:value="34.69329" calcext:value-type="float">
            <text:p>34.6932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062000" calcext:value-type="float">
            <text:p>5062000</text:p>
          </table:table-cell>
          <table:table-cell office:value-type="float" office:value="0.3476572" calcext:value-type="float">
            <text:p>0.3476572</text:p>
          </table:table-cell>
          <table:table-cell office:value-type="float" office:value="131.2225" calcext:value-type="float">
            <text:p>131.2225</text:p>
          </table:table-cell>
          <table:table-cell office:value-type="float" office:value="5" calcext:value-type="float">
            <text:p>5</text:p>
          </table:table-cell>
          <table:table-cell office:value-type="float" office:value="-0.02484711" calcext:value-type="float">
            <text:p>-0.02484711</text:p>
          </table:table-cell>
          <table:table-cell office:value-type="float" office:value="39.89345" calcext:value-type="float">
            <text:p>39.89345</text:p>
          </table:table-cell>
          <table:table-cell office:value-type="float" office:value="0.000007718353" calcext:value-type="float">
            <text:p>7.718353E-06</text:p>
          </table:table-cell>
          <table:table-cell office:value-type="float" office:value="0.002072012" calcext:value-type="float">
            <text:p>0.002072012</text:p>
          </table:table-cell>
          <table:table-cell office:value-type="float" office:value="0.03411451" calcext:value-type="float">
            <text:p>0.03411451</text:p>
          </table:table-cell>
          <table:table-cell office:value-type="float" office:value="1654.908" calcext:value-type="float">
            <text:p>1654.908</text:p>
          </table:table-cell>
          <table:table-cell office:value-type="float" office:value="0.6218385" calcext:value-type="float">
            <text:p>0.6218385</text:p>
          </table:table-cell>
          <table:table-cell office:value-type="float" office:value="0" calcext:value-type="float">
            <text:p>0</text:p>
          </table:table-cell>
          <table:table-cell office:value-type="float" office:value="1.451565" calcext:value-type="float">
            <text:p>1.451565</text:p>
          </table:table-cell>
          <table:table-cell office:value-type="float" office:value="0.8423434" calcext:value-type="float">
            <text:p>0.8423434</text:p>
          </table:table-cell>
          <table:table-cell office:value-type="float" office:value="0.1531317" calcext:value-type="float">
            <text:p>0.1531317</text:p>
          </table:table-cell>
          <table:table-cell office:value-type="float" office:value="0.1521698" calcext:value-type="float">
            <text:p>0.15216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54752" calcext:value-type="float">
            <text:p>31.54752</text:p>
          </table:table-cell>
          <table:table-cell office:value-type="float" office:value="34.8073" calcext:value-type="float">
            <text:p>34.807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062000" calcext:value-type="float">
            <text:p>6062000</text:p>
          </table:table-cell>
          <table:table-cell office:value-type="float" office:value="0.3470699" calcext:value-type="float">
            <text:p>0.3470699</text:p>
          </table:table-cell>
          <table:table-cell office:value-type="float" office:value="131.2161" calcext:value-type="float">
            <text:p>131.2161</text:p>
          </table:table-cell>
          <table:table-cell office:value-type="float" office:value="5" calcext:value-type="float">
            <text:p>5</text:p>
          </table:table-cell>
          <table:table-cell office:value-type="float" office:value="-0.03490819" calcext:value-type="float">
            <text:p>-0.03490819</text:p>
          </table:table-cell>
          <table:table-cell office:value-type="float" office:value="39.85883" calcext:value-type="float">
            <text:p>39.85883</text:p>
          </table:table-cell>
          <table:table-cell office:value-type="float" office:value="0.000007718353" calcext:value-type="float">
            <text:p>7.718353E-06</text:p>
          </table:table-cell>
          <table:table-cell office:value-type="float" office:value="0.002076415" calcext:value-type="float">
            <text:p>0.002076415</text:p>
          </table:table-cell>
          <table:table-cell office:value-type="float" office:value="0.03411676" calcext:value-type="float">
            <text:p>0.03411676</text:p>
          </table:table-cell>
          <table:table-cell office:value-type="float" office:value="1654.961" calcext:value-type="float">
            <text:p>1654.961</text:p>
          </table:table-cell>
          <table:table-cell office:value-type="float" office:value="0.621851" calcext:value-type="float">
            <text:p>0.621851</text:p>
          </table:table-cell>
          <table:table-cell office:value-type="float" office:value="0" calcext:value-type="float">
            <text:p>0</text:p>
          </table:table-cell>
          <table:table-cell office:value-type="float" office:value="1.001337" calcext:value-type="float">
            <text:p>1.001337</text:p>
          </table:table-cell>
          <table:table-cell office:value-type="float" office:value="0.7100881" calcext:value-type="float">
            <text:p>0.7100881</text:p>
          </table:table-cell>
          <table:table-cell office:value-type="float" office:value="0.1535071" calcext:value-type="float">
            <text:p>0.1535071</text:p>
          </table:table-cell>
          <table:table-cell office:value-type="float" office:value="0.1519101" calcext:value-type="float">
            <text:p>0.1519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59119" calcext:value-type="float">
            <text:p>31.59119</text:p>
          </table:table-cell>
          <table:table-cell office:value-type="float" office:value="34.8642" calcext:value-type="float">
            <text:p>34.864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7062000" calcext:value-type="float">
            <text:p>7062000</text:p>
          </table:table-cell>
          <table:table-cell office:value-type="float" office:value="0.3463632" calcext:value-type="float">
            <text:p>0.3463632</text:p>
          </table:table-cell>
          <table:table-cell office:value-type="float" office:value="131.2091" calcext:value-type="float">
            <text:p>131.2091</text:p>
          </table:table-cell>
          <table:table-cell office:value-type="float" office:value="5" calcext:value-type="float">
            <text:p>5</text:p>
          </table:table-cell>
          <table:table-cell office:value-type="float" office:value="-0.04633821" calcext:value-type="float">
            <text:p>-0.04633821</text:p>
          </table:table-cell>
          <table:table-cell office:value-type="float" office:value="39.8172" calcext:value-type="float">
            <text:p>39.8172</text:p>
          </table:table-cell>
          <table:table-cell office:value-type="float" office:value="0.000007718353" calcext:value-type="float">
            <text:p>7.718353E-06</text:p>
          </table:table-cell>
          <table:table-cell office:value-type="float" office:value="0.002080743" calcext:value-type="float">
            <text:p>0.002080743</text:p>
          </table:table-cell>
          <table:table-cell office:value-type="float" office:value="0.03411258" calcext:value-type="float">
            <text:p>0.03411258</text:p>
          </table:table-cell>
          <table:table-cell office:value-type="float" office:value="1655.005" calcext:value-type="float">
            <text:p>1655.005</text:p>
          </table:table-cell>
          <table:table-cell office:value-type="float" office:value="0.621501" calcext:value-type="float">
            <text:p>0.621501</text:p>
          </table:table-cell>
          <table:table-cell office:value-type="float" office:value="0" calcext:value-type="float">
            <text:p>0</text:p>
          </table:table-cell>
          <table:table-cell office:value-type="float" office:value="1.490521" calcext:value-type="float">
            <text:p>1.490521</text:p>
          </table:table-cell>
          <table:table-cell office:value-type="float" office:value="0.6587199" calcext:value-type="float">
            <text:p>0.6587199</text:p>
          </table:table-cell>
          <table:table-cell office:value-type="float" office:value="0.1531737" calcext:value-type="float">
            <text:p>0.1531737</text:p>
          </table:table-cell>
          <table:table-cell office:value-type="float" office:value="0.1516506" calcext:value-type="float">
            <text:p>0.15165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6468" calcext:value-type="float">
            <text:p>31.6468</text:p>
          </table:table-cell>
          <table:table-cell office:value-type="float" office:value="34.90372" calcext:value-type="float">
            <text:p>34.9037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062000" calcext:value-type="float">
            <text:p>8062000</text:p>
          </table:table-cell>
          <table:table-cell office:value-type="float" office:value="0.3457802" calcext:value-type="float">
            <text:p>0.3457802</text:p>
          </table:table-cell>
          <table:table-cell office:value-type="float" office:value="131.2026" calcext:value-type="float">
            <text:p>131.2026</text:p>
          </table:table-cell>
          <table:table-cell office:value-type="float" office:value="5" calcext:value-type="float">
            <text:p>5</text:p>
          </table:table-cell>
          <table:table-cell office:value-type="float" office:value="-0.05673748" calcext:value-type="float">
            <text:p>-0.05673748</text:p>
          </table:table-cell>
          <table:table-cell office:value-type="float" office:value="39.774" calcext:value-type="float">
            <text:p>39.774</text:p>
          </table:table-cell>
          <table:table-cell office:value-type="float" office:value="0.000007718353" calcext:value-type="float">
            <text:p>7.718353E-06</text:p>
          </table:table-cell>
          <table:table-cell office:value-type="float" office:value="0.002084904" calcext:value-type="float">
            <text:p>0.002084904</text:p>
          </table:table-cell>
          <table:table-cell office:value-type="float" office:value="0.03409929" calcext:value-type="float">
            <text:p>0.03409929</text:p>
          </table:table-cell>
          <table:table-cell office:value-type="float" office:value="1655.047" calcext:value-type="float">
            <text:p>1655.047</text:p>
          </table:table-cell>
          <table:table-cell office:value-type="float" office:value="0.6214059" calcext:value-type="float">
            <text:p>0.6214059</text:p>
          </table:table-cell>
          <table:table-cell office:value-type="float" office:value="0" calcext:value-type="float">
            <text:p>0</text:p>
          </table:table-cell>
          <table:table-cell office:value-type="float" office:value="1.293718" calcext:value-type="float">
            <text:p>1.293718</text:p>
          </table:table-cell>
          <table:table-cell office:value-type="float" office:value="0.6148354" calcext:value-type="float">
            <text:p>0.6148354</text:p>
          </table:table-cell>
          <table:table-cell office:value-type="float" office:value="0.1529048" calcext:value-type="float">
            <text:p>0.1529048</text:p>
          </table:table-cell>
          <table:table-cell office:value-type="float" office:value="0.1513916" calcext:value-type="float">
            <text:p>0.15139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67512" calcext:value-type="float">
            <text:p>31.67512</text:p>
          </table:table-cell>
          <table:table-cell office:value-type="float" office:value="34.9327" calcext:value-type="float">
            <text:p>34.932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9062000" calcext:value-type="float">
            <text:p>9062000</text:p>
          </table:table-cell>
          <table:table-cell office:value-type="float" office:value="0.3452298" calcext:value-type="float">
            <text:p>0.3452298</text:p>
          </table:table-cell>
          <table:table-cell office:value-type="float" office:value="131.1964" calcext:value-type="float">
            <text:p>131.1964</text:p>
          </table:table-cell>
          <table:table-cell office:value-type="float" office:value="5" calcext:value-type="float">
            <text:p>5</text:p>
          </table:table-cell>
          <table:table-cell office:value-type="float" office:value="-0.06693578" calcext:value-type="float">
            <text:p>-0.06693578</text:p>
          </table:table-cell>
          <table:table-cell office:value-type="float" office:value="39.73068" calcext:value-type="float">
            <text:p>39.73068</text:p>
          </table:table-cell>
          <table:table-cell office:value-type="float" office:value="0.000007718353" calcext:value-type="float">
            <text:p>7.718353E-06</text:p>
          </table:table-cell>
          <table:table-cell office:value-type="float" office:value="0.002089017" calcext:value-type="float">
            <text:p>0.002089017</text:p>
          </table:table-cell>
          <table:table-cell office:value-type="float" office:value="0.03408179" calcext:value-type="float">
            <text:p>0.03408179</text:p>
          </table:table-cell>
          <table:table-cell office:value-type="float" office:value="1655.089" calcext:value-type="float">
            <text:p>1655.089</text:p>
          </table:table-cell>
          <table:table-cell office:value-type="float" office:value="0.6212472" calcext:value-type="float">
            <text:p>0.6212472</text:p>
          </table:table-cell>
          <table:table-cell office:value-type="float" office:value="0" calcext:value-type="float">
            <text:p>0</text:p>
          </table:table-cell>
          <table:table-cell office:value-type="float" office:value="0.5051795" calcext:value-type="float">
            <text:p>0.5051795</text:p>
          </table:table-cell>
          <table:table-cell office:value-type="float" office:value="0.5618956" calcext:value-type="float">
            <text:p>0.5618956</text:p>
          </table:table-cell>
          <table:table-cell office:value-type="float" office:value="0.1523209" calcext:value-type="float">
            <text:p>0.1523209</text:p>
          </table:table-cell>
          <table:table-cell office:value-type="float" office:value="0.1511332" calcext:value-type="float">
            <text:p>0.15113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70179" calcext:value-type="float">
            <text:p>31.70179</text:p>
          </table:table-cell>
          <table:table-cell office:value-type="float" office:value="34.95591" calcext:value-type="float">
            <text:p>34.9559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062000" calcext:value-type="float">
            <text:p>10062000</text:p>
          </table:table-cell>
          <table:table-cell office:value-type="float" office:value="0.3447204" calcext:value-type="float">
            <text:p>0.3447204</text:p>
          </table:table-cell>
          <table:table-cell office:value-type="float" office:value="131.1907" calcext:value-type="float">
            <text:p>131.1907</text:p>
          </table:table-cell>
          <table:table-cell office:value-type="float" office:value="5" calcext:value-type="float">
            <text:p>5</text:p>
          </table:table-cell>
          <table:table-cell office:value-type="float" office:value="-0.0776294" calcext:value-type="float">
            <text:p>-0.0776294</text:p>
          </table:table-cell>
          <table:table-cell office:value-type="float" office:value="39.68703" calcext:value-type="float">
            <text:p>39.68703</text:p>
          </table:table-cell>
          <table:table-cell office:value-type="float" office:value="0.000007806956" calcext:value-type="float">
            <text:p>7.806956E-06</text:p>
          </table:table-cell>
          <table:table-cell office:value-type="float" office:value="0.002093775" calcext:value-type="float">
            <text:p>0.002093775</text:p>
          </table:table-cell>
          <table:table-cell office:value-type="float" office:value="0.03414125" calcext:value-type="float">
            <text:p>0.03414125</text:p>
          </table:table-cell>
          <table:table-cell office:value-type="float" office:value="1655.129" calcext:value-type="float">
            <text:p>1655.129</text:p>
          </table:table-cell>
          <table:table-cell office:value-type="float" office:value="0.6212151" calcext:value-type="float">
            <text:p>0.6212151</text:p>
          </table:table-cell>
          <table:table-cell office:value-type="float" office:value="0" calcext:value-type="float">
            <text:p>0</text:p>
          </table:table-cell>
          <table:table-cell office:value-type="float" office:value="0.601914" calcext:value-type="float">
            <text:p>0.601914</text:p>
          </table:table-cell>
          <table:table-cell office:value-type="float" office:value="0.5697811" calcext:value-type="float">
            <text:p>0.5697811</text:p>
          </table:table-cell>
          <table:table-cell office:value-type="float" office:value="0.1516403" calcext:value-type="float">
            <text:p>0.1516403</text:p>
          </table:table-cell>
          <table:table-cell office:value-type="float" office:value="0.1508752" calcext:value-type="float">
            <text:p>0.1508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72504" calcext:value-type="float">
            <text:p>31.72504</text:p>
          </table:table-cell>
          <table:table-cell office:value-type="float" office:value="34.96969" calcext:value-type="float">
            <text:p>34.9696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1062000" calcext:value-type="float">
            <text:p>11062000</text:p>
          </table:table-cell>
          <table:table-cell office:value-type="float" office:value="0.3443106" calcext:value-type="float">
            <text:p>0.3443106</text:p>
          </table:table-cell>
          <table:table-cell office:value-type="float" office:value="131.1863" calcext:value-type="float">
            <text:p>131.1863</text:p>
          </table:table-cell>
          <table:table-cell office:value-type="float" office:value="5" calcext:value-type="float">
            <text:p>5</text:p>
          </table:table-cell>
          <table:table-cell office:value-type="float" office:value="-0.08769427" calcext:value-type="float">
            <text:p>-0.08769427</text:p>
          </table:table-cell>
          <table:table-cell office:value-type="float" office:value="39.64333" calcext:value-type="float">
            <text:p>39.64333</text:p>
          </table:table-cell>
          <table:table-cell office:value-type="float" office:value="0.000008157544" calcext:value-type="float">
            <text:p>8.157544E-06</text:p>
          </table:table-cell>
          <table:table-cell office:value-type="float" office:value="0.00212845" calcext:value-type="float">
            <text:p>0.00212845</text:p>
          </table:table-cell>
          <table:table-cell office:value-type="float" office:value="0.03625322" calcext:value-type="float">
            <text:p>0.03625322</text:p>
          </table:table-cell>
          <table:table-cell office:value-type="float" office:value="1655.171" calcext:value-type="float">
            <text:p>1655.171</text:p>
          </table:table-cell>
          <table:table-cell office:value-type="float" office:value="0.6213064" calcext:value-type="float">
            <text:p>0.6213064</text:p>
          </table:table-cell>
          <table:table-cell office:value-type="float" office:value="0" calcext:value-type="float">
            <text:p>0</text:p>
          </table:table-cell>
          <table:table-cell office:value-type="float" office:value="0.5196972" calcext:value-type="float">
            <text:p>0.5196972</text:p>
          </table:table-cell>
          <table:table-cell office:value-type="float" office:value="0.5296013" calcext:value-type="float">
            <text:p>0.5296013</text:p>
          </table:table-cell>
          <table:table-cell office:value-type="float" office:value="0.150997" calcext:value-type="float">
            <text:p>0.150997</text:p>
          </table:table-cell>
          <table:table-cell office:value-type="float" office:value="0.1506176" calcext:value-type="float">
            <text:p>0.1506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71598" calcext:value-type="float">
            <text:p>31.71598</text:p>
          </table:table-cell>
          <table:table-cell office:value-type="float" office:value="34.96218" calcext:value-type="float">
            <text:p>34.9621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062000" calcext:value-type="float">
            <text:p>12062000</text:p>
          </table:table-cell>
          <table:table-cell office:value-type="float" office:value="0.3437274" calcext:value-type="float">
            <text:p>0.3437274</text:p>
          </table:table-cell>
          <table:table-cell office:value-type="float" office:value="131.1803" calcext:value-type="float">
            <text:p>131.1803</text:p>
          </table:table-cell>
          <table:table-cell office:value-type="float" office:value="5" calcext:value-type="float">
            <text:p>5</text:p>
          </table:table-cell>
          <table:table-cell office:value-type="float" office:value="-0.1004717" calcext:value-type="float">
            <text:p>-0.1004717</text:p>
          </table:table-cell>
          <table:table-cell office:value-type="float" office:value="39.599" calcext:value-type="float">
            <text:p>39.599</text:p>
          </table:table-cell>
          <table:table-cell office:value-type="float" office:value="0.000008157544" calcext:value-type="float">
            <text:p>8.157544E-06</text:p>
          </table:table-cell>
          <table:table-cell office:value-type="float" office:value="0.002162215" calcext:value-type="float">
            <text:p>0.002162215</text:p>
          </table:table-cell>
          <table:table-cell office:value-type="float" office:value="0.03768776" calcext:value-type="float">
            <text:p>0.03768776</text:p>
          </table:table-cell>
          <table:table-cell office:value-type="float" office:value="1655.212" calcext:value-type="float">
            <text:p>1655.212</text:p>
          </table:table-cell>
          <table:table-cell office:value-type="float" office:value="0.6212055" calcext:value-type="float">
            <text:p>0.6212055</text:p>
          </table:table-cell>
          <table:table-cell office:value-type="float" office:value="0" calcext:value-type="float">
            <text:p>0</text:p>
          </table:table-cell>
          <table:table-cell office:value-type="float" office:value="1.384927" calcext:value-type="float">
            <text:p>1.384927</text:p>
          </table:table-cell>
          <table:table-cell office:value-type="float" office:value="0.6012069" calcext:value-type="float">
            <text:p>0.6012069</text:p>
          </table:table-cell>
          <table:table-cell office:value-type="float" office:value="0.1509034" calcext:value-type="float">
            <text:p>0.1509034</text:p>
          </table:table-cell>
          <table:table-cell office:value-type="float" office:value="0.1503607" calcext:value-type="float">
            <text:p>0.15036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77375" calcext:value-type="float">
            <text:p>31.77375</text:p>
          </table:table-cell>
          <table:table-cell office:value-type="float" office:value="34.97747" calcext:value-type="float">
            <text:p>34.9774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3062000" calcext:value-type="float">
            <text:p>13062000</text:p>
          </table:table-cell>
          <table:table-cell office:value-type="float" office:value="0.3430929" calcext:value-type="float">
            <text:p>0.3430929</text:p>
          </table:table-cell>
          <table:table-cell office:value-type="float" office:value="131.1736" calcext:value-type="float">
            <text:p>131.1736</text:p>
          </table:table-cell>
          <table:table-cell office:value-type="float" office:value="5" calcext:value-type="float">
            <text:p>5</text:p>
          </table:table-cell>
          <table:table-cell office:value-type="float" office:value="-0.115171" calcext:value-type="float">
            <text:p>-0.115171</text:p>
          </table:table-cell>
          <table:table-cell office:value-type="float" office:value="39.55287" calcext:value-type="float">
            <text:p>39.55287</text:p>
          </table:table-cell>
          <table:table-cell office:value-type="float" office:value="0.000008157544" calcext:value-type="float">
            <text:p>8.157544E-06</text:p>
          </table:table-cell>
          <table:table-cell office:value-type="float" office:value="0.002189323" calcext:value-type="float">
            <text:p>0.002189323</text:p>
          </table:table-cell>
          <table:table-cell office:value-type="float" office:value="0.03862992" calcext:value-type="float">
            <text:p>0.03862992</text:p>
          </table:table-cell>
          <table:table-cell office:value-type="float" office:value="1655.252" calcext:value-type="float">
            <text:p>1655.252</text:p>
          </table:table-cell>
          <table:table-cell office:value-type="float" office:value="0.6209539" calcext:value-type="float">
            <text:p>0.6209539</text:p>
          </table:table-cell>
          <table:table-cell office:value-type="float" office:value="0" calcext:value-type="float">
            <text:p>0</text:p>
          </table:table-cell>
          <table:table-cell office:value-type="float" office:value="0.7593018" calcext:value-type="float">
            <text:p>0.7593018</text:p>
          </table:table-cell>
          <table:table-cell office:value-type="float" office:value="0.6010517" calcext:value-type="float">
            <text:p>0.6010517</text:p>
          </table:table-cell>
          <table:table-cell office:value-type="float" office:value="0.1505613" calcext:value-type="float">
            <text:p>0.1505613</text:p>
          </table:table-cell>
          <table:table-cell office:value-type="float" office:value="0.150104" calcext:value-type="float">
            <text:p>0.150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80317" calcext:value-type="float">
            <text:p>31.80317</text:p>
          </table:table-cell>
          <table:table-cell office:value-type="float" office:value="35.00252" calcext:value-type="float">
            <text:p>35.0025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062000" calcext:value-type="float">
            <text:p>14062000</text:p>
          </table:table-cell>
          <table:table-cell office:value-type="float" office:value="0.3425898" calcext:value-type="float">
            <text:p>0.3425898</text:p>
          </table:table-cell>
          <table:table-cell office:value-type="float" office:value="131.1677" calcext:value-type="float">
            <text:p>131.1677</text:p>
          </table:table-cell>
          <table:table-cell office:value-type="float" office:value="5" calcext:value-type="float">
            <text:p>5</text:p>
          </table:table-cell>
          <table:table-cell office:value-type="float" office:value="-0.1294808" calcext:value-type="float">
            <text:p>-0.1294808</text:p>
          </table:table-cell>
          <table:table-cell office:value-type="float" office:value="39.50594" calcext:value-type="float">
            <text:p>39.50594</text:p>
          </table:table-cell>
          <table:table-cell office:value-type="float" office:value="0.000008157544" calcext:value-type="float">
            <text:p>8.157544E-06</text:p>
          </table:table-cell>
          <table:table-cell office:value-type="float" office:value="0.002206805" calcext:value-type="float">
            <text:p>0.002206805</text:p>
          </table:table-cell>
          <table:table-cell office:value-type="float" office:value="0.03924435" calcext:value-type="float">
            <text:p>0.03924435</text:p>
          </table:table-cell>
          <table:table-cell office:value-type="float" office:value="1655.291" calcext:value-type="float">
            <text:p>1655.291</text:p>
          </table:table-cell>
          <table:table-cell office:value-type="float" office:value="0.6206784" calcext:value-type="float">
            <text:p>0.6206784</text:p>
          </table:table-cell>
          <table:table-cell office:value-type="float" office:value="0" calcext:value-type="float">
            <text:p>0</text:p>
          </table:table-cell>
          <table:table-cell office:value-type="float" office:value="0.6579111" calcext:value-type="float">
            <text:p>0.6579111</text:p>
          </table:table-cell>
          <table:table-cell office:value-type="float" office:value="0.5831023" calcext:value-type="float">
            <text:p>0.5831023</text:p>
          </table:table-cell>
          <table:table-cell office:value-type="float" office:value="0.1502535" calcext:value-type="float">
            <text:p>0.1502535</text:p>
          </table:table-cell>
          <table:table-cell office:value-type="float" office:value="0.1498476" calcext:value-type="float">
            <text:p>0.14984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82213" calcext:value-type="float">
            <text:p>31.82213</text:p>
          </table:table-cell>
          <table:table-cell office:value-type="float" office:value="35.02372" calcext:value-type="float">
            <text:p>35.0237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5062000" calcext:value-type="float">
            <text:p>15062000</text:p>
          </table:table-cell>
          <table:table-cell office:value-type="float" office:value="0.341925" calcext:value-type="float">
            <text:p>0.341925</text:p>
          </table:table-cell>
          <table:table-cell office:value-type="float" office:value="131.1609" calcext:value-type="float">
            <text:p>131.1609</text:p>
          </table:table-cell>
          <table:table-cell office:value-type="float" office:value="5" calcext:value-type="float">
            <text:p>5</text:p>
          </table:table-cell>
          <table:table-cell office:value-type="float" office:value="-0.1478974" calcext:value-type="float">
            <text:p>-0.1478974</text:p>
          </table:table-cell>
          <table:table-cell office:value-type="float" office:value="39.45761" calcext:value-type="float">
            <text:p>39.45761</text:p>
          </table:table-cell>
          <table:table-cell office:value-type="float" office:value="0.000008157544" calcext:value-type="float">
            <text:p>8.157544E-06</text:p>
          </table:table-cell>
          <table:table-cell office:value-type="float" office:value="0.002232499" calcext:value-type="float">
            <text:p>0.002232499</text:p>
          </table:table-cell>
          <table:table-cell office:value-type="float" office:value="0.04006877" calcext:value-type="float">
            <text:p>0.04006877</text:p>
          </table:table-cell>
          <table:table-cell office:value-type="float" office:value="1655.329" calcext:value-type="float">
            <text:p>1655.329</text:p>
          </table:table-cell>
          <table:table-cell office:value-type="float" office:value="0.6208949" calcext:value-type="float">
            <text:p>0.6208949</text:p>
          </table:table-cell>
          <table:table-cell office:value-type="float" office:value="0" calcext:value-type="float">
            <text:p>0</text:p>
          </table:table-cell>
          <table:table-cell office:value-type="float" office:value="0.6900312" calcext:value-type="float">
            <text:p>0.6900312</text:p>
          </table:table-cell>
          <table:table-cell office:value-type="float" office:value="0.562979" calcext:value-type="float">
            <text:p>0.562979</text:p>
          </table:table-cell>
          <table:table-cell office:value-type="float" office:value="0.1501775" calcext:value-type="float">
            <text:p>0.1501775</text:p>
          </table:table-cell>
          <table:table-cell office:value-type="float" office:value="0.1495919" calcext:value-type="float">
            <text:p>0.14959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83683" calcext:value-type="float">
            <text:p>31.83683</text:p>
          </table:table-cell>
          <table:table-cell office:value-type="float" office:value="35.02458" calcext:value-type="float">
            <text:p>35.0245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062000" calcext:value-type="float">
            <text:p>16062000</text:p>
          </table:table-cell>
          <table:table-cell office:value-type="float" office:value="0.3409862" calcext:value-type="float">
            <text:p>0.3409862</text:p>
          </table:table-cell>
          <table:table-cell office:value-type="float" office:value="131.152" calcext:value-type="float">
            <text:p>131.152</text:p>
          </table:table-cell>
          <table:table-cell office:value-type="float" office:value="5" calcext:value-type="float">
            <text:p>5</text:p>
          </table:table-cell>
          <table:table-cell office:value-type="float" office:value="-0.1711125" calcext:value-type="float">
            <text:p>-0.1711125</text:p>
          </table:table-cell>
          <table:table-cell office:value-type="float" office:value="39.40876" calcext:value-type="float">
            <text:p>39.40876</text:p>
          </table:table-cell>
          <table:table-cell office:value-type="float" office:value="0.000008157544" calcext:value-type="float">
            <text:p>8.157544E-06</text:p>
          </table:table-cell>
          <table:table-cell office:value-type="float" office:value="0.002248139" calcext:value-type="float">
            <text:p>0.002248139</text:p>
          </table:table-cell>
          <table:table-cell office:value-type="float" office:value="0.04040209" calcext:value-type="float">
            <text:p>0.04040209</text:p>
          </table:table-cell>
          <table:table-cell office:value-type="float" office:value="1655.365" calcext:value-type="float">
            <text:p>1655.365</text:p>
          </table:table-cell>
          <table:table-cell office:value-type="float" office:value="0.6208419" calcext:value-type="float">
            <text:p>0.6208419</text:p>
          </table:table-cell>
          <table:table-cell office:value-type="float" office:value="0" calcext:value-type="float">
            <text:p>0</text:p>
          </table:table-cell>
          <table:table-cell office:value-type="float" office:value="1.070027" calcext:value-type="float">
            <text:p>1.070027</text:p>
          </table:table-cell>
          <table:table-cell office:value-type="float" office:value="0.638426" calcext:value-type="float">
            <text:p>0.638426</text:p>
          </table:table-cell>
          <table:table-cell office:value-type="float" office:value="0.1499338" calcext:value-type="float">
            <text:p>0.1499338</text:p>
          </table:table-cell>
          <table:table-cell office:value-type="float" office:value="0.1493363" calcext:value-type="float">
            <text:p>0.14933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89834" calcext:value-type="float">
            <text:p>31.89834</text:p>
          </table:table-cell>
          <table:table-cell office:value-type="float" office:value="35.04597" calcext:value-type="float">
            <text:p>35.0459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7062000" calcext:value-type="float">
            <text:p>17062000</text:p>
          </table:table-cell>
          <table:table-cell office:value-type="float" office:value="0.3399509" calcext:value-type="float">
            <text:p>0.3399509</text:p>
          </table:table-cell>
          <table:table-cell office:value-type="float" office:value="131.1416" calcext:value-type="float">
            <text:p>131.1416</text:p>
          </table:table-cell>
          <table:table-cell office:value-type="float" office:value="5" calcext:value-type="float">
            <text:p>5</text:p>
          </table:table-cell>
          <table:table-cell office:value-type="float" office:value="-0.1976917" calcext:value-type="float">
            <text:p>-0.1976917</text:p>
          </table:table-cell>
          <table:table-cell office:value-type="float" office:value="39.35819" calcext:value-type="float">
            <text:p>39.35819</text:p>
          </table:table-cell>
          <table:table-cell office:value-type="float" office:value="0.000008157544" calcext:value-type="float">
            <text:p>8.157544E-06</text:p>
          </table:table-cell>
          <table:table-cell office:value-type="float" office:value="0.002258237" calcext:value-type="float">
            <text:p>0.002258237</text:p>
          </table:table-cell>
          <table:table-cell office:value-type="float" office:value="0.04055625" calcext:value-type="float">
            <text:p>0.04055625</text:p>
          </table:table-cell>
          <table:table-cell office:value-type="float" office:value="1655.399" calcext:value-type="float">
            <text:p>1655.399</text:p>
          </table:table-cell>
          <table:table-cell office:value-type="float" office:value="0.6209303" calcext:value-type="float">
            <text:p>0.6209303</text:p>
          </table:table-cell>
          <table:table-cell office:value-type="float" office:value="0" calcext:value-type="float">
            <text:p>0</text:p>
          </table:table-cell>
          <table:table-cell office:value-type="float" office:value="0.8953702" calcext:value-type="float">
            <text:p>0.8953702</text:p>
          </table:table-cell>
          <table:table-cell office:value-type="float" office:value="0.6454496" calcext:value-type="float">
            <text:p>0.6454496</text:p>
          </table:table-cell>
          <table:table-cell office:value-type="float" office:value="0.1495436" calcext:value-type="float">
            <text:p>0.1495436</text:p>
          </table:table-cell>
          <table:table-cell office:value-type="float" office:value="0.1490814" calcext:value-type="float">
            <text:p>0.14908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93281" calcext:value-type="float">
            <text:p>31.93281</text:p>
          </table:table-cell>
          <table:table-cell office:value-type="float" office:value="35.07928" calcext:value-type="float">
            <text:p>35.0792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8062000" calcext:value-type="float">
            <text:p>18062000</text:p>
          </table:table-cell>
          <table:table-cell office:value-type="float" office:value="0.3392787" calcext:value-type="float">
            <text:p>0.3392787</text:p>
          </table:table-cell>
          <table:table-cell office:value-type="float" office:value="131.1337" calcext:value-type="float">
            <text:p>131.1337</text:p>
          </table:table-cell>
          <table:table-cell office:value-type="float" office:value="5" calcext:value-type="float">
            <text:p>5</text:p>
          </table:table-cell>
          <table:table-cell office:value-type="float" office:value="-0.2239699" calcext:value-type="float">
            <text:p>-0.2239699</text:p>
          </table:table-cell>
          <table:table-cell office:value-type="float" office:value="39.3059" calcext:value-type="float">
            <text:p>39.3059</text:p>
          </table:table-cell>
          <table:table-cell office:value-type="float" office:value="0.000008157544" calcext:value-type="float">
            <text:p>8.157544E-06</text:p>
          </table:table-cell>
          <table:table-cell office:value-type="float" office:value="0.002264895" calcext:value-type="float">
            <text:p>0.002264895</text:p>
          </table:table-cell>
          <table:table-cell office:value-type="float" office:value="0.04063617" calcext:value-type="float">
            <text:p>0.04063617</text:p>
          </table:table-cell>
          <table:table-cell office:value-type="float" office:value="1655.433" calcext:value-type="float">
            <text:p>1655.433</text:p>
          </table:table-cell>
          <table:table-cell office:value-type="float" office:value="0.6211124" calcext:value-type="float">
            <text:p>0.6211124</text:p>
          </table:table-cell>
          <table:table-cell office:value-type="float" office:value="0" calcext:value-type="float">
            <text:p>0</text:p>
          </table:table-cell>
          <table:table-cell office:value-type="float" office:value="0.5994782" calcext:value-type="float">
            <text:p>0.5994782</text:p>
          </table:table-cell>
          <table:table-cell office:value-type="float" office:value="0.575659" calcext:value-type="float">
            <text:p>0.575659</text:p>
          </table:table-cell>
          <table:table-cell office:value-type="float" office:value="0.1493734" calcext:value-type="float">
            <text:p>0.1493734</text:p>
          </table:table-cell>
          <table:table-cell office:value-type="float" office:value="0.1488269" calcext:value-type="float">
            <text:p>0.1488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94633" calcext:value-type="float">
            <text:p>31.94633</text:p>
          </table:table-cell>
          <table:table-cell office:value-type="float" office:value="35.10383" calcext:value-type="float">
            <text:p>35.1038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9062000" calcext:value-type="float">
            <text:p>19062000</text:p>
          </table:table-cell>
          <table:table-cell office:value-type="float" office:value="0.3386334" calcext:value-type="float">
            <text:p>0.3386334</text:p>
          </table:table-cell>
          <table:table-cell office:value-type="float" office:value="131.1267" calcext:value-type="float">
            <text:p>131.1267</text:p>
          </table:table-cell>
          <table:table-cell office:value-type="float" office:value="5" calcext:value-type="float">
            <text:p>5</text:p>
          </table:table-cell>
          <table:table-cell office:value-type="float" office:value="-0.2521831" calcext:value-type="float">
            <text:p>-0.2521831</text:p>
          </table:table-cell>
          <table:table-cell office:value-type="float" office:value="39.25257" calcext:value-type="float">
            <text:p>39.25257</text:p>
          </table:table-cell>
          <table:table-cell office:value-type="float" office:value="0.000008157544" calcext:value-type="float">
            <text:p>8.157544E-06</text:p>
          </table:table-cell>
          <table:table-cell office:value-type="float" office:value="0.002269907" calcext:value-type="float">
            <text:p>0.002269907</text:p>
          </table:table-cell>
          <table:table-cell office:value-type="float" office:value="0.04067933" calcext:value-type="float">
            <text:p>0.04067933</text:p>
          </table:table-cell>
          <table:table-cell office:value-type="float" office:value="1655.466" calcext:value-type="float">
            <text:p>1655.466</text:p>
          </table:table-cell>
          <table:table-cell office:value-type="float" office:value="0.6210471" calcext:value-type="float">
            <text:p>0.6210471</text:p>
          </table:table-cell>
          <table:table-cell office:value-type="float" office:value="0" calcext:value-type="float">
            <text:p>0</text:p>
          </table:table-cell>
          <table:table-cell office:value-type="float" office:value="0.4583752" calcext:value-type="float">
            <text:p>0.4583752</text:p>
          </table:table-cell>
          <table:table-cell office:value-type="float" office:value="0.5291627" calcext:value-type="float">
            <text:p>0.5291627</text:p>
          </table:table-cell>
          <table:table-cell office:value-type="float" office:value="0.1489209" calcext:value-type="float">
            <text:p>0.1489209</text:p>
          </table:table-cell>
          <table:table-cell office:value-type="float" office:value="0.1485728" calcext:value-type="float">
            <text:p>0.1485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98067" calcext:value-type="float">
            <text:p>31.98067</text:p>
          </table:table-cell>
          <table:table-cell office:value-type="float" office:value="35.11541" calcext:value-type="float">
            <text:p>35.1154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0062000" calcext:value-type="float">
            <text:p>20062000</text:p>
          </table:table-cell>
          <table:table-cell office:value-type="float" office:value="0.3378463" calcext:value-type="float">
            <text:p>0.3378463</text:p>
          </table:table-cell>
          <table:table-cell office:value-type="float" office:value="131.1185" calcext:value-type="float">
            <text:p>131.1185</text:p>
          </table:table-cell>
          <table:table-cell office:value-type="float" office:value="5" calcext:value-type="float">
            <text:p>5</text:p>
          </table:table-cell>
          <table:table-cell office:value-type="float" office:value="-0.2872873" calcext:value-type="float">
            <text:p>-0.2872873</text:p>
          </table:table-cell>
          <table:table-cell office:value-type="float" office:value="39.19635" calcext:value-type="float">
            <text:p>39.19635</text:p>
          </table:table-cell>
          <table:table-cell office:value-type="float" office:value="0.000008157544" calcext:value-type="float">
            <text:p>8.157544E-06</text:p>
          </table:table-cell>
          <table:table-cell office:value-type="float" office:value="0.002283728" calcext:value-type="float">
            <text:p>0.002283728</text:p>
          </table:table-cell>
          <table:table-cell office:value-type="float" office:value="0.04085965" calcext:value-type="float">
            <text:p>0.04085965</text:p>
          </table:table-cell>
          <table:table-cell office:value-type="float" office:value="1655.5" calcext:value-type="float">
            <text:p>1655.5</text:p>
          </table:table-cell>
          <table:table-cell office:value-type="float" office:value="0.6210891" calcext:value-type="float">
            <text:p>0.6210891</text:p>
          </table:table-cell>
          <table:table-cell office:value-type="float" office:value="0" calcext:value-type="float">
            <text:p>0</text:p>
          </table:table-cell>
          <table:table-cell office:value-type="float" office:value="0.8897582" calcext:value-type="float">
            <text:p>0.8897582</text:p>
          </table:table-cell>
          <table:table-cell office:value-type="float" office:value="0.5813749" calcext:value-type="float">
            <text:p>0.5813749</text:p>
          </table:table-cell>
          <table:table-cell office:value-type="float" office:value="0.148594" calcext:value-type="float">
            <text:p>0.148594</text:p>
          </table:table-cell>
          <table:table-cell office:value-type="float" office:value="0.1483192" calcext:value-type="float">
            <text:p>0.1483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01092" calcext:value-type="float">
            <text:p>32.01092</text:p>
          </table:table-cell>
          <table:table-cell office:value-type="float" office:value="35.12649" calcext:value-type="float">
            <text:p>35.1264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1062000" calcext:value-type="float">
            <text:p>21062000</text:p>
          </table:table-cell>
          <table:table-cell office:value-type="float" office:value="0.3371075" calcext:value-type="float">
            <text:p>0.3371075</text:p>
          </table:table-cell>
          <table:table-cell office:value-type="float" office:value="131.1103" calcext:value-type="float">
            <text:p>131.1103</text:p>
          </table:table-cell>
          <table:table-cell office:value-type="float" office:value="5" calcext:value-type="float">
            <text:p>5</text:p>
          </table:table-cell>
          <table:table-cell office:value-type="float" office:value="-0.3288312" calcext:value-type="float">
            <text:p>-0.3288312</text:p>
          </table:table-cell>
          <table:table-cell office:value-type="float" office:value="39.13296" calcext:value-type="float">
            <text:p>39.13296</text:p>
          </table:table-cell>
          <table:table-cell office:value-type="float" office:value="0.000008157544" calcext:value-type="float">
            <text:p>8.157544E-06</text:p>
          </table:table-cell>
          <table:table-cell office:value-type="float" office:value="0.002312675" calcext:value-type="float">
            <text:p>0.002312675</text:p>
          </table:table-cell>
          <table:table-cell office:value-type="float" office:value="0.04137219" calcext:value-type="float">
            <text:p>0.04137219</text:p>
          </table:table-cell>
          <table:table-cell office:value-type="float" office:value="1655.536" calcext:value-type="float">
            <text:p>1655.536</text:p>
          </table:table-cell>
          <table:table-cell office:value-type="float" office:value="0.6214985" calcext:value-type="float">
            <text:p>0.6214985</text:p>
          </table:table-cell>
          <table:table-cell office:value-type="float" office:value="0" calcext:value-type="float">
            <text:p>0</text:p>
          </table:table-cell>
          <table:table-cell office:value-type="float" office:value="0.2852604" calcext:value-type="float">
            <text:p>0.2852604</text:p>
          </table:table-cell>
          <table:table-cell office:value-type="float" office:value="0.4530832" calcext:value-type="float">
            <text:p>0.4530832</text:p>
          </table:table-cell>
          <table:table-cell office:value-type="float" office:value="0.1481275" calcext:value-type="float">
            <text:p>0.1481275</text:p>
          </table:table-cell>
          <table:table-cell office:value-type="float" office:value="0.1480662" calcext:value-type="float">
            <text:p>0.14806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98415" calcext:value-type="float">
            <text:p>31.98415</text:p>
          </table:table-cell>
          <table:table-cell office:value-type="float" office:value="35.11427" calcext:value-type="float">
            <text:p>35.1142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2062000" calcext:value-type="float">
            <text:p>22062000</text:p>
          </table:table-cell>
          <table:table-cell office:value-type="float" office:value="0.3363595" calcext:value-type="float">
            <text:p>0.3363595</text:p>
          </table:table-cell>
          <table:table-cell office:value-type="float" office:value="131.1022" calcext:value-type="float">
            <text:p>131.1022</text:p>
          </table:table-cell>
          <table:table-cell office:value-type="float" office:value="5" calcext:value-type="float">
            <text:p>5</text:p>
          </table:table-cell>
          <table:table-cell office:value-type="float" office:value="-0.3735818" calcext:value-type="float">
            <text:p>-0.3735818</text:p>
          </table:table-cell>
          <table:table-cell office:value-type="float" office:value="39.06598" calcext:value-type="float">
            <text:p>39.06598</text:p>
          </table:table-cell>
          <table:table-cell office:value-type="float" office:value="0.000008157544" calcext:value-type="float">
            <text:p>8.157544E-06</text:p>
          </table:table-cell>
          <table:table-cell office:value-type="float" office:value="0.002354442" calcext:value-type="float">
            <text:p>0.002354442</text:p>
          </table:table-cell>
          <table:table-cell office:value-type="float" office:value="0.04193304" calcext:value-type="float">
            <text:p>0.04193304</text:p>
          </table:table-cell>
          <table:table-cell office:value-type="float" office:value="1655.571" calcext:value-type="float">
            <text:p>1655.571</text:p>
          </table:table-cell>
          <table:table-cell office:value-type="float" office:value="0.6220391" calcext:value-type="float">
            <text:p>0.6220391</text:p>
          </table:table-cell>
          <table:table-cell office:value-type="float" office:value="0" calcext:value-type="float">
            <text:p>0</text:p>
          </table:table-cell>
          <table:table-cell office:value-type="float" office:value="0.254943" calcext:value-type="float">
            <text:p>0.254943</text:p>
          </table:table-cell>
          <table:table-cell office:value-type="float" office:value="0.4414282" calcext:value-type="float">
            <text:p>0.4414282</text:p>
          </table:table-cell>
          <table:table-cell office:value-type="float" office:value="0.1478672" calcext:value-type="float">
            <text:p>0.1478672</text:p>
          </table:table-cell>
          <table:table-cell office:value-type="float" office:value="0.1478133" calcext:value-type="float">
            <text:p>0.1478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94225" calcext:value-type="float">
            <text:p>31.94225</text:p>
          </table:table-cell>
          <table:table-cell office:value-type="float" office:value="35.09919" calcext:value-type="float">
            <text:p>35.0991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3062000" calcext:value-type="float">
            <text:p>23062000</text:p>
          </table:table-cell>
          <table:table-cell office:value-type="float" office:value="0.3355967" calcext:value-type="float">
            <text:p>0.3355967</text:p>
          </table:table-cell>
          <table:table-cell office:value-type="float" office:value="131.0939" calcext:value-type="float">
            <text:p>131.0939</text:p>
          </table:table-cell>
          <table:table-cell office:value-type="float" office:value="5" calcext:value-type="float">
            <text:p>5</text:p>
          </table:table-cell>
          <table:table-cell office:value-type="float" office:value="-0.4181764" calcext:value-type="float">
            <text:p>-0.4181764</text:p>
          </table:table-cell>
          <table:table-cell office:value-type="float" office:value="38.99816" calcext:value-type="float">
            <text:p>38.99816</text:p>
          </table:table-cell>
          <table:table-cell office:value-type="float" office:value="0.000008157544" calcext:value-type="float">
            <text:p>8.157544E-06</text:p>
          </table:table-cell>
          <table:table-cell office:value-type="float" office:value="0.002388765" calcext:value-type="float">
            <text:p>0.002388765</text:p>
          </table:table-cell>
          <table:table-cell office:value-type="float" office:value="0.04230412" calcext:value-type="float">
            <text:p>0.04230412</text:p>
          </table:table-cell>
          <table:table-cell office:value-type="float" office:value="1655.605" calcext:value-type="float">
            <text:p>1655.605</text:p>
          </table:table-cell>
          <table:table-cell office:value-type="float" office:value="0.6222095" calcext:value-type="float">
            <text:p>0.6222095</text:p>
          </table:table-cell>
          <table:table-cell office:value-type="float" office:value="0" calcext:value-type="float">
            <text:p>0</text:p>
          </table:table-cell>
          <table:table-cell office:value-type="float" office:value="0.3392434" calcext:value-type="float">
            <text:p>0.3392434</text:p>
          </table:table-cell>
          <table:table-cell office:value-type="float" office:value="0.4907137" calcext:value-type="float">
            <text:p>0.4907137</text:p>
          </table:table-cell>
          <table:table-cell office:value-type="float" office:value="0.1475978" calcext:value-type="float">
            <text:p>0.1475978</text:p>
          </table:table-cell>
          <table:table-cell office:value-type="float" office:value="0.1475611" calcext:value-type="float">
            <text:p>0.14756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92154" calcext:value-type="float">
            <text:p>31.92154</text:p>
          </table:table-cell>
          <table:table-cell office:value-type="float" office:value="35.09151" calcext:value-type="float">
            <text:p>35.0915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4062000" calcext:value-type="float">
            <text:p>24062000</text:p>
          </table:table-cell>
          <table:table-cell office:value-type="float" office:value="0.3347176" calcext:value-type="float">
            <text:p>0.3347176</text:p>
          </table:table-cell>
          <table:table-cell office:value-type="float" office:value="131.0846" calcext:value-type="float">
            <text:p>131.0846</text:p>
          </table:table-cell>
          <table:table-cell office:value-type="float" office:value="5" calcext:value-type="float">
            <text:p>5</text:p>
          </table:table-cell>
          <table:table-cell office:value-type="float" office:value="-0.4642462" calcext:value-type="float">
            <text:p>-0.4642462</text:p>
          </table:table-cell>
          <table:table-cell office:value-type="float" office:value="38.92942" calcext:value-type="float">
            <text:p>38.92942</text:p>
          </table:table-cell>
          <table:table-cell office:value-type="float" office:value="0.000008157544" calcext:value-type="float">
            <text:p>8.157544E-06</text:p>
          </table:table-cell>
          <table:table-cell office:value-type="float" office:value="0.002412023" calcext:value-type="float">
            <text:p>0.002412023</text:p>
          </table:table-cell>
          <table:table-cell office:value-type="float" office:value="0.04247291" calcext:value-type="float">
            <text:p>0.04247291</text:p>
          </table:table-cell>
          <table:table-cell office:value-type="float" office:value="1655.639" calcext:value-type="float">
            <text:p>1655.639</text:p>
          </table:table-cell>
          <table:table-cell office:value-type="float" office:value="0.6221064" calcext:value-type="float">
            <text:p>0.6221064</text:p>
          </table:table-cell>
          <table:table-cell office:value-type="float" office:value="0" calcext:value-type="float">
            <text:p>0</text:p>
          </table:table-cell>
          <table:table-cell office:value-type="float" office:value="0.269309" calcext:value-type="float">
            <text:p>0.269309</text:p>
          </table:table-cell>
          <table:table-cell office:value-type="float" office:value="0.4915076" calcext:value-type="float">
            <text:p>0.4915076</text:p>
          </table:table-cell>
          <table:table-cell office:value-type="float" office:value="0.1473415" calcext:value-type="float">
            <text:p>0.1473415</text:p>
          </table:table-cell>
          <table:table-cell office:value-type="float" office:value="0.1473094" calcext:value-type="float">
            <text:p>0.14730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91781" calcext:value-type="float">
            <text:p>31.91781</text:p>
          </table:table-cell>
          <table:table-cell office:value-type="float" office:value="35.09053" calcext:value-type="float">
            <text:p>35.0905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5062000" calcext:value-type="float">
            <text:p>25062000</text:p>
          </table:table-cell>
          <table:table-cell office:value-type="float" office:value="0.3339339" calcext:value-type="float">
            <text:p>0.3339339</text:p>
          </table:table-cell>
          <table:table-cell office:value-type="float" office:value="131.0759" calcext:value-type="float">
            <text:p>131.0759</text:p>
          </table:table-cell>
          <table:table-cell office:value-type="float" office:value="5" calcext:value-type="float">
            <text:p>5</text:p>
          </table:table-cell>
          <table:table-cell office:value-type="float" office:value="-0.5291847" calcext:value-type="float">
            <text:p>-0.5291847</text:p>
          </table:table-cell>
          <table:table-cell office:value-type="float" office:value="38.85434" calcext:value-type="float">
            <text:p>38.85434</text:p>
          </table:table-cell>
          <table:table-cell office:value-type="float" office:value="0.000008703617" calcext:value-type="float">
            <text:p>8.703617E-06</text:p>
          </table:table-cell>
          <table:table-cell office:value-type="float" office:value="0.002459901" calcext:value-type="float">
            <text:p>0.002459901</text:p>
          </table:table-cell>
          <table:table-cell office:value-type="float" office:value="0.04323793" calcext:value-type="float">
            <text:p>0.04323793</text:p>
          </table:table-cell>
          <table:table-cell office:value-type="float" office:value="1655.669" calcext:value-type="float">
            <text:p>1655.669</text:p>
          </table:table-cell>
          <table:table-cell office:value-type="float" office:value="0.6228326" calcext:value-type="float">
            <text:p>0.6228326</text:p>
          </table:table-cell>
          <table:table-cell office:value-type="float" office:value="0" calcext:value-type="float">
            <text:p>0</text:p>
          </table:table-cell>
          <table:table-cell office:value-type="float" office:value="0.08249375" calcext:value-type="float">
            <text:p>0.08249375</text:p>
          </table:table-cell>
          <table:table-cell office:value-type="float" office:value="0.3871801" calcext:value-type="float">
            <text:p>0.3871801</text:p>
          </table:table-cell>
          <table:table-cell office:value-type="float" office:value="0.147095" calcext:value-type="float">
            <text:p>0.147095</text:p>
          </table:table-cell>
          <table:table-cell office:value-type="float" office:value="0.1470581" calcext:value-type="float">
            <text:p>0.14705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85417" calcext:value-type="float">
            <text:p>31.85417</text:p>
          </table:table-cell>
          <table:table-cell office:value-type="float" office:value="35.0544" calcext:value-type="float">
            <text:p>35.054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6062000" calcext:value-type="float">
            <text:p>26062000</text:p>
          </table:table-cell>
          <table:table-cell office:value-type="float" office:value="0.3330218" calcext:value-type="float">
            <text:p>0.3330218</text:p>
          </table:table-cell>
          <table:table-cell office:value-type="float" office:value="131.0661" calcext:value-type="float">
            <text:p>131.0661</text:p>
          </table:table-cell>
          <table:table-cell office:value-type="float" office:value="5" calcext:value-type="float">
            <text:p>5</text:p>
          </table:table-cell>
          <table:table-cell office:value-type="float" office:value="-0.5875589" calcext:value-type="float">
            <text:p>-0.5875589</text:p>
          </table:table-cell>
          <table:table-cell office:value-type="float" office:value="38.77731" calcext:value-type="float">
            <text:p>38.77731</text:p>
          </table:table-cell>
          <table:table-cell office:value-type="float" office:value="0.000008703617" calcext:value-type="float">
            <text:p>8.703617E-06</text:p>
          </table:table-cell>
          <table:table-cell office:value-type="float" office:value="0.002516547" calcext:value-type="float">
            <text:p>0.002516547</text:p>
          </table:table-cell>
          <table:table-cell office:value-type="float" office:value="0.04360039" calcext:value-type="float">
            <text:p>0.04360039</text:p>
          </table:table-cell>
          <table:table-cell office:value-type="float" office:value="1655.7" calcext:value-type="float">
            <text:p>1655.7</text:p>
          </table:table-cell>
          <table:table-cell office:value-type="float" office:value="0.623293" calcext:value-type="float">
            <text:p>0.623293</text:p>
          </table:table-cell>
          <table:table-cell office:value-type="float" office:value="0" calcext:value-type="float">
            <text:p>0</text:p>
          </table:table-cell>
          <table:table-cell office:value-type="float" office:value="0.1083337" calcext:value-type="float">
            <text:p>0.1083337</text:p>
          </table:table-cell>
          <table:table-cell office:value-type="float" office:value="0.3718504" calcext:value-type="float">
            <text:p>0.3718504</text:p>
          </table:table-cell>
          <table:table-cell office:value-type="float" office:value="0.1468354" calcext:value-type="float">
            <text:p>0.1468354</text:p>
          </table:table-cell>
          <table:table-cell office:value-type="float" office:value="0.1468071" calcext:value-type="float">
            <text:p>0.1468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80046" calcext:value-type="float">
            <text:p>31.80046</text:p>
          </table:table-cell>
          <table:table-cell office:value-type="float" office:value="35.02312" calcext:value-type="float">
            <text:p>35.0231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7062000" calcext:value-type="float">
            <text:p>27062000</text:p>
          </table:table-cell>
          <table:table-cell office:value-type="float" office:value="0.3320992" calcext:value-type="float">
            <text:p>0.3320992</text:p>
          </table:table-cell>
          <table:table-cell office:value-type="float" office:value="131.0555" calcext:value-type="float">
            <text:p>131.0555</text:p>
          </table:table-cell>
          <table:table-cell office:value-type="float" office:value="5" calcext:value-type="float">
            <text:p>5</text:p>
          </table:table-cell>
          <table:table-cell office:value-type="float" office:value="-0.6479909" calcext:value-type="float">
            <text:p>-0.6479909</text:p>
          </table:table-cell>
          <table:table-cell office:value-type="float" office:value="38.69883" calcext:value-type="float">
            <text:p>38.69883</text:p>
          </table:table-cell>
          <table:table-cell office:value-type="float" office:value="0.000008703617" calcext:value-type="float">
            <text:p>8.703617E-06</text:p>
          </table:table-cell>
          <table:table-cell office:value-type="float" office:value="0.002567069" calcext:value-type="float">
            <text:p>0.002567069</text:p>
          </table:table-cell>
          <table:table-cell office:value-type="float" office:value="0.04383145" calcext:value-type="float">
            <text:p>0.04383145</text:p>
          </table:table-cell>
          <table:table-cell office:value-type="float" office:value="1655.733" calcext:value-type="float">
            <text:p>1655.733</text:p>
          </table:table-cell>
          <table:table-cell office:value-type="float" office:value="0.6236038" calcext:value-type="float">
            <text:p>0.6236038</text:p>
          </table:table-cell>
          <table:table-cell office:value-type="float" office:value="0" calcext:value-type="float">
            <text:p>0</text:p>
          </table:table-cell>
          <table:table-cell office:value-type="float" office:value="0.103718" calcext:value-type="float">
            <text:p>0.103718</text:p>
          </table:table-cell>
          <table:table-cell office:value-type="float" office:value="0.1439667" calcext:value-type="float">
            <text:p>0.1439667</text:p>
          </table:table-cell>
          <table:table-cell office:value-type="float" office:value="0.1465844" calcext:value-type="float">
            <text:p>0.1465844</text:p>
          </table:table-cell>
          <table:table-cell office:value-type="float" office:value="0.1465567" calcext:value-type="float">
            <text:p>0.1465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75646" calcext:value-type="float">
            <text:p>31.75646</text:p>
          </table:table-cell>
          <table:table-cell office:value-type="float" office:value="34.95686" calcext:value-type="float">
            <text:p>34.9568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8062000" calcext:value-type="float">
            <text:p>28062000</text:p>
          </table:table-cell>
          <table:table-cell office:value-type="float" office:value="0.3312577" calcext:value-type="float">
            <text:p>0.3312577</text:p>
          </table:table-cell>
          <table:table-cell office:value-type="float" office:value="131.0452" calcext:value-type="float">
            <text:p>131.0452</text:p>
          </table:table-cell>
          <table:table-cell office:value-type="float" office:value="5" calcext:value-type="float">
            <text:p>5</text:p>
          </table:table-cell>
          <table:table-cell office:value-type="float" office:value="-0.7069284" calcext:value-type="float">
            <text:p>-0.7069284</text:p>
          </table:table-cell>
          <table:table-cell office:value-type="float" office:value="38.61974" calcext:value-type="float">
            <text:p>38.61974</text:p>
          </table:table-cell>
          <table:table-cell office:value-type="float" office:value="0.000008703617" calcext:value-type="float">
            <text:p>8.703617E-06</text:p>
          </table:table-cell>
          <table:table-cell office:value-type="float" office:value="0.002602083" calcext:value-type="float">
            <text:p>0.002602083</text:p>
          </table:table-cell>
          <table:table-cell office:value-type="float" office:value="0.04396487" calcext:value-type="float">
            <text:p>0.04396487</text:p>
          </table:table-cell>
          <table:table-cell office:value-type="float" office:value="1655.766" calcext:value-type="float">
            <text:p>1655.766</text:p>
          </table:table-cell>
          <table:table-cell office:value-type="float" office:value="0.6234887" calcext:value-type="float">
            <text:p>0.6234887</text:p>
          </table:table-cell>
          <table:table-cell office:value-type="float" office:value="0" calcext:value-type="float">
            <text:p>0</text:p>
          </table:table-cell>
          <table:table-cell office:value-type="float" office:value="0.09452744" calcext:value-type="float">
            <text:p>0.09452744</text:p>
          </table:table-cell>
          <table:table-cell office:value-type="float" office:value="0.07669985" calcext:value-type="float">
            <text:p>0.07669985</text:p>
          </table:table-cell>
          <table:table-cell office:value-type="float" office:value="0.1463338" calcext:value-type="float">
            <text:p>0.1463338</text:p>
          </table:table-cell>
          <table:table-cell office:value-type="float" office:value="0.1463066" calcext:value-type="float">
            <text:p>0.14630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74386" calcext:value-type="float">
            <text:p>31.74386</text:p>
          </table:table-cell>
          <table:table-cell office:value-type="float" office:value="34.85732" calcext:value-type="float">
            <text:p>34.8573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9062000" calcext:value-type="float">
            <text:p>29062000</text:p>
          </table:table-cell>
          <table:table-cell office:value-type="float" office:value="0.3305306" calcext:value-type="float">
            <text:p>0.3305306</text:p>
          </table:table-cell>
          <table:table-cell office:value-type="float" office:value="131.0358" calcext:value-type="float">
            <text:p>131.0358</text:p>
          </table:table-cell>
          <table:table-cell office:value-type="float" office:value="5" calcext:value-type="float">
            <text:p>5</text:p>
          </table:table-cell>
          <table:table-cell office:value-type="float" office:value="-0.7664226" calcext:value-type="float">
            <text:p>-0.7664226</text:p>
          </table:table-cell>
          <table:table-cell office:value-type="float" office:value="38.53968" calcext:value-type="float">
            <text:p>38.53968</text:p>
          </table:table-cell>
          <table:table-cell office:value-type="float" office:value="0.000008703617" calcext:value-type="float">
            <text:p>8.703617E-06</text:p>
          </table:table-cell>
          <table:table-cell office:value-type="float" office:value="0.002622798" calcext:value-type="float">
            <text:p>0.002622798</text:p>
          </table:table-cell>
          <table:table-cell office:value-type="float" office:value="0.04403834" calcext:value-type="float">
            <text:p>0.04403834</text:p>
          </table:table-cell>
          <table:table-cell office:value-type="float" office:value="1655.798" calcext:value-type="float">
            <text:p>1655.798</text:p>
          </table:table-cell>
          <table:table-cell office:value-type="float" office:value="0.6233565" calcext:value-type="float">
            <text:p>0.6233565</text:p>
          </table:table-cell>
          <table:table-cell office:value-type="float" office:value="0" calcext:value-type="float">
            <text:p>0</text:p>
          </table:table-cell>
          <table:table-cell office:value-type="float" office:value="0.09842247" calcext:value-type="float">
            <text:p>0.09842247</text:p>
          </table:table-cell>
          <table:table-cell office:value-type="float" office:value="0.05725042" calcext:value-type="float">
            <text:p>0.05725042</text:p>
          </table:table-cell>
          <table:table-cell office:value-type="float" office:value="0.1460902" calcext:value-type="float">
            <text:p>0.1460902</text:p>
          </table:table-cell>
          <table:table-cell office:value-type="float" office:value="0.1460568" calcext:value-type="float">
            <text:p>0.1460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72335" calcext:value-type="float">
            <text:p>31.72335</text:p>
          </table:table-cell>
          <table:table-cell office:value-type="float" office:value="34.7509" calcext:value-type="float">
            <text:p>34.750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0062000" calcext:value-type="float">
            <text:p>30062000</text:p>
          </table:table-cell>
          <table:table-cell office:value-type="float" office:value="0.3298143" calcext:value-type="float">
            <text:p>0.3298143</text:p>
          </table:table-cell>
          <table:table-cell office:value-type="float" office:value="131.0268" calcext:value-type="float">
            <text:p>131.0268</text:p>
          </table:table-cell>
          <table:table-cell office:value-type="float" office:value="5" calcext:value-type="float">
            <text:p>5</text:p>
          </table:table-cell>
          <table:table-cell office:value-type="float" office:value="-0.8275319" calcext:value-type="float">
            <text:p>-0.8275319</text:p>
          </table:table-cell>
          <table:table-cell office:value-type="float" office:value="38.45834" calcext:value-type="float">
            <text:p>38.45834</text:p>
          </table:table-cell>
          <table:table-cell office:value-type="float" office:value="0.000008703617" calcext:value-type="float">
            <text:p>8.703617E-06</text:p>
          </table:table-cell>
          <table:table-cell office:value-type="float" office:value="0.00263327" calcext:value-type="float">
            <text:p>0.00263327</text:p>
          </table:table-cell>
          <table:table-cell office:value-type="float" office:value="0.04406823" calcext:value-type="float">
            <text:p>0.04406823</text:p>
          </table:table-cell>
          <table:table-cell office:value-type="float" office:value="1655.829" calcext:value-type="float">
            <text:p>1655.829</text:p>
          </table:table-cell>
          <table:table-cell office:value-type="float" office:value="0.6231455" calcext:value-type="float">
            <text:p>0.6231455</text:p>
          </table:table-cell>
          <table:table-cell office:value-type="float" office:value="0" calcext:value-type="float">
            <text:p>0</text:p>
          </table:table-cell>
          <table:table-cell office:value-type="float" office:value="0.05761185" calcext:value-type="float">
            <text:p>0.05761185</text:p>
          </table:table-cell>
          <table:table-cell office:value-type="float" office:value="0.04423979" calcext:value-type="float">
            <text:p>0.04423979</text:p>
          </table:table-cell>
          <table:table-cell office:value-type="float" office:value="0.1458336" calcext:value-type="float">
            <text:p>0.1458336</text:p>
          </table:table-cell>
          <table:table-cell office:value-type="float" office:value="0.1458078" calcext:value-type="float">
            <text:p>0.1458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67907" calcext:value-type="float">
            <text:p>31.67907</text:p>
          </table:table-cell>
          <table:table-cell office:value-type="float" office:value="34.64466" calcext:value-type="float">
            <text:p>34.6446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72000" calcext:value-type="float">
            <text:p>1072000</text:p>
          </table:table-cell>
          <table:table-cell office:value-type="float" office:value="0.3290161" calcext:value-type="float">
            <text:p>0.3290161</text:p>
          </table:table-cell>
          <table:table-cell office:value-type="float" office:value="131.0169" calcext:value-type="float">
            <text:p>131.0169</text:p>
          </table:table-cell>
          <table:table-cell office:value-type="float" office:value="5" calcext:value-type="float">
            <text:p>5</text:p>
          </table:table-cell>
          <table:table-cell office:value-type="float" office:value="-0.8941281" calcext:value-type="float">
            <text:p>-0.8941281</text:p>
          </table:table-cell>
          <table:table-cell office:value-type="float" office:value="38.37522" calcext:value-type="float">
            <text:p>38.37522</text:p>
          </table:table-cell>
          <table:table-cell office:value-type="float" office:value="0.000008703617" calcext:value-type="float">
            <text:p>8.703617E-06</text:p>
          </table:table-cell>
          <table:table-cell office:value-type="float" office:value="0.002640043" calcext:value-type="float">
            <text:p>0.002640043</text:p>
          </table:table-cell>
          <table:table-cell office:value-type="float" office:value="0.0440797" calcext:value-type="float">
            <text:p>0.0440797</text:p>
          </table:table-cell>
          <table:table-cell office:value-type="float" office:value="1655.859" calcext:value-type="float">
            <text:p>1655.859</text:p>
          </table:table-cell>
          <table:table-cell office:value-type="float" office:value="0.6228629" calcext:value-type="float">
            <text:p>0.6228629</text:p>
          </table:table-cell>
          <table:table-cell office:value-type="float" office:value="0" calcext:value-type="float">
            <text:p>0</text:p>
          </table:table-cell>
          <table:table-cell office:value-type="float" office:value="0.03683036" calcext:value-type="float">
            <text:p>0.03683036</text:p>
          </table:table-cell>
          <table:table-cell office:value-type="float" office:value="0.04242068" calcext:value-type="float">
            <text:p>0.04242068</text:p>
          </table:table-cell>
          <table:table-cell office:value-type="float" office:value="0.1455866" calcext:value-type="float">
            <text:p>0.1455866</text:p>
          </table:table-cell>
          <table:table-cell office:value-type="float" office:value="0.1455588" calcext:value-type="float">
            <text:p>0.1455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63333" calcext:value-type="float">
            <text:p>31.63333</text:p>
          </table:table-cell>
          <table:table-cell office:value-type="float" office:value="34.52913" calcext:value-type="float">
            <text:p>34.5291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072000" calcext:value-type="float">
            <text:p>2072000</text:p>
          </table:table-cell>
          <table:table-cell office:value-type="float" office:value="0.3283007" calcext:value-type="float">
            <text:p>0.3283007</text:p>
          </table:table-cell>
          <table:table-cell office:value-type="float" office:value="131.0077" calcext:value-type="float">
            <text:p>131.0077</text:p>
          </table:table-cell>
          <table:table-cell office:value-type="float" office:value="5" calcext:value-type="float">
            <text:p>5</text:p>
          </table:table-cell>
          <table:table-cell office:value-type="float" office:value="-0.9663027" calcext:value-type="float">
            <text:p>-0.9663027</text:p>
          </table:table-cell>
          <table:table-cell office:value-type="float" office:value="38.28833" calcext:value-type="float">
            <text:p>38.28833</text:p>
          </table:table-cell>
          <table:table-cell office:value-type="float" office:value="0.000008703617" calcext:value-type="float">
            <text:p>8.703617E-06</text:p>
          </table:table-cell>
          <table:table-cell office:value-type="float" office:value="0.002663102" calcext:value-type="float">
            <text:p>0.002663102</text:p>
          </table:table-cell>
          <table:table-cell office:value-type="float" office:value="0.04414495" calcext:value-type="float">
            <text:p>0.04414495</text:p>
          </table:table-cell>
          <table:table-cell office:value-type="float" office:value="1655.889" calcext:value-type="float">
            <text:p>1655.889</text:p>
          </table:table-cell>
          <table:table-cell office:value-type="float" office:value="0.6229339" calcext:value-type="float">
            <text:p>0.6229339</text:p>
          </table:table-cell>
          <table:table-cell office:value-type="float" office:value="0" calcext:value-type="float">
            <text:p>0</text:p>
          </table:table-cell>
          <table:table-cell office:value-type="float" office:value="0.03699836" calcext:value-type="float">
            <text:p>0.03699836</text:p>
          </table:table-cell>
          <table:table-cell office:value-type="float" office:value="0.04216255" calcext:value-type="float">
            <text:p>0.04216255</text:p>
          </table:table-cell>
          <table:table-cell office:value-type="float" office:value="0.1453379" calcext:value-type="float">
            <text:p>0.1453379</text:p>
          </table:table-cell>
          <table:table-cell office:value-type="float" office:value="0.1453104" calcext:value-type="float">
            <text:p>0.1453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54238" calcext:value-type="float">
            <text:p>31.54238</text:p>
          </table:table-cell>
          <table:table-cell office:value-type="float" office:value="34.40554" calcext:value-type="float">
            <text:p>34.4055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072000" calcext:value-type="float">
            <text:p>3072000</text:p>
          </table:table-cell>
          <table:table-cell office:value-type="float" office:value="0.3276449" calcext:value-type="float">
            <text:p>0.3276449</text:p>
          </table:table-cell>
          <table:table-cell office:value-type="float" office:value="130.9992" calcext:value-type="float">
            <text:p>130.9992</text:p>
          </table:table-cell>
          <table:table-cell office:value-type="float" office:value="5" calcext:value-type="float">
            <text:p>5</text:p>
          </table:table-cell>
          <table:table-cell office:value-type="float" office:value="-1.039559" calcext:value-type="float">
            <text:p>-1.039559</text:p>
          </table:table-cell>
          <table:table-cell office:value-type="float" office:value="38.19864" calcext:value-type="float">
            <text:p>38.19864</text:p>
          </table:table-cell>
          <table:table-cell office:value-type="float" office:value="0.000008703617" calcext:value-type="float">
            <text:p>8.703617E-06</text:p>
          </table:table-cell>
          <table:table-cell office:value-type="float" office:value="0.002694534" calcext:value-type="float">
            <text:p>0.002694534</text:p>
          </table:table-cell>
          <table:table-cell office:value-type="float" office:value="0.04423392" calcext:value-type="float">
            <text:p>0.04423392</text:p>
          </table:table-cell>
          <table:table-cell office:value-type="float" office:value="1655.918" calcext:value-type="float">
            <text:p>1655.918</text:p>
          </table:table-cell>
          <table:table-cell office:value-type="float" office:value="0.6229888" calcext:value-type="float">
            <text:p>0.6229888</text:p>
          </table:table-cell>
          <table:table-cell office:value-type="float" office:value="0" calcext:value-type="float">
            <text:p>0</text:p>
          </table:table-cell>
          <table:table-cell office:value-type="float" office:value="0.03521522" calcext:value-type="float">
            <text:p>0.03521522</text:p>
          </table:table-cell>
          <table:table-cell office:value-type="float" office:value="0.04221283" calcext:value-type="float">
            <text:p>0.04221283</text:p>
          </table:table-cell>
          <table:table-cell office:value-type="float" office:value="0.1450886" calcext:value-type="float">
            <text:p>0.1450886</text:p>
          </table:table-cell>
          <table:table-cell office:value-type="float" office:value="0.1450624" calcext:value-type="float">
            <text:p>0.1450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44085" calcext:value-type="float">
            <text:p>31.44085</text:p>
          </table:table-cell>
          <table:table-cell office:value-type="float" office:value="34.28523" calcext:value-type="float">
            <text:p>34.2852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072000" calcext:value-type="float">
            <text:p>4072000</text:p>
          </table:table-cell>
          <table:table-cell office:value-type="float" office:value="0.3269707" calcext:value-type="float">
            <text:p>0.3269707</text:p>
          </table:table-cell>
          <table:table-cell office:value-type="float" office:value="130.9904" calcext:value-type="float">
            <text:p>130.9904</text:p>
          </table:table-cell>
          <table:table-cell office:value-type="float" office:value="5" calcext:value-type="float">
            <text:p>5</text:p>
          </table:table-cell>
          <table:table-cell office:value-type="float" office:value="-1.111406" calcext:value-type="float">
            <text:p>-1.111406</text:p>
          </table:table-cell>
          <table:table-cell office:value-type="float" office:value="38.10942" calcext:value-type="float">
            <text:p>38.10942</text:p>
          </table:table-cell>
          <table:table-cell office:value-type="float" office:value="0.000008703617" calcext:value-type="float">
            <text:p>8.703617E-06</text:p>
          </table:table-cell>
          <table:table-cell office:value-type="float" office:value="0.002708519" calcext:value-type="float">
            <text:p>0.002708519</text:p>
          </table:table-cell>
          <table:table-cell office:value-type="float" office:value="0.04425879" calcext:value-type="float">
            <text:p>0.04425879</text:p>
          </table:table-cell>
          <table:table-cell office:value-type="float" office:value="1655.948" calcext:value-type="float">
            <text:p>1655.948</text:p>
          </table:table-cell>
          <table:table-cell office:value-type="float" office:value="0.6227274" calcext:value-type="float">
            <text:p>0.6227274</text:p>
          </table:table-cell>
          <table:table-cell office:value-type="float" office:value="0" calcext:value-type="float">
            <text:p>0</text:p>
          </table:table-cell>
          <table:table-cell office:value-type="float" office:value="0.03744779" calcext:value-type="float">
            <text:p>0.03744779</text:p>
          </table:table-cell>
          <table:table-cell office:value-type="float" office:value="0.04290013" calcext:value-type="float">
            <text:p>0.04290013</text:p>
          </table:table-cell>
          <table:table-cell office:value-type="float" office:value="0.1448396" calcext:value-type="float">
            <text:p>0.1448396</text:p>
          </table:table-cell>
          <table:table-cell office:value-type="float" office:value="0.144815" calcext:value-type="float">
            <text:p>0.1448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39001" calcext:value-type="float">
            <text:p>31.39001</text:p>
          </table:table-cell>
          <table:table-cell office:value-type="float" office:value="34.17804" calcext:value-type="float">
            <text:p>34.1780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072000" calcext:value-type="float">
            <text:p>5072000</text:p>
          </table:table-cell>
          <table:table-cell office:value-type="float" office:value="0.3262332" calcext:value-type="float">
            <text:p>0.3262332</text:p>
          </table:table-cell>
          <table:table-cell office:value-type="float" office:value="130.9825" calcext:value-type="float">
            <text:p>130.9825</text:p>
          </table:table-cell>
          <table:table-cell office:value-type="float" office:value="5" calcext:value-type="float">
            <text:p>5</text:p>
          </table:table-cell>
          <table:table-cell office:value-type="float" office:value="-1.184016" calcext:value-type="float">
            <text:p>-1.184016</text:p>
          </table:table-cell>
          <table:table-cell office:value-type="float" office:value="38.01943" calcext:value-type="float">
            <text:p>38.01943</text:p>
          </table:table-cell>
          <table:table-cell office:value-type="float" office:value="0.000008703617" calcext:value-type="float">
            <text:p>8.703617E-06</text:p>
          </table:table-cell>
          <table:table-cell office:value-type="float" office:value="0.002714474" calcext:value-type="float">
            <text:p>0.002714474</text:p>
          </table:table-cell>
          <table:table-cell office:value-type="float" office:value="0.04425476" calcext:value-type="float">
            <text:p>0.04425476</text:p>
          </table:table-cell>
          <table:table-cell office:value-type="float" office:value="1655.977" calcext:value-type="float">
            <text:p>1655.977</text:p>
          </table:table-cell>
          <table:table-cell office:value-type="float" office:value="0.6241872" calcext:value-type="float">
            <text:p>0.6241872</text:p>
          </table:table-cell>
          <table:table-cell office:value-type="float" office:value="0" calcext:value-type="float">
            <text:p>0</text:p>
          </table:table-cell>
          <table:table-cell office:value-type="float" office:value="0.03729896" calcext:value-type="float">
            <text:p>0.03729896</text:p>
          </table:table-cell>
          <table:table-cell office:value-type="float" office:value="0.04256901" calcext:value-type="float">
            <text:p>0.04256901</text:p>
          </table:table-cell>
          <table:table-cell office:value-type="float" office:value="0.144592" calcext:value-type="float">
            <text:p>0.144592</text:p>
          </table:table-cell>
          <table:table-cell office:value-type="float" office:value="0.144568" calcext:value-type="float">
            <text:p>0.144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37406" calcext:value-type="float">
            <text:p>31.37406</text:p>
          </table:table-cell>
          <table:table-cell office:value-type="float" office:value="34.07506" calcext:value-type="float">
            <text:p>34.0750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072000" calcext:value-type="float">
            <text:p>6072000</text:p>
          </table:table-cell>
          <table:table-cell office:value-type="float" office:value="0.3255303" calcext:value-type="float">
            <text:p>0.3255303</text:p>
          </table:table-cell>
          <table:table-cell office:value-type="float" office:value="130.9756" calcext:value-type="float">
            <text:p>130.9756</text:p>
          </table:table-cell>
          <table:table-cell office:value-type="float" office:value="5" calcext:value-type="float">
            <text:p>5</text:p>
          </table:table-cell>
          <table:table-cell office:value-type="float" office:value="-1.258341" calcext:value-type="float">
            <text:p>-1.258341</text:p>
          </table:table-cell>
          <table:table-cell office:value-type="float" office:value="37.92765" calcext:value-type="float">
            <text:p>37.92765</text:p>
          </table:table-cell>
          <table:table-cell office:value-type="float" office:value="0.000008703617" calcext:value-type="float">
            <text:p>8.703617E-06</text:p>
          </table:table-cell>
          <table:table-cell office:value-type="float" office:value="0.002718776" calcext:value-type="float">
            <text:p>0.002718776</text:p>
          </table:table-cell>
          <table:table-cell office:value-type="float" office:value="0.04424525" calcext:value-type="float">
            <text:p>0.04424525</text:p>
          </table:table-cell>
          <table:table-cell office:value-type="float" office:value="1656.005" calcext:value-type="float">
            <text:p>1656.005</text:p>
          </table:table-cell>
          <table:table-cell office:value-type="float" office:value="0.6265823" calcext:value-type="float">
            <text:p>0.6265823</text:p>
          </table:table-cell>
          <table:table-cell office:value-type="float" office:value="0" calcext:value-type="float">
            <text:p>0</text:p>
          </table:table-cell>
          <table:table-cell office:value-type="float" office:value="0.03683412" calcext:value-type="float">
            <text:p>0.03683412</text:p>
          </table:table-cell>
          <table:table-cell office:value-type="float" office:value="0.04262707" calcext:value-type="float">
            <text:p>0.04262707</text:p>
          </table:table-cell>
          <table:table-cell office:value-type="float" office:value="0.144345" calcext:value-type="float">
            <text:p>0.144345</text:p>
          </table:table-cell>
          <table:table-cell office:value-type="float" office:value="0.1443214" calcext:value-type="float">
            <text:p>0.1443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35623" calcext:value-type="float">
            <text:p>31.35623</text:p>
          </table:table-cell>
          <table:table-cell office:value-type="float" office:value="33.97554" calcext:value-type="float">
            <text:p>33.9755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7072000" calcext:value-type="float">
            <text:p>7072000</text:p>
          </table:table-cell>
          <table:table-cell office:value-type="float" office:value="0.324913" calcext:value-type="float">
            <text:p>0.324913</text:p>
          </table:table-cell>
          <table:table-cell office:value-type="float" office:value="130.9695" calcext:value-type="float">
            <text:p>130.9695</text:p>
          </table:table-cell>
          <table:table-cell office:value-type="float" office:value="5" calcext:value-type="float">
            <text:p>5</text:p>
          </table:table-cell>
          <table:table-cell office:value-type="float" office:value="-1.335374" calcext:value-type="float">
            <text:p>-1.335374</text:p>
          </table:table-cell>
          <table:table-cell office:value-type="float" office:value="37.83367" calcext:value-type="float">
            <text:p>37.83367</text:p>
          </table:table-cell>
          <table:table-cell office:value-type="float" office:value="0.000008703617" calcext:value-type="float">
            <text:p>8.703617E-06</text:p>
          </table:table-cell>
          <table:table-cell office:value-type="float" office:value="0.002722883" calcext:value-type="float">
            <text:p>0.002722883</text:p>
          </table:table-cell>
          <table:table-cell office:value-type="float" office:value="0.04424116" calcext:value-type="float">
            <text:p>0.04424116</text:p>
          </table:table-cell>
          <table:table-cell office:value-type="float" office:value="1656.032" calcext:value-type="float">
            <text:p>1656.032</text:p>
          </table:table-cell>
          <table:table-cell office:value-type="float" office:value="0.6289802" calcext:value-type="float">
            <text:p>0.6289802</text:p>
          </table:table-cell>
          <table:table-cell office:value-type="float" office:value="0" calcext:value-type="float">
            <text:p>0</text:p>
          </table:table-cell>
          <table:table-cell office:value-type="float" office:value="0.03477664" calcext:value-type="float">
            <text:p>0.03477664</text:p>
          </table:table-cell>
          <table:table-cell office:value-type="float" office:value="0.04150695" calcext:value-type="float">
            <text:p>0.04150695</text:p>
          </table:table-cell>
          <table:table-cell office:value-type="float" office:value="0.1440985" calcext:value-type="float">
            <text:p>0.1440985</text:p>
          </table:table-cell>
          <table:table-cell office:value-type="float" office:value="0.1440752" calcext:value-type="float">
            <text:p>0.1440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33323" calcext:value-type="float">
            <text:p>31.33323</text:p>
          </table:table-cell>
          <table:table-cell office:value-type="float" office:value="33.87819" calcext:value-type="float">
            <text:p>33.8781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072000" calcext:value-type="float">
            <text:p>8072000</text:p>
          </table:table-cell>
          <table:table-cell office:value-type="float" office:value="0.3242844" calcext:value-type="float">
            <text:p>0.3242844</text:p>
          </table:table-cell>
          <table:table-cell office:value-type="float" office:value="130.9623" calcext:value-type="float">
            <text:p>130.9623</text:p>
          </table:table-cell>
          <table:table-cell office:value-type="float" office:value="5" calcext:value-type="float">
            <text:p>5</text:p>
          </table:table-cell>
          <table:table-cell office:value-type="float" office:value="-1.41516" calcext:value-type="float">
            <text:p>-1.41516</text:p>
          </table:table-cell>
          <table:table-cell office:value-type="float" office:value="37.73791" calcext:value-type="float">
            <text:p>37.73791</text:p>
          </table:table-cell>
          <table:table-cell office:value-type="float" office:value="0.000008703617" calcext:value-type="float">
            <text:p>8.703617E-06</text:p>
          </table:table-cell>
          <table:table-cell office:value-type="float" office:value="0.002726916" calcext:value-type="float">
            <text:p>0.002726916</text:p>
          </table:table-cell>
          <table:table-cell office:value-type="float" office:value="0.04423749" calcext:value-type="float">
            <text:p>0.04423749</text:p>
          </table:table-cell>
          <table:table-cell office:value-type="float" office:value="1656.059" calcext:value-type="float">
            <text:p>1656.059</text:p>
          </table:table-cell>
          <table:table-cell office:value-type="float" office:value="0.630404" calcext:value-type="float">
            <text:p>0.630404</text:p>
          </table:table-cell>
          <table:table-cell office:value-type="float" office:value="0" calcext:value-type="float">
            <text:p>0</text:p>
          </table:table-cell>
          <table:table-cell office:value-type="float" office:value="0.08110633" calcext:value-type="float">
            <text:p>0.08110633</text:p>
          </table:table-cell>
          <table:table-cell office:value-type="float" office:value="0.0445326" calcext:value-type="float">
            <text:p>0.0445326</text:p>
          </table:table-cell>
          <table:table-cell office:value-type="float" office:value="0.1438558" calcext:value-type="float">
            <text:p>0.1438558</text:p>
          </table:table-cell>
          <table:table-cell office:value-type="float" office:value="0.1438293" calcext:value-type="float">
            <text:p>0.14382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31301" calcext:value-type="float">
            <text:p>31.31301</text:p>
          </table:table-cell>
          <table:table-cell office:value-type="float" office:value="33.78546" calcext:value-type="float">
            <text:p>33.7854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072000" calcext:value-type="float">
            <text:p>9072000</text:p>
          </table:table-cell>
          <table:table-cell office:value-type="float" office:value="0.3237444" calcext:value-type="float">
            <text:p>0.3237444</text:p>
          </table:table-cell>
          <table:table-cell office:value-type="float" office:value="130.9551" calcext:value-type="float">
            <text:p>130.9551</text:p>
          </table:table-cell>
          <table:table-cell office:value-type="float" office:value="5" calcext:value-type="float">
            <text:p>5</text:p>
          </table:table-cell>
          <table:table-cell office:value-type="float" office:value="-1.501083" calcext:value-type="float">
            <text:p>-1.501083</text:p>
          </table:table-cell>
          <table:table-cell office:value-type="float" office:value="37.63889" calcext:value-type="float">
            <text:p>37.63889</text:p>
          </table:table-cell>
          <table:table-cell office:value-type="float" office:value="0.000008703617" calcext:value-type="float">
            <text:p>8.703617E-06</text:p>
          </table:table-cell>
          <table:table-cell office:value-type="float" office:value="0.002731173" calcext:value-type="float">
            <text:p>0.002731173</text:p>
          </table:table-cell>
          <table:table-cell office:value-type="float" office:value="0.04425224" calcext:value-type="float">
            <text:p>0.04425224</text:p>
          </table:table-cell>
          <table:table-cell office:value-type="float" office:value="1656.085" calcext:value-type="float">
            <text:p>1656.085</text:p>
          </table:table-cell>
          <table:table-cell office:value-type="float" office:value="0.631247" calcext:value-type="float">
            <text:p>0.631247</text:p>
          </table:table-cell>
          <table:table-cell office:value-type="float" office:value="0" calcext:value-type="float">
            <text:p>0</text:p>
          </table:table-cell>
          <table:table-cell office:value-type="float" office:value="0.03408217" calcext:value-type="float">
            <text:p>0.03408217</text:p>
          </table:table-cell>
          <table:table-cell office:value-type="float" office:value="0.03987937" calcext:value-type="float">
            <text:p>0.03987937</text:p>
          </table:table-cell>
          <table:table-cell office:value-type="float" office:value="0.1436083" calcext:value-type="float">
            <text:p>0.1436083</text:p>
          </table:table-cell>
          <table:table-cell office:value-type="float" office:value="0.1435841" calcext:value-type="float">
            <text:p>0.14358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22865" calcext:value-type="float">
            <text:p>31.22865</text:p>
          </table:table-cell>
          <table:table-cell office:value-type="float" office:value="33.6736" calcext:value-type="float">
            <text:p>33.673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072000" calcext:value-type="float">
            <text:p>10072000</text:p>
          </table:table-cell>
          <table:table-cell office:value-type="float" office:value="0.3232172" calcext:value-type="float">
            <text:p>0.3232172</text:p>
          </table:table-cell>
          <table:table-cell office:value-type="float" office:value="130.9481" calcext:value-type="float">
            <text:p>130.9481</text:p>
          </table:table-cell>
          <table:table-cell office:value-type="float" office:value="5" calcext:value-type="float">
            <text:p>5</text:p>
          </table:table-cell>
          <table:table-cell office:value-type="float" office:value="-1.586545" calcext:value-type="float">
            <text:p>-1.586545</text:p>
          </table:table-cell>
          <table:table-cell office:value-type="float" office:value="37.53782" calcext:value-type="float">
            <text:p>37.53782</text:p>
          </table:table-cell>
          <table:table-cell office:value-type="float" office:value="0.000008703617" calcext:value-type="float">
            <text:p>8.703617E-06</text:p>
          </table:table-cell>
          <table:table-cell office:value-type="float" office:value="0.002735143" calcext:value-type="float">
            <text:p>0.002735143</text:p>
          </table:table-cell>
          <table:table-cell office:value-type="float" office:value="0.04425669" calcext:value-type="float">
            <text:p>0.04425669</text:p>
          </table:table-cell>
          <table:table-cell office:value-type="float" office:value="1656.11" calcext:value-type="float">
            <text:p>1656.11</text:p>
          </table:table-cell>
          <table:table-cell office:value-type="float" office:value="0.6318361" calcext:value-type="float">
            <text:p>0.6318361</text:p>
          </table:table-cell>
          <table:table-cell office:value-type="float" office:value="0" calcext:value-type="float">
            <text:p>0</text:p>
          </table:table-cell>
          <table:table-cell office:value-type="float" office:value="0.03480925" calcext:value-type="float">
            <text:p>0.03480925</text:p>
          </table:table-cell>
          <table:table-cell office:value-type="float" office:value="0.04054604" calcext:value-type="float">
            <text:p>0.04054604</text:p>
          </table:table-cell>
          <table:table-cell office:value-type="float" office:value="0.1433616" calcext:value-type="float">
            <text:p>0.1433616</text:p>
          </table:table-cell>
          <table:table-cell office:value-type="float" office:value="0.1433393" calcext:value-type="float">
            <text:p>0.1433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15537" calcext:value-type="float">
            <text:p>31.15537</text:p>
          </table:table-cell>
          <table:table-cell office:value-type="float" office:value="33.56322" calcext:value-type="float">
            <text:p>33.5632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1072000" calcext:value-type="float">
            <text:p>11072000</text:p>
          </table:table-cell>
          <table:table-cell office:value-type="float" office:value="0.3226601" calcext:value-type="float">
            <text:p>0.3226601</text:p>
          </table:table-cell>
          <table:table-cell office:value-type="float" office:value="130.9401" calcext:value-type="float">
            <text:p>130.9401</text:p>
          </table:table-cell>
          <table:table-cell office:value-type="float" office:value="5" calcext:value-type="float">
            <text:p>5</text:p>
          </table:table-cell>
          <table:table-cell office:value-type="float" office:value="-1.671685" calcext:value-type="float">
            <text:p>-1.671685</text:p>
          </table:table-cell>
          <table:table-cell office:value-type="float" office:value="37.43752" calcext:value-type="float">
            <text:p>37.43752</text:p>
          </table:table-cell>
          <table:table-cell office:value-type="float" office:value="0.000008703617" calcext:value-type="float">
            <text:p>8.703617E-06</text:p>
          </table:table-cell>
          <table:table-cell office:value-type="float" office:value="0.002739043" calcext:value-type="float">
            <text:p>0.002739043</text:p>
          </table:table-cell>
          <table:table-cell office:value-type="float" office:value="0.04426104" calcext:value-type="float">
            <text:p>0.04426104</text:p>
          </table:table-cell>
          <table:table-cell office:value-type="float" office:value="1656.136" calcext:value-type="float">
            <text:p>1656.136</text:p>
          </table:table-cell>
          <table:table-cell office:value-type="float" office:value="0.6319453" calcext:value-type="float">
            <text:p>0.6319453</text:p>
          </table:table-cell>
          <table:table-cell office:value-type="float" office:value="0" calcext:value-type="float">
            <text:p>0</text:p>
          </table:table-cell>
          <table:table-cell office:value-type="float" office:value="0.03496078" calcext:value-type="float">
            <text:p>0.03496078</text:p>
          </table:table-cell>
          <table:table-cell office:value-type="float" office:value="0.03445708" calcext:value-type="float">
            <text:p>0.03445708</text:p>
          </table:table-cell>
          <table:table-cell office:value-type="float" office:value="0.1431165" calcext:value-type="float">
            <text:p>0.1431165</text:p>
          </table:table-cell>
          <table:table-cell office:value-type="float" office:value="0.1430948" calcext:value-type="float">
            <text:p>0.1430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1337" calcext:value-type="float">
            <text:p>31.1337</text:p>
          </table:table-cell>
          <table:table-cell office:value-type="float" office:value="33.4632" calcext:value-type="float">
            <text:p>33.463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2072000" calcext:value-type="float">
            <text:p>12072000</text:p>
          </table:table-cell>
          <table:table-cell office:value-type="float" office:value="0.3220332" calcext:value-type="float">
            <text:p>0.3220332</text:p>
          </table:table-cell>
          <table:table-cell office:value-type="float" office:value="130.931" calcext:value-type="float">
            <text:p>130.931</text:p>
          </table:table-cell>
          <table:table-cell office:value-type="float" office:value="5" calcext:value-type="float">
            <text:p>5</text:p>
          </table:table-cell>
          <table:table-cell office:value-type="float" office:value="-1.757926" calcext:value-type="float">
            <text:p>-1.757926</text:p>
          </table:table-cell>
          <table:table-cell office:value-type="float" office:value="37.33707" calcext:value-type="float">
            <text:p>37.33707</text:p>
          </table:table-cell>
          <table:table-cell office:value-type="float" office:value="0.000008703617" calcext:value-type="float">
            <text:p>8.703617E-06</text:p>
          </table:table-cell>
          <table:table-cell office:value-type="float" office:value="0.002742868" calcext:value-type="float">
            <text:p>0.002742868</text:p>
          </table:table-cell>
          <table:table-cell office:value-type="float" office:value="0.04426328" calcext:value-type="float">
            <text:p>0.04426328</text:p>
          </table:table-cell>
          <table:table-cell office:value-type="float" office:value="1656.162" calcext:value-type="float">
            <text:p>1656.162</text:p>
          </table:table-cell>
          <table:table-cell office:value-type="float" office:value="0.6318052" calcext:value-type="float">
            <text:p>0.6318052</text:p>
          </table:table-cell>
          <table:table-cell office:value-type="float" office:value="0" calcext:value-type="float">
            <text:p>0</text:p>
          </table:table-cell>
          <table:table-cell office:value-type="float" office:value="0.03531204" calcext:value-type="float">
            <text:p>0.03531204</text:p>
          </table:table-cell>
          <table:table-cell office:value-type="float" office:value="0.03613239" calcext:value-type="float">
            <text:p>0.03613239</text:p>
          </table:table-cell>
          <table:table-cell office:value-type="float" office:value="0.1428721" calcext:value-type="float">
            <text:p>0.1428721</text:p>
          </table:table-cell>
          <table:table-cell office:value-type="float" office:value="0.1428508" calcext:value-type="float">
            <text:p>0.14285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11499" calcext:value-type="float">
            <text:p>31.11499</text:p>
          </table:table-cell>
          <table:table-cell office:value-type="float" office:value="33.37151" calcext:value-type="float">
            <text:p>33.3715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3072000" calcext:value-type="float">
            <text:p>13072000</text:p>
          </table:table-cell>
          <table:table-cell office:value-type="float" office:value="0.3213861" calcext:value-type="float">
            <text:p>0.3213861</text:p>
          </table:table-cell>
          <table:table-cell office:value-type="float" office:value="130.9215" calcext:value-type="float">
            <text:p>130.9215</text:p>
          </table:table-cell>
          <table:table-cell office:value-type="float" office:value="5" calcext:value-type="float">
            <text:p>5</text:p>
          </table:table-cell>
          <table:table-cell office:value-type="float" office:value="-1.844768" calcext:value-type="float">
            <text:p>-1.844768</text:p>
          </table:table-cell>
          <table:table-cell office:value-type="float" office:value="37.23645" calcext:value-type="float">
            <text:p>37.23645</text:p>
          </table:table-cell>
          <table:table-cell office:value-type="float" office:value="0.000008703617" calcext:value-type="float">
            <text:p>8.703617E-06</text:p>
          </table:table-cell>
          <table:table-cell office:value-type="float" office:value="0.002746637" calcext:value-type="float">
            <text:p>0.002746637</text:p>
          </table:table-cell>
          <table:table-cell office:value-type="float" office:value="0.04426775" calcext:value-type="float">
            <text:p>0.04426775</text:p>
          </table:table-cell>
          <table:table-cell office:value-type="float" office:value="1656.187" calcext:value-type="float">
            <text:p>1656.187</text:p>
          </table:table-cell>
          <table:table-cell office:value-type="float" office:value="0.6312608" calcext:value-type="float">
            <text:p>0.6312608</text:p>
          </table:table-cell>
          <table:table-cell office:value-type="float" office:value="0" calcext:value-type="float">
            <text:p>0</text:p>
          </table:table-cell>
          <table:table-cell office:value-type="float" office:value="0.0355172" calcext:value-type="float">
            <text:p>0.0355172</text:p>
          </table:table-cell>
          <table:table-cell office:value-type="float" office:value="0.03694975" calcext:value-type="float">
            <text:p>0.03694975</text:p>
          </table:table-cell>
          <table:table-cell office:value-type="float" office:value="0.1426282" calcext:value-type="float">
            <text:p>0.1426282</text:p>
          </table:table-cell>
          <table:table-cell office:value-type="float" office:value="0.1426073" calcext:value-type="float">
            <text:p>0.1426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09528" calcext:value-type="float">
            <text:p>31.09528</text:p>
          </table:table-cell>
          <table:table-cell office:value-type="float" office:value="33.28968" calcext:value-type="float">
            <text:p>33.2896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072000" calcext:value-type="float">
            <text:p>14072000</text:p>
          </table:table-cell>
          <table:table-cell office:value-type="float" office:value="0.3207282" calcext:value-type="float">
            <text:p>0.3207282</text:p>
          </table:table-cell>
          <table:table-cell office:value-type="float" office:value="130.9117" calcext:value-type="float">
            <text:p>130.9117</text:p>
          </table:table-cell>
          <table:table-cell office:value-type="float" office:value="5" calcext:value-type="float">
            <text:p>5</text:p>
          </table:table-cell>
          <table:table-cell office:value-type="float" office:value="-1.932506" calcext:value-type="float">
            <text:p>-1.932506</text:p>
          </table:table-cell>
          <table:table-cell office:value-type="float" office:value="37.13564" calcext:value-type="float">
            <text:p>37.13564</text:p>
          </table:table-cell>
          <table:table-cell office:value-type="float" office:value="0.000008703617" calcext:value-type="float">
            <text:p>8.703617E-06</text:p>
          </table:table-cell>
          <table:table-cell office:value-type="float" office:value="0.002750338" calcext:value-type="float">
            <text:p>0.002750338</text:p>
          </table:table-cell>
          <table:table-cell office:value-type="float" office:value="0.04427581" calcext:value-type="float">
            <text:p>0.04427581</text:p>
          </table:table-cell>
          <table:table-cell office:value-type="float" office:value="1656.212" calcext:value-type="float">
            <text:p>1656.212</text:p>
          </table:table-cell>
          <table:table-cell office:value-type="float" office:value="0.6301816" calcext:value-type="float">
            <text:p>0.6301816</text:p>
          </table:table-cell>
          <table:table-cell office:value-type="float" office:value="0" calcext:value-type="float">
            <text:p>0</text:p>
          </table:table-cell>
          <table:table-cell office:value-type="float" office:value="0.04436955" calcext:value-type="float">
            <text:p>0.04436955</text:p>
          </table:table-cell>
          <table:table-cell office:value-type="float" office:value="0.03710099" calcext:value-type="float">
            <text:p>0.03710099</text:p>
          </table:table-cell>
          <table:table-cell office:value-type="float" office:value="0.1423855" calcext:value-type="float">
            <text:p>0.1423855</text:p>
          </table:table-cell>
          <table:table-cell office:value-type="float" office:value="0.1423639" calcext:value-type="float">
            <text:p>0.14236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0715" calcext:value-type="float">
            <text:p>31.0715</text:p>
          </table:table-cell>
          <table:table-cell office:value-type="float" office:value="33.21625" calcext:value-type="float">
            <text:p>33.2162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5072000" calcext:value-type="float">
            <text:p>15072000</text:p>
          </table:table-cell>
          <table:table-cell office:value-type="float" office:value="0.3201832" calcext:value-type="float">
            <text:p>0.3201832</text:p>
          </table:table-cell>
          <table:table-cell office:value-type="float" office:value="130.903" calcext:value-type="float">
            <text:p>130.903</text:p>
          </table:table-cell>
          <table:table-cell office:value-type="float" office:value="5" calcext:value-type="float">
            <text:p>5</text:p>
          </table:table-cell>
          <table:table-cell office:value-type="float" office:value="-2.022531" calcext:value-type="float">
            <text:p>-2.022531</text:p>
          </table:table-cell>
          <table:table-cell office:value-type="float" office:value="37.03327" calcext:value-type="float">
            <text:p>37.03327</text:p>
          </table:table-cell>
          <table:table-cell office:value-type="float" office:value="0.000008703617" calcext:value-type="float">
            <text:p>8.703617E-06</text:p>
          </table:table-cell>
          <table:table-cell office:value-type="float" office:value="0.002754004" calcext:value-type="float">
            <text:p>0.002754004</text:p>
          </table:table-cell>
          <table:table-cell office:value-type="float" office:value="0.0442988" calcext:value-type="float">
            <text:p>0.0442988</text:p>
          </table:table-cell>
          <table:table-cell office:value-type="float" office:value="1656.237" calcext:value-type="float">
            <text:p>1656.237</text:p>
          </table:table-cell>
          <table:table-cell office:value-type="float" office:value="0.6295229" calcext:value-type="float">
            <text:p>0.6295229</text:p>
          </table:table-cell>
          <table:table-cell office:value-type="float" office:value="0" calcext:value-type="float">
            <text:p>0</text:p>
          </table:table-cell>
          <table:table-cell office:value-type="float" office:value="0.05138716" calcext:value-type="float">
            <text:p>0.05138716</text:p>
          </table:table-cell>
          <table:table-cell office:value-type="float" office:value="0.0341266" calcext:value-type="float">
            <text:p>0.0341266</text:p>
          </table:table-cell>
          <table:table-cell office:value-type="float" office:value="0.1421467" calcext:value-type="float">
            <text:p>0.1421467</text:p>
          </table:table-cell>
          <table:table-cell office:value-type="float" office:value="0.1421213" calcext:value-type="float">
            <text:p>0.1421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99067" calcext:value-type="float">
            <text:p>30.99067</text:p>
          </table:table-cell>
          <table:table-cell office:value-type="float" office:value="33.13252" calcext:value-type="float">
            <text:p>33.1325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6072000" calcext:value-type="float">
            <text:p>16072000</text:p>
          </table:table-cell>
          <table:table-cell office:value-type="float" office:value="0.3196917" calcext:value-type="float">
            <text:p>0.3196917</text:p>
          </table:table-cell>
          <table:table-cell office:value-type="float" office:value="130.8951" calcext:value-type="float">
            <text:p>130.8951</text:p>
          </table:table-cell>
          <table:table-cell office:value-type="float" office:value="5" calcext:value-type="float">
            <text:p>5</text:p>
          </table:table-cell>
          <table:table-cell office:value-type="float" office:value="-2.113343" calcext:value-type="float">
            <text:p>-2.113343</text:p>
          </table:table-cell>
          <table:table-cell office:value-type="float" office:value="36.92883" calcext:value-type="float">
            <text:p>36.92883</text:p>
          </table:table-cell>
          <table:table-cell office:value-type="float" office:value="0.000008703617" calcext:value-type="float">
            <text:p>8.703617E-06</text:p>
          </table:table-cell>
          <table:table-cell office:value-type="float" office:value="0.002757669" calcext:value-type="float">
            <text:p>0.002757669</text:p>
          </table:table-cell>
          <table:table-cell office:value-type="float" office:value="0.04432609" calcext:value-type="float">
            <text:p>0.04432609</text:p>
          </table:table-cell>
          <table:table-cell office:value-type="float" office:value="1656.261" calcext:value-type="float">
            <text:p>1656.261</text:p>
          </table:table-cell>
          <table:table-cell office:value-type="float" office:value="0.6290411" calcext:value-type="float">
            <text:p>0.6290411</text:p>
          </table:table-cell>
          <table:table-cell office:value-type="float" office:value="0" calcext:value-type="float">
            <text:p>0</text:p>
          </table:table-cell>
          <table:table-cell office:value-type="float" office:value="0.03653655" calcext:value-type="float">
            <text:p>0.03653655</text:p>
          </table:table-cell>
          <table:table-cell office:value-type="float" office:value="0.03329373" calcext:value-type="float">
            <text:p>0.03329373</text:p>
          </table:table-cell>
          <table:table-cell office:value-type="float" office:value="0.1419011" calcext:value-type="float">
            <text:p>0.1419011</text:p>
          </table:table-cell>
          <table:table-cell office:value-type="float" office:value="0.1418789" calcext:value-type="float">
            <text:p>0.1418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88273" calcext:value-type="float">
            <text:p>30.88273</text:p>
          </table:table-cell>
          <table:table-cell office:value-type="float" office:value="33.00816" calcext:value-type="float">
            <text:p>33.0081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7072000" calcext:value-type="float">
            <text:p>17072000</text:p>
          </table:table-cell>
          <table:table-cell office:value-type="float" office:value="0.3191809" calcext:value-type="float">
            <text:p>0.3191809</text:p>
          </table:table-cell>
          <table:table-cell office:value-type="float" office:value="130.887" calcext:value-type="float">
            <text:p>130.887</text:p>
          </table:table-cell>
          <table:table-cell office:value-type="float" office:value="5" calcext:value-type="float">
            <text:p>5</text:p>
          </table:table-cell>
          <table:table-cell office:value-type="float" office:value="-2.20416" calcext:value-type="float">
            <text:p>-2.20416</text:p>
          </table:table-cell>
          <table:table-cell office:value-type="float" office:value="36.82431" calcext:value-type="float">
            <text:p>36.82431</text:p>
          </table:table-cell>
          <table:table-cell office:value-type="float" office:value="0.000008703617" calcext:value-type="float">
            <text:p>8.703617E-06</text:p>
          </table:table-cell>
          <table:table-cell office:value-type="float" office:value="0.002761335" calcext:value-type="float">
            <text:p>0.002761335</text:p>
          </table:table-cell>
          <table:table-cell office:value-type="float" office:value="0.0443508" calcext:value-type="float">
            <text:p>0.0443508</text:p>
          </table:table-cell>
          <table:table-cell office:value-type="float" office:value="1656.285" calcext:value-type="float">
            <text:p>1656.285</text:p>
          </table:table-cell>
          <table:table-cell office:value-type="float" office:value="0.6284875" calcext:value-type="float">
            <text:p>0.6284875</text:p>
          </table:table-cell>
          <table:table-cell office:value-type="float" office:value="0" calcext:value-type="float">
            <text:p>0</text:p>
          </table:table-cell>
          <table:table-cell office:value-type="float" office:value="0.03432282" calcext:value-type="float">
            <text:p>0.03432282</text:p>
          </table:table-cell>
          <table:table-cell office:value-type="float" office:value="0.03412382" calcext:value-type="float">
            <text:p>0.03412382</text:p>
          </table:table-cell>
          <table:table-cell office:value-type="float" office:value="0.1416572" calcext:value-type="float">
            <text:p>0.1416572</text:p>
          </table:table-cell>
          <table:table-cell office:value-type="float" office:value="0.1416365" calcext:value-type="float">
            <text:p>0.14163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81138" calcext:value-type="float">
            <text:p>30.81138</text:p>
          </table:table-cell>
          <table:table-cell office:value-type="float" office:value="32.90768" calcext:value-type="float">
            <text:p>32.9076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8072000" calcext:value-type="float">
            <text:p>18072000</text:p>
          </table:table-cell>
          <table:table-cell office:value-type="float" office:value="0.3186724" calcext:value-type="float">
            <text:p>0.3186724</text:p>
          </table:table-cell>
          <table:table-cell office:value-type="float" office:value="130.8788" calcext:value-type="float">
            <text:p>130.8788</text:p>
          </table:table-cell>
          <table:table-cell office:value-type="float" office:value="5" calcext:value-type="float">
            <text:p>5</text:p>
          </table:table-cell>
          <table:table-cell office:value-type="float" office:value="-2.294185" calcext:value-type="float">
            <text:p>-2.294185</text:p>
          </table:table-cell>
          <table:table-cell office:value-type="float" office:value="36.72062" calcext:value-type="float">
            <text:p>36.72062</text:p>
          </table:table-cell>
          <table:table-cell office:value-type="float" office:value="0.000008703617" calcext:value-type="float">
            <text:p>8.703617E-06</text:p>
          </table:table-cell>
          <table:table-cell office:value-type="float" office:value="0.002765001" calcext:value-type="float">
            <text:p>0.002765001</text:p>
          </table:table-cell>
          <table:table-cell office:value-type="float" office:value="0.04437708" calcext:value-type="float">
            <text:p>0.04437708</text:p>
          </table:table-cell>
          <table:table-cell office:value-type="float" office:value="1656.31" calcext:value-type="float">
            <text:p>1656.31</text:p>
          </table:table-cell>
          <table:table-cell office:value-type="float" office:value="0.6276705" calcext:value-type="float">
            <text:p>0.6276705</text:p>
          </table:table-cell>
          <table:table-cell office:value-type="float" office:value="0" calcext:value-type="float">
            <text:p>0</text:p>
          </table:table-cell>
          <table:table-cell office:value-type="float" office:value="0.03502552" calcext:value-type="float">
            <text:p>0.03502552</text:p>
          </table:table-cell>
          <table:table-cell office:value-type="float" office:value="0.03324361" calcext:value-type="float">
            <text:p>0.03324361</text:p>
          </table:table-cell>
          <table:table-cell office:value-type="float" office:value="0.1414148" calcext:value-type="float">
            <text:p>0.1414148</text:p>
          </table:table-cell>
          <table:table-cell office:value-type="float" office:value="0.1413952" calcext:value-type="float">
            <text:p>0.14139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7835" calcext:value-type="float">
            <text:p>30.7835</text:p>
          </table:table-cell>
          <table:table-cell office:value-type="float" office:value="32.82372" calcext:value-type="float">
            <text:p>32.8237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9072000" calcext:value-type="float">
            <text:p>19072000</text:p>
          </table:table-cell>
          <table:table-cell office:value-type="float" office:value="0.3182183" calcext:value-type="float">
            <text:p>0.3182183</text:p>
          </table:table-cell>
          <table:table-cell office:value-type="float" office:value="130.8707" calcext:value-type="float">
            <text:p>130.8707</text:p>
          </table:table-cell>
          <table:table-cell office:value-type="float" office:value="5" calcext:value-type="float">
            <text:p>5</text:p>
          </table:table-cell>
          <table:table-cell office:value-type="float" office:value="-2.384123" calcext:value-type="float">
            <text:p>-2.384123</text:p>
          </table:table-cell>
          <table:table-cell office:value-type="float" office:value="36.61695" calcext:value-type="float">
            <text:p>36.61695</text:p>
          </table:table-cell>
          <table:table-cell office:value-type="float" office:value="0.000008703617" calcext:value-type="float">
            <text:p>8.703617E-06</text:p>
          </table:table-cell>
          <table:table-cell office:value-type="float" office:value="0.002768666" calcext:value-type="float">
            <text:p>0.002768666</text:p>
          </table:table-cell>
          <table:table-cell office:value-type="float" office:value="0.04440352" calcext:value-type="float">
            <text:p>0.04440352</text:p>
          </table:table-cell>
          <table:table-cell office:value-type="float" office:value="1656.334" calcext:value-type="float">
            <text:p>1656.334</text:p>
          </table:table-cell>
          <table:table-cell office:value-type="float" office:value="0.6265093" calcext:value-type="float">
            <text:p>0.6265093</text:p>
          </table:table-cell>
          <table:table-cell office:value-type="float" office:value="0" calcext:value-type="float">
            <text:p>0</text:p>
          </table:table-cell>
          <table:table-cell office:value-type="float" office:value="0.03397785" calcext:value-type="float">
            <text:p>0.03397785</text:p>
          </table:table-cell>
          <table:table-cell office:value-type="float" office:value="0.03382504" calcext:value-type="float">
            <text:p>0.03382504</text:p>
          </table:table-cell>
          <table:table-cell office:value-type="float" office:value="0.1411734" calcext:value-type="float">
            <text:p>0.1411734</text:p>
          </table:table-cell>
          <table:table-cell office:value-type="float" office:value="0.141154" calcext:value-type="float">
            <text:p>0.141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76369" calcext:value-type="float">
            <text:p>30.76369</text:p>
          </table:table-cell>
          <table:table-cell office:value-type="float" office:value="32.74856" calcext:value-type="float">
            <text:p>32.7485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072000" calcext:value-type="float">
            <text:p>20072000</text:p>
          </table:table-cell>
          <table:table-cell office:value-type="float" office:value="0.3177571" calcext:value-type="float">
            <text:p>0.3177571</text:p>
          </table:table-cell>
          <table:table-cell office:value-type="float" office:value="130.8628" calcext:value-type="float">
            <text:p>130.8628</text:p>
          </table:table-cell>
          <table:table-cell office:value-type="float" office:value="5" calcext:value-type="float">
            <text:p>5</text:p>
          </table:table-cell>
          <table:table-cell office:value-type="float" office:value="-2.474048" calcext:value-type="float">
            <text:p>-2.474048</text:p>
          </table:table-cell>
          <table:table-cell office:value-type="float" office:value="36.51324" calcext:value-type="float">
            <text:p>36.51324</text:p>
          </table:table-cell>
          <table:table-cell office:value-type="float" office:value="0.000008703617" calcext:value-type="float">
            <text:p>8.703617E-06</text:p>
          </table:table-cell>
          <table:table-cell office:value-type="float" office:value="0.002772315" calcext:value-type="float">
            <text:p>0.002772315</text:p>
          </table:table-cell>
          <table:table-cell office:value-type="float" office:value="0.04443356" calcext:value-type="float">
            <text:p>0.04443356</text:p>
          </table:table-cell>
          <table:table-cell office:value-type="float" office:value="1656.357" calcext:value-type="float">
            <text:p>1656.357</text:p>
          </table:table-cell>
          <table:table-cell office:value-type="float" office:value="0.6248572" calcext:value-type="float">
            <text:p>0.6248572</text:p>
          </table:table-cell>
          <table:table-cell office:value-type="float" office:value="0" calcext:value-type="float">
            <text:p>0</text:p>
          </table:table-cell>
          <table:table-cell office:value-type="float" office:value="0.03489603" calcext:value-type="float">
            <text:p>0.03489603</text:p>
          </table:table-cell>
          <table:table-cell office:value-type="float" office:value="0.03784735" calcext:value-type="float">
            <text:p>0.03784735</text:p>
          </table:table-cell>
          <table:table-cell office:value-type="float" office:value="0.1409324" calcext:value-type="float">
            <text:p>0.1409324</text:p>
          </table:table-cell>
          <table:table-cell office:value-type="float" office:value="0.1409134" calcext:value-type="float">
            <text:p>0.1409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7426" calcext:value-type="float">
            <text:p>30.7426</text:p>
          </table:table-cell>
          <table:table-cell office:value-type="float" office:value="32.6845" calcext:value-type="float">
            <text:p>32.684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1072000" calcext:value-type="float">
            <text:p>21072000</text:p>
          </table:table-cell>
          <table:table-cell office:value-type="float" office:value="0.3173214" calcext:value-type="float">
            <text:p>0.3173214</text:p>
          </table:table-cell>
          <table:table-cell office:value-type="float" office:value="130.8554" calcext:value-type="float">
            <text:p>130.8554</text:p>
          </table:table-cell>
          <table:table-cell office:value-type="float" office:value="5" calcext:value-type="float">
            <text:p>5</text:p>
          </table:table-cell>
          <table:table-cell office:value-type="float" office:value="-2.568215" calcext:value-type="float">
            <text:p>-2.568215</text:p>
          </table:table-cell>
          <table:table-cell office:value-type="float" office:value="36.40773" calcext:value-type="float">
            <text:p>36.40773</text:p>
          </table:table-cell>
          <table:table-cell office:value-type="float" office:value="0.000008703617" calcext:value-type="float">
            <text:p>8.703617E-06</text:p>
          </table:table-cell>
          <table:table-cell office:value-type="float" office:value="0.002776122" calcext:value-type="float">
            <text:p>0.002776122</text:p>
          </table:table-cell>
          <table:table-cell office:value-type="float" office:value="0.0444729" calcext:value-type="float">
            <text:p>0.0444729</text:p>
          </table:table-cell>
          <table:table-cell office:value-type="float" office:value="1656.38" calcext:value-type="float">
            <text:p>1656.38</text:p>
          </table:table-cell>
          <table:table-cell office:value-type="float" office:value="0.6238539" calcext:value-type="float">
            <text:p>0.6238539</text:p>
          </table:table-cell>
          <table:table-cell office:value-type="float" office:value="0" calcext:value-type="float">
            <text:p>0</text:p>
          </table:table-cell>
          <table:table-cell office:value-type="float" office:value="0.0510536" calcext:value-type="float">
            <text:p>0.0510536</text:p>
          </table:table-cell>
          <table:table-cell office:value-type="float" office:value="0.03248134" calcext:value-type="float">
            <text:p>0.03248134</text:p>
          </table:table-cell>
          <table:table-cell office:value-type="float" office:value="0.1406988" calcext:value-type="float">
            <text:p>0.1406988</text:p>
          </table:table-cell>
          <table:table-cell office:value-type="float" office:value="0.1406731" calcext:value-type="float">
            <text:p>0.14067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65631" calcext:value-type="float">
            <text:p>30.65631</text:p>
          </table:table-cell>
          <table:table-cell office:value-type="float" office:value="32.58392" calcext:value-type="float">
            <text:p>32.5839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2072000" calcext:value-type="float">
            <text:p>22072000</text:p>
          </table:table-cell>
          <table:table-cell office:value-type="float" office:value="0.316935" calcext:value-type="float">
            <text:p>0.316935</text:p>
          </table:table-cell>
          <table:table-cell office:value-type="float" office:value="130.8487" calcext:value-type="float">
            <text:p>130.8487</text:p>
          </table:table-cell>
          <table:table-cell office:value-type="float" office:value="5" calcext:value-type="float">
            <text:p>5</text:p>
          </table:table-cell>
          <table:table-cell office:value-type="float" office:value="-2.665607" calcext:value-type="float">
            <text:p>-2.665607</text:p>
          </table:table-cell>
          <table:table-cell office:value-type="float" office:value="36.29872" calcext:value-type="float">
            <text:p>36.29872</text:p>
          </table:table-cell>
          <table:table-cell office:value-type="float" office:value="0.000008703617" calcext:value-type="float">
            <text:p>8.703617E-06</text:p>
          </table:table-cell>
          <table:table-cell office:value-type="float" office:value="0.002780025" calcext:value-type="float">
            <text:p>0.002780025</text:p>
          </table:table-cell>
          <table:table-cell office:value-type="float" office:value="0.04451893" calcext:value-type="float">
            <text:p>0.04451893</text:p>
          </table:table-cell>
          <table:table-cell office:value-type="float" office:value="1656.402" calcext:value-type="float">
            <text:p>1656.402</text:p>
          </table:table-cell>
          <table:table-cell office:value-type="float" office:value="0.6235002" calcext:value-type="float">
            <text:p>0.6235002</text:p>
          </table:table-cell>
          <table:table-cell office:value-type="float" office:value="0" calcext:value-type="float">
            <text:p>0</text:p>
          </table:table-cell>
          <table:table-cell office:value-type="float" office:value="0.03382032" calcext:value-type="float">
            <text:p>0.03382032</text:p>
          </table:table-cell>
          <table:table-cell office:value-type="float" office:value="0.03154585" calcext:value-type="float">
            <text:p>0.03154585</text:p>
          </table:table-cell>
          <table:table-cell office:value-type="float" office:value="0.1404535" calcext:value-type="float">
            <text:p>0.1404535</text:p>
          </table:table-cell>
          <table:table-cell office:value-type="float" office:value="0.1404334" calcext:value-type="float">
            <text:p>0.1404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53477" calcext:value-type="float">
            <text:p>30.53477</text:p>
          </table:table-cell>
          <table:table-cell office:value-type="float" office:value="32.44337" calcext:value-type="float">
            <text:p>32.4433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3072000" calcext:value-type="float">
            <text:p>23072000</text:p>
          </table:table-cell>
          <table:table-cell office:value-type="float" office:value="0.3164941" calcext:value-type="float">
            <text:p>0.3164941</text:p>
          </table:table-cell>
          <table:table-cell office:value-type="float" office:value="130.8416" calcext:value-type="float">
            <text:p>130.8416</text:p>
          </table:table-cell>
          <table:table-cell office:value-type="float" office:value="5" calcext:value-type="float">
            <text:p>5</text:p>
          </table:table-cell>
          <table:table-cell office:value-type="float" office:value="-2.762159" calcext:value-type="float">
            <text:p>-2.762159</text:p>
          </table:table-cell>
          <table:table-cell office:value-type="float" office:value="36.1898" calcext:value-type="float">
            <text:p>36.1898</text:p>
          </table:table-cell>
          <table:table-cell office:value-type="float" office:value="0.000008703617" calcext:value-type="float">
            <text:p>8.703617E-06</text:p>
          </table:table-cell>
          <table:table-cell office:value-type="float" office:value="0.002783669" calcext:value-type="float">
            <text:p>0.002783669</text:p>
          </table:table-cell>
          <table:table-cell office:value-type="float" office:value="0.0445579" calcext:value-type="float">
            <text:p>0.0445579</text:p>
          </table:table-cell>
          <table:table-cell office:value-type="float" office:value="1656.423" calcext:value-type="float">
            <text:p>1656.423</text:p>
          </table:table-cell>
          <table:table-cell office:value-type="float" office:value="0.6232722" calcext:value-type="float">
            <text:p>0.6232722</text:p>
          </table:table-cell>
          <table:table-cell office:value-type="float" office:value="0" calcext:value-type="float">
            <text:p>0</text:p>
          </table:table-cell>
          <table:table-cell office:value-type="float" office:value="0.03390308" calcext:value-type="float">
            <text:p>0.03390308</text:p>
          </table:table-cell>
          <table:table-cell office:value-type="float" office:value="0.03233244" calcext:value-type="float">
            <text:p>0.03233244</text:p>
          </table:table-cell>
          <table:table-cell office:value-type="float" office:value="0.1402123" calcext:value-type="float">
            <text:p>0.1402123</text:p>
          </table:table-cell>
          <table:table-cell office:value-type="float" office:value="0.1401939" calcext:value-type="float">
            <text:p>0.1401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46117" calcext:value-type="float">
            <text:p>30.46117</text:p>
          </table:table-cell>
          <table:table-cell office:value-type="float" office:value="32.33863" calcext:value-type="float">
            <text:p>32.3386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4072000" calcext:value-type="float">
            <text:p>24072000</text:p>
          </table:table-cell>
          <table:table-cell office:value-type="float" office:value="0.3160059" calcext:value-type="float">
            <text:p>0.3160059</text:p>
          </table:table-cell>
          <table:table-cell office:value-type="float" office:value="130.8339" calcext:value-type="float">
            <text:p>130.8339</text:p>
          </table:table-cell>
          <table:table-cell office:value-type="float" office:value="5" calcext:value-type="float">
            <text:p>5</text:p>
          </table:table-cell>
          <table:table-cell office:value-type="float" office:value="-2.856532" calcext:value-type="float">
            <text:p>-2.856532</text:p>
          </table:table-cell>
          <table:table-cell office:value-type="float" office:value="36.08272" calcext:value-type="float">
            <text:p>36.08272</text:p>
          </table:table-cell>
          <table:table-cell office:value-type="float" office:value="0.000008703617" calcext:value-type="float">
            <text:p>8.703617E-06</text:p>
          </table:table-cell>
          <table:table-cell office:value-type="float" office:value="0.0027873" calcext:value-type="float">
            <text:p>0.0027873</text:p>
          </table:table-cell>
          <table:table-cell office:value-type="float" office:value="0.04459848" calcext:value-type="float">
            <text:p>0.04459848</text:p>
          </table:table-cell>
          <table:table-cell office:value-type="float" office:value="1656.444" calcext:value-type="float">
            <text:p>1656.444</text:p>
          </table:table-cell>
          <table:table-cell office:value-type="float" office:value="0.6227145" calcext:value-type="float">
            <text:p>0.6227145</text:p>
          </table:table-cell>
          <table:table-cell office:value-type="float" office:value="0" calcext:value-type="float">
            <text:p>0</text:p>
          </table:table-cell>
          <table:table-cell office:value-type="float" office:value="0.03428802" calcext:value-type="float">
            <text:p>0.03428802</text:p>
          </table:table-cell>
          <table:table-cell office:value-type="float" office:value="0.03383785" calcext:value-type="float">
            <text:p>0.03383785</text:p>
          </table:table-cell>
          <table:table-cell office:value-type="float" office:value="0.1399724" calcext:value-type="float">
            <text:p>0.1399724</text:p>
          </table:table-cell>
          <table:table-cell office:value-type="float" office:value="0.1399547" calcext:value-type="float">
            <text:p>0.13995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43067" calcext:value-type="float">
            <text:p>30.43067</text:p>
          </table:table-cell>
          <table:table-cell office:value-type="float" office:value="32.25226" calcext:value-type="float">
            <text:p>32.2522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5072000" calcext:value-type="float">
            <text:p>25072000</text:p>
          </table:table-cell>
          <table:table-cell office:value-type="float" office:value="0.3154729" calcext:value-type="float">
            <text:p>0.3154729</text:p>
          </table:table-cell>
          <table:table-cell office:value-type="float" office:value="130.8251" calcext:value-type="float">
            <text:p>130.8251</text:p>
          </table:table-cell>
          <table:table-cell office:value-type="float" office:value="5" calcext:value-type="float">
            <text:p>5</text:p>
          </table:table-cell>
          <table:table-cell office:value-type="float" office:value="-2.949508" calcext:value-type="float">
            <text:p>-2.949508</text:p>
          </table:table-cell>
          <table:table-cell office:value-type="float" office:value="35.97727" calcext:value-type="float">
            <text:p>35.97727</text:p>
          </table:table-cell>
          <table:table-cell office:value-type="float" office:value="0.000008703617" calcext:value-type="float">
            <text:p>8.703617E-06</text:p>
          </table:table-cell>
          <table:table-cell office:value-type="float" office:value="0.002790921" calcext:value-type="float">
            <text:p>0.002790921</text:p>
          </table:table-cell>
          <table:table-cell office:value-type="float" office:value="0.04463537" calcext:value-type="float">
            <text:p>0.04463537</text:p>
          </table:table-cell>
          <table:table-cell office:value-type="float" office:value="1656.465" calcext:value-type="float">
            <text:p>1656.465</text:p>
          </table:table-cell>
          <table:table-cell office:value-type="float" office:value="0.6214539" calcext:value-type="float">
            <text:p>0.6214539</text:p>
          </table:table-cell>
          <table:table-cell office:value-type="float" office:value="0" calcext:value-type="float">
            <text:p>0</text:p>
          </table:table-cell>
          <table:table-cell office:value-type="float" office:value="0.03446861" calcext:value-type="float">
            <text:p>0.03446861</text:p>
          </table:table-cell>
          <table:table-cell office:value-type="float" office:value="0.03885969" calcext:value-type="float">
            <text:p>0.03885969</text:p>
          </table:table-cell>
          <table:table-cell office:value-type="float" office:value="0.1397335" calcext:value-type="float">
            <text:p>0.1397335</text:p>
          </table:table-cell>
          <table:table-cell office:value-type="float" office:value="0.1397163" calcext:value-type="float">
            <text:p>0.1397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4082" calcext:value-type="float">
            <text:p>30.4082</text:p>
          </table:table-cell>
          <table:table-cell office:value-type="float" office:value="32.18349" calcext:value-type="float">
            <text:p>32.1834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6072000" calcext:value-type="float">
            <text:p>26072000</text:p>
          </table:table-cell>
          <table:table-cell office:value-type="float" office:value="0.3148673" calcext:value-type="float">
            <text:p>0.3148673</text:p>
          </table:table-cell>
          <table:table-cell office:value-type="float" office:value="130.8162" calcext:value-type="float">
            <text:p>130.8162</text:p>
          </table:table-cell>
          <table:table-cell office:value-type="float" office:value="5" calcext:value-type="float">
            <text:p>5</text:p>
          </table:table-cell>
          <table:table-cell office:value-type="float" office:value="-3.040664" calcext:value-type="float">
            <text:p>-3.040664</text:p>
          </table:table-cell>
          <table:table-cell office:value-type="float" office:value="35.87315" calcext:value-type="float">
            <text:p>35.87315</text:p>
          </table:table-cell>
          <table:table-cell office:value-type="float" office:value="0.000008703617" calcext:value-type="float">
            <text:p>8.703617E-06</text:p>
          </table:table-cell>
          <table:table-cell office:value-type="float" office:value="0.002794542" calcext:value-type="float">
            <text:p>0.002794542</text:p>
          </table:table-cell>
          <table:table-cell office:value-type="float" office:value="0.04467235" calcext:value-type="float">
            <text:p>0.04467235</text:p>
          </table:table-cell>
          <table:table-cell office:value-type="float" office:value="1656.487" calcext:value-type="float">
            <text:p>1656.487</text:p>
          </table:table-cell>
          <table:table-cell office:value-type="float" office:value="0.6197447" calcext:value-type="float">
            <text:p>0.6197447</text:p>
          </table:table-cell>
          <table:table-cell office:value-type="float" office:value="0" calcext:value-type="float">
            <text:p>0</text:p>
          </table:table-cell>
          <table:table-cell office:value-type="float" office:value="0.03493877" calcext:value-type="float">
            <text:p>0.03493877</text:p>
          </table:table-cell>
          <table:table-cell office:value-type="float" office:value="0.04038185" calcext:value-type="float">
            <text:p>0.04038185</text:p>
          </table:table-cell>
          <table:table-cell office:value-type="float" office:value="0.139495" calcext:value-type="float">
            <text:p>0.139495</text:p>
          </table:table-cell>
          <table:table-cell office:value-type="float" office:value="0.1394783" calcext:value-type="float">
            <text:p>0.13947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38375" calcext:value-type="float">
            <text:p>30.38375</text:p>
          </table:table-cell>
          <table:table-cell office:value-type="float" office:value="32.12611" calcext:value-type="float">
            <text:p>32.1261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7072000" calcext:value-type="float">
            <text:p>27072000</text:p>
          </table:table-cell>
          <table:table-cell office:value-type="float" office:value="0.3142704" calcext:value-type="float">
            <text:p>0.3142704</text:p>
          </table:table-cell>
          <table:table-cell office:value-type="float" office:value="130.8074" calcext:value-type="float">
            <text:p>130.8074</text:p>
          </table:table-cell>
          <table:table-cell office:value-type="float" office:value="5" calcext:value-type="float">
            <text:p>5</text:p>
          </table:table-cell>
          <table:table-cell office:value-type="float" office:value="-3.130037" calcext:value-type="float">
            <text:p>-3.130037</text:p>
          </table:table-cell>
          <table:table-cell office:value-type="float" office:value="35.77028" calcext:value-type="float">
            <text:p>35.77028</text:p>
          </table:table-cell>
          <table:table-cell office:value-type="float" office:value="0.000008703617" calcext:value-type="float">
            <text:p>8.703617E-06</text:p>
          </table:table-cell>
          <table:table-cell office:value-type="float" office:value="0.002798163" calcext:value-type="float">
            <text:p>0.002798163</text:p>
          </table:table-cell>
          <table:table-cell office:value-type="float" office:value="0.04470861" calcext:value-type="float">
            <text:p>0.04470861</text:p>
          </table:table-cell>
          <table:table-cell office:value-type="float" office:value="1656.509" calcext:value-type="float">
            <text:p>1656.509</text:p>
          </table:table-cell>
          <table:table-cell office:value-type="float" office:value="0.6179035" calcext:value-type="float">
            <text:p>0.6179035</text:p>
          </table:table-cell>
          <table:table-cell office:value-type="float" office:value="0" calcext:value-type="float">
            <text:p>0</text:p>
          </table:table-cell>
          <table:table-cell office:value-type="float" office:value="0.03432322" calcext:value-type="float">
            <text:p>0.03432322</text:p>
          </table:table-cell>
          <table:table-cell office:value-type="float" office:value="0.03991316" calcext:value-type="float">
            <text:p>0.03991316</text:p>
          </table:table-cell>
          <table:table-cell office:value-type="float" office:value="0.1392569" calcext:value-type="float">
            <text:p>0.1392569</text:p>
          </table:table-cell>
          <table:table-cell office:value-type="float" office:value="0.1392404" calcext:value-type="float">
            <text:p>0.1392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3589" calcext:value-type="float">
            <text:p>30.3589</text:p>
          </table:table-cell>
          <table:table-cell office:value-type="float" office:value="32.07159" calcext:value-type="float">
            <text:p>32.0715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8072000" calcext:value-type="float">
            <text:p>28072000</text:p>
          </table:table-cell>
          <table:table-cell office:value-type="float" office:value="0.3136422" calcext:value-type="float">
            <text:p>0.3136422</text:p>
          </table:table-cell>
          <table:table-cell office:value-type="float" office:value="130.7985" calcext:value-type="float">
            <text:p>130.7985</text:p>
          </table:table-cell>
          <table:table-cell office:value-type="float" office:value="5" calcext:value-type="float">
            <text:p>5</text:p>
          </table:table-cell>
          <table:table-cell office:value-type="float" office:value="-3.218337" calcext:value-type="float">
            <text:p>-3.218337</text:p>
          </table:table-cell>
          <table:table-cell office:value-type="float" office:value="35.66854" calcext:value-type="float">
            <text:p>35.66854</text:p>
          </table:table-cell>
          <table:table-cell office:value-type="float" office:value="0.000008703617" calcext:value-type="float">
            <text:p>8.703617E-06</text:p>
          </table:table-cell>
          <table:table-cell office:value-type="float" office:value="0.002801764" calcext:value-type="float">
            <text:p>0.002801764</text:p>
          </table:table-cell>
          <table:table-cell office:value-type="float" office:value="0.04474442" calcext:value-type="float">
            <text:p>0.04474442</text:p>
          </table:table-cell>
          <table:table-cell office:value-type="float" office:value="1656.531" calcext:value-type="float">
            <text:p>1656.531</text:p>
          </table:table-cell>
          <table:table-cell office:value-type="float" office:value="0.6157337" calcext:value-type="float">
            <text:p>0.6157337</text:p>
          </table:table-cell>
          <table:table-cell office:value-type="float" office:value="0" calcext:value-type="float">
            <text:p>0</text:p>
          </table:table-cell>
          <table:table-cell office:value-type="float" office:value="0.03455344" calcext:value-type="float">
            <text:p>0.03455344</text:p>
          </table:table-cell>
          <table:table-cell office:value-type="float" office:value="0.04039566" calcext:value-type="float">
            <text:p>0.04039566</text:p>
          </table:table-cell>
          <table:table-cell office:value-type="float" office:value="0.139019" calcext:value-type="float">
            <text:p>0.139019</text:p>
          </table:table-cell>
          <table:table-cell office:value-type="float" office:value="0.1390031" calcext:value-type="float">
            <text:p>0.1390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33414" calcext:value-type="float">
            <text:p>30.33414</text:p>
          </table:table-cell>
          <table:table-cell office:value-type="float" office:value="32.01914" calcext:value-type="float">
            <text:p>32.0191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9072000" calcext:value-type="float">
            <text:p>29072000</text:p>
          </table:table-cell>
          <table:table-cell office:value-type="float" office:value="0.3130848" calcext:value-type="float">
            <text:p>0.3130848</text:p>
          </table:table-cell>
          <table:table-cell office:value-type="float" office:value="130.7902" calcext:value-type="float">
            <text:p>130.7902</text:p>
          </table:table-cell>
          <table:table-cell office:value-type="float" office:value="5" calcext:value-type="float">
            <text:p>5</text:p>
          </table:table-cell>
          <table:table-cell office:value-type="float" office:value="-3.306801" calcext:value-type="float">
            <text:p>-3.306801</text:p>
          </table:table-cell>
          <table:table-cell office:value-type="float" office:value="35.56709" calcext:value-type="float">
            <text:p>35.56709</text:p>
          </table:table-cell>
          <table:table-cell office:value-type="float" office:value="0.000008703617" calcext:value-type="float">
            <text:p>8.703617E-06</text:p>
          </table:table-cell>
          <table:table-cell office:value-type="float" office:value="0.002805347" calcext:value-type="float">
            <text:p>0.002805347</text:p>
          </table:table-cell>
          <table:table-cell office:value-type="float" office:value="0.04477992" calcext:value-type="float">
            <text:p>0.04477992</text:p>
          </table:table-cell>
          <table:table-cell office:value-type="float" office:value="1656.553" calcext:value-type="float">
            <text:p>1656.553</text:p>
          </table:table-cell>
          <table:table-cell office:value-type="float" office:value="0.6142545" calcext:value-type="float">
            <text:p>0.6142545</text:p>
          </table:table-cell>
          <table:table-cell office:value-type="float" office:value="0" calcext:value-type="float">
            <text:p>0</text:p>
          </table:table-cell>
          <table:table-cell office:value-type="float" office:value="0.03379747" calcext:value-type="float">
            <text:p>0.03379747</text:p>
          </table:table-cell>
          <table:table-cell office:value-type="float" office:value="0.03589497" calcext:value-type="float">
            <text:p>0.03589497</text:p>
          </table:table-cell>
          <table:table-cell office:value-type="float" office:value="0.138784" calcext:value-type="float">
            <text:p>0.138784</text:p>
          </table:table-cell>
          <table:table-cell office:value-type="float" office:value="0.1387664" calcext:value-type="float">
            <text:p>0.1387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26938" calcext:value-type="float">
            <text:p>30.26938</text:p>
          </table:table-cell>
          <table:table-cell office:value-type="float" office:value="31.96566" calcext:value-type="float">
            <text:p>31.9656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0072000" calcext:value-type="float">
            <text:p>30072000</text:p>
          </table:table-cell>
          <table:table-cell office:value-type="float" office:value="0.3125797" calcext:value-type="float">
            <text:p>0.3125797</text:p>
          </table:table-cell>
          <table:table-cell office:value-type="float" office:value="130.7827" calcext:value-type="float">
            <text:p>130.7827</text:p>
          </table:table-cell>
          <table:table-cell office:value-type="float" office:value="5" calcext:value-type="float">
            <text:p>5</text:p>
          </table:table-cell>
          <table:table-cell office:value-type="float" office:value="-3.39258" calcext:value-type="float">
            <text:p>-3.39258</text:p>
          </table:table-cell>
          <table:table-cell office:value-type="float" office:value="35.46632" calcext:value-type="float">
            <text:p>35.46632</text:p>
          </table:table-cell>
          <table:table-cell office:value-type="float" office:value="0.000008703617" calcext:value-type="float">
            <text:p>8.703617E-06</text:p>
          </table:table-cell>
          <table:table-cell office:value-type="float" office:value="0.002808945" calcext:value-type="float">
            <text:p>0.002808945</text:p>
          </table:table-cell>
          <table:table-cell office:value-type="float" office:value="0.04481551" calcext:value-type="float">
            <text:p>0.04481551</text:p>
          </table:table-cell>
          <table:table-cell office:value-type="float" office:value="1656.576" calcext:value-type="float">
            <text:p>1656.576</text:p>
          </table:table-cell>
          <table:table-cell office:value-type="float" office:value="0.6128314" calcext:value-type="float">
            <text:p>0.6128314</text:p>
          </table:table-cell>
          <table:table-cell office:value-type="float" office:value="0" calcext:value-type="float">
            <text:p>0</text:p>
          </table:table-cell>
          <table:table-cell office:value-type="float" office:value="0.03411901" calcext:value-type="float">
            <text:p>0.03411901</text:p>
          </table:table-cell>
          <table:table-cell office:value-type="float" office:value="0.03666264" calcext:value-type="float">
            <text:p>0.03666264</text:p>
          </table:table-cell>
          <table:table-cell office:value-type="float" office:value="0.1385455" calcext:value-type="float">
            <text:p>0.1385455</text:p>
          </table:table-cell>
          <table:table-cell office:value-type="float" office:value="0.1385296" calcext:value-type="float">
            <text:p>0.1385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20713" calcext:value-type="float">
            <text:p>30.20713</text:p>
          </table:table-cell>
          <table:table-cell office:value-type="float" office:value="31.90913" calcext:value-type="float">
            <text:p>31.9091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1072000" calcext:value-type="float">
            <text:p>31072000</text:p>
          </table:table-cell>
          <table:table-cell office:value-type="float" office:value="0.312078" calcext:value-type="float">
            <text:p>0.312078</text:p>
          </table:table-cell>
          <table:table-cell office:value-type="float" office:value="130.7751" calcext:value-type="float">
            <text:p>130.7751</text:p>
          </table:table-cell>
          <table:table-cell office:value-type="float" office:value="5" calcext:value-type="float">
            <text:p>5</text:p>
          </table:table-cell>
          <table:table-cell office:value-type="float" office:value="-3.476834" calcext:value-type="float">
            <text:p>-3.476834</text:p>
          </table:table-cell>
          <table:table-cell office:value-type="float" office:value="35.3668" calcext:value-type="float">
            <text:p>35.3668</text:p>
          </table:table-cell>
          <table:table-cell office:value-type="float" office:value="0.000008703617" calcext:value-type="float">
            <text:p>8.703617E-06</text:p>
          </table:table-cell>
          <table:table-cell office:value-type="float" office:value="0.002812526" calcext:value-type="float">
            <text:p>0.002812526</text:p>
          </table:table-cell>
          <table:table-cell office:value-type="float" office:value="0.04484981" calcext:value-type="float">
            <text:p>0.04484981</text:p>
          </table:table-cell>
          <table:table-cell office:value-type="float" office:value="1656.598" calcext:value-type="float">
            <text:p>1656.598</text:p>
          </table:table-cell>
          <table:table-cell office:value-type="float" office:value="0.6109957" calcext:value-type="float">
            <text:p>0.6109957</text:p>
          </table:table-cell>
          <table:table-cell office:value-type="float" office:value="0" calcext:value-type="float">
            <text:p>0</text:p>
          </table:table-cell>
          <table:table-cell office:value-type="float" office:value="0.03400504" calcext:value-type="float">
            <text:p>0.03400504</text:p>
          </table:table-cell>
          <table:table-cell office:value-type="float" office:value="0.03741043" calcext:value-type="float">
            <text:p>0.03741043</text:p>
          </table:table-cell>
          <table:table-cell office:value-type="float" office:value="0.1383089" calcext:value-type="float">
            <text:p>0.1383089</text:p>
          </table:table-cell>
          <table:table-cell office:value-type="float" office:value="0.1382936" calcext:value-type="float">
            <text:p>0.1382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17514" calcext:value-type="float">
            <text:p>30.17514</text:p>
          </table:table-cell>
          <table:table-cell office:value-type="float" office:value="31.85547" calcext:value-type="float">
            <text:p>31.8554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82000" calcext:value-type="float">
            <text:p>1082000</text:p>
          </table:table-cell>
          <table:table-cell office:value-type="float" office:value="0.311581" calcext:value-type="float">
            <text:p>0.311581</text:p>
          </table:table-cell>
          <table:table-cell office:value-type="float" office:value="130.7673" calcext:value-type="float">
            <text:p>130.7673</text:p>
          </table:table-cell>
          <table:table-cell office:value-type="float" office:value="5" calcext:value-type="float">
            <text:p>5</text:p>
          </table:table-cell>
          <table:table-cell office:value-type="float" office:value="-3.559961" calcext:value-type="float">
            <text:p>-3.559961</text:p>
          </table:table-cell>
          <table:table-cell office:value-type="float" office:value="35.26799" calcext:value-type="float">
            <text:p>35.26799</text:p>
          </table:table-cell>
          <table:table-cell office:value-type="float" office:value="0.000008703617" calcext:value-type="float">
            <text:p>8.703617E-06</text:p>
          </table:table-cell>
          <table:table-cell office:value-type="float" office:value="0.002816103" calcext:value-type="float">
            <text:p>0.002816103</text:p>
          </table:table-cell>
          <table:table-cell office:value-type="float" office:value="0.04488316" calcext:value-type="float">
            <text:p>0.04488316</text:p>
          </table:table-cell>
          <table:table-cell office:value-type="float" office:value="1656.621" calcext:value-type="float">
            <text:p>1656.621</text:p>
          </table:table-cell>
          <table:table-cell office:value-type="float" office:value="0.6093843" calcext:value-type="float">
            <text:p>0.6093843</text:p>
          </table:table-cell>
          <table:table-cell office:value-type="float" office:value="0" calcext:value-type="float">
            <text:p>0</text:p>
          </table:table-cell>
          <table:table-cell office:value-type="float" office:value="0.03388725" calcext:value-type="float">
            <text:p>0.03388725</text:p>
          </table:table-cell>
          <table:table-cell office:value-type="float" office:value="0.03458479" calcext:value-type="float">
            <text:p>0.03458479</text:p>
          </table:table-cell>
          <table:table-cell office:value-type="float" office:value="0.138073" calcext:value-type="float">
            <text:p>0.138073</text:p>
          </table:table-cell>
          <table:table-cell office:value-type="float" office:value="0.1380579" calcext:value-type="float">
            <text:p>0.13805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14128" calcext:value-type="float">
            <text:p>30.14128</text:p>
          </table:table-cell>
          <table:table-cell office:value-type="float" office:value="31.80087" calcext:value-type="float">
            <text:p>31.8008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082000" calcext:value-type="float">
            <text:p>2082000</text:p>
          </table:table-cell>
          <table:table-cell office:value-type="float" office:value="0.3110732" calcext:value-type="float">
            <text:p>0.3110732</text:p>
          </table:table-cell>
          <table:table-cell office:value-type="float" office:value="130.7597" calcext:value-type="float">
            <text:p>130.7597</text:p>
          </table:table-cell>
          <table:table-cell office:value-type="float" office:value="5" calcext:value-type="float">
            <text:p>5</text:p>
          </table:table-cell>
          <table:table-cell office:value-type="float" office:value="-3.638152" calcext:value-type="float">
            <text:p>-3.638152</text:p>
          </table:table-cell>
          <table:table-cell office:value-type="float" office:value="35.1709" calcext:value-type="float">
            <text:p>35.1709</text:p>
          </table:table-cell>
          <table:table-cell office:value-type="float" office:value="0.000008703617" calcext:value-type="float">
            <text:p>8.703617E-06</text:p>
          </table:table-cell>
          <table:table-cell office:value-type="float" office:value="0.002819726" calcext:value-type="float">
            <text:p>0.002819726</text:p>
          </table:table-cell>
          <table:table-cell office:value-type="float" office:value="0.04491176" calcext:value-type="float">
            <text:p>0.04491176</text:p>
          </table:table-cell>
          <table:table-cell office:value-type="float" office:value="1656.645" calcext:value-type="float">
            <text:p>1656.645</text:p>
          </table:table-cell>
          <table:table-cell office:value-type="float" office:value="0.6075886" calcext:value-type="float">
            <text:p>0.6075886</text:p>
          </table:table-cell>
          <table:table-cell office:value-type="float" office:value="0" calcext:value-type="float">
            <text:p>0</text:p>
          </table:table-cell>
          <table:table-cell office:value-type="float" office:value="0.03397413" calcext:value-type="float">
            <text:p>0.03397413</text:p>
          </table:table-cell>
          <table:table-cell office:value-type="float" office:value="0.03753037" calcext:value-type="float">
            <text:p>0.03753037</text:p>
          </table:table-cell>
          <table:table-cell office:value-type="float" office:value="0.1378374" calcext:value-type="float">
            <text:p>0.1378374</text:p>
          </table:table-cell>
          <table:table-cell office:value-type="float" office:value="0.1378222" calcext:value-type="float">
            <text:p>0.1378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10928" calcext:value-type="float">
            <text:p>30.10928</text:p>
          </table:table-cell>
          <table:table-cell office:value-type="float" office:value="31.7471" calcext:value-type="float">
            <text:p>31.747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082000" calcext:value-type="float">
            <text:p>3082000</text:p>
          </table:table-cell>
          <table:table-cell office:value-type="float" office:value="0.3105548" calcext:value-type="float">
            <text:p>0.3105548</text:p>
          </table:table-cell>
          <table:table-cell office:value-type="float" office:value="130.7517" calcext:value-type="float">
            <text:p>130.7517</text:p>
          </table:table-cell>
          <table:table-cell office:value-type="float" office:value="5" calcext:value-type="float">
            <text:p>5</text:p>
          </table:table-cell>
          <table:table-cell office:value-type="float" office:value="-3.707164" calcext:value-type="float">
            <text:p>-3.707164</text:p>
          </table:table-cell>
          <table:table-cell office:value-type="float" office:value="35.07896" calcext:value-type="float">
            <text:p>35.07896</text:p>
          </table:table-cell>
          <table:table-cell office:value-type="float" office:value="0.000008703617" calcext:value-type="float">
            <text:p>8.703617E-06</text:p>
          </table:table-cell>
          <table:table-cell office:value-type="float" office:value="0.00282342" calcext:value-type="float">
            <text:p>0.00282342</text:p>
          </table:table-cell>
          <table:table-cell office:value-type="float" office:value="0.04492067" calcext:value-type="float">
            <text:p>0.04492067</text:p>
          </table:table-cell>
          <table:table-cell office:value-type="float" office:value="1656.67" calcext:value-type="float">
            <text:p>1656.67</text:p>
          </table:table-cell>
          <table:table-cell office:value-type="float" office:value="0.6054623" calcext:value-type="float">
            <text:p>0.6054623</text:p>
          </table:table-cell>
          <table:table-cell office:value-type="float" office:value="0" calcext:value-type="float">
            <text:p>0</text:p>
          </table:table-cell>
          <table:table-cell office:value-type="float" office:value="0.03386062" calcext:value-type="float">
            <text:p>0.03386062</text:p>
          </table:table-cell>
          <table:table-cell office:value-type="float" office:value="0.03531643" calcext:value-type="float">
            <text:p>0.03531643</text:p>
          </table:table-cell>
          <table:table-cell office:value-type="float" office:value="0.1376019" calcext:value-type="float">
            <text:p>0.1376019</text:p>
          </table:table-cell>
          <table:table-cell office:value-type="float" office:value="0.1375875" calcext:value-type="float">
            <text:p>0.1375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08202" calcext:value-type="float">
            <text:p>30.08202</text:p>
          </table:table-cell>
          <table:table-cell office:value-type="float" office:value="31.69545" calcext:value-type="float">
            <text:p>31.6954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082000" calcext:value-type="float">
            <text:p>4082000</text:p>
          </table:table-cell>
          <table:table-cell office:value-type="float" office:value="0.3102838" calcext:value-type="float">
            <text:p>0.3102838</text:p>
          </table:table-cell>
          <table:table-cell office:value-type="float" office:value="130.7444" calcext:value-type="float">
            <text:p>130.7444</text:p>
          </table:table-cell>
          <table:table-cell office:value-type="float" office:value="5" calcext:value-type="float">
            <text:p>5</text:p>
          </table:table-cell>
          <table:table-cell office:value-type="float" office:value="-3.76754" calcext:value-type="float">
            <text:p>-3.76754</text:p>
          </table:table-cell>
          <table:table-cell office:value-type="float" office:value="34.99286" calcext:value-type="float">
            <text:p>34.99286</text:p>
          </table:table-cell>
          <table:table-cell office:value-type="float" office:value="0.000008703617" calcext:value-type="float">
            <text:p>8.703617E-06</text:p>
          </table:table-cell>
          <table:table-cell office:value-type="float" office:value="0.002827216" calcext:value-type="float">
            <text:p>0.002827216</text:p>
          </table:table-cell>
          <table:table-cell office:value-type="float" office:value="0.04490447" calcext:value-type="float">
            <text:p>0.04490447</text:p>
          </table:table-cell>
          <table:table-cell office:value-type="float" office:value="1656.697" calcext:value-type="float">
            <text:p>1656.697</text:p>
          </table:table-cell>
          <table:table-cell office:value-type="float" office:value="0.6030755" calcext:value-type="float">
            <text:p>0.6030755</text:p>
          </table:table-cell>
          <table:table-cell office:value-type="float" office:value="0" calcext:value-type="float">
            <text:p>0</text:p>
          </table:table-cell>
          <table:table-cell office:value-type="float" office:value="0.03383093" calcext:value-type="float">
            <text:p>0.03383093</text:p>
          </table:table-cell>
          <table:table-cell office:value-type="float" office:value="0.0350293" calcext:value-type="float">
            <text:p>0.0350293</text:p>
          </table:table-cell>
          <table:table-cell office:value-type="float" office:value="0.1373671" calcext:value-type="float">
            <text:p>0.1373671</text:p>
          </table:table-cell>
          <table:table-cell office:value-type="float" office:value="0.1373529" calcext:value-type="float">
            <text:p>0.13735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05919" calcext:value-type="float">
            <text:p>30.05919</text:p>
          </table:table-cell>
          <table:table-cell office:value-type="float" office:value="31.64518" calcext:value-type="float">
            <text:p>31.6451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082000" calcext:value-type="float">
            <text:p>5082000</text:p>
          </table:table-cell>
          <table:table-cell office:value-type="float" office:value="0.310185" calcext:value-type="float">
            <text:p>0.310185</text:p>
          </table:table-cell>
          <table:table-cell office:value-type="float" office:value="130.7374" calcext:value-type="float">
            <text:p>130.7374</text:p>
          </table:table-cell>
          <table:table-cell office:value-type="float" office:value="5" calcext:value-type="float">
            <text:p>5</text:p>
          </table:table-cell>
          <table:table-cell office:value-type="float" office:value="-3.816815" calcext:value-type="float">
            <text:p>-3.816815</text:p>
          </table:table-cell>
          <table:table-cell office:value-type="float" office:value="34.91315" calcext:value-type="float">
            <text:p>34.91315</text:p>
          </table:table-cell>
          <table:table-cell office:value-type="float" office:value="0.000008703617" calcext:value-type="float">
            <text:p>8.703617E-06</text:p>
          </table:table-cell>
          <table:table-cell office:value-type="float" office:value="0.002831126" calcext:value-type="float">
            <text:p>0.002831126</text:p>
          </table:table-cell>
          <table:table-cell office:value-type="float" office:value="0.04486116" calcext:value-type="float">
            <text:p>0.04486116</text:p>
          </table:table-cell>
          <table:table-cell office:value-type="float" office:value="1656.727" calcext:value-type="float">
            <text:p>1656.727</text:p>
          </table:table-cell>
          <table:table-cell office:value-type="float" office:value="0.6003663" calcext:value-type="float">
            <text:p>0.6003663</text:p>
          </table:table-cell>
          <table:table-cell office:value-type="float" office:value="0" calcext:value-type="float">
            <text:p>0</text:p>
          </table:table-cell>
          <table:table-cell office:value-type="float" office:value="0.03394755" calcext:value-type="float">
            <text:p>0.03394755</text:p>
          </table:table-cell>
          <table:table-cell office:value-type="float" office:value="0.03683742" calcext:value-type="float">
            <text:p>0.03683742</text:p>
          </table:table-cell>
          <table:table-cell office:value-type="float" office:value="0.1371327" calcext:value-type="float">
            <text:p>0.1371327</text:p>
          </table:table-cell>
          <table:table-cell office:value-type="float" office:value="0.137119" calcext:value-type="float">
            <text:p>0.137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03624" calcext:value-type="float">
            <text:p>30.03624</text:p>
          </table:table-cell>
          <table:table-cell office:value-type="float" office:value="31.5962" calcext:value-type="float">
            <text:p>31.596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082000" calcext:value-type="float">
            <text:p>6082000</text:p>
          </table:table-cell>
          <table:table-cell office:value-type="float" office:value="0.3102065" calcext:value-type="float">
            <text:p>0.3102065</text:p>
          </table:table-cell>
          <table:table-cell office:value-type="float" office:value="130.7308" calcext:value-type="float">
            <text:p>130.7308</text:p>
          </table:table-cell>
          <table:table-cell office:value-type="float" office:value="5" calcext:value-type="float">
            <text:p>5</text:p>
          </table:table-cell>
          <table:table-cell office:value-type="float" office:value="-3.849085" calcext:value-type="float">
            <text:p>-3.849085</text:p>
          </table:table-cell>
          <table:table-cell office:value-type="float" office:value="34.84368" calcext:value-type="float">
            <text:p>34.84368</text:p>
          </table:table-cell>
          <table:table-cell office:value-type="float" office:value="0.000008703617" calcext:value-type="float">
            <text:p>8.703617E-06</text:p>
          </table:table-cell>
          <table:table-cell office:value-type="float" office:value="0.002835193" calcext:value-type="float">
            <text:p>0.002835193</text:p>
          </table:table-cell>
          <table:table-cell office:value-type="float" office:value="0.04479071" calcext:value-type="float">
            <text:p>0.04479071</text:p>
          </table:table-cell>
          <table:table-cell office:value-type="float" office:value="1656.761" calcext:value-type="float">
            <text:p>1656.761</text:p>
          </table:table-cell>
          <table:table-cell office:value-type="float" office:value="0.5978361" calcext:value-type="float">
            <text:p>0.5978361</text:p>
          </table:table-cell>
          <table:table-cell office:value-type="float" office:value="0" calcext:value-type="float">
            <text:p>0</text:p>
          </table:table-cell>
          <table:table-cell office:value-type="float" office:value="0.03324131" calcext:value-type="float">
            <text:p>0.03324131</text:p>
          </table:table-cell>
          <table:table-cell office:value-type="float" office:value="0.03458301" calcext:value-type="float">
            <text:p>0.03458301</text:p>
          </table:table-cell>
          <table:table-cell office:value-type="float" office:value="0.1368986" calcext:value-type="float">
            <text:p>0.1368986</text:p>
          </table:table-cell>
          <table:table-cell office:value-type="float" office:value="0.1368853" calcext:value-type="float">
            <text:p>0.1368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00991" calcext:value-type="float">
            <text:p>30.00991</text:p>
          </table:table-cell>
          <table:table-cell office:value-type="float" office:value="31.54659" calcext:value-type="float">
            <text:p>31.5465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7082000" calcext:value-type="float">
            <text:p>7082000</text:p>
          </table:table-cell>
          <table:table-cell office:value-type="float" office:value="0.3103634" calcext:value-type="float">
            <text:p>0.3103634</text:p>
          </table:table-cell>
          <table:table-cell office:value-type="float" office:value="130.7247" calcext:value-type="float">
            <text:p>130.7247</text:p>
          </table:table-cell>
          <table:table-cell office:value-type="float" office:value="5" calcext:value-type="float">
            <text:p>5</text:p>
          </table:table-cell>
          <table:table-cell office:value-type="float" office:value="-3.873333" calcext:value-type="float">
            <text:p>-3.873333</text:p>
          </table:table-cell>
          <table:table-cell office:value-type="float" office:value="34.78236" calcext:value-type="float">
            <text:p>34.78236</text:p>
          </table:table-cell>
          <table:table-cell office:value-type="float" office:value="0.000008703617" calcext:value-type="float">
            <text:p>8.703617E-06</text:p>
          </table:table-cell>
          <table:table-cell office:value-type="float" office:value="0.002839447" calcext:value-type="float">
            <text:p>0.002839447</text:p>
          </table:table-cell>
          <table:table-cell office:value-type="float" office:value="0.04469791" calcext:value-type="float">
            <text:p>0.04469791</text:p>
          </table:table-cell>
          <table:table-cell office:value-type="float" office:value="1656.796" calcext:value-type="float">
            <text:p>1656.796</text:p>
          </table:table-cell>
          <table:table-cell office:value-type="float" office:value="0.5955984" calcext:value-type="float">
            <text:p>0.5955984</text:p>
          </table:table-cell>
          <table:table-cell office:value-type="float" office:value="0" calcext:value-type="float">
            <text:p>0</text:p>
          </table:table-cell>
          <table:table-cell office:value-type="float" office:value="0.03344826" calcext:value-type="float">
            <text:p>0.03344826</text:p>
          </table:table-cell>
          <table:table-cell office:value-type="float" office:value="0.03549306" calcext:value-type="float">
            <text:p>0.03549306</text:p>
          </table:table-cell>
          <table:table-cell office:value-type="float" office:value="0.1366652" calcext:value-type="float">
            <text:p>0.1366652</text:p>
          </table:table-cell>
          <table:table-cell office:value-type="float" office:value="0.136652" calcext:value-type="float">
            <text:p>0.1366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97936" calcext:value-type="float">
            <text:p>29.97936</text:p>
          </table:table-cell>
          <table:table-cell office:value-type="float" office:value="31.49537" calcext:value-type="float">
            <text:p>31.4953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8082000" calcext:value-type="float">
            <text:p>8082000</text:p>
          </table:table-cell>
          <table:table-cell office:value-type="float" office:value="0.3106041" calcext:value-type="float">
            <text:p>0.3106041</text:p>
          </table:table-cell>
          <table:table-cell office:value-type="float" office:value="130.7184" calcext:value-type="float">
            <text:p>130.7184</text:p>
          </table:table-cell>
          <table:table-cell office:value-type="float" office:value="5" calcext:value-type="float">
            <text:p>5</text:p>
          </table:table-cell>
          <table:table-cell office:value-type="float" office:value="-3.890975" calcext:value-type="float">
            <text:p>-3.890975</text:p>
          </table:table-cell>
          <table:table-cell office:value-type="float" office:value="34.72699" calcext:value-type="float">
            <text:p>34.72699</text:p>
          </table:table-cell>
          <table:table-cell office:value-type="float" office:value="0.000008703617" calcext:value-type="float">
            <text:p>8.703617E-06</text:p>
          </table:table-cell>
          <table:table-cell office:value-type="float" office:value="0.002843875" calcext:value-type="float">
            <text:p>0.002843875</text:p>
          </table:table-cell>
          <table:table-cell office:value-type="float" office:value="0.04458692" calcext:value-type="float">
            <text:p>0.04458692</text:p>
          </table:table-cell>
          <table:table-cell office:value-type="float" office:value="1656.835" calcext:value-type="float">
            <text:p>1656.835</text:p>
          </table:table-cell>
          <table:table-cell office:value-type="float" office:value="0.593207" calcext:value-type="float">
            <text:p>0.593207</text:p>
          </table:table-cell>
          <table:table-cell office:value-type="float" office:value="0" calcext:value-type="float">
            <text:p>0</text:p>
          </table:table-cell>
          <table:table-cell office:value-type="float" office:value="0.03332638" calcext:value-type="float">
            <text:p>0.03332638</text:p>
          </table:table-cell>
          <table:table-cell office:value-type="float" office:value="0.03602321" calcext:value-type="float">
            <text:p>0.03602321</text:p>
          </table:table-cell>
          <table:table-cell office:value-type="float" office:value="0.1364319" calcext:value-type="float">
            <text:p>0.1364319</text:p>
          </table:table-cell>
          <table:table-cell office:value-type="float" office:value="0.1364192" calcext:value-type="float">
            <text:p>0.1364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94865" calcext:value-type="float">
            <text:p>29.94865</text:p>
          </table:table-cell>
          <table:table-cell office:value-type="float" office:value="31.44516" calcext:value-type="float">
            <text:p>31.4451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9082000" calcext:value-type="float">
            <text:p>9082000</text:p>
          </table:table-cell>
          <table:table-cell office:value-type="float" office:value="0.31091" calcext:value-type="float">
            <text:p>0.31091</text:p>
          </table:table-cell>
          <table:table-cell office:value-type="float" office:value="130.712" calcext:value-type="float">
            <text:p>130.712</text:p>
          </table:table-cell>
          <table:table-cell office:value-type="float" office:value="5" calcext:value-type="float">
            <text:p>5</text:p>
          </table:table-cell>
          <table:table-cell office:value-type="float" office:value="-3.901082" calcext:value-type="float">
            <text:p>-3.901082</text:p>
          </table:table-cell>
          <table:table-cell office:value-type="float" office:value="34.67725" calcext:value-type="float">
            <text:p>34.67725</text:p>
          </table:table-cell>
          <table:table-cell office:value-type="float" office:value="0.000008703617" calcext:value-type="float">
            <text:p>8.703617E-06</text:p>
          </table:table-cell>
          <table:table-cell office:value-type="float" office:value="0.00284843" calcext:value-type="float">
            <text:p>0.00284843</text:p>
          </table:table-cell>
          <table:table-cell office:value-type="float" office:value="0.04446101" calcext:value-type="float">
            <text:p>0.04446101</text:p>
          </table:table-cell>
          <table:table-cell office:value-type="float" office:value="1656.875" calcext:value-type="float">
            <text:p>1656.875</text:p>
          </table:table-cell>
          <table:table-cell office:value-type="float" office:value="0.590566" calcext:value-type="float">
            <text:p>0.590566</text:p>
          </table:table-cell>
          <table:table-cell office:value-type="float" office:value="0" calcext:value-type="float">
            <text:p>0</text:p>
          </table:table-cell>
          <table:table-cell office:value-type="float" office:value="0.03321951" calcext:value-type="float">
            <text:p>0.03321951</text:p>
          </table:table-cell>
          <table:table-cell office:value-type="float" office:value="0.03527485" calcext:value-type="float">
            <text:p>0.03527485</text:p>
          </table:table-cell>
          <table:table-cell office:value-type="float" office:value="0.1361991" calcext:value-type="float">
            <text:p>0.1361991</text:p>
          </table:table-cell>
          <table:table-cell office:value-type="float" office:value="0.1361866" calcext:value-type="float">
            <text:p>0.13618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91911" calcext:value-type="float">
            <text:p>29.91911</text:p>
          </table:table-cell>
          <table:table-cell office:value-type="float" office:value="31.39586" calcext:value-type="float">
            <text:p>31.3958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0082000" calcext:value-type="float">
            <text:p>10082000</text:p>
          </table:table-cell>
          <table:table-cell office:value-type="float" office:value="0.3112978" calcext:value-type="float">
            <text:p>0.3112978</text:p>
          </table:table-cell>
          <table:table-cell office:value-type="float" office:value="130.706" calcext:value-type="float">
            <text:p>130.706</text:p>
          </table:table-cell>
          <table:table-cell office:value-type="float" office:value="5" calcext:value-type="float">
            <text:p>5</text:p>
          </table:table-cell>
          <table:table-cell office:value-type="float" office:value="-3.906516" calcext:value-type="float">
            <text:p>-3.906516</text:p>
          </table:table-cell>
          <table:table-cell office:value-type="float" office:value="34.63243" calcext:value-type="float">
            <text:p>34.63243</text:p>
          </table:table-cell>
          <table:table-cell office:value-type="float" office:value="0.000008703617" calcext:value-type="float">
            <text:p>8.703617E-06</text:p>
          </table:table-cell>
          <table:table-cell office:value-type="float" office:value="0.002853093" calcext:value-type="float">
            <text:p>0.002853093</text:p>
          </table:table-cell>
          <table:table-cell office:value-type="float" office:value="0.04432422" calcext:value-type="float">
            <text:p>0.04432422</text:p>
          </table:table-cell>
          <table:table-cell office:value-type="float" office:value="1656.917" calcext:value-type="float">
            <text:p>1656.917</text:p>
          </table:table-cell>
          <table:table-cell office:value-type="float" office:value="0.5883056" calcext:value-type="float">
            <text:p>0.5883056</text:p>
          </table:table-cell>
          <table:table-cell office:value-type="float" office:value="0" calcext:value-type="float">
            <text:p>0</text:p>
          </table:table-cell>
          <table:table-cell office:value-type="float" office:value="0.03423117" calcext:value-type="float">
            <text:p>0.03423117</text:p>
          </table:table-cell>
          <table:table-cell office:value-type="float" office:value="0.03417937" calcext:value-type="float">
            <text:p>0.03417937</text:p>
          </table:table-cell>
          <table:table-cell office:value-type="float" office:value="0.1359676" calcext:value-type="float">
            <text:p>0.1359676</text:p>
          </table:table-cell>
          <table:table-cell office:value-type="float" office:value="0.1359547" calcext:value-type="float">
            <text:p>0.13595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87895" calcext:value-type="float">
            <text:p>29.87895</text:p>
          </table:table-cell>
          <table:table-cell office:value-type="float" office:value="31.34618" calcext:value-type="float">
            <text:p>31.3461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1082000" calcext:value-type="float">
            <text:p>11082000</text:p>
          </table:table-cell>
          <table:table-cell office:value-type="float" office:value="0.3117186" calcext:value-type="float">
            <text:p>0.3117186</text:p>
          </table:table-cell>
          <table:table-cell office:value-type="float" office:value="130.7006" calcext:value-type="float">
            <text:p>130.7006</text:p>
          </table:table-cell>
          <table:table-cell office:value-type="float" office:value="5" calcext:value-type="float">
            <text:p>5</text:p>
          </table:table-cell>
          <table:table-cell office:value-type="float" office:value="-3.91014" calcext:value-type="float">
            <text:p>-3.91014</text:p>
          </table:table-cell>
          <table:table-cell office:value-type="float" office:value="34.59039" calcext:value-type="float">
            <text:p>34.59039</text:p>
          </table:table-cell>
          <table:table-cell office:value-type="float" office:value="0.000008703617" calcext:value-type="float">
            <text:p>8.703617E-06</text:p>
          </table:table-cell>
          <table:table-cell office:value-type="float" office:value="0.002858114" calcext:value-type="float">
            <text:p>0.002858114</text:p>
          </table:table-cell>
          <table:table-cell office:value-type="float" office:value="0.04419985" calcext:value-type="float">
            <text:p>0.04419985</text:p>
          </table:table-cell>
          <table:table-cell office:value-type="float" office:value="1656.961" calcext:value-type="float">
            <text:p>1656.961</text:p>
          </table:table-cell>
          <table:table-cell office:value-type="float" office:value="0.5867323" calcext:value-type="float">
            <text:p>0.5867323</text:p>
          </table:table-cell>
          <table:table-cell office:value-type="float" office:value="0" calcext:value-type="float">
            <text:p>0</text:p>
          </table:table-cell>
          <table:table-cell office:value-type="float" office:value="0.07986467" calcext:value-type="float">
            <text:p>0.07986467</text:p>
          </table:table-cell>
          <table:table-cell office:value-type="float" office:value="0.05407373" calcext:value-type="float">
            <text:p>0.05407373</text:p>
          </table:table-cell>
          <table:table-cell office:value-type="float" office:value="0.1357638" calcext:value-type="float">
            <text:p>0.1357638</text:p>
          </table:table-cell>
          <table:table-cell office:value-type="float" office:value="0.1357232" calcext:value-type="float">
            <text:p>0.1357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81752" calcext:value-type="float">
            <text:p>29.81752</text:p>
          </table:table-cell>
          <table:table-cell office:value-type="float" office:value="31.29053" calcext:value-type="float">
            <text:p>31.2905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2082000" calcext:value-type="float">
            <text:p>12082000</text:p>
          </table:table-cell>
          <table:table-cell office:value-type="float" office:value="0.3121859" calcext:value-type="float">
            <text:p>0.3121859</text:p>
          </table:table-cell>
          <table:table-cell office:value-type="float" office:value="130.6953" calcext:value-type="float">
            <text:p>130.6953</text:p>
          </table:table-cell>
          <table:table-cell office:value-type="float" office:value="5" calcext:value-type="float">
            <text:p>5</text:p>
          </table:table-cell>
          <table:table-cell office:value-type="float" office:value="-3.913818" calcext:value-type="float">
            <text:p>-3.913818</text:p>
          </table:table-cell>
          <table:table-cell office:value-type="float" office:value="34.54829" calcext:value-type="float">
            <text:p>34.54829</text:p>
          </table:table-cell>
          <table:table-cell office:value-type="float" office:value="0.000008703617" calcext:value-type="float">
            <text:p>8.703617E-06</text:p>
          </table:table-cell>
          <table:table-cell office:value-type="float" office:value="0.002863002" calcext:value-type="float">
            <text:p>0.002863002</text:p>
          </table:table-cell>
          <table:table-cell office:value-type="float" office:value="0.04405935" calcext:value-type="float">
            <text:p>0.04405935</text:p>
          </table:table-cell>
          <table:table-cell office:value-type="float" office:value="1657.004" calcext:value-type="float">
            <text:p>1657.004</text:p>
          </table:table-cell>
          <table:table-cell office:value-type="float" office:value="0.5854912" calcext:value-type="float">
            <text:p>0.5854912</text:p>
          </table:table-cell>
          <table:table-cell office:value-type="float" office:value="0" calcext:value-type="float">
            <text:p>0</text:p>
          </table:table-cell>
          <table:table-cell office:value-type="float" office:value="0.03531217" calcext:value-type="float">
            <text:p>0.03531217</text:p>
          </table:table-cell>
          <table:table-cell office:value-type="float" office:value="0.03667169" calcext:value-type="float">
            <text:p>0.03667169</text:p>
          </table:table-cell>
          <table:table-cell office:value-type="float" office:value="0.1355055" calcext:value-type="float">
            <text:p>0.1355055</text:p>
          </table:table-cell>
          <table:table-cell office:value-type="float" office:value="0.1354919" calcext:value-type="float">
            <text:p>0.13549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7127" calcext:value-type="float">
            <text:p>29.7127</text:p>
          </table:table-cell>
          <table:table-cell office:value-type="float" office:value="31.17326" calcext:value-type="float">
            <text:p>31.1732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3082000" calcext:value-type="float">
            <text:p>13082000</text:p>
          </table:table-cell>
          <table:table-cell office:value-type="float" office:value="0.3127075" calcext:value-type="float">
            <text:p>0.3127075</text:p>
          </table:table-cell>
          <table:table-cell office:value-type="float" office:value="130.6901" calcext:value-type="float">
            <text:p>130.6901</text:p>
          </table:table-cell>
          <table:table-cell office:value-type="float" office:value="5" calcext:value-type="float">
            <text:p>5</text:p>
          </table:table-cell>
          <table:table-cell office:value-type="float" office:value="-3.913298" calcext:value-type="float">
            <text:p>-3.913298</text:p>
          </table:table-cell>
          <table:table-cell office:value-type="float" office:value="34.50923" calcext:value-type="float">
            <text:p>34.50923</text:p>
          </table:table-cell>
          <table:table-cell office:value-type="float" office:value="0.000008703617" calcext:value-type="float">
            <text:p>8.703617E-06</text:p>
          </table:table-cell>
          <table:table-cell office:value-type="float" office:value="0.002868023" calcext:value-type="float">
            <text:p>0.002868023</text:p>
          </table:table-cell>
          <table:table-cell office:value-type="float" office:value="0.04392092" calcext:value-type="float">
            <text:p>0.04392092</text:p>
          </table:table-cell>
          <table:table-cell office:value-type="float" office:value="1657.049" calcext:value-type="float">
            <text:p>1657.049</text:p>
          </table:table-cell>
          <table:table-cell office:value-type="float" office:value="0.5840074" calcext:value-type="float">
            <text:p>0.5840074</text:p>
          </table:table-cell>
          <table:table-cell office:value-type="float" office:value="0" calcext:value-type="float">
            <text:p>0</text:p>
          </table:table-cell>
          <table:table-cell office:value-type="float" office:value="0.03457309" calcext:value-type="float">
            <text:p>0.03457309</text:p>
          </table:table-cell>
          <table:table-cell office:value-type="float" office:value="0.09702611" calcext:value-type="float">
            <text:p>0.09702611</text:p>
          </table:table-cell>
          <table:table-cell office:value-type="float" office:value="0.1352721" calcext:value-type="float">
            <text:p>0.1352721</text:p>
          </table:table-cell>
          <table:table-cell office:value-type="float" office:value="0.1352611" calcext:value-type="float">
            <text:p>0.13526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66029" calcext:value-type="float">
            <text:p>29.66029</text:p>
          </table:table-cell>
          <table:table-cell office:value-type="float" office:value="31.10682" calcext:value-type="float">
            <text:p>31.1068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082000" calcext:value-type="float">
            <text:p>14082000</text:p>
          </table:table-cell>
          <table:table-cell office:value-type="float" office:value="0.3132889" calcext:value-type="float">
            <text:p>0.3132889</text:p>
          </table:table-cell>
          <table:table-cell office:value-type="float" office:value="130.6848" calcext:value-type="float">
            <text:p>130.6848</text:p>
          </table:table-cell>
          <table:table-cell office:value-type="float" office:value="5" calcext:value-type="float">
            <text:p>5</text:p>
          </table:table-cell>
          <table:table-cell office:value-type="float" office:value="-3.910319" calcext:value-type="float">
            <text:p>-3.910319</text:p>
          </table:table-cell>
          <table:table-cell office:value-type="float" office:value="34.47224" calcext:value-type="float">
            <text:p>34.47224</text:p>
          </table:table-cell>
          <table:table-cell office:value-type="float" office:value="0.000008703617" calcext:value-type="float">
            <text:p>8.703617E-06</text:p>
          </table:table-cell>
          <table:table-cell office:value-type="float" office:value="0.002873133" calcext:value-type="float">
            <text:p>0.002873133</text:p>
          </table:table-cell>
          <table:table-cell office:value-type="float" office:value="0.04377695" calcext:value-type="float">
            <text:p>0.04377695</text:p>
          </table:table-cell>
          <table:table-cell office:value-type="float" office:value="1657.094" calcext:value-type="float">
            <text:p>1657.094</text:p>
          </table:table-cell>
          <table:table-cell office:value-type="float" office:value="0.581723" calcext:value-type="float">
            <text:p>0.581723</text:p>
          </table:table-cell>
          <table:table-cell office:value-type="float" office:value="0" calcext:value-type="float">
            <text:p>0</text:p>
          </table:table-cell>
          <table:table-cell office:value-type="float" office:value="0.0355799" calcext:value-type="float">
            <text:p>0.0355799</text:p>
          </table:table-cell>
          <table:table-cell office:value-type="float" office:value="0.2978977" calcext:value-type="float">
            <text:p>0.2978977</text:p>
          </table:table-cell>
          <table:table-cell office:value-type="float" office:value="0.1350415" calcext:value-type="float">
            <text:p>0.1350415</text:p>
          </table:table-cell>
          <table:table-cell office:value-type="float" office:value="0.1350308" calcext:value-type="float">
            <text:p>0.1350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63424" calcext:value-type="float">
            <text:p>29.63424</text:p>
          </table:table-cell>
          <table:table-cell office:value-type="float" office:value="31.07646" calcext:value-type="float">
            <text:p>31.0764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5082000" calcext:value-type="float">
            <text:p>15082000</text:p>
          </table:table-cell>
          <table:table-cell office:value-type="float" office:value="0.3136619" calcext:value-type="float">
            <text:p>0.3136619</text:p>
          </table:table-cell>
          <table:table-cell office:value-type="float" office:value="130.6779" calcext:value-type="float">
            <text:p>130.6779</text:p>
          </table:table-cell>
          <table:table-cell office:value-type="float" office:value="5" calcext:value-type="float">
            <text:p>5</text:p>
          </table:table-cell>
          <table:table-cell office:value-type="float" office:value="-3.91072" calcext:value-type="float">
            <text:p>-3.91072</text:p>
          </table:table-cell>
          <table:table-cell office:value-type="float" office:value="34.43593" calcext:value-type="float">
            <text:p>34.43593</text:p>
          </table:table-cell>
          <table:table-cell office:value-type="float" office:value="0.000008703617" calcext:value-type="float">
            <text:p>8.703617E-06</text:p>
          </table:table-cell>
          <table:table-cell office:value-type="float" office:value="0.002877569" calcext:value-type="float">
            <text:p>0.002877569</text:p>
          </table:table-cell>
          <table:table-cell office:value-type="float" office:value="0.04362596" calcext:value-type="float">
            <text:p>0.04362596</text:p>
          </table:table-cell>
          <table:table-cell office:value-type="float" office:value="1657.141" calcext:value-type="float">
            <text:p>1657.141</text:p>
          </table:table-cell>
          <table:table-cell office:value-type="float" office:value="0.5788361" calcext:value-type="float">
            <text:p>0.5788361</text:p>
          </table:table-cell>
          <table:table-cell office:value-type="float" office:value="0" calcext:value-type="float">
            <text:p>0</text:p>
          </table:table-cell>
          <table:table-cell office:value-type="float" office:value="0.06667513" calcext:value-type="float">
            <text:p>0.06667513</text:p>
          </table:table-cell>
          <table:table-cell office:value-type="float" office:value="0.4275353" calcext:value-type="float">
            <text:p>0.4275353</text:p>
          </table:table-cell>
          <table:table-cell office:value-type="float" office:value="0.1348332" calcext:value-type="float">
            <text:p>0.1348332</text:p>
          </table:table-cell>
          <table:table-cell office:value-type="float" office:value="0.1348007" calcext:value-type="float">
            <text:p>0.1348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6006" calcext:value-type="float">
            <text:p>29.6006</text:p>
          </table:table-cell>
          <table:table-cell office:value-type="float" office:value="31.07051" calcext:value-type="float">
            <text:p>31.0705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6082000" calcext:value-type="float">
            <text:p>16082000</text:p>
          </table:table-cell>
          <table:table-cell office:value-type="float" office:value="0.3140682" calcext:value-type="float">
            <text:p>0.3140682</text:p>
          </table:table-cell>
          <table:table-cell office:value-type="float" office:value="130.6713" calcext:value-type="float">
            <text:p>130.6713</text:p>
          </table:table-cell>
          <table:table-cell office:value-type="float" office:value="5" calcext:value-type="float">
            <text:p>5</text:p>
          </table:table-cell>
          <table:table-cell office:value-type="float" office:value="-3.91037" calcext:value-type="float">
            <text:p>-3.91037</text:p>
          </table:table-cell>
          <table:table-cell office:value-type="float" office:value="34.39923" calcext:value-type="float">
            <text:p>34.39923</text:p>
          </table:table-cell>
          <table:table-cell office:value-type="float" office:value="0.000008703617" calcext:value-type="float">
            <text:p>8.703617E-06</text:p>
          </table:table-cell>
          <table:table-cell office:value-type="float" office:value="0.00288138" calcext:value-type="float">
            <text:p>0.00288138</text:p>
          </table:table-cell>
          <table:table-cell office:value-type="float" office:value="0.04347493" calcext:value-type="float">
            <text:p>0.04347493</text:p>
          </table:table-cell>
          <table:table-cell office:value-type="float" office:value="1657.186" calcext:value-type="float">
            <text:p>1657.186</text:p>
          </table:table-cell>
          <table:table-cell office:value-type="float" office:value="0.5770621" calcext:value-type="float">
            <text:p>0.5770621</text:p>
          </table:table-cell>
          <table:table-cell office:value-type="float" office:value="0" calcext:value-type="float">
            <text:p>0</text:p>
          </table:table-cell>
          <table:table-cell office:value-type="float" office:value="0.6071661" calcext:value-type="float">
            <text:p>0.6071661</text:p>
          </table:table-cell>
          <table:table-cell office:value-type="float" office:value="0.4747235" calcext:value-type="float">
            <text:p>0.4747235</text:p>
          </table:table-cell>
          <table:table-cell office:value-type="float" office:value="0.1346211" calcext:value-type="float">
            <text:p>0.1346211</text:p>
          </table:table-cell>
          <table:table-cell office:value-type="float" office:value="0.1345709" calcext:value-type="float">
            <text:p>0.13457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652" calcext:value-type="float">
            <text:p>29.5652</text:p>
          </table:table-cell>
          <table:table-cell office:value-type="float" office:value="31.07124" calcext:value-type="float">
            <text:p>31.0712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7082000" calcext:value-type="float">
            <text:p>17082000</text:p>
          </table:table-cell>
          <table:table-cell office:value-type="float" office:value="0.3144592" calcext:value-type="float">
            <text:p>0.3144592</text:p>
          </table:table-cell>
          <table:table-cell office:value-type="float" office:value="130.6662" calcext:value-type="float">
            <text:p>130.6662</text:p>
          </table:table-cell>
          <table:table-cell office:value-type="float" office:value="5" calcext:value-type="float">
            <text:p>5</text:p>
          </table:table-cell>
          <table:table-cell office:value-type="float" office:value="-3.909633" calcext:value-type="float">
            <text:p>-3.909633</text:p>
          </table:table-cell>
          <table:table-cell office:value-type="float" office:value="34.36264" calcext:value-type="float">
            <text:p>34.36264</text:p>
          </table:table-cell>
          <table:table-cell office:value-type="float" office:value="0.000008703617" calcext:value-type="float">
            <text:p>8.703617E-06</text:p>
          </table:table-cell>
          <table:table-cell office:value-type="float" office:value="0.002885126" calcext:value-type="float">
            <text:p>0.002885126</text:p>
          </table:table-cell>
          <table:table-cell office:value-type="float" office:value="0.04332449" calcext:value-type="float">
            <text:p>0.04332449</text:p>
          </table:table-cell>
          <table:table-cell office:value-type="float" office:value="1657.232" calcext:value-type="float">
            <text:p>1657.232</text:p>
          </table:table-cell>
          <table:table-cell office:value-type="float" office:value="0.5754025" calcext:value-type="float">
            <text:p>0.5754025</text:p>
          </table:table-cell>
          <table:table-cell office:value-type="float" office:value="0" calcext:value-type="float">
            <text:p>0</text:p>
          </table:table-cell>
          <table:table-cell office:value-type="float" office:value="0.6172069" calcext:value-type="float">
            <text:p>0.6172069</text:p>
          </table:table-cell>
          <table:table-cell office:value-type="float" office:value="0.4816841" calcext:value-type="float">
            <text:p>0.4816841</text:p>
          </table:table-cell>
          <table:table-cell office:value-type="float" office:value="0.1343814" calcext:value-type="float">
            <text:p>0.1343814</text:p>
          </table:table-cell>
          <table:table-cell office:value-type="float" office:value="0.1343419" calcext:value-type="float">
            <text:p>0.1343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8691" calcext:value-type="float">
            <text:p>29.58691</text:p>
          </table:table-cell>
          <table:table-cell office:value-type="float" office:value="31.07447" calcext:value-type="float">
            <text:p>31.0744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8082000" calcext:value-type="float">
            <text:p>18082000</text:p>
          </table:table-cell>
          <table:table-cell office:value-type="float" office:value="0.3149043" calcext:value-type="float">
            <text:p>0.3149043</text:p>
          </table:table-cell>
          <table:table-cell office:value-type="float" office:value="130.6613" calcext:value-type="float">
            <text:p>130.6613</text:p>
          </table:table-cell>
          <table:table-cell office:value-type="float" office:value="5" calcext:value-type="float">
            <text:p>5</text:p>
          </table:table-cell>
          <table:table-cell office:value-type="float" office:value="-3.908845" calcext:value-type="float">
            <text:p>-3.908845</text:p>
          </table:table-cell>
          <table:table-cell office:value-type="float" office:value="34.32563" calcext:value-type="float">
            <text:p>34.32563</text:p>
          </table:table-cell>
          <table:table-cell office:value-type="float" office:value="0.000008703617" calcext:value-type="float">
            <text:p>8.703617E-06</text:p>
          </table:table-cell>
          <table:table-cell office:value-type="float" office:value="0.002888845" calcext:value-type="float">
            <text:p>0.002888845</text:p>
          </table:table-cell>
          <table:table-cell office:value-type="float" office:value="0.04317167" calcext:value-type="float">
            <text:p>0.04317167</text:p>
          </table:table-cell>
          <table:table-cell office:value-type="float" office:value="1657.278" calcext:value-type="float">
            <text:p>1657.278</text:p>
          </table:table-cell>
          <table:table-cell office:value-type="float" office:value="0.573541" calcext:value-type="float">
            <text:p>0.573541</text:p>
          </table:table-cell>
          <table:table-cell office:value-type="float" office:value="0" calcext:value-type="float">
            <text:p>0</text:p>
          </table:table-cell>
          <table:table-cell office:value-type="float" office:value="0.4732314" calcext:value-type="float">
            <text:p>0.4732314</text:p>
          </table:table-cell>
          <table:table-cell office:value-type="float" office:value="0.4861646" calcext:value-type="float">
            <text:p>0.4861646</text:p>
          </table:table-cell>
          <table:table-cell office:value-type="float" office:value="0.1341425" calcext:value-type="float">
            <text:p>0.1341425</text:p>
          </table:table-cell>
          <table:table-cell office:value-type="float" office:value="0.1341128" calcext:value-type="float">
            <text:p>0.1341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982" calcext:value-type="float">
            <text:p>29.5982</text:p>
          </table:table-cell>
          <table:table-cell office:value-type="float" office:value="31.07882" calcext:value-type="float">
            <text:p>31.0788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9082000" calcext:value-type="float">
            <text:p>19082000</text:p>
          </table:table-cell>
          <table:table-cell office:value-type="float" office:value="0.3154413" calcext:value-type="float">
            <text:p>0.3154413</text:p>
          </table:table-cell>
          <table:table-cell office:value-type="float" office:value="130.6561" calcext:value-type="float">
            <text:p>130.6561</text:p>
          </table:table-cell>
          <table:table-cell office:value-type="float" office:value="5" calcext:value-type="float">
            <text:p>5</text:p>
          </table:table-cell>
          <table:table-cell office:value-type="float" office:value="-3.907948" calcext:value-type="float">
            <text:p>-3.907948</text:p>
          </table:table-cell>
          <table:table-cell office:value-type="float" office:value="34.28876" calcext:value-type="float">
            <text:p>34.28876</text:p>
          </table:table-cell>
          <table:table-cell office:value-type="float" office:value="0.000008703617" calcext:value-type="float">
            <text:p>8.703617E-06</text:p>
          </table:table-cell>
          <table:table-cell office:value-type="float" office:value="0.002892556" calcext:value-type="float">
            <text:p>0.002892556</text:p>
          </table:table-cell>
          <table:table-cell office:value-type="float" office:value="0.04301634" calcext:value-type="float">
            <text:p>0.04301634</text:p>
          </table:table-cell>
          <table:table-cell office:value-type="float" office:value="1657.323" calcext:value-type="float">
            <text:p>1657.323</text:p>
          </table:table-cell>
          <table:table-cell office:value-type="float" office:value="0.5716057" calcext:value-type="float">
            <text:p>0.5716057</text:p>
          </table:table-cell>
          <table:table-cell office:value-type="float" office:value="0" calcext:value-type="float">
            <text:p>0</text:p>
          </table:table-cell>
          <table:table-cell office:value-type="float" office:value="0.6397048" calcext:value-type="float">
            <text:p>0.6397048</text:p>
          </table:table-cell>
          <table:table-cell office:value-type="float" office:value="0.4840204" calcext:value-type="float">
            <text:p>0.4840204</text:p>
          </table:table-cell>
          <table:table-cell office:value-type="float" office:value="0.1339238" calcext:value-type="float">
            <text:p>0.1339238</text:p>
          </table:table-cell>
          <table:table-cell office:value-type="float" office:value="0.1338842" calcext:value-type="float">
            <text:p>0.13388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61196" calcext:value-type="float">
            <text:p>29.61196</text:p>
          </table:table-cell>
          <table:table-cell office:value-type="float" office:value="31.08363" calcext:value-type="float">
            <text:p>31.0836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0082000" calcext:value-type="float">
            <text:p>20082000</text:p>
          </table:table-cell>
          <table:table-cell office:value-type="float" office:value="0.316007" calcext:value-type="float">
            <text:p>0.316007</text:p>
          </table:table-cell>
          <table:table-cell office:value-type="float" office:value="130.6512" calcext:value-type="float">
            <text:p>130.6512</text:p>
          </table:table-cell>
          <table:table-cell office:value-type="float" office:value="5" calcext:value-type="float">
            <text:p>5</text:p>
          </table:table-cell>
          <table:table-cell office:value-type="float" office:value="-3.907055" calcext:value-type="float">
            <text:p>-3.907055</text:p>
          </table:table-cell>
          <table:table-cell office:value-type="float" office:value="34.25185" calcext:value-type="float">
            <text:p>34.25185</text:p>
          </table:table-cell>
          <table:table-cell office:value-type="float" office:value="0.000008703617" calcext:value-type="float">
            <text:p>8.703617E-06</text:p>
          </table:table-cell>
          <table:table-cell office:value-type="float" office:value="0.002896266" calcext:value-type="float">
            <text:p>0.002896266</text:p>
          </table:table-cell>
          <table:table-cell office:value-type="float" office:value="0.04285916" calcext:value-type="float">
            <text:p>0.04285916</text:p>
          </table:table-cell>
          <table:table-cell office:value-type="float" office:value="1657.369" calcext:value-type="float">
            <text:p>1657.369</text:p>
          </table:table-cell>
          <table:table-cell office:value-type="float" office:value="0.5698364" calcext:value-type="float">
            <text:p>0.5698364</text:p>
          </table:table-cell>
          <table:table-cell office:value-type="float" office:value="0" calcext:value-type="float">
            <text:p>0</text:p>
          </table:table-cell>
          <table:table-cell office:value-type="float" office:value="0.4800627" calcext:value-type="float">
            <text:p>0.4800627</text:p>
          </table:table-cell>
          <table:table-cell office:value-type="float" office:value="0.4727353" calcext:value-type="float">
            <text:p>0.4727353</text:p>
          </table:table-cell>
          <table:table-cell office:value-type="float" office:value="0.1336853" calcext:value-type="float">
            <text:p>0.1336853</text:p>
          </table:table-cell>
          <table:table-cell office:value-type="float" office:value="0.1336562" calcext:value-type="float">
            <text:p>0.1336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62156" calcext:value-type="float">
            <text:p>29.62156</text:p>
          </table:table-cell>
          <table:table-cell office:value-type="float" office:value="31.08744" calcext:value-type="float">
            <text:p>31.0874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1082000" calcext:value-type="float">
            <text:p>21082000</text:p>
          </table:table-cell>
          <table:table-cell office:value-type="float" office:value="0.3167611" calcext:value-type="float">
            <text:p>0.3167611</text:p>
          </table:table-cell>
          <table:table-cell office:value-type="float" office:value="130.6462" calcext:value-type="float">
            <text:p>130.6462</text:p>
          </table:table-cell>
          <table:table-cell office:value-type="float" office:value="5" calcext:value-type="float">
            <text:p>5</text:p>
          </table:table-cell>
          <table:table-cell office:value-type="float" office:value="-3.905951" calcext:value-type="float">
            <text:p>-3.905951</text:p>
          </table:table-cell>
          <table:table-cell office:value-type="float" office:value="34.21497" calcext:value-type="float">
            <text:p>34.21497</text:p>
          </table:table-cell>
          <table:table-cell office:value-type="float" office:value="0.000008703617" calcext:value-type="float">
            <text:p>8.703617E-06</text:p>
          </table:table-cell>
          <table:table-cell office:value-type="float" office:value="0.002899976" calcext:value-type="float">
            <text:p>0.002899976</text:p>
          </table:table-cell>
          <table:table-cell office:value-type="float" office:value="0.04269916" calcext:value-type="float">
            <text:p>0.04269916</text:p>
          </table:table-cell>
          <table:table-cell office:value-type="float" office:value="1657.413" calcext:value-type="float">
            <text:p>1657.413</text:p>
          </table:table-cell>
          <table:table-cell office:value-type="float" office:value="0.5678278" calcext:value-type="float">
            <text:p>0.5678278</text:p>
          </table:table-cell>
          <table:table-cell office:value-type="float" office:value="0" calcext:value-type="float">
            <text:p>0</text:p>
          </table:table-cell>
          <table:table-cell office:value-type="float" office:value="0.4652187" calcext:value-type="float">
            <text:p>0.4652187</text:p>
          </table:table-cell>
          <table:table-cell office:value-type="float" office:value="0.4869127" calcext:value-type="float">
            <text:p>0.4869127</text:p>
          </table:table-cell>
          <table:table-cell office:value-type="float" office:value="0.133456" calcext:value-type="float">
            <text:p>0.133456</text:p>
          </table:table-cell>
          <table:table-cell office:value-type="float" office:value="0.1334286" calcext:value-type="float">
            <text:p>0.1334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628" calcext:value-type="float">
            <text:p>29.628</text:p>
          </table:table-cell>
          <table:table-cell office:value-type="float" office:value="31.09164" calcext:value-type="float">
            <text:p>31.0916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2082000" calcext:value-type="float">
            <text:p>22082000</text:p>
          </table:table-cell>
          <table:table-cell office:value-type="float" office:value="0.3175938" calcext:value-type="float">
            <text:p>0.3175938</text:p>
          </table:table-cell>
          <table:table-cell office:value-type="float" office:value="130.641" calcext:value-type="float">
            <text:p>130.641</text:p>
          </table:table-cell>
          <table:table-cell office:value-type="float" office:value="5" calcext:value-type="float">
            <text:p>5</text:p>
          </table:table-cell>
          <table:table-cell office:value-type="float" office:value="-3.904753" calcext:value-type="float">
            <text:p>-3.904753</text:p>
          </table:table-cell>
          <table:table-cell office:value-type="float" office:value="34.17833" calcext:value-type="float">
            <text:p>34.17833</text:p>
          </table:table-cell>
          <table:table-cell office:value-type="float" office:value="0.000008703617" calcext:value-type="float">
            <text:p>8.703617E-06</text:p>
          </table:table-cell>
          <table:table-cell office:value-type="float" office:value="0.002903677" calcext:value-type="float">
            <text:p>0.002903677</text:p>
          </table:table-cell>
          <table:table-cell office:value-type="float" office:value="0.04253538" calcext:value-type="float">
            <text:p>0.04253538</text:p>
          </table:table-cell>
          <table:table-cell office:value-type="float" office:value="1657.457" calcext:value-type="float">
            <text:p>1657.457</text:p>
          </table:table-cell>
          <table:table-cell office:value-type="float" office:value="0.5656866" calcext:value-type="float">
            <text:p>0.5656866</text:p>
          </table:table-cell>
          <table:table-cell office:value-type="float" office:value="0" calcext:value-type="float">
            <text:p>0</text:p>
          </table:table-cell>
          <table:table-cell office:value-type="float" office:value="0.4478036" calcext:value-type="float">
            <text:p>0.4478036</text:p>
          </table:table-cell>
          <table:table-cell office:value-type="float" office:value="0.4823087" calcext:value-type="float">
            <text:p>0.4823087</text:p>
          </table:table-cell>
          <table:table-cell office:value-type="float" office:value="0.1332283" calcext:value-type="float">
            <text:p>0.1332283</text:p>
          </table:table-cell>
          <table:table-cell office:value-type="float" office:value="0.1332014" calcext:value-type="float">
            <text:p>0.133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63329" calcext:value-type="float">
            <text:p>29.63329</text:p>
          </table:table-cell>
          <table:table-cell office:value-type="float" office:value="31.09685" calcext:value-type="float">
            <text:p>31.0968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3082000" calcext:value-type="float">
            <text:p>23082000</text:p>
          </table:table-cell>
          <table:table-cell office:value-type="float" office:value="0.3182346" calcext:value-type="float">
            <text:p>0.3182346</text:p>
          </table:table-cell>
          <table:table-cell office:value-type="float" office:value="130.6362" calcext:value-type="float">
            <text:p>130.6362</text:p>
          </table:table-cell>
          <table:table-cell office:value-type="float" office:value="5" calcext:value-type="float">
            <text:p>5</text:p>
          </table:table-cell>
          <table:table-cell office:value-type="float" office:value="-3.903802" calcext:value-type="float">
            <text:p>-3.903802</text:p>
          </table:table-cell>
          <table:table-cell office:value-type="float" office:value="34.14043" calcext:value-type="float">
            <text:p>34.14043</text:p>
          </table:table-cell>
          <table:table-cell office:value-type="float" office:value="0.000008703617" calcext:value-type="float">
            <text:p>8.703617E-06</text:p>
          </table:table-cell>
          <table:table-cell office:value-type="float" office:value="0.002908308" calcext:value-type="float">
            <text:p>0.002908308</text:p>
          </table:table-cell>
          <table:table-cell office:value-type="float" office:value="0.04244791" calcext:value-type="float">
            <text:p>0.04244791</text:p>
          </table:table-cell>
          <table:table-cell office:value-type="float" office:value="1657.501" calcext:value-type="float">
            <text:p>1657.501</text:p>
          </table:table-cell>
          <table:table-cell office:value-type="float" office:value="0.5647736" calcext:value-type="float">
            <text:p>0.5647736</text:p>
          </table:table-cell>
          <table:table-cell office:value-type="float" office:value="0" calcext:value-type="float">
            <text:p>0</text:p>
          </table:table-cell>
          <table:table-cell office:value-type="float" office:value="0.4496332" calcext:value-type="float">
            <text:p>0.4496332</text:p>
          </table:table-cell>
          <table:table-cell office:value-type="float" office:value="0.4317867" calcext:value-type="float">
            <text:p>0.4317867</text:p>
          </table:table-cell>
          <table:table-cell office:value-type="float" office:value="0.1330511" calcext:value-type="float">
            <text:p>0.1330511</text:p>
          </table:table-cell>
          <table:table-cell office:value-type="float" office:value="0.1329744" calcext:value-type="float">
            <text:p>0.1329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62409" calcext:value-type="float">
            <text:p>29.62409</text:p>
          </table:table-cell>
          <table:table-cell office:value-type="float" office:value="31.08595" calcext:value-type="float">
            <text:p>31.0859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4082000" calcext:value-type="float">
            <text:p>24082000</text:p>
          </table:table-cell>
          <table:table-cell office:value-type="float" office:value="0.3189074" calcext:value-type="float">
            <text:p>0.3189074</text:p>
          </table:table-cell>
          <table:table-cell office:value-type="float" office:value="130.6314" calcext:value-type="float">
            <text:p>130.6314</text:p>
          </table:table-cell>
          <table:table-cell office:value-type="float" office:value="5" calcext:value-type="float">
            <text:p>5</text:p>
          </table:table-cell>
          <table:table-cell office:value-type="float" office:value="-3.902806" calcext:value-type="float">
            <text:p>-3.902806</text:p>
          </table:table-cell>
          <table:table-cell office:value-type="float" office:value="34.10358" calcext:value-type="float">
            <text:p>34.10358</text:p>
          </table:table-cell>
          <table:table-cell office:value-type="float" office:value="0.000008703617" calcext:value-type="float">
            <text:p>8.703617E-06</text:p>
          </table:table-cell>
          <table:table-cell office:value-type="float" office:value="0.002912051" calcext:value-type="float">
            <text:p>0.002912051</text:p>
          </table:table-cell>
          <table:table-cell office:value-type="float" office:value="0.04229449" calcext:value-type="float">
            <text:p>0.04229449</text:p>
          </table:table-cell>
          <table:table-cell office:value-type="float" office:value="1657.546" calcext:value-type="float">
            <text:p>1657.546</text:p>
          </table:table-cell>
          <table:table-cell office:value-type="float" office:value="0.5642445" calcext:value-type="float">
            <text:p>0.5642445</text:p>
          </table:table-cell>
          <table:table-cell office:value-type="float" office:value="0" calcext:value-type="float">
            <text:p>0</text:p>
          </table:table-cell>
          <table:table-cell office:value-type="float" office:value="0.6910156" calcext:value-type="float">
            <text:p>0.6910156</text:p>
          </table:table-cell>
          <table:table-cell office:value-type="float" office:value="0.5223155" calcext:value-type="float">
            <text:p>0.5223155</text:p>
          </table:table-cell>
          <table:table-cell office:value-type="float" office:value="0.1328481" calcext:value-type="float">
            <text:p>0.1328481</text:p>
          </table:table-cell>
          <table:table-cell office:value-type="float" office:value="0.1327481" calcext:value-type="float">
            <text:p>0.13274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66019" calcext:value-type="float">
            <text:p>29.66019</text:p>
          </table:table-cell>
          <table:table-cell office:value-type="float" office:value="31.09126" calcext:value-type="float">
            <text:p>31.0912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5082000" calcext:value-type="float">
            <text:p>25082000</text:p>
          </table:table-cell>
          <table:table-cell office:value-type="float" office:value="0.3196524" calcext:value-type="float">
            <text:p>0.3196524</text:p>
          </table:table-cell>
          <table:table-cell office:value-type="float" office:value="130.626" calcext:value-type="float">
            <text:p>130.626</text:p>
          </table:table-cell>
          <table:table-cell office:value-type="float" office:value="5" calcext:value-type="float">
            <text:p>5</text:p>
          </table:table-cell>
          <table:table-cell office:value-type="float" office:value="-3.901704" calcext:value-type="float">
            <text:p>-3.901704</text:p>
          </table:table-cell>
          <table:table-cell office:value-type="float" office:value="34.0676" calcext:value-type="float">
            <text:p>34.0676</text:p>
          </table:table-cell>
          <table:table-cell office:value-type="float" office:value="0.000008703617" calcext:value-type="float">
            <text:p>8.703617E-06</text:p>
          </table:table-cell>
          <table:table-cell office:value-type="float" office:value="0.002915806" calcext:value-type="float">
            <text:p>0.002915806</text:p>
          </table:table-cell>
          <table:table-cell office:value-type="float" office:value="0.04215083" calcext:value-type="float">
            <text:p>0.04215083</text:p>
          </table:table-cell>
          <table:table-cell office:value-type="float" office:value="1657.591" calcext:value-type="float">
            <text:p>1657.591</text:p>
          </table:table-cell>
          <table:table-cell office:value-type="float" office:value="0.5635287" calcext:value-type="float">
            <text:p>0.5635287</text:p>
          </table:table-cell>
          <table:table-cell office:value-type="float" office:value="0" calcext:value-type="float">
            <text:p>0</text:p>
          </table:table-cell>
          <table:table-cell office:value-type="float" office:value="0.832624" calcext:value-type="float">
            <text:p>0.832624</text:p>
          </table:table-cell>
          <table:table-cell office:value-type="float" office:value="0.5834241" calcext:value-type="float">
            <text:p>0.5834241</text:p>
          </table:table-cell>
          <table:table-cell office:value-type="float" office:value="0.1325932" calcext:value-type="float">
            <text:p>0.1325932</text:p>
          </table:table-cell>
          <table:table-cell office:value-type="float" office:value="0.132522" calcext:value-type="float">
            <text:p>0.1325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69801" calcext:value-type="float">
            <text:p>29.69801</text:p>
          </table:table-cell>
          <table:table-cell office:value-type="float" office:value="31.1095" calcext:value-type="float">
            <text:p>31.109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6082000" calcext:value-type="float">
            <text:p>26082000</text:p>
          </table:table-cell>
          <table:table-cell office:value-type="float" office:value="0.3204544" calcext:value-type="float">
            <text:p>0.3204544</text:p>
          </table:table-cell>
          <table:table-cell office:value-type="float" office:value="130.6203" calcext:value-type="float">
            <text:p>130.6203</text:p>
          </table:table-cell>
          <table:table-cell office:value-type="float" office:value="5" calcext:value-type="float">
            <text:p>5</text:p>
          </table:table-cell>
          <table:table-cell office:value-type="float" office:value="-3.900524" calcext:value-type="float">
            <text:p>-3.900524</text:p>
          </table:table-cell>
          <table:table-cell office:value-type="float" office:value="34.03191" calcext:value-type="float">
            <text:p>34.03191</text:p>
          </table:table-cell>
          <table:table-cell office:value-type="float" office:value="0.000008703617" calcext:value-type="float">
            <text:p>8.703617E-06</text:p>
          </table:table-cell>
          <table:table-cell office:value-type="float" office:value="0.00291959" calcext:value-type="float">
            <text:p>0.00291959</text:p>
          </table:table-cell>
          <table:table-cell office:value-type="float" office:value="0.04201359" calcext:value-type="float">
            <text:p>0.04201359</text:p>
          </table:table-cell>
          <table:table-cell office:value-type="float" office:value="1657.636" calcext:value-type="float">
            <text:p>1657.636</text:p>
          </table:table-cell>
          <table:table-cell office:value-type="float" office:value="0.5625515" calcext:value-type="float">
            <text:p>0.5625515</text:p>
          </table:table-cell>
          <table:table-cell office:value-type="float" office:value="0" calcext:value-type="float">
            <text:p>0</text:p>
          </table:table-cell>
          <table:table-cell office:value-type="float" office:value="0.564133" calcext:value-type="float">
            <text:p>0.564133</text:p>
          </table:table-cell>
          <table:table-cell office:value-type="float" office:value="0.5581853" calcext:value-type="float">
            <text:p>0.5581853</text:p>
          </table:table-cell>
          <table:table-cell office:value-type="float" office:value="0.1323414" calcext:value-type="float">
            <text:p>0.1323414</text:p>
          </table:table-cell>
          <table:table-cell office:value-type="float" office:value="0.1322961" calcext:value-type="float">
            <text:p>0.13229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717" calcext:value-type="float">
            <text:p>29.717</text:p>
          </table:table-cell>
          <table:table-cell office:value-type="float" office:value="31.13002" calcext:value-type="float">
            <text:p>31.1300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7082000" calcext:value-type="float">
            <text:p>27082000</text:p>
          </table:table-cell>
          <table:table-cell office:value-type="float" office:value="0.3212847" calcext:value-type="float">
            <text:p>0.3212847</text:p>
          </table:table-cell>
          <table:table-cell office:value-type="float" office:value="130.6144" calcext:value-type="float">
            <text:p>130.6144</text:p>
          </table:table-cell>
          <table:table-cell office:value-type="float" office:value="5" calcext:value-type="float">
            <text:p>5</text:p>
          </table:table-cell>
          <table:table-cell office:value-type="float" office:value="-3.899313" calcext:value-type="float">
            <text:p>-3.899313</text:p>
          </table:table-cell>
          <table:table-cell office:value-type="float" office:value="33.99632" calcext:value-type="float">
            <text:p>33.99632</text:p>
          </table:table-cell>
          <table:table-cell office:value-type="float" office:value="0.000008703617" calcext:value-type="float">
            <text:p>8.703617E-06</text:p>
          </table:table-cell>
          <table:table-cell office:value-type="float" office:value="0.002923389" calcext:value-type="float">
            <text:p>0.002923389</text:p>
          </table:table-cell>
          <table:table-cell office:value-type="float" office:value="0.04188175" calcext:value-type="float">
            <text:p>0.04188175</text:p>
          </table:table-cell>
          <table:table-cell office:value-type="float" office:value="1657.682" calcext:value-type="float">
            <text:p>1657.682</text:p>
          </table:table-cell>
          <table:table-cell office:value-type="float" office:value="0.5614286" calcext:value-type="float">
            <text:p>0.5614286</text:p>
          </table:table-cell>
          <table:table-cell office:value-type="float" office:value="0" calcext:value-type="float">
            <text:p>0</text:p>
          </table:table-cell>
          <table:table-cell office:value-type="float" office:value="0.5362799" calcext:value-type="float">
            <text:p>0.5362799</text:p>
          </table:table-cell>
          <table:table-cell office:value-type="float" office:value="0.5559853" calcext:value-type="float">
            <text:p>0.5559853</text:p>
          </table:table-cell>
          <table:table-cell office:value-type="float" office:value="0.1321033" calcext:value-type="float">
            <text:p>0.1321033</text:p>
          </table:table-cell>
          <table:table-cell office:value-type="float" office:value="0.132071" calcext:value-type="float">
            <text:p>0.132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72804" calcext:value-type="float">
            <text:p>29.72804</text:p>
          </table:table-cell>
          <table:table-cell office:value-type="float" office:value="31.14572" calcext:value-type="float">
            <text:p>31.1457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8082000" calcext:value-type="float">
            <text:p>28082000</text:p>
          </table:table-cell>
          <table:table-cell office:value-type="float" office:value="0.3221501" calcext:value-type="float">
            <text:p>0.3221501</text:p>
          </table:table-cell>
          <table:table-cell office:value-type="float" office:value="130.609" calcext:value-type="float">
            <text:p>130.609</text:p>
          </table:table-cell>
          <table:table-cell office:value-type="float" office:value="5" calcext:value-type="float">
            <text:p>5</text:p>
          </table:table-cell>
          <table:table-cell office:value-type="float" office:value="-3.898103" calcext:value-type="float">
            <text:p>-3.898103</text:p>
          </table:table-cell>
          <table:table-cell office:value-type="float" office:value="33.96061" calcext:value-type="float">
            <text:p>33.96061</text:p>
          </table:table-cell>
          <table:table-cell office:value-type="float" office:value="0.000008703617" calcext:value-type="float">
            <text:p>8.703617E-06</text:p>
          </table:table-cell>
          <table:table-cell office:value-type="float" office:value="0.002927189" calcext:value-type="float">
            <text:p>0.002927189</text:p>
          </table:table-cell>
          <table:table-cell office:value-type="float" office:value="0.04175191" calcext:value-type="float">
            <text:p>0.04175191</text:p>
          </table:table-cell>
          <table:table-cell office:value-type="float" office:value="1657.727" calcext:value-type="float">
            <text:p>1657.727</text:p>
          </table:table-cell>
          <table:table-cell office:value-type="float" office:value="0.5601282" calcext:value-type="float">
            <text:p>0.5601282</text:p>
          </table:table-cell>
          <table:table-cell office:value-type="float" office:value="0" calcext:value-type="float">
            <text:p>0</text:p>
          </table:table-cell>
          <table:table-cell office:value-type="float" office:value="0.4760353" calcext:value-type="float">
            <text:p>0.4760353</text:p>
          </table:table-cell>
          <table:table-cell office:value-type="float" office:value="0.5272974" calcext:value-type="float">
            <text:p>0.5272974</text:p>
          </table:table-cell>
          <table:table-cell office:value-type="float" office:value="0.1318728" calcext:value-type="float">
            <text:p>0.1318728</text:p>
          </table:table-cell>
          <table:table-cell office:value-type="float" office:value="0.1318462" calcext:value-type="float">
            <text:p>0.1318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73536" calcext:value-type="float">
            <text:p>29.73536</text:p>
          </table:table-cell>
          <table:table-cell office:value-type="float" office:value="31.15805" calcext:value-type="float">
            <text:p>31.1580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9082000" calcext:value-type="float">
            <text:p>29082000</text:p>
          </table:table-cell>
          <table:table-cell office:value-type="float" office:value="0.3230958" calcext:value-type="float">
            <text:p>0.3230958</text:p>
          </table:table-cell>
          <table:table-cell office:value-type="float" office:value="130.6035" calcext:value-type="float">
            <text:p>130.6035</text:p>
          </table:table-cell>
          <table:table-cell office:value-type="float" office:value="5" calcext:value-type="float">
            <text:p>5</text:p>
          </table:table-cell>
          <table:table-cell office:value-type="float" office:value="-3.896796" calcext:value-type="float">
            <text:p>-3.896796</text:p>
          </table:table-cell>
          <table:table-cell office:value-type="float" office:value="33.92471" calcext:value-type="float">
            <text:p>33.92471</text:p>
          </table:table-cell>
          <table:table-cell office:value-type="float" office:value="0.000008703617" calcext:value-type="float">
            <text:p>8.703617E-06</text:p>
          </table:table-cell>
          <table:table-cell office:value-type="float" office:value="0.002930983" calcext:value-type="float">
            <text:p>0.002930983</text:p>
          </table:table-cell>
          <table:table-cell office:value-type="float" office:value="0.04162132" calcext:value-type="float">
            <text:p>0.04162132</text:p>
          </table:table-cell>
          <table:table-cell office:value-type="float" office:value="1657.771" calcext:value-type="float">
            <text:p>1657.771</text:p>
          </table:table-cell>
          <table:table-cell office:value-type="float" office:value="0.5585483" calcext:value-type="float">
            <text:p>0.5585483</text:p>
          </table:table-cell>
          <table:table-cell office:value-type="float" office:value="0" calcext:value-type="float">
            <text:p>0</text:p>
          </table:table-cell>
          <table:table-cell office:value-type="float" office:value="0.4588402" calcext:value-type="float">
            <text:p>0.4588402</text:p>
          </table:table-cell>
          <table:table-cell office:value-type="float" office:value="0.52282" calcext:value-type="float">
            <text:p>0.52282</text:p>
          </table:table-cell>
          <table:table-cell office:value-type="float" office:value="0.1316478" calcext:value-type="float">
            <text:p>0.1316478</text:p>
          </table:table-cell>
          <table:table-cell office:value-type="float" office:value="0.1316217" calcext:value-type="float">
            <text:p>0.1316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74028" calcext:value-type="float">
            <text:p>29.74028</text:p>
          </table:table-cell>
          <table:table-cell office:value-type="float" office:value="31.16728" calcext:value-type="float">
            <text:p>31.1672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0082000" calcext:value-type="float">
            <text:p>30082000</text:p>
          </table:table-cell>
          <table:table-cell office:value-type="float" office:value="0.3241193" calcext:value-type="float">
            <text:p>0.3241193</text:p>
          </table:table-cell>
          <table:table-cell office:value-type="float" office:value="130.5973" calcext:value-type="float">
            <text:p>130.5973</text:p>
          </table:table-cell>
          <table:table-cell office:value-type="float" office:value="5" calcext:value-type="float">
            <text:p>5</text:p>
          </table:table-cell>
          <table:table-cell office:value-type="float" office:value="-3.895368" calcext:value-type="float">
            <text:p>-3.895368</text:p>
          </table:table-cell>
          <table:table-cell office:value-type="float" office:value="33.88909" calcext:value-type="float">
            <text:p>33.88909</text:p>
          </table:table-cell>
          <table:table-cell office:value-type="float" office:value="0.000008703617" calcext:value-type="float">
            <text:p>8.703617E-06</text:p>
          </table:table-cell>
          <table:table-cell office:value-type="float" office:value="0.002934763" calcext:value-type="float">
            <text:p>0.002934763</text:p>
          </table:table-cell>
          <table:table-cell office:value-type="float" office:value="0.04148858" calcext:value-type="float">
            <text:p>0.04148858</text:p>
          </table:table-cell>
          <table:table-cell office:value-type="float" office:value="1657.816" calcext:value-type="float">
            <text:p>1657.816</text:p>
          </table:table-cell>
          <table:table-cell office:value-type="float" office:value="0.5567815" calcext:value-type="float">
            <text:p>0.5567815</text:p>
          </table:table-cell>
          <table:table-cell office:value-type="float" office:value="0" calcext:value-type="float">
            <text:p>0</text:p>
          </table:table-cell>
          <table:table-cell office:value-type="float" office:value="0.4586744" calcext:value-type="float">
            <text:p>0.4586744</text:p>
          </table:table-cell>
          <table:table-cell office:value-type="float" office:value="0.5183215" calcext:value-type="float">
            <text:p>0.5183215</text:p>
          </table:table-cell>
          <table:table-cell office:value-type="float" office:value="0.1314249" calcext:value-type="float">
            <text:p>0.1314249</text:p>
          </table:table-cell>
          <table:table-cell office:value-type="float" office:value="0.1313975" calcext:value-type="float">
            <text:p>0.13139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74499" calcext:value-type="float">
            <text:p>29.74499</text:p>
          </table:table-cell>
          <table:table-cell office:value-type="float" office:value="31.17667" calcext:value-type="float">
            <text:p>31.1766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1082000" calcext:value-type="float">
            <text:p>31082000</text:p>
          </table:table-cell>
          <table:table-cell office:value-type="float" office:value="0.3276338" calcext:value-type="float">
            <text:p>0.3276338</text:p>
          </table:table-cell>
          <table:table-cell office:value-type="float" office:value="130.5908" calcext:value-type="float">
            <text:p>130.5908</text:p>
          </table:table-cell>
          <table:table-cell office:value-type="float" office:value="5" calcext:value-type="float">
            <text:p>5</text:p>
          </table:table-cell>
          <table:table-cell office:value-type="float" office:value="-3.891428" calcext:value-type="float">
            <text:p>-3.891428</text:p>
          </table:table-cell>
          <table:table-cell office:value-type="float" office:value="33.85376" calcext:value-type="float">
            <text:p>33.85376</text:p>
          </table:table-cell>
          <table:table-cell office:value-type="float" office:value="0.000008703617" calcext:value-type="float">
            <text:p>8.703617E-06</text:p>
          </table:table-cell>
          <table:table-cell office:value-type="float" office:value="0.002938528" calcext:value-type="float">
            <text:p>0.002938528</text:p>
          </table:table-cell>
          <table:table-cell office:value-type="float" office:value="0.04135283" calcext:value-type="float">
            <text:p>0.04135283</text:p>
          </table:table-cell>
          <table:table-cell office:value-type="float" office:value="1657.861" calcext:value-type="float">
            <text:p>1657.861</text:p>
          </table:table-cell>
          <table:table-cell office:value-type="float" office:value="0.554759" calcext:value-type="float">
            <text:p>0.554759</text:p>
          </table:table-cell>
          <table:table-cell office:value-type="float" office:value="0" calcext:value-type="float">
            <text:p>0</text:p>
          </table:table-cell>
          <table:table-cell office:value-type="float" office:value="0.4894849" calcext:value-type="float">
            <text:p>0.4894849</text:p>
          </table:table-cell>
          <table:table-cell office:value-type="float" office:value="0.5330507" calcext:value-type="float">
            <text:p>0.5330507</text:p>
          </table:table-cell>
          <table:table-cell office:value-type="float" office:value="0.1312011" calcext:value-type="float">
            <text:p>0.1312011</text:p>
          </table:table-cell>
          <table:table-cell office:value-type="float" office:value="0.131174" calcext:value-type="float">
            <text:p>0.131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75179" calcext:value-type="float">
            <text:p>29.75179</text:p>
          </table:table-cell>
          <table:table-cell office:value-type="float" office:value="31.18637" calcext:value-type="float">
            <text:p>31.1863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092000" calcext:value-type="float">
            <text:p>1092000</text:p>
          </table:table-cell>
          <table:table-cell office:value-type="float" office:value="0.3296487" calcext:value-type="float">
            <text:p>0.3296487</text:p>
          </table:table-cell>
          <table:table-cell office:value-type="float" office:value="130.5841" calcext:value-type="float">
            <text:p>130.5841</text:p>
          </table:table-cell>
          <table:table-cell office:value-type="float" office:value="5" calcext:value-type="float">
            <text:p>5</text:p>
          </table:table-cell>
          <table:table-cell office:value-type="float" office:value="-3.888989" calcext:value-type="float">
            <text:p>-3.888989</text:p>
          </table:table-cell>
          <table:table-cell office:value-type="float" office:value="33.81863" calcext:value-type="float">
            <text:p>33.81863</text:p>
          </table:table-cell>
          <table:table-cell office:value-type="float" office:value="0.000008703617" calcext:value-type="float">
            <text:p>8.703617E-06</text:p>
          </table:table-cell>
          <table:table-cell office:value-type="float" office:value="0.002942283" calcext:value-type="float">
            <text:p>0.002942283</text:p>
          </table:table-cell>
          <table:table-cell office:value-type="float" office:value="0.04121274" calcext:value-type="float">
            <text:p>0.04121274</text:p>
          </table:table-cell>
          <table:table-cell office:value-type="float" office:value="1657.906" calcext:value-type="float">
            <text:p>1657.906</text:p>
          </table:table-cell>
          <table:table-cell office:value-type="float" office:value="0.5526729" calcext:value-type="float">
            <text:p>0.5526729</text:p>
          </table:table-cell>
          <table:table-cell office:value-type="float" office:value="0" calcext:value-type="float">
            <text:p>0</text:p>
          </table:table-cell>
          <table:table-cell office:value-type="float" office:value="0.4462994" calcext:value-type="float">
            <text:p>0.4462994</text:p>
          </table:table-cell>
          <table:table-cell office:value-type="float" office:value="0.519134" calcext:value-type="float">
            <text:p>0.519134</text:p>
          </table:table-cell>
          <table:table-cell office:value-type="float" office:value="0.1309798" calcext:value-type="float">
            <text:p>0.1309798</text:p>
          </table:table-cell>
          <table:table-cell office:value-type="float" office:value="0.1309505" calcext:value-type="float">
            <text:p>0.1309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75423" calcext:value-type="float">
            <text:p>29.75423</text:p>
          </table:table-cell>
          <table:table-cell office:value-type="float" office:value="31.19606" calcext:value-type="float">
            <text:p>31.1960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092000" calcext:value-type="float">
            <text:p>2092000</text:p>
          </table:table-cell>
          <table:table-cell office:value-type="float" office:value="0.3306336" calcext:value-type="float">
            <text:p>0.3306336</text:p>
          </table:table-cell>
          <table:table-cell office:value-type="float" office:value="130.5788" calcext:value-type="float">
            <text:p>130.5788</text:p>
          </table:table-cell>
          <table:table-cell office:value-type="float" office:value="5" calcext:value-type="float">
            <text:p>5</text:p>
          </table:table-cell>
          <table:table-cell office:value-type="float" office:value="-3.887695" calcext:value-type="float">
            <text:p>-3.887695</text:p>
          </table:table-cell>
          <table:table-cell office:value-type="float" office:value="33.783" calcext:value-type="float">
            <text:p>33.783</text:p>
          </table:table-cell>
          <table:table-cell office:value-type="float" office:value="0.000008703617" calcext:value-type="float">
            <text:p>8.703617E-06</text:p>
          </table:table-cell>
          <table:table-cell office:value-type="float" office:value="0.00294604" calcext:value-type="float">
            <text:p>0.00294604</text:p>
          </table:table-cell>
          <table:table-cell office:value-type="float" office:value="0.04107472" calcext:value-type="float">
            <text:p>0.04107472</text:p>
          </table:table-cell>
          <table:table-cell office:value-type="float" office:value="1657.949" calcext:value-type="float">
            <text:p>1657.949</text:p>
          </table:table-cell>
          <table:table-cell office:value-type="float" office:value="0.5515671" calcext:value-type="float">
            <text:p>0.5515671</text:p>
          </table:table-cell>
          <table:table-cell office:value-type="float" office:value="0" calcext:value-type="float">
            <text:p>0</text:p>
          </table:table-cell>
          <table:table-cell office:value-type="float" office:value="0.431796" calcext:value-type="float">
            <text:p>0.431796</text:p>
          </table:table-cell>
          <table:table-cell office:value-type="float" office:value="0.473368" calcext:value-type="float">
            <text:p>0.473368</text:p>
          </table:table-cell>
          <table:table-cell office:value-type="float" office:value="0.1308065" calcext:value-type="float">
            <text:p>0.1308065</text:p>
          </table:table-cell>
          <table:table-cell office:value-type="float" office:value="0.1307275" calcext:value-type="float">
            <text:p>0.13072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75142" calcext:value-type="float">
            <text:p>29.75142</text:p>
          </table:table-cell>
          <table:table-cell office:value-type="float" office:value="31.19973" calcext:value-type="float">
            <text:p>31.1997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092000" calcext:value-type="float">
            <text:p>3092000</text:p>
          </table:table-cell>
          <table:table-cell office:value-type="float" office:value="0.3316019" calcext:value-type="float">
            <text:p>0.3316019</text:p>
          </table:table-cell>
          <table:table-cell office:value-type="float" office:value="130.5742" calcext:value-type="float">
            <text:p>130.5742</text:p>
          </table:table-cell>
          <table:table-cell office:value-type="float" office:value="5" calcext:value-type="float">
            <text:p>5</text:p>
          </table:table-cell>
          <table:table-cell office:value-type="float" office:value="-3.886448" calcext:value-type="float">
            <text:p>-3.886448</text:p>
          </table:table-cell>
          <table:table-cell office:value-type="float" office:value="33.74677" calcext:value-type="float">
            <text:p>33.74677</text:p>
          </table:table-cell>
          <table:table-cell office:value-type="float" office:value="0.000008703617" calcext:value-type="float">
            <text:p>8.703617E-06</text:p>
          </table:table-cell>
          <table:table-cell office:value-type="float" office:value="0.002949843" calcext:value-type="float">
            <text:p>0.002949843</text:p>
          </table:table-cell>
          <table:table-cell office:value-type="float" office:value="0.04094785" calcext:value-type="float">
            <text:p>0.04094785</text:p>
          </table:table-cell>
          <table:table-cell office:value-type="float" office:value="1657.993" calcext:value-type="float">
            <text:p>1657.993</text:p>
          </table:table-cell>
          <table:table-cell office:value-type="float" office:value="0.5507142" calcext:value-type="float">
            <text:p>0.5507142</text:p>
          </table:table-cell>
          <table:table-cell office:value-type="float" office:value="0" calcext:value-type="float">
            <text:p>0</text:p>
          </table:table-cell>
          <table:table-cell office:value-type="float" office:value="0.532119" calcext:value-type="float">
            <text:p>0.532119</text:p>
          </table:table-cell>
          <table:table-cell office:value-type="float" office:value="0.4669427" calcext:value-type="float">
            <text:p>0.4669427</text:p>
          </table:table-cell>
          <table:table-cell office:value-type="float" office:value="0.1305892" calcext:value-type="float">
            <text:p>0.1305892</text:p>
          </table:table-cell>
          <table:table-cell office:value-type="float" office:value="0.1305051" calcext:value-type="float">
            <text:p>0.13050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75936" calcext:value-type="float">
            <text:p>29.75936</text:p>
          </table:table-cell>
          <table:table-cell office:value-type="float" office:value="31.19928" calcext:value-type="float">
            <text:p>31.1992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092000" calcext:value-type="float">
            <text:p>4092000</text:p>
          </table:table-cell>
          <table:table-cell office:value-type="float" office:value="0.3325346" calcext:value-type="float">
            <text:p>0.3325346</text:p>
          </table:table-cell>
          <table:table-cell office:value-type="float" office:value="130.5698" calcext:value-type="float">
            <text:p>130.5698</text:p>
          </table:table-cell>
          <table:table-cell office:value-type="float" office:value="5" calcext:value-type="float">
            <text:p>5</text:p>
          </table:table-cell>
          <table:table-cell office:value-type="float" office:value="-3.885263" calcext:value-type="float">
            <text:p>-3.885263</text:p>
          </table:table-cell>
          <table:table-cell office:value-type="float" office:value="33.71042" calcext:value-type="float">
            <text:p>33.71042</text:p>
          </table:table-cell>
          <table:table-cell office:value-type="float" office:value="0.000008703617" calcext:value-type="float">
            <text:p>8.703617E-06</text:p>
          </table:table-cell>
          <table:table-cell office:value-type="float" office:value="0.002953665" calcext:value-type="float">
            <text:p>0.002953665</text:p>
          </table:table-cell>
          <table:table-cell office:value-type="float" office:value="0.04082844" calcext:value-type="float">
            <text:p>0.04082844</text:p>
          </table:table-cell>
          <table:table-cell office:value-type="float" office:value="1658.036" calcext:value-type="float">
            <text:p>1658.036</text:p>
          </table:table-cell>
          <table:table-cell office:value-type="float" office:value="0.549994" calcext:value-type="float">
            <text:p>0.549994</text:p>
          </table:table-cell>
          <table:table-cell office:value-type="float" office:value="0" calcext:value-type="float">
            <text:p>0</text:p>
          </table:table-cell>
          <table:table-cell office:value-type="float" office:value="0.6265228" calcext:value-type="float">
            <text:p>0.6265228</text:p>
          </table:table-cell>
          <table:table-cell office:value-type="float" office:value="0.4872181" calcext:value-type="float">
            <text:p>0.4872181</text:p>
          </table:table-cell>
          <table:table-cell office:value-type="float" office:value="0.1303629" calcext:value-type="float">
            <text:p>0.1303629</text:p>
          </table:table-cell>
          <table:table-cell office:value-type="float" office:value="0.1302827" calcext:value-type="float">
            <text:p>0.13028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77342" calcext:value-type="float">
            <text:p>29.77342</text:p>
          </table:table-cell>
          <table:table-cell office:value-type="float" office:value="31.20056" calcext:value-type="float">
            <text:p>31.2005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5092000" calcext:value-type="float">
            <text:p>5092000</text:p>
          </table:table-cell>
          <table:table-cell office:value-type="float" office:value="0.333412" calcext:value-type="float">
            <text:p>0.333412</text:p>
          </table:table-cell>
          <table:table-cell office:value-type="float" office:value="130.5662" calcext:value-type="float">
            <text:p>130.5662</text:p>
          </table:table-cell>
          <table:table-cell office:value-type="float" office:value="5" calcext:value-type="float">
            <text:p>5</text:p>
          </table:table-cell>
          <table:table-cell office:value-type="float" office:value="-3.884179" calcext:value-type="float">
            <text:p>-3.884179</text:p>
          </table:table-cell>
          <table:table-cell office:value-type="float" office:value="33.67391" calcext:value-type="float">
            <text:p>33.67391</text:p>
          </table:table-cell>
          <table:table-cell office:value-type="float" office:value="0.000008703617" calcext:value-type="float">
            <text:p>8.703617E-06</text:p>
          </table:table-cell>
          <table:table-cell office:value-type="float" office:value="0.00295751" calcext:value-type="float">
            <text:p>0.00295751</text:p>
          </table:table-cell>
          <table:table-cell office:value-type="float" office:value="0.04071169" calcext:value-type="float">
            <text:p>0.04071169</text:p>
          </table:table-cell>
          <table:table-cell office:value-type="float" office:value="1658.08" calcext:value-type="float">
            <text:p>1658.08</text:p>
          </table:table-cell>
          <table:table-cell office:value-type="float" office:value="0.5492117" calcext:value-type="float">
            <text:p>0.5492117</text:p>
          </table:table-cell>
          <table:table-cell office:value-type="float" office:value="0" calcext:value-type="float">
            <text:p>0</text:p>
          </table:table-cell>
          <table:table-cell office:value-type="float" office:value="0.6184506" calcext:value-type="float">
            <text:p>0.6184506</text:p>
          </table:table-cell>
          <table:table-cell office:value-type="float" office:value="0.4728314" calcext:value-type="float">
            <text:p>0.4728314</text:p>
          </table:table-cell>
          <table:table-cell office:value-type="float" office:value="0.1301136" calcext:value-type="float">
            <text:p>0.1301136</text:p>
          </table:table-cell>
          <table:table-cell office:value-type="float" office:value="0.1300607" calcext:value-type="float">
            <text:p>0.13006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7932" calcext:value-type="float">
            <text:p>29.7932</text:p>
          </table:table-cell>
          <table:table-cell office:value-type="float" office:value="31.20288" calcext:value-type="float">
            <text:p>31.2028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092000" calcext:value-type="float">
            <text:p>6092000</text:p>
          </table:table-cell>
          <table:table-cell office:value-type="float" office:value="0.3343433" calcext:value-type="float">
            <text:p>0.3343433</text:p>
          </table:table-cell>
          <table:table-cell office:value-type="float" office:value="130.5626" calcext:value-type="float">
            <text:p>130.5626</text:p>
          </table:table-cell>
          <table:table-cell office:value-type="float" office:value="5" calcext:value-type="float">
            <text:p>5</text:p>
          </table:table-cell>
          <table:table-cell office:value-type="float" office:value="-3.883036" calcext:value-type="float">
            <text:p>-3.883036</text:p>
          </table:table-cell>
          <table:table-cell office:value-type="float" office:value="33.63721" calcext:value-type="float">
            <text:p>33.63721</text:p>
          </table:table-cell>
          <table:table-cell office:value-type="float" office:value="0.000008703617" calcext:value-type="float">
            <text:p>8.703617E-06</text:p>
          </table:table-cell>
          <table:table-cell office:value-type="float" office:value="0.002961334" calcext:value-type="float">
            <text:p>0.002961334</text:p>
          </table:table-cell>
          <table:table-cell office:value-type="float" office:value="0.04059307" calcext:value-type="float">
            <text:p>0.04059307</text:p>
          </table:table-cell>
          <table:table-cell office:value-type="float" office:value="1658.123" calcext:value-type="float">
            <text:p>1658.123</text:p>
          </table:table-cell>
          <table:table-cell office:value-type="float" office:value="0.5482481" calcext:value-type="float">
            <text:p>0.5482481</text:p>
          </table:table-cell>
          <table:table-cell office:value-type="float" office:value="0" calcext:value-type="float">
            <text:p>0</text:p>
          </table:table-cell>
          <table:table-cell office:value-type="float" office:value="0.4183662" calcext:value-type="float">
            <text:p>0.4183662</text:p>
          </table:table-cell>
          <table:table-cell office:value-type="float" office:value="0.4643497" calcext:value-type="float">
            <text:p>0.4643497</text:p>
          </table:table-cell>
          <table:table-cell office:value-type="float" office:value="0.1298707" calcext:value-type="float">
            <text:p>0.1298707</text:p>
          </table:table-cell>
          <table:table-cell office:value-type="float" office:value="0.1298393" calcext:value-type="float">
            <text:p>0.1298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79963" calcext:value-type="float">
            <text:p>29.79963</text:p>
          </table:table-cell>
          <table:table-cell office:value-type="float" office:value="31.20454" calcext:value-type="float">
            <text:p>31.2045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7092000" calcext:value-type="float">
            <text:p>7092000</text:p>
          </table:table-cell>
          <table:table-cell office:value-type="float" office:value="0.3357127" calcext:value-type="float">
            <text:p>0.3357127</text:p>
          </table:table-cell>
          <table:table-cell office:value-type="float" office:value="130.5586" calcext:value-type="float">
            <text:p>130.5586</text:p>
          </table:table-cell>
          <table:table-cell office:value-type="float" office:value="5" calcext:value-type="float">
            <text:p>5</text:p>
          </table:table-cell>
          <table:table-cell office:value-type="float" office:value="-3.881424" calcext:value-type="float">
            <text:p>-3.881424</text:p>
          </table:table-cell>
          <table:table-cell office:value-type="float" office:value="33.60063" calcext:value-type="float">
            <text:p>33.60063</text:p>
          </table:table-cell>
          <table:table-cell office:value-type="float" office:value="0.000008703617" calcext:value-type="float">
            <text:p>8.703617E-06</text:p>
          </table:table-cell>
          <table:table-cell office:value-type="float" office:value="0.002965156" calcext:value-type="float">
            <text:p>0.002965156</text:p>
          </table:table-cell>
          <table:table-cell office:value-type="float" office:value="0.04047067" calcext:value-type="float">
            <text:p>0.04047067</text:p>
          </table:table-cell>
          <table:table-cell office:value-type="float" office:value="1658.166" calcext:value-type="float">
            <text:p>1658.166</text:p>
          </table:table-cell>
          <table:table-cell office:value-type="float" office:value="0.5470885" calcext:value-type="float">
            <text:p>0.5470885</text:p>
          </table:table-cell>
          <table:table-cell office:value-type="float" office:value="0" calcext:value-type="float">
            <text:p>0</text:p>
          </table:table-cell>
          <table:table-cell office:value-type="float" office:value="0.3794489" calcext:value-type="float">
            <text:p>0.3794489</text:p>
          </table:table-cell>
          <table:table-cell office:value-type="float" office:value="0.4690629" calcext:value-type="float">
            <text:p>0.4690629</text:p>
          </table:table-cell>
          <table:table-cell office:value-type="float" office:value="0.1296433" calcext:value-type="float">
            <text:p>0.1296433</text:p>
          </table:table-cell>
          <table:table-cell office:value-type="float" office:value="0.1296184" calcext:value-type="float">
            <text:p>0.1296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7993" calcext:value-type="float">
            <text:p>29.7993</text:p>
          </table:table-cell>
          <table:table-cell office:value-type="float" office:value="31.20651" calcext:value-type="float">
            <text:p>31.2065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8092000" calcext:value-type="float">
            <text:p>8092000</text:p>
          </table:table-cell>
          <table:table-cell office:value-type="float" office:value="0.337915" calcext:value-type="float">
            <text:p>0.337915</text:p>
          </table:table-cell>
          <table:table-cell office:value-type="float" office:value="130.5539" calcext:value-type="float">
            <text:p>130.5539</text:p>
          </table:table-cell>
          <table:table-cell office:value-type="float" office:value="5" calcext:value-type="float">
            <text:p>5</text:p>
          </table:table-cell>
          <table:table-cell office:value-type="float" office:value="-3.878941" calcext:value-type="float">
            <text:p>-3.878941</text:p>
          </table:table-cell>
          <table:table-cell office:value-type="float" office:value="33.5644" calcext:value-type="float">
            <text:p>33.5644</text:p>
          </table:table-cell>
          <table:table-cell office:value-type="float" office:value="0.000008703617" calcext:value-type="float">
            <text:p>8.703617E-06</text:p>
          </table:table-cell>
          <table:table-cell office:value-type="float" office:value="0.002968963" calcext:value-type="float">
            <text:p>0.002968963</text:p>
          </table:table-cell>
          <table:table-cell office:value-type="float" office:value="0.04034445" calcext:value-type="float">
            <text:p>0.04034445</text:p>
          </table:table-cell>
          <table:table-cell office:value-type="float" office:value="1658.209" calcext:value-type="float">
            <text:p>1658.209</text:p>
          </table:table-cell>
          <table:table-cell office:value-type="float" office:value="0.5457274" calcext:value-type="float">
            <text:p>0.5457274</text:p>
          </table:table-cell>
          <table:table-cell office:value-type="float" office:value="0" calcext:value-type="float">
            <text:p>0</text:p>
          </table:table-cell>
          <table:table-cell office:value-type="float" office:value="0.3729956" calcext:value-type="float">
            <text:p>0.3729956</text:p>
          </table:table-cell>
          <table:table-cell office:value-type="float" office:value="0.4798747" calcext:value-type="float">
            <text:p>0.4798747</text:p>
          </table:table-cell>
          <table:table-cell office:value-type="float" office:value="0.1294224" calcext:value-type="float">
            <text:p>0.1294224</text:p>
          </table:table-cell>
          <table:table-cell office:value-type="float" office:value="0.1293978" calcext:value-type="float">
            <text:p>0.12939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79688" calcext:value-type="float">
            <text:p>29.79688</text:p>
          </table:table-cell>
          <table:table-cell office:value-type="float" office:value="31.2097" calcext:value-type="float">
            <text:p>31.209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9092000" calcext:value-type="float">
            <text:p>9092000</text:p>
          </table:table-cell>
          <table:table-cell office:value-type="float" office:value="0.3403174" calcext:value-type="float">
            <text:p>0.3403174</text:p>
          </table:table-cell>
          <table:table-cell office:value-type="float" office:value="130.5492" calcext:value-type="float">
            <text:p>130.5492</text:p>
          </table:table-cell>
          <table:table-cell office:value-type="float" office:value="5" calcext:value-type="float">
            <text:p>5</text:p>
          </table:table-cell>
          <table:table-cell office:value-type="float" office:value="-3.876257" calcext:value-type="float">
            <text:p>-3.876257</text:p>
          </table:table-cell>
          <table:table-cell office:value-type="float" office:value="33.52849" calcext:value-type="float">
            <text:p>33.52849</text:p>
          </table:table-cell>
          <table:table-cell office:value-type="float" office:value="0.000008703617" calcext:value-type="float">
            <text:p>8.703617E-06</text:p>
          </table:table-cell>
          <table:table-cell office:value-type="float" office:value="0.002972731" calcext:value-type="float">
            <text:p>0.002972731</text:p>
          </table:table-cell>
          <table:table-cell office:value-type="float" office:value="0.04021407" calcext:value-type="float">
            <text:p>0.04021407</text:p>
          </table:table-cell>
          <table:table-cell office:value-type="float" office:value="1658.253" calcext:value-type="float">
            <text:p>1658.253</text:p>
          </table:table-cell>
          <table:table-cell office:value-type="float" office:value="0.5443373" calcext:value-type="float">
            <text:p>0.5443373</text:p>
          </table:table-cell>
          <table:table-cell office:value-type="float" office:value="0" calcext:value-type="float">
            <text:p>0</text:p>
          </table:table-cell>
          <table:table-cell office:value-type="float" office:value="0.3590501" calcext:value-type="float">
            <text:p>0.3590501</text:p>
          </table:table-cell>
          <table:table-cell office:value-type="float" office:value="0.4782713" calcext:value-type="float">
            <text:p>0.4782713</text:p>
          </table:table-cell>
          <table:table-cell office:value-type="float" office:value="0.1292003" calcext:value-type="float">
            <text:p>0.1292003</text:p>
          </table:table-cell>
          <table:table-cell office:value-type="float" office:value="0.1291775" calcext:value-type="float">
            <text:p>0.12917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79578" calcext:value-type="float">
            <text:p>29.79578</text:p>
          </table:table-cell>
          <table:table-cell office:value-type="float" office:value="31.21313" calcext:value-type="float">
            <text:p>31.2131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0092000" calcext:value-type="float">
            <text:p>10092000</text:p>
          </table:table-cell>
          <table:table-cell office:value-type="float" office:value="0.3437726" calcext:value-type="float">
            <text:p>0.3437726</text:p>
          </table:table-cell>
          <table:table-cell office:value-type="float" office:value="130.5444" calcext:value-type="float">
            <text:p>130.5444</text:p>
          </table:table-cell>
          <table:table-cell office:value-type="float" office:value="5" calcext:value-type="float">
            <text:p>5</text:p>
          </table:table-cell>
          <table:table-cell office:value-type="float" office:value="-3.872514" calcext:value-type="float">
            <text:p>-3.872514</text:p>
          </table:table-cell>
          <table:table-cell office:value-type="float" office:value="33.49275" calcext:value-type="float">
            <text:p>33.49275</text:p>
          </table:table-cell>
          <table:table-cell office:value-type="float" office:value="0.000008703617" calcext:value-type="float">
            <text:p>8.703617E-06</text:p>
          </table:table-cell>
          <table:table-cell office:value-type="float" office:value="0.002976486" calcext:value-type="float">
            <text:p>0.002976486</text:p>
          </table:table-cell>
          <table:table-cell office:value-type="float" office:value="0.04007941" calcext:value-type="float">
            <text:p>0.04007941</text:p>
          </table:table-cell>
          <table:table-cell office:value-type="float" office:value="1658.296" calcext:value-type="float">
            <text:p>1658.296</text:p>
          </table:table-cell>
          <table:table-cell office:value-type="float" office:value="0.5428302" calcext:value-type="float">
            <text:p>0.5428302</text:p>
          </table:table-cell>
          <table:table-cell office:value-type="float" office:value="0" calcext:value-type="float">
            <text:p>0</text:p>
          </table:table-cell>
          <table:table-cell office:value-type="float" office:value="0.3577007" calcext:value-type="float">
            <text:p>0.3577007</text:p>
          </table:table-cell>
          <table:table-cell office:value-type="float" office:value="0.4807068" calcext:value-type="float">
            <text:p>0.4807068</text:p>
          </table:table-cell>
          <table:table-cell office:value-type="float" office:value="0.1289804" calcext:value-type="float">
            <text:p>0.1289804</text:p>
          </table:table-cell>
          <table:table-cell office:value-type="float" office:value="0.1289577" calcext:value-type="float">
            <text:p>0.12895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79388" calcext:value-type="float">
            <text:p>29.79388</text:p>
          </table:table-cell>
          <table:table-cell office:value-type="float" office:value="31.21687" calcext:value-type="float">
            <text:p>31.2168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092000" calcext:value-type="float">
            <text:p>11092000</text:p>
          </table:table-cell>
          <table:table-cell office:value-type="float" office:value="0.3460031" calcext:value-type="float">
            <text:p>0.3460031</text:p>
          </table:table-cell>
          <table:table-cell office:value-type="float" office:value="130.5394" calcext:value-type="float">
            <text:p>130.5394</text:p>
          </table:table-cell>
          <table:table-cell office:value-type="float" office:value="5" calcext:value-type="float">
            <text:p>5</text:p>
          </table:table-cell>
          <table:table-cell office:value-type="float" office:value="-3.869992" calcext:value-type="float">
            <text:p>-3.869992</text:p>
          </table:table-cell>
          <table:table-cell office:value-type="float" office:value="33.45622" calcext:value-type="float">
            <text:p>33.45622</text:p>
          </table:table-cell>
          <table:table-cell office:value-type="float" office:value="0.000008703617" calcext:value-type="float">
            <text:p>8.703617E-06</text:p>
          </table:table-cell>
          <table:table-cell office:value-type="float" office:value="0.002980797" calcext:value-type="float">
            <text:p>0.002980797</text:p>
          </table:table-cell>
          <table:table-cell office:value-type="float" office:value="0.03998844" calcext:value-type="float">
            <text:p>0.03998844</text:p>
          </table:table-cell>
          <table:table-cell office:value-type="float" office:value="1658.34" calcext:value-type="float">
            <text:p>1658.34</text:p>
          </table:table-cell>
          <table:table-cell office:value-type="float" office:value="0.5422336" calcext:value-type="float">
            <text:p>0.5422336</text:p>
          </table:table-cell>
          <table:table-cell office:value-type="float" office:value="0" calcext:value-type="float">
            <text:p>0</text:p>
          </table:table-cell>
          <table:table-cell office:value-type="float" office:value="0.3765702" calcext:value-type="float">
            <text:p>0.3765702</text:p>
          </table:table-cell>
          <table:table-cell office:value-type="float" office:value="0.4199794" calcext:value-type="float">
            <text:p>0.4199794</text:p>
          </table:table-cell>
          <table:table-cell office:value-type="float" office:value="0.1288403" calcext:value-type="float">
            <text:p>0.1288403</text:p>
          </table:table-cell>
          <table:table-cell office:value-type="float" office:value="0.1287382" calcext:value-type="float">
            <text:p>0.12873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77357" calcext:value-type="float">
            <text:p>29.77357</text:p>
          </table:table-cell>
          <table:table-cell office:value-type="float" office:value="31.20085" calcext:value-type="float">
            <text:p>31.2008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092000" calcext:value-type="float">
            <text:p>12092000</text:p>
          </table:table-cell>
          <table:table-cell office:value-type="float" office:value="0.3501919" calcext:value-type="float">
            <text:p>0.3501919</text:p>
          </table:table-cell>
          <table:table-cell office:value-type="float" office:value="130.5341" calcext:value-type="float">
            <text:p>130.5341</text:p>
          </table:table-cell>
          <table:table-cell office:value-type="float" office:value="5" calcext:value-type="float">
            <text:p>5</text:p>
          </table:table-cell>
          <table:table-cell office:value-type="float" office:value="-3.865492" calcext:value-type="float">
            <text:p>-3.865492</text:p>
          </table:table-cell>
          <table:table-cell office:value-type="float" office:value="33.42015" calcext:value-type="float">
            <text:p>33.42015</text:p>
          </table:table-cell>
          <table:table-cell office:value-type="float" office:value="0.000008703617" calcext:value-type="float">
            <text:p>8.703617E-06</text:p>
          </table:table-cell>
          <table:table-cell office:value-type="float" office:value="0.002984601" calcext:value-type="float">
            <text:p>0.002984601</text:p>
          </table:table-cell>
          <table:table-cell office:value-type="float" office:value="0.039866" calcext:value-type="float">
            <text:p>0.039866</text:p>
          </table:table-cell>
          <table:table-cell office:value-type="float" office:value="1658.384" calcext:value-type="float">
            <text:p>1658.384</text:p>
          </table:table-cell>
          <table:table-cell office:value-type="float" office:value="0.541975" calcext:value-type="float">
            <text:p>0.541975</text:p>
          </table:table-cell>
          <table:table-cell office:value-type="float" office:value="0" calcext:value-type="float">
            <text:p>0</text:p>
          </table:table-cell>
          <table:table-cell office:value-type="float" office:value="0.4213275" calcext:value-type="float">
            <text:p>0.4213275</text:p>
          </table:table-cell>
          <table:table-cell office:value-type="float" office:value="0.4392628" calcext:value-type="float">
            <text:p>0.4392628</text:p>
          </table:table-cell>
          <table:table-cell office:value-type="float" office:value="0.1286379" calcext:value-type="float">
            <text:p>0.1286379</text:p>
          </table:table-cell>
          <table:table-cell office:value-type="float" office:value="0.1285188" calcext:value-type="float">
            <text:p>0.1285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76839" calcext:value-type="float">
            <text:p>29.76839</text:p>
          </table:table-cell>
          <table:table-cell office:value-type="float" office:value="31.19057" calcext:value-type="float">
            <text:p>31.1905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3092000" calcext:value-type="float">
            <text:p>13092000</text:p>
          </table:table-cell>
          <table:table-cell office:value-type="float" office:value="0.3543707" calcext:value-type="float">
            <text:p>0.3543707</text:p>
          </table:table-cell>
          <table:table-cell office:value-type="float" office:value="130.5296" calcext:value-type="float">
            <text:p>130.5296</text:p>
          </table:table-cell>
          <table:table-cell office:value-type="float" office:value="5" calcext:value-type="float">
            <text:p>5</text:p>
          </table:table-cell>
          <table:table-cell office:value-type="float" office:value="-3.861068" calcext:value-type="float">
            <text:p>-3.861068</text:p>
          </table:table-cell>
          <table:table-cell office:value-type="float" office:value="33.38449" calcext:value-type="float">
            <text:p>33.38449</text:p>
          </table:table-cell>
          <table:table-cell office:value-type="float" office:value="0.000008703617" calcext:value-type="float">
            <text:p>8.703617E-06</text:p>
          </table:table-cell>
          <table:table-cell office:value-type="float" office:value="0.002988464" calcext:value-type="float">
            <text:p>0.002988464</text:p>
          </table:table-cell>
          <table:table-cell office:value-type="float" office:value="0.03975471" calcext:value-type="float">
            <text:p>0.03975471</text:p>
          </table:table-cell>
          <table:table-cell office:value-type="float" office:value="1658.428" calcext:value-type="float">
            <text:p>1658.428</text:p>
          </table:table-cell>
          <table:table-cell office:value-type="float" office:value="0.5417008" calcext:value-type="float">
            <text:p>0.5417008</text:p>
          </table:table-cell>
          <table:table-cell office:value-type="float" office:value="0" calcext:value-type="float">
            <text:p>0</text:p>
          </table:table-cell>
          <table:table-cell office:value-type="float" office:value="0.5074412" calcext:value-type="float">
            <text:p>0.5074412</text:p>
          </table:table-cell>
          <table:table-cell office:value-type="float" office:value="0.4727736" calcext:value-type="float">
            <text:p>0.4727736</text:p>
          </table:table-cell>
          <table:table-cell office:value-type="float" office:value="0.1284107" calcext:value-type="float">
            <text:p>0.1284107</text:p>
          </table:table-cell>
          <table:table-cell office:value-type="float" office:value="0.1283002" calcext:value-type="float">
            <text:p>0.1283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78162" calcext:value-type="float">
            <text:p>29.78162</text:p>
          </table:table-cell>
          <table:table-cell office:value-type="float" office:value="31.18825" calcext:value-type="float">
            <text:p>31.1882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092000" calcext:value-type="float">
            <text:p>14092000</text:p>
          </table:table-cell>
          <table:table-cell office:value-type="float" office:value="0.3580116" calcext:value-type="float">
            <text:p>0.3580116</text:p>
          </table:table-cell>
          <table:table-cell office:value-type="float" office:value="130.5251" calcext:value-type="float">
            <text:p>130.5251</text:p>
          </table:table-cell>
          <table:table-cell office:value-type="float" office:value="5" calcext:value-type="float">
            <text:p>5</text:p>
          </table:table-cell>
          <table:table-cell office:value-type="float" office:value="-3.857196" calcext:value-type="float">
            <text:p>-3.857196</text:p>
          </table:table-cell>
          <table:table-cell office:value-type="float" office:value="33.34764" calcext:value-type="float">
            <text:p>33.34764</text:p>
          </table:table-cell>
          <table:table-cell office:value-type="float" office:value="0.000008703617" calcext:value-type="float">
            <text:p>8.703617E-06</text:p>
          </table:table-cell>
          <table:table-cell office:value-type="float" office:value="0.002993278" calcext:value-type="float">
            <text:p>0.002993278</text:p>
          </table:table-cell>
          <table:table-cell office:value-type="float" office:value="0.03972638" calcext:value-type="float">
            <text:p>0.03972638</text:p>
          </table:table-cell>
          <table:table-cell office:value-type="float" office:value="1658.472" calcext:value-type="float">
            <text:p>1658.472</text:p>
          </table:table-cell>
          <table:table-cell office:value-type="float" office:value="0.5415317" calcext:value-type="float">
            <text:p>0.5415317</text:p>
          </table:table-cell>
          <table:table-cell office:value-type="float" office:value="0" calcext:value-type="float">
            <text:p>0</text:p>
          </table:table-cell>
          <table:table-cell office:value-type="float" office:value="0.3199047" calcext:value-type="float">
            <text:p>0.3199047</text:p>
          </table:table-cell>
          <table:table-cell office:value-type="float" office:value="0.3650569" calcext:value-type="float">
            <text:p>0.3650569</text:p>
          </table:table-cell>
          <table:table-cell office:value-type="float" office:value="0.1281991" calcext:value-type="float">
            <text:p>0.1281991</text:p>
          </table:table-cell>
          <table:table-cell office:value-type="float" office:value="0.128082" calcext:value-type="float">
            <text:p>0.128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77057" calcext:value-type="float">
            <text:p>29.77057</text:p>
          </table:table-cell>
          <table:table-cell office:value-type="float" office:value="31.17707" calcext:value-type="float">
            <text:p>31.1770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5092000" calcext:value-type="float">
            <text:p>15092000</text:p>
          </table:table-cell>
          <table:table-cell office:value-type="float" office:value="0.3605401" calcext:value-type="float">
            <text:p>0.3605401</text:p>
          </table:table-cell>
          <table:table-cell office:value-type="float" office:value="130.5215" calcext:value-type="float">
            <text:p>130.5215</text:p>
          </table:table-cell>
          <table:table-cell office:value-type="float" office:value="5" calcext:value-type="float">
            <text:p>5</text:p>
          </table:table-cell>
          <table:table-cell office:value-type="float" office:value="-3.854483" calcext:value-type="float">
            <text:p>-3.854483</text:p>
          </table:table-cell>
          <table:table-cell office:value-type="float" office:value="33.31007" calcext:value-type="float">
            <text:p>33.31007</text:p>
          </table:table-cell>
          <table:table-cell office:value-type="float" office:value="0.000008705058" calcext:value-type="float">
            <text:p>8.705058E-06</text:p>
          </table:table-cell>
          <table:table-cell office:value-type="float" office:value="0.002997862" calcext:value-type="float">
            <text:p>0.002997862</text:p>
          </table:table-cell>
          <table:table-cell office:value-type="float" office:value="0.03967876" calcext:value-type="float">
            <text:p>0.03967876</text:p>
          </table:table-cell>
          <table:table-cell office:value-type="float" office:value="1658.514" calcext:value-type="float">
            <text:p>1658.514</text:p>
          </table:table-cell>
          <table:table-cell office:value-type="float" office:value="0.5419021" calcext:value-type="float">
            <text:p>0.5419021</text:p>
          </table:table-cell>
          <table:table-cell office:value-type="float" office:value="0" calcext:value-type="float">
            <text:p>0</text:p>
          </table:table-cell>
          <table:table-cell office:value-type="float" office:value="0.3416847" calcext:value-type="float">
            <text:p>0.3416847</text:p>
          </table:table-cell>
          <table:table-cell office:value-type="float" office:value="0.3985035" calcext:value-type="float">
            <text:p>0.3985035</text:p>
          </table:table-cell>
          <table:table-cell office:value-type="float" office:value="0.1279373" calcext:value-type="float">
            <text:p>0.1279373</text:p>
          </table:table-cell>
          <table:table-cell office:value-type="float" office:value="0.1278641" calcext:value-type="float">
            <text:p>0.1278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73446" calcext:value-type="float">
            <text:p>29.73446</text:p>
          </table:table-cell>
          <table:table-cell office:value-type="float" office:value="31.15123" calcext:value-type="float">
            <text:p>31.1512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6092000" calcext:value-type="float">
            <text:p>16092000</text:p>
          </table:table-cell>
          <table:table-cell office:value-type="float" office:value="0.3622347" calcext:value-type="float">
            <text:p>0.3622347</text:p>
          </table:table-cell>
          <table:table-cell office:value-type="float" office:value="130.5179" calcext:value-type="float">
            <text:p>130.5179</text:p>
          </table:table-cell>
          <table:table-cell office:value-type="float" office:value="5" calcext:value-type="float">
            <text:p>5</text:p>
          </table:table-cell>
          <table:table-cell office:value-type="float" office:value="-3.852611" calcext:value-type="float">
            <text:p>-3.852611</text:p>
          </table:table-cell>
          <table:table-cell office:value-type="float" office:value="33.27314" calcext:value-type="float">
            <text:p>33.27314</text:p>
          </table:table-cell>
          <table:table-cell office:value-type="float" office:value="0.000008705058" calcext:value-type="float">
            <text:p>8.705058E-06</text:p>
          </table:table-cell>
          <table:table-cell office:value-type="float" office:value="0.003001772" calcext:value-type="float">
            <text:p>0.003001772</text:p>
          </table:table-cell>
          <table:table-cell office:value-type="float" office:value="0.03958014" calcext:value-type="float">
            <text:p>0.03958014</text:p>
          </table:table-cell>
          <table:table-cell office:value-type="float" office:value="1658.555" calcext:value-type="float">
            <text:p>1658.555</text:p>
          </table:table-cell>
          <table:table-cell office:value-type="float" office:value="0.5423094" calcext:value-type="float">
            <text:p>0.5423094</text:p>
          </table:table-cell>
          <table:table-cell office:value-type="float" office:value="0" calcext:value-type="float">
            <text:p>0</text:p>
          </table:table-cell>
          <table:table-cell office:value-type="float" office:value="0.4093084" calcext:value-type="float">
            <text:p>0.4093084</text:p>
          </table:table-cell>
          <table:table-cell office:value-type="float" office:value="0.4218194" calcext:value-type="float">
            <text:p>0.4218194</text:p>
          </table:table-cell>
          <table:table-cell office:value-type="float" office:value="0.1277524" calcext:value-type="float">
            <text:p>0.1277524</text:p>
          </table:table-cell>
          <table:table-cell office:value-type="float" office:value="0.1276464" calcext:value-type="float">
            <text:p>0.1276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72578" calcext:value-type="float">
            <text:p>29.72578</text:p>
          </table:table-cell>
          <table:table-cell office:value-type="float" office:value="31.13828" calcext:value-type="float">
            <text:p>31.1382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7092000" calcext:value-type="float">
            <text:p>17092000</text:p>
          </table:table-cell>
          <table:table-cell office:value-type="float" office:value="0.3656148" calcext:value-type="float">
            <text:p>0.3656148</text:p>
          </table:table-cell>
          <table:table-cell office:value-type="float" office:value="130.5141" calcext:value-type="float">
            <text:p>130.5141</text:p>
          </table:table-cell>
          <table:table-cell office:value-type="float" office:value="5" calcext:value-type="float">
            <text:p>5</text:p>
          </table:table-cell>
          <table:table-cell office:value-type="float" office:value="-3.84904" calcext:value-type="float">
            <text:p>-3.84904</text:p>
          </table:table-cell>
          <table:table-cell office:value-type="float" office:value="33.23589" calcext:value-type="float">
            <text:p>33.23589</text:p>
          </table:table-cell>
          <table:table-cell office:value-type="float" office:value="0.000008705058" calcext:value-type="float">
            <text:p>8.705058E-06</text:p>
          </table:table-cell>
          <table:table-cell office:value-type="float" office:value="0.003005715" calcext:value-type="float">
            <text:p>0.003005715</text:p>
          </table:table-cell>
          <table:table-cell office:value-type="float" office:value="0.03949057" calcext:value-type="float">
            <text:p>0.03949057</text:p>
          </table:table-cell>
          <table:table-cell office:value-type="float" office:value="1658.595" calcext:value-type="float">
            <text:p>1658.595</text:p>
          </table:table-cell>
          <table:table-cell office:value-type="float" office:value="0.5427993" calcext:value-type="float">
            <text:p>0.5427993</text:p>
          </table:table-cell>
          <table:table-cell office:value-type="float" office:value="0" calcext:value-type="float">
            <text:p>0</text:p>
          </table:table-cell>
          <table:table-cell office:value-type="float" office:value="0.4081348" calcext:value-type="float">
            <text:p>0.4081348</text:p>
          </table:table-cell>
          <table:table-cell office:value-type="float" office:value="0.4407774" calcext:value-type="float">
            <text:p>0.4407774</text:p>
          </table:table-cell>
          <table:table-cell office:value-type="float" office:value="0.1275432" calcext:value-type="float">
            <text:p>0.1275432</text:p>
          </table:table-cell>
          <table:table-cell office:value-type="float" office:value="0.1274293" calcext:value-type="float">
            <text:p>0.12742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72304" calcext:value-type="float">
            <text:p>29.72304</text:p>
          </table:table-cell>
          <table:table-cell office:value-type="float" office:value="31.13014" calcext:value-type="float">
            <text:p>31.13014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8092000" calcext:value-type="float">
            <text:p>18092000</text:p>
          </table:table-cell>
          <table:table-cell office:value-type="float" office:value="0.3704165" calcext:value-type="float">
            <text:p>0.3704165</text:p>
          </table:table-cell>
          <table:table-cell office:value-type="float" office:value="130.51" calcext:value-type="float">
            <text:p>130.51</text:p>
          </table:table-cell>
          <table:table-cell office:value-type="float" office:value="5" calcext:value-type="float">
            <text:p>5</text:p>
          </table:table-cell>
          <table:table-cell office:value-type="float" office:value="-3.844033" calcext:value-type="float">
            <text:p>-3.844033</text:p>
          </table:table-cell>
          <table:table-cell office:value-type="float" office:value="33.19893" calcext:value-type="float">
            <text:p>33.19893</text:p>
          </table:table-cell>
          <table:table-cell office:value-type="float" office:value="0.000008705058" calcext:value-type="float">
            <text:p>8.705058E-06</text:p>
          </table:table-cell>
          <table:table-cell office:value-type="float" office:value="0.003009709" calcext:value-type="float">
            <text:p>0.003009709</text:p>
          </table:table-cell>
          <table:table-cell office:value-type="float" office:value="0.03940772" calcext:value-type="float">
            <text:p>0.03940772</text:p>
          </table:table-cell>
          <table:table-cell office:value-type="float" office:value="1658.635" calcext:value-type="float">
            <text:p>1658.635</text:p>
          </table:table-cell>
          <table:table-cell office:value-type="float" office:value="0.5433944" calcext:value-type="float">
            <text:p>0.5433944</text:p>
          </table:table-cell>
          <table:table-cell office:value-type="float" office:value="0" calcext:value-type="float">
            <text:p>0</text:p>
          </table:table-cell>
          <table:table-cell office:value-type="float" office:value="0.4553904" calcext:value-type="float">
            <text:p>0.4553904</text:p>
          </table:table-cell>
          <table:table-cell office:value-type="float" office:value="0.4691674" calcext:value-type="float">
            <text:p>0.4691674</text:p>
          </table:table-cell>
          <table:table-cell office:value-type="float" office:value="0.1273594" calcext:value-type="float">
            <text:p>0.1273594</text:p>
          </table:table-cell>
          <table:table-cell office:value-type="float" office:value="0.1272125" calcext:value-type="float">
            <text:p>0.1272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72933" calcext:value-type="float">
            <text:p>29.72933</text:p>
          </table:table-cell>
          <table:table-cell office:value-type="float" office:value="31.12807" calcext:value-type="float">
            <text:p>31.1280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9092000" calcext:value-type="float">
            <text:p>19092000</text:p>
          </table:table-cell>
          <table:table-cell office:value-type="float" office:value="0.3752661" calcext:value-type="float">
            <text:p>0.3752661</text:p>
          </table:table-cell>
          <table:table-cell office:value-type="float" office:value="130.5053" calcext:value-type="float">
            <text:p>130.5053</text:p>
          </table:table-cell>
          <table:table-cell office:value-type="float" office:value="5" calcext:value-type="float">
            <text:p>5</text:p>
          </table:table-cell>
          <table:table-cell office:value-type="float" office:value="-3.838953" calcext:value-type="float">
            <text:p>-3.838953</text:p>
          </table:table-cell>
          <table:table-cell office:value-type="float" office:value="33.16233" calcext:value-type="float">
            <text:p>33.16233</text:p>
          </table:table-cell>
          <table:table-cell office:value-type="float" office:value="0.000008705058" calcext:value-type="float">
            <text:p>8.705058E-06</text:p>
          </table:table-cell>
          <table:table-cell office:value-type="float" office:value="0.003013732" calcext:value-type="float">
            <text:p>0.003013732</text:p>
          </table:table-cell>
          <table:table-cell office:value-type="float" office:value="0.03934913" calcext:value-type="float">
            <text:p>0.03934913</text:p>
          </table:table-cell>
          <table:table-cell office:value-type="float" office:value="1658.676" calcext:value-type="float">
            <text:p>1658.676</text:p>
          </table:table-cell>
          <table:table-cell office:value-type="float" office:value="0.5441224" calcext:value-type="float">
            <text:p>0.5441224</text:p>
          </table:table-cell>
          <table:table-cell office:value-type="float" office:value="0" calcext:value-type="float">
            <text:p>0</text:p>
          </table:table-cell>
          <table:table-cell office:value-type="float" office:value="0.4726606" calcext:value-type="float">
            <text:p>0.4726606</text:p>
          </table:table-cell>
          <table:table-cell office:value-type="float" office:value="0.4823673" calcext:value-type="float">
            <text:p>0.4823673</text:p>
          </table:table-cell>
          <table:table-cell office:value-type="float" office:value="0.1271524" calcext:value-type="float">
            <text:p>0.1271524</text:p>
          </table:table-cell>
          <table:table-cell office:value-type="float" office:value="0.1269958" calcext:value-type="float">
            <text:p>0.12699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74231" calcext:value-type="float">
            <text:p>29.74231</text:p>
          </table:table-cell>
          <table:table-cell office:value-type="float" office:value="31.1299" calcext:value-type="float">
            <text:p>31.1299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0092000" calcext:value-type="float">
            <text:p>20092000</text:p>
          </table:table-cell>
          <table:table-cell office:value-type="float" office:value="0.3801437" calcext:value-type="float">
            <text:p>0.3801437</text:p>
          </table:table-cell>
          <table:table-cell office:value-type="float" office:value="130.5003" calcext:value-type="float">
            <text:p>130.5003</text:p>
          </table:table-cell>
          <table:table-cell office:value-type="float" office:value="5" calcext:value-type="float">
            <text:p>5</text:p>
          </table:table-cell>
          <table:table-cell office:value-type="float" office:value="-3.833821" calcext:value-type="float">
            <text:p>-3.833821</text:p>
          </table:table-cell>
          <table:table-cell office:value-type="float" office:value="33.12618" calcext:value-type="float">
            <text:p>33.12618</text:p>
          </table:table-cell>
          <table:table-cell office:value-type="float" office:value="0.000008705058" calcext:value-type="float">
            <text:p>8.705058E-06</text:p>
          </table:table-cell>
          <table:table-cell office:value-type="float" office:value="0.003017756" calcext:value-type="float">
            <text:p>0.003017756</text:p>
          </table:table-cell>
          <table:table-cell office:value-type="float" office:value="0.03929723" calcext:value-type="float">
            <text:p>0.03929723</text:p>
          </table:table-cell>
          <table:table-cell office:value-type="float" office:value="1658.716" calcext:value-type="float">
            <text:p>1658.716</text:p>
          </table:table-cell>
          <table:table-cell office:value-type="float" office:value="0.5449913" calcext:value-type="float">
            <text:p>0.5449913</text:p>
          </table:table-cell>
          <table:table-cell office:value-type="float" office:value="0" calcext:value-type="float">
            <text:p>0</text:p>
          </table:table-cell>
          <table:table-cell office:value-type="float" office:value="0.4832087" calcext:value-type="float">
            <text:p>0.4832087</text:p>
          </table:table-cell>
          <table:table-cell office:value-type="float" office:value="0.4883511" calcext:value-type="float">
            <text:p>0.4883511</text:p>
          </table:table-cell>
          <table:table-cell office:value-type="float" office:value="0.1269344" calcext:value-type="float">
            <text:p>0.1269344</text:p>
          </table:table-cell>
          <table:table-cell office:value-type="float" office:value="0.1267798" calcext:value-type="float">
            <text:p>0.12677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75702" calcext:value-type="float">
            <text:p>29.75702</text:p>
          </table:table-cell>
          <table:table-cell office:value-type="float" office:value="31.13336" calcext:value-type="float">
            <text:p>31.1333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1092000" calcext:value-type="float">
            <text:p>21092000</text:p>
          </table:table-cell>
          <table:table-cell office:value-type="float" office:value="0.3813287" calcext:value-type="float">
            <text:p>0.3813287</text:p>
          </table:table-cell>
          <table:table-cell office:value-type="float" office:value="130.4949" calcext:value-type="float">
            <text:p>130.4949</text:p>
          </table:table-cell>
          <table:table-cell office:value-type="float" office:value="5" calcext:value-type="float">
            <text:p>5</text:p>
          </table:table-cell>
          <table:table-cell office:value-type="float" office:value="-3.832393" calcext:value-type="float">
            <text:p>-3.832393</text:p>
          </table:table-cell>
          <table:table-cell office:value-type="float" office:value="33.09016" calcext:value-type="float">
            <text:p>33.09016</text:p>
          </table:table-cell>
          <table:table-cell office:value-type="float" office:value="0.000008705058" calcext:value-type="float">
            <text:p>8.705058E-06</text:p>
          </table:table-cell>
          <table:table-cell office:value-type="float" office:value="0.003021854" calcext:value-type="float">
            <text:p>0.003021854</text:p>
          </table:table-cell>
          <table:table-cell office:value-type="float" office:value="0.03925221" calcext:value-type="float">
            <text:p>0.03925221</text:p>
          </table:table-cell>
          <table:table-cell office:value-type="float" office:value="1658.756" calcext:value-type="float">
            <text:p>1658.756</text:p>
          </table:table-cell>
          <table:table-cell office:value-type="float" office:value="0.5458236" calcext:value-type="float">
            <text:p>0.5458236</text:p>
          </table:table-cell>
          <table:table-cell office:value-type="float" office:value="0" calcext:value-type="float">
            <text:p>0</text:p>
          </table:table-cell>
          <table:table-cell office:value-type="float" office:value="0.4690826" calcext:value-type="float">
            <text:p>0.4690826</text:p>
          </table:table-cell>
          <table:table-cell office:value-type="float" office:value="0.4479784" calcext:value-type="float">
            <text:p>0.4479784</text:p>
          </table:table-cell>
          <table:table-cell office:value-type="float" office:value="0.1267" calcext:value-type="float">
            <text:p>0.1267</text:p>
          </table:table-cell>
          <table:table-cell office:value-type="float" office:value="0.1265641" calcext:value-type="float">
            <text:p>0.1265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76112" calcext:value-type="float">
            <text:p>29.76112</text:p>
          </table:table-cell>
          <table:table-cell office:value-type="float" office:value="31.12996" calcext:value-type="float">
            <text:p>31.1299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2092000" calcext:value-type="float">
            <text:p>22092000</text:p>
          </table:table-cell>
          <table:table-cell office:value-type="float" office:value="0.3819525" calcext:value-type="float">
            <text:p>0.3819525</text:p>
          </table:table-cell>
          <table:table-cell office:value-type="float" office:value="130.4907" calcext:value-type="float">
            <text:p>130.4907</text:p>
          </table:table-cell>
          <table:table-cell office:value-type="float" office:value="5" calcext:value-type="float">
            <text:p>5</text:p>
          </table:table-cell>
          <table:table-cell office:value-type="float" office:value="-3.831584" calcext:value-type="float">
            <text:p>-3.831584</text:p>
          </table:table-cell>
          <table:table-cell office:value-type="float" office:value="33.05399" calcext:value-type="float">
            <text:p>33.05399</text:p>
          </table:table-cell>
          <table:table-cell office:value-type="float" office:value="0.000008705058" calcext:value-type="float">
            <text:p>8.705058E-06</text:p>
          </table:table-cell>
          <table:table-cell office:value-type="float" office:value="0.003025877" calcext:value-type="float">
            <text:p>0.003025877</text:p>
          </table:table-cell>
          <table:table-cell office:value-type="float" office:value="0.03920545" calcext:value-type="float">
            <text:p>0.03920545</text:p>
          </table:table-cell>
          <table:table-cell office:value-type="float" office:value="1658.797" calcext:value-type="float">
            <text:p>1658.797</text:p>
          </table:table-cell>
          <table:table-cell office:value-type="float" office:value="0.5463306" calcext:value-type="float">
            <text:p>0.5463306</text:p>
          </table:table-cell>
          <table:table-cell office:value-type="float" office:value="0" calcext:value-type="float">
            <text:p>0</text:p>
          </table:table-cell>
          <table:table-cell office:value-type="float" office:value="0.4560422" calcext:value-type="float">
            <text:p>0.4560422</text:p>
          </table:table-cell>
          <table:table-cell office:value-type="float" office:value="0.4577287" calcext:value-type="float">
            <text:p>0.4577287</text:p>
          </table:table-cell>
          <table:table-cell office:value-type="float" office:value="0.1264939" calcext:value-type="float">
            <text:p>0.1264939</text:p>
          </table:table-cell>
          <table:table-cell office:value-type="float" office:value="0.1263484" calcext:value-type="float">
            <text:p>0.1263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77408" calcext:value-type="float">
            <text:p>29.77408</text:p>
          </table:table-cell>
          <table:table-cell office:value-type="float" office:value="31.12682" calcext:value-type="float">
            <text:p>31.1268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3092000" calcext:value-type="float">
            <text:p>23092000</text:p>
          </table:table-cell>
          <table:table-cell office:value-type="float" office:value="0.382588" calcext:value-type="float">
            <text:p>0.382588</text:p>
          </table:table-cell>
          <table:table-cell office:value-type="float" office:value="130.4871" calcext:value-type="float">
            <text:p>130.4871</text:p>
          </table:table-cell>
          <table:table-cell office:value-type="float" office:value="5" calcext:value-type="float">
            <text:p>5</text:p>
          </table:table-cell>
          <table:table-cell office:value-type="float" office:value="-3.830802" calcext:value-type="float">
            <text:p>-3.830802</text:p>
          </table:table-cell>
          <table:table-cell office:value-type="float" office:value="33.01713" calcext:value-type="float">
            <text:p>33.01713</text:p>
          </table:table-cell>
          <table:table-cell office:value-type="float" office:value="0.000008705058" calcext:value-type="float">
            <text:p>8.705058E-06</text:p>
          </table:table-cell>
          <table:table-cell office:value-type="float" office:value="0.0030299" calcext:value-type="float">
            <text:p>0.0030299</text:p>
          </table:table-cell>
          <table:table-cell office:value-type="float" office:value="0.03915993" calcext:value-type="float">
            <text:p>0.03915993</text:p>
          </table:table-cell>
          <table:table-cell office:value-type="float" office:value="1658.837" calcext:value-type="float">
            <text:p>1658.837</text:p>
          </table:table-cell>
          <table:table-cell office:value-type="float" office:value="0.5466604" calcext:value-type="float">
            <text:p>0.5466604</text:p>
          </table:table-cell>
          <table:table-cell office:value-type="float" office:value="0" calcext:value-type="float">
            <text:p>0</text:p>
          </table:table-cell>
          <table:table-cell office:value-type="float" office:value="0.3918173" calcext:value-type="float">
            <text:p>0.3918173</text:p>
          </table:table-cell>
          <table:table-cell office:value-type="float" office:value="0.4174004" calcext:value-type="float">
            <text:p>0.4174004</text:p>
          </table:table-cell>
          <table:table-cell office:value-type="float" office:value="0.1262571" calcext:value-type="float">
            <text:p>0.1262571</text:p>
          </table:table-cell>
          <table:table-cell office:value-type="float" office:value="0.1261335" calcext:value-type="float">
            <text:p>0.1261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77027" calcext:value-type="float">
            <text:p>29.77027</text:p>
          </table:table-cell>
          <table:table-cell office:value-type="float" office:value="31.11875" calcext:value-type="float">
            <text:p>31.1187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4092000" calcext:value-type="float">
            <text:p>24092000</text:p>
          </table:table-cell>
          <table:table-cell office:value-type="float" office:value="0.3831814" calcext:value-type="float">
            <text:p>0.3831814</text:p>
          </table:table-cell>
          <table:table-cell office:value-type="float" office:value="130.4837" calcext:value-type="float">
            <text:p>130.4837</text:p>
          </table:table-cell>
          <table:table-cell office:value-type="float" office:value="5" calcext:value-type="float">
            <text:p>5</text:p>
          </table:table-cell>
          <table:table-cell office:value-type="float" office:value="-3.830065" calcext:value-type="float">
            <text:p>-3.830065</text:p>
          </table:table-cell>
          <table:table-cell office:value-type="float" office:value="32.98003" calcext:value-type="float">
            <text:p>32.98003</text:p>
          </table:table-cell>
          <table:table-cell office:value-type="float" office:value="0.000008705058" calcext:value-type="float">
            <text:p>8.705058E-06</text:p>
          </table:table-cell>
          <table:table-cell office:value-type="float" office:value="0.003033923" calcext:value-type="float">
            <text:p>0.003033923</text:p>
          </table:table-cell>
          <table:table-cell office:value-type="float" office:value="0.03911596" calcext:value-type="float">
            <text:p>0.03911596</text:p>
          </table:table-cell>
          <table:table-cell office:value-type="float" office:value="1658.877" calcext:value-type="float">
            <text:p>1658.877</text:p>
          </table:table-cell>
          <table:table-cell office:value-type="float" office:value="0.5470378" calcext:value-type="float">
            <text:p>0.5470378</text:p>
          </table:table-cell>
          <table:table-cell office:value-type="float" office:value="0" calcext:value-type="float">
            <text:p>0</text:p>
          </table:table-cell>
          <table:table-cell office:value-type="float" office:value="0.4197617" calcext:value-type="float">
            <text:p>0.4197617</text:p>
          </table:table-cell>
          <table:table-cell office:value-type="float" office:value="0.4265675" calcext:value-type="float">
            <text:p>0.4265675</text:p>
          </table:table-cell>
          <table:table-cell office:value-type="float" office:value="0.1260447" calcext:value-type="float">
            <text:p>0.1260447</text:p>
          </table:table-cell>
          <table:table-cell office:value-type="float" office:value="0.1259197" calcext:value-type="float">
            <text:p>0.1259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7659" calcext:value-type="float">
            <text:p>29.7659</text:p>
          </table:table-cell>
          <table:table-cell office:value-type="float" office:value="31.10629" calcext:value-type="float">
            <text:p>31.10629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5092000" calcext:value-type="float">
            <text:p>25092000</text:p>
          </table:table-cell>
          <table:table-cell office:value-type="float" office:value="0.3837841" calcext:value-type="float">
            <text:p>0.3837841</text:p>
          </table:table-cell>
          <table:table-cell office:value-type="float" office:value="130.4808" calcext:value-type="float">
            <text:p>130.4808</text:p>
          </table:table-cell>
          <table:table-cell office:value-type="float" office:value="5" calcext:value-type="float">
            <text:p>5</text:p>
          </table:table-cell>
          <table:table-cell office:value-type="float" office:value="-3.829341" calcext:value-type="float">
            <text:p>-3.829341</text:p>
          </table:table-cell>
          <table:table-cell office:value-type="float" office:value="32.94268" calcext:value-type="float">
            <text:p>32.94268</text:p>
          </table:table-cell>
          <table:table-cell office:value-type="float" office:value="0.000008705058" calcext:value-type="float">
            <text:p>8.705058E-06</text:p>
          </table:table-cell>
          <table:table-cell office:value-type="float" office:value="0.003037947" calcext:value-type="float">
            <text:p>0.003037947</text:p>
          </table:table-cell>
          <table:table-cell office:value-type="float" office:value="0.03907329" calcext:value-type="float">
            <text:p>0.03907329</text:p>
          </table:table-cell>
          <table:table-cell office:value-type="float" office:value="1658.917" calcext:value-type="float">
            <text:p>1658.917</text:p>
          </table:table-cell>
          <table:table-cell office:value-type="float" office:value="0.5473018" calcext:value-type="float">
            <text:p>0.5473018</text:p>
          </table:table-cell>
          <table:table-cell office:value-type="float" office:value="0" calcext:value-type="float">
            <text:p>0</text:p>
          </table:table-cell>
          <table:table-cell office:value-type="float" office:value="0.4168561" calcext:value-type="float">
            <text:p>0.4168561</text:p>
          </table:table-cell>
          <table:table-cell office:value-type="float" office:value="0.4246143" calcext:value-type="float">
            <text:p>0.4246143</text:p>
          </table:table-cell>
          <table:table-cell office:value-type="float" office:value="0.1258349" calcext:value-type="float">
            <text:p>0.1258349</text:p>
          </table:table-cell>
          <table:table-cell office:value-type="float" office:value="0.1257064" calcext:value-type="float">
            <text:p>0.1257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76661" calcext:value-type="float">
            <text:p>29.76661</text:p>
          </table:table-cell>
          <table:table-cell office:value-type="float" office:value="31.09473" calcext:value-type="float">
            <text:p>31.0947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6092000" calcext:value-type="float">
            <text:p>26092000</text:p>
          </table:table-cell>
          <table:table-cell office:value-type="float" office:value="0.3843758" calcext:value-type="float">
            <text:p>0.3843758</text:p>
          </table:table-cell>
          <table:table-cell office:value-type="float" office:value="130.4778" calcext:value-type="float">
            <text:p>130.4778</text:p>
          </table:table-cell>
          <table:table-cell office:value-type="float" office:value="5" calcext:value-type="float">
            <text:p>5</text:p>
          </table:table-cell>
          <table:table-cell office:value-type="float" office:value="-3.828631" calcext:value-type="float">
            <text:p>-3.828631</text:p>
          </table:table-cell>
          <table:table-cell office:value-type="float" office:value="32.90529" calcext:value-type="float">
            <text:p>32.90529</text:p>
          </table:table-cell>
          <table:table-cell office:value-type="float" office:value="0.000008705058" calcext:value-type="float">
            <text:p>8.705058E-06</text:p>
          </table:table-cell>
          <table:table-cell office:value-type="float" office:value="0.00304197" calcext:value-type="float">
            <text:p>0.00304197</text:p>
          </table:table-cell>
          <table:table-cell office:value-type="float" office:value="0.03903087" calcext:value-type="float">
            <text:p>0.03903087</text:p>
          </table:table-cell>
          <table:table-cell office:value-type="float" office:value="1658.957" calcext:value-type="float">
            <text:p>1658.957</text:p>
          </table:table-cell>
          <table:table-cell office:value-type="float" office:value="0.5475864" calcext:value-type="float">
            <text:p>0.5475864</text:p>
          </table:table-cell>
          <table:table-cell office:value-type="float" office:value="0" calcext:value-type="float">
            <text:p>0</text:p>
          </table:table-cell>
          <table:table-cell office:value-type="float" office:value="0.4279935" calcext:value-type="float">
            <text:p>0.4279935</text:p>
          </table:table-cell>
          <table:table-cell office:value-type="float" office:value="0.4307427" calcext:value-type="float">
            <text:p>0.4307427</text:p>
          </table:table-cell>
          <table:table-cell office:value-type="float" office:value="0.1256282" calcext:value-type="float">
            <text:p>0.1256282</text:p>
          </table:table-cell>
          <table:table-cell office:value-type="float" office:value="0.1254936" calcext:value-type="float">
            <text:p>0.1254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76818" calcext:value-type="float">
            <text:p>29.76818</text:p>
          </table:table-cell>
          <table:table-cell office:value-type="float" office:value="31.08344" calcext:value-type="float">
            <text:p>31.0834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7092000" calcext:value-type="float">
            <text:p>27092000</text:p>
          </table:table-cell>
          <table:table-cell office:value-type="float" office:value="0.3849477" calcext:value-type="float">
            <text:p>0.3849477</text:p>
          </table:table-cell>
          <table:table-cell office:value-type="float" office:value="130.4746" calcext:value-type="float">
            <text:p>130.4746</text:p>
          </table:table-cell>
          <table:table-cell office:value-type="float" office:value="5" calcext:value-type="float">
            <text:p>5</text:p>
          </table:table-cell>
          <table:table-cell office:value-type="float" office:value="-3.827939" calcext:value-type="float">
            <text:p>-3.827939</text:p>
          </table:table-cell>
          <table:table-cell office:value-type="float" office:value="32.86808" calcext:value-type="float">
            <text:p>32.86808</text:p>
          </table:table-cell>
          <table:table-cell office:value-type="float" office:value="0.000008705058" calcext:value-type="float">
            <text:p>8.705058E-06</text:p>
          </table:table-cell>
          <table:table-cell office:value-type="float" office:value="0.003045993" calcext:value-type="float">
            <text:p>0.003045993</text:p>
          </table:table-cell>
          <table:table-cell office:value-type="float" office:value="0.03898939" calcext:value-type="float">
            <text:p>0.03898939</text:p>
          </table:table-cell>
          <table:table-cell office:value-type="float" office:value="1658.997" calcext:value-type="float">
            <text:p>1658.997</text:p>
          </table:table-cell>
          <table:table-cell office:value-type="float" office:value="0.547898" calcext:value-type="float">
            <text:p>0.547898</text:p>
          </table:table-cell>
          <table:table-cell office:value-type="float" office:value="0" calcext:value-type="float">
            <text:p>0</text:p>
          </table:table-cell>
          <table:table-cell office:value-type="float" office:value="0.4192413" calcext:value-type="float">
            <text:p>0.4192413</text:p>
          </table:table-cell>
          <table:table-cell office:value-type="float" office:value="0.4180093" calcext:value-type="float">
            <text:p>0.4180093</text:p>
          </table:table-cell>
          <table:table-cell office:value-type="float" office:value="0.1254039" calcext:value-type="float">
            <text:p>0.1254039</text:p>
          </table:table-cell>
          <table:table-cell office:value-type="float" office:value="0.1252814" calcext:value-type="float">
            <text:p>0.12528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76825" calcext:value-type="float">
            <text:p>29.76825</text:p>
          </table:table-cell>
          <table:table-cell office:value-type="float" office:value="31.07155" calcext:value-type="float">
            <text:p>31.0715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8092000" calcext:value-type="float">
            <text:p>28092000</text:p>
          </table:table-cell>
          <table:table-cell office:value-type="float" office:value="0.3854941" calcext:value-type="float">
            <text:p>0.3854941</text:p>
          </table:table-cell>
          <table:table-cell office:value-type="float" office:value="130.4722" calcext:value-type="float">
            <text:p>130.4722</text:p>
          </table:table-cell>
          <table:table-cell office:value-type="float" office:value="5" calcext:value-type="float">
            <text:p>5</text:p>
          </table:table-cell>
          <table:table-cell office:value-type="float" office:value="-3.827302" calcext:value-type="float">
            <text:p>-3.827302</text:p>
          </table:table-cell>
          <table:table-cell office:value-type="float" office:value="32.83083" calcext:value-type="float">
            <text:p>32.83083</text:p>
          </table:table-cell>
          <table:table-cell office:value-type="float" office:value="0.000008705058" calcext:value-type="float">
            <text:p>8.705058E-06</text:p>
          </table:table-cell>
          <table:table-cell office:value-type="float" office:value="0.003050035" calcext:value-type="float">
            <text:p>0.003050035</text:p>
          </table:table-cell>
          <table:table-cell office:value-type="float" office:value="0.03894914" calcext:value-type="float">
            <text:p>0.03894914</text:p>
          </table:table-cell>
          <table:table-cell office:value-type="float" office:value="1659.037" calcext:value-type="float">
            <text:p>1659.037</text:p>
          </table:table-cell>
          <table:table-cell office:value-type="float" office:value="0.5480346" calcext:value-type="float">
            <text:p>0.5480346</text:p>
          </table:table-cell>
          <table:table-cell office:value-type="float" office:value="0" calcext:value-type="float">
            <text:p>0</text:p>
          </table:table-cell>
          <table:table-cell office:value-type="float" office:value="0.4333428" calcext:value-type="float">
            <text:p>0.4333428</text:p>
          </table:table-cell>
          <table:table-cell office:value-type="float" office:value="0.4273214" calcext:value-type="float">
            <text:p>0.4273214</text:p>
          </table:table-cell>
          <table:table-cell office:value-type="float" office:value="0.125205" calcext:value-type="float">
            <text:p>0.125205</text:p>
          </table:table-cell>
          <table:table-cell office:value-type="float" office:value="0.1250697" calcext:value-type="float">
            <text:p>0.12506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77129" calcext:value-type="float">
            <text:p>29.77129</text:p>
          </table:table-cell>
          <table:table-cell office:value-type="float" office:value="31.05976" calcext:value-type="float">
            <text:p>31.0597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9092000" calcext:value-type="float">
            <text:p>29092000</text:p>
          </table:table-cell>
          <table:table-cell office:value-type="float" office:value="0.3860286" calcext:value-type="float">
            <text:p>0.3860286</text:p>
          </table:table-cell>
          <table:table-cell office:value-type="float" office:value="130.4698" calcext:value-type="float">
            <text:p>130.4698</text:p>
          </table:table-cell>
          <table:table-cell office:value-type="float" office:value="5" calcext:value-type="float">
            <text:p>5</text:p>
          </table:table-cell>
          <table:table-cell office:value-type="float" office:value="-3.826686" calcext:value-type="float">
            <text:p>-3.826686</text:p>
          </table:table-cell>
          <table:table-cell office:value-type="float" office:value="32.79332" calcext:value-type="float">
            <text:p>32.79332</text:p>
          </table:table-cell>
          <table:table-cell office:value-type="float" office:value="0.000008705058" calcext:value-type="float">
            <text:p>8.705058E-06</text:p>
          </table:table-cell>
          <table:table-cell office:value-type="float" office:value="0.003054081" calcext:value-type="float">
            <text:p>0.003054081</text:p>
          </table:table-cell>
          <table:table-cell office:value-type="float" office:value="0.03890908" calcext:value-type="float">
            <text:p>0.03890908</text:p>
          </table:table-cell>
          <table:table-cell office:value-type="float" office:value="1659.077" calcext:value-type="float">
            <text:p>1659.077</text:p>
          </table:table-cell>
          <table:table-cell office:value-type="float" office:value="0.5481558" calcext:value-type="float">
            <text:p>0.5481558</text:p>
          </table:table-cell>
          <table:table-cell office:value-type="float" office:value="0" calcext:value-type="float">
            <text:p>0</text:p>
          </table:table-cell>
          <table:table-cell office:value-type="float" office:value="0.4353441" calcext:value-type="float">
            <text:p>0.4353441</text:p>
          </table:table-cell>
          <table:table-cell office:value-type="float" office:value="0.4300717" calcext:value-type="float">
            <text:p>0.4300717</text:p>
          </table:table-cell>
          <table:table-cell office:value-type="float" office:value="0.1249941" calcext:value-type="float">
            <text:p>0.1249941</text:p>
          </table:table-cell>
          <table:table-cell office:value-type="float" office:value="0.1248581" calcext:value-type="float">
            <text:p>0.12485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77734" calcext:value-type="float">
            <text:p>29.77734</text:p>
          </table:table-cell>
          <table:table-cell office:value-type="float" office:value="31.04977" calcext:value-type="float">
            <text:p>31.0497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0092000" calcext:value-type="float">
            <text:p>30092000</text:p>
          </table:table-cell>
          <table:table-cell office:value-type="float" office:value="0.3865206" calcext:value-type="float">
            <text:p>0.3865206</text:p>
          </table:table-cell>
          <table:table-cell office:value-type="float" office:value="130.4669" calcext:value-type="float">
            <text:p>130.4669</text:p>
          </table:table-cell>
          <table:table-cell office:value-type="float" office:value="5" calcext:value-type="float">
            <text:p>5</text:p>
          </table:table-cell>
          <table:table-cell office:value-type="float" office:value="-3.826088" calcext:value-type="float">
            <text:p>-3.826088</text:p>
          </table:table-cell>
          <table:table-cell office:value-type="float" office:value="32.75604" calcext:value-type="float">
            <text:p>32.75604</text:p>
          </table:table-cell>
          <table:table-cell office:value-type="float" office:value="0.000008705058" calcext:value-type="float">
            <text:p>8.705058E-06</text:p>
          </table:table-cell>
          <table:table-cell office:value-type="float" office:value="0.003058116" calcext:value-type="float">
            <text:p>0.003058116</text:p>
          </table:table-cell>
          <table:table-cell office:value-type="float" office:value="0.03886889" calcext:value-type="float">
            <text:p>0.03886889</text:p>
          </table:table-cell>
          <table:table-cell office:value-type="float" office:value="1659.116" calcext:value-type="float">
            <text:p>1659.116</text:p>
          </table:table-cell>
          <table:table-cell office:value-type="float" office:value="0.5484651" calcext:value-type="float">
            <text:p>0.5484651</text:p>
          </table:table-cell>
          <table:table-cell office:value-type="float" office:value="0" calcext:value-type="float">
            <text:p>0</text:p>
          </table:table-cell>
          <table:table-cell office:value-type="float" office:value="0.4359097" calcext:value-type="float">
            <text:p>0.4359097</text:p>
          </table:table-cell>
          <table:table-cell office:value-type="float" office:value="0.4352818" calcext:value-type="float">
            <text:p>0.4352818</text:p>
          </table:table-cell>
          <table:table-cell office:value-type="float" office:value="0.1247778" calcext:value-type="float">
            <text:p>0.1247778</text:p>
          </table:table-cell>
          <table:table-cell office:value-type="float" office:value="0.1246469" calcext:value-type="float">
            <text:p>0.1246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78139" calcext:value-type="float">
            <text:p>29.78139</text:p>
          </table:table-cell>
          <table:table-cell office:value-type="float" office:value="31.03976" calcext:value-type="float">
            <text:p>31.0397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102000" calcext:value-type="float">
            <text:p>1102000</text:p>
          </table:table-cell>
          <table:table-cell office:value-type="float" office:value="0.3870181" calcext:value-type="float">
            <text:p>0.3870181</text:p>
          </table:table-cell>
          <table:table-cell office:value-type="float" office:value="130.4631" calcext:value-type="float">
            <text:p>130.4631</text:p>
          </table:table-cell>
          <table:table-cell office:value-type="float" office:value="5" calcext:value-type="float">
            <text:p>5</text:p>
          </table:table-cell>
          <table:table-cell office:value-type="float" office:value="-3.825467" calcext:value-type="float">
            <text:p>-3.825467</text:p>
          </table:table-cell>
          <table:table-cell office:value-type="float" office:value="32.71933" calcext:value-type="float">
            <text:p>32.71933</text:p>
          </table:table-cell>
          <table:table-cell office:value-type="float" office:value="0.000008705058" calcext:value-type="float">
            <text:p>8.705058E-06</text:p>
          </table:table-cell>
          <table:table-cell office:value-type="float" office:value="0.003062139" calcext:value-type="float">
            <text:p>0.003062139</text:p>
          </table:table-cell>
          <table:table-cell office:value-type="float" office:value="0.03882914" calcext:value-type="float">
            <text:p>0.03882914</text:p>
          </table:table-cell>
          <table:table-cell office:value-type="float" office:value="1659.156" calcext:value-type="float">
            <text:p>1659.156</text:p>
          </table:table-cell>
          <table:table-cell office:value-type="float" office:value="0.5488759" calcext:value-type="float">
            <text:p>0.5488759</text:p>
          </table:table-cell>
          <table:table-cell office:value-type="float" office:value="0" calcext:value-type="float">
            <text:p>0</text:p>
          </table:table-cell>
          <table:table-cell office:value-type="float" office:value="0.4467389" calcext:value-type="float">
            <text:p>0.4467389</text:p>
          </table:table-cell>
          <table:table-cell office:value-type="float" office:value="0.4449706" calcext:value-type="float">
            <text:p>0.4449706</text:p>
          </table:table-cell>
          <table:table-cell office:value-type="float" office:value="0.1245682" calcext:value-type="float">
            <text:p>0.1245682</text:p>
          </table:table-cell>
          <table:table-cell office:value-type="float" office:value="0.1244364" calcext:value-type="float">
            <text:p>0.1244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78752" calcext:value-type="float">
            <text:p>29.78752</text:p>
          </table:table-cell>
          <table:table-cell office:value-type="float" office:value="31.03194" calcext:value-type="float">
            <text:p>31.0319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102000" calcext:value-type="float">
            <text:p>2102000</text:p>
          </table:table-cell>
          <table:table-cell office:value-type="float" office:value="0.3875084" calcext:value-type="float">
            <text:p>0.3875084</text:p>
          </table:table-cell>
          <table:table-cell office:value-type="float" office:value="130.4589" calcext:value-type="float">
            <text:p>130.4589</text:p>
          </table:table-cell>
          <table:table-cell office:value-type="float" office:value="5" calcext:value-type="float">
            <text:p>5</text:p>
          </table:table-cell>
          <table:table-cell office:value-type="float" office:value="-3.824844" calcext:value-type="float">
            <text:p>-3.824844</text:p>
          </table:table-cell>
          <table:table-cell office:value-type="float" office:value="32.68307" calcext:value-type="float">
            <text:p>32.68307</text:p>
          </table:table-cell>
          <table:table-cell office:value-type="float" office:value="0.000008705058" calcext:value-type="float">
            <text:p>8.705058E-06</text:p>
          </table:table-cell>
          <table:table-cell office:value-type="float" office:value="0.003066163" calcext:value-type="float">
            <text:p>0.003066163</text:p>
          </table:table-cell>
          <table:table-cell office:value-type="float" office:value="0.03878929" calcext:value-type="float">
            <text:p>0.03878929</text:p>
          </table:table-cell>
          <table:table-cell office:value-type="float" office:value="1659.196" calcext:value-type="float">
            <text:p>1659.196</text:p>
          </table:table-cell>
          <table:table-cell office:value-type="float" office:value="0.5493048" calcext:value-type="float">
            <text:p>0.5493048</text:p>
          </table:table-cell>
          <table:table-cell office:value-type="float" office:value="0" calcext:value-type="float">
            <text:p>0</text:p>
          </table:table-cell>
          <table:table-cell office:value-type="float" office:value="0.4633266" calcext:value-type="float">
            <text:p>0.4633266</text:p>
          </table:table-cell>
          <table:table-cell office:value-type="float" office:value="0.4481708" calcext:value-type="float">
            <text:p>0.4481708</text:p>
          </table:table-cell>
          <table:table-cell office:value-type="float" office:value="0.1243718" calcext:value-type="float">
            <text:p>0.1243718</text:p>
          </table:table-cell>
          <table:table-cell office:value-type="float" office:value="0.1242262" calcext:value-type="float">
            <text:p>0.1242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79482" calcext:value-type="float">
            <text:p>29.79482</text:p>
          </table:table-cell>
          <table:table-cell office:value-type="float" office:value="31.02559" calcext:value-type="float">
            <text:p>31.02559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102000" calcext:value-type="float">
            <text:p>3102000</text:p>
          </table:table-cell>
          <table:table-cell office:value-type="float" office:value="0.38799" calcext:value-type="float">
            <text:p>0.38799</text:p>
          </table:table-cell>
          <table:table-cell office:value-type="float" office:value="130.4543" calcext:value-type="float">
            <text:p>130.4543</text:p>
          </table:table-cell>
          <table:table-cell office:value-type="float" office:value="5" calcext:value-type="float">
            <text:p>5</text:p>
          </table:table-cell>
          <table:table-cell office:value-type="float" office:value="-3.824222" calcext:value-type="float">
            <text:p>-3.824222</text:p>
          </table:table-cell>
          <table:table-cell office:value-type="float" office:value="32.6473" calcext:value-type="float">
            <text:p>32.6473</text:p>
          </table:table-cell>
          <table:table-cell office:value-type="float" office:value="0.000008705058" calcext:value-type="float">
            <text:p>8.705058E-06</text:p>
          </table:table-cell>
          <table:table-cell office:value-type="float" office:value="0.003070186" calcext:value-type="float">
            <text:p>0.003070186</text:p>
          </table:table-cell>
          <table:table-cell office:value-type="float" office:value="0.03874907" calcext:value-type="float">
            <text:p>0.03874907</text:p>
          </table:table-cell>
          <table:table-cell office:value-type="float" office:value="1659.236" calcext:value-type="float">
            <text:p>1659.236</text:p>
          </table:table-cell>
          <table:table-cell office:value-type="float" office:value="0.5498333" calcext:value-type="float">
            <text:p>0.5498333</text:p>
          </table:table-cell>
          <table:table-cell office:value-type="float" office:value="0" calcext:value-type="float">
            <text:p>0</text:p>
          </table:table-cell>
          <table:table-cell office:value-type="float" office:value="0.45982" calcext:value-type="float">
            <text:p>0.45982</text:p>
          </table:table-cell>
          <table:table-cell office:value-type="float" office:value="0.4477647" calcext:value-type="float">
            <text:p>0.4477647</text:p>
          </table:table-cell>
          <table:table-cell office:value-type="float" office:value="0.1241393" calcext:value-type="float">
            <text:p>0.1241393</text:p>
          </table:table-cell>
          <table:table-cell office:value-type="float" office:value="0.1240161" calcext:value-type="float">
            <text:p>0.1240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80369" calcext:value-type="float">
            <text:p>29.80369</text:p>
          </table:table-cell>
          <table:table-cell office:value-type="float" office:value="31.01987" calcext:value-type="float">
            <text:p>31.0198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102000" calcext:value-type="float">
            <text:p>4102000</text:p>
          </table:table-cell>
          <table:table-cell office:value-type="float" office:value="0.3884918" calcext:value-type="float">
            <text:p>0.3884918</text:p>
          </table:table-cell>
          <table:table-cell office:value-type="float" office:value="130.4502" calcext:value-type="float">
            <text:p>130.4502</text:p>
          </table:table-cell>
          <table:table-cell office:value-type="float" office:value="5" calcext:value-type="float">
            <text:p>5</text:p>
          </table:table-cell>
          <table:table-cell office:value-type="float" office:value="-3.823609" calcext:value-type="float">
            <text:p>-3.823609</text:p>
          </table:table-cell>
          <table:table-cell office:value-type="float" office:value="32.61147" calcext:value-type="float">
            <text:p>32.61147</text:p>
          </table:table-cell>
          <table:table-cell office:value-type="float" office:value="0.000008705058" calcext:value-type="float">
            <text:p>8.705058E-06</text:p>
          </table:table-cell>
          <table:table-cell office:value-type="float" office:value="0.003074209" calcext:value-type="float">
            <text:p>0.003074209</text:p>
          </table:table-cell>
          <table:table-cell office:value-type="float" office:value="0.03870933" calcext:value-type="float">
            <text:p>0.03870933</text:p>
          </table:table-cell>
          <table:table-cell office:value-type="float" office:value="1659.276" calcext:value-type="float">
            <text:p>1659.276</text:p>
          </table:table-cell>
          <table:table-cell office:value-type="float" office:value="0.5501215" calcext:value-type="float">
            <text:p>0.5501215</text:p>
          </table:table-cell>
          <table:table-cell office:value-type="float" office:value="0" calcext:value-type="float">
            <text:p>0</text:p>
          </table:table-cell>
          <table:table-cell office:value-type="float" office:value="0.4258109" calcext:value-type="float">
            <text:p>0.4258109</text:p>
          </table:table-cell>
          <table:table-cell office:value-type="float" office:value="0.4238515" calcext:value-type="float">
            <text:p>0.4238515</text:p>
          </table:table-cell>
          <table:table-cell office:value-type="float" office:value="0.1239137" calcext:value-type="float">
            <text:p>0.1239137</text:p>
          </table:table-cell>
          <table:table-cell office:value-type="float" office:value="0.1238064" calcext:value-type="float">
            <text:p>0.1238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80877" calcext:value-type="float">
            <text:p>29.80877</text:p>
          </table:table-cell>
          <table:table-cell office:value-type="float" office:value="31.01267" calcext:value-type="float">
            <text:p>31.0126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5102000" calcext:value-type="float">
            <text:p>5102000</text:p>
          </table:table-cell>
          <table:table-cell office:value-type="float" office:value="0.3889677" calcext:value-type="float">
            <text:p>0.3889677</text:p>
          </table:table-cell>
          <table:table-cell office:value-type="float" office:value="130.4468" calcext:value-type="float">
            <text:p>130.4468</text:p>
          </table:table-cell>
          <table:table-cell office:value-type="float" office:value="5" calcext:value-type="float">
            <text:p>5</text:p>
          </table:table-cell>
          <table:table-cell office:value-type="float" office:value="-3.823046" calcext:value-type="float">
            <text:p>-3.823046</text:p>
          </table:table-cell>
          <table:table-cell office:value-type="float" office:value="32.57524" calcext:value-type="float">
            <text:p>32.57524</text:p>
          </table:table-cell>
          <table:table-cell office:value-type="float" office:value="0.000008705058" calcext:value-type="float">
            <text:p>8.705058E-06</text:p>
          </table:table-cell>
          <table:table-cell office:value-type="float" office:value="0.00307821" calcext:value-type="float">
            <text:p>0.00307821</text:p>
          </table:table-cell>
          <table:table-cell office:value-type="float" office:value="0.03866941" calcext:value-type="float">
            <text:p>0.03866941</text:p>
          </table:table-cell>
          <table:table-cell office:value-type="float" office:value="1659.316" calcext:value-type="float">
            <text:p>1659.316</text:p>
          </table:table-cell>
          <table:table-cell office:value-type="float" office:value="0.5502548" calcext:value-type="float">
            <text:p>0.5502548</text:p>
          </table:table-cell>
          <table:table-cell office:value-type="float" office:value="0" calcext:value-type="float">
            <text:p>0</text:p>
          </table:table-cell>
          <table:table-cell office:value-type="float" office:value="0.3741138" calcext:value-type="float">
            <text:p>0.3741138</text:p>
          </table:table-cell>
          <table:table-cell office:value-type="float" office:value="0.420066" calcext:value-type="float">
            <text:p>0.420066</text:p>
          </table:table-cell>
          <table:table-cell office:value-type="float" office:value="0.1237504" calcext:value-type="float">
            <text:p>0.1237504</text:p>
          </table:table-cell>
          <table:table-cell office:value-type="float" office:value="0.1235973" calcext:value-type="float">
            <text:p>0.12359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80865" calcext:value-type="float">
            <text:p>29.80865</text:p>
          </table:table-cell>
          <table:table-cell office:value-type="float" office:value="31.00235" calcext:value-type="float">
            <text:p>31.0023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102000" calcext:value-type="float">
            <text:p>6102000</text:p>
          </table:table-cell>
          <table:table-cell office:value-type="float" office:value="0.3894721" calcext:value-type="float">
            <text:p>0.3894721</text:p>
          </table:table-cell>
          <table:table-cell office:value-type="float" office:value="130.4442" calcext:value-type="float">
            <text:p>130.4442</text:p>
          </table:table-cell>
          <table:table-cell office:value-type="float" office:value="5" calcext:value-type="float">
            <text:p>5</text:p>
          </table:table-cell>
          <table:table-cell office:value-type="float" office:value="-3.822468" calcext:value-type="float">
            <text:p>-3.822468</text:p>
          </table:table-cell>
          <table:table-cell office:value-type="float" office:value="32.53832" calcext:value-type="float">
            <text:p>32.53832</text:p>
          </table:table-cell>
          <table:table-cell office:value-type="float" office:value="0.000008705058" calcext:value-type="float">
            <text:p>8.705058E-06</text:p>
          </table:table-cell>
          <table:table-cell office:value-type="float" office:value="0.003082211" calcext:value-type="float">
            <text:p>0.003082211</text:p>
          </table:table-cell>
          <table:table-cell office:value-type="float" office:value="0.03862945" calcext:value-type="float">
            <text:p>0.03862945</text:p>
          </table:table-cell>
          <table:table-cell office:value-type="float" office:value="1659.356" calcext:value-type="float">
            <text:p>1659.356</text:p>
          </table:table-cell>
          <table:table-cell office:value-type="float" office:value="0.5503306" calcext:value-type="float">
            <text:p>0.5503306</text:p>
          </table:table-cell>
          <table:table-cell office:value-type="float" office:value="0" calcext:value-type="float">
            <text:p>0</text:p>
          </table:table-cell>
          <table:table-cell office:value-type="float" office:value="0.363371" calcext:value-type="float">
            <text:p>0.363371</text:p>
          </table:table-cell>
          <table:table-cell office:value-type="float" office:value="0.4005099" calcext:value-type="float">
            <text:p>0.4005099</text:p>
          </table:table-cell>
          <table:table-cell office:value-type="float" office:value="0.1234777" calcext:value-type="float">
            <text:p>0.1234777</text:p>
          </table:table-cell>
          <table:table-cell office:value-type="float" office:value="0.1233882" calcext:value-type="float">
            <text:p>0.12338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79263" calcext:value-type="float">
            <text:p>29.79263</text:p>
          </table:table-cell>
          <table:table-cell office:value-type="float" office:value="30.9877" calcext:value-type="float">
            <text:p>30.987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7102000" calcext:value-type="float">
            <text:p>7102000</text:p>
          </table:table-cell>
          <table:table-cell office:value-type="float" office:value="0.3899658" calcext:value-type="float">
            <text:p>0.3899658</text:p>
          </table:table-cell>
          <table:table-cell office:value-type="float" office:value="130.4417" calcext:value-type="float">
            <text:p>130.4417</text:p>
          </table:table-cell>
          <table:table-cell office:value-type="float" office:value="5" calcext:value-type="float">
            <text:p>5</text:p>
          </table:table-cell>
          <table:table-cell office:value-type="float" office:value="-3.821912" calcext:value-type="float">
            <text:p>-3.821912</text:p>
          </table:table-cell>
          <table:table-cell office:value-type="float" office:value="32.50149" calcext:value-type="float">
            <text:p>32.50149</text:p>
          </table:table-cell>
          <table:table-cell office:value-type="float" office:value="0.000008705058" calcext:value-type="float">
            <text:p>8.705058E-06</text:p>
          </table:table-cell>
          <table:table-cell office:value-type="float" office:value="0.003086212" calcext:value-type="float">
            <text:p>0.003086212</text:p>
          </table:table-cell>
          <table:table-cell office:value-type="float" office:value="0.03859049" calcext:value-type="float">
            <text:p>0.03859049</text:p>
          </table:table-cell>
          <table:table-cell office:value-type="float" office:value="1659.395" calcext:value-type="float">
            <text:p>1659.395</text:p>
          </table:table-cell>
          <table:table-cell office:value-type="float" office:value="0.5503607" calcext:value-type="float">
            <text:p>0.5503607</text:p>
          </table:table-cell>
          <table:table-cell office:value-type="float" office:value="0" calcext:value-type="float">
            <text:p>0</text:p>
          </table:table-cell>
          <table:table-cell office:value-type="float" office:value="0.3863893" calcext:value-type="float">
            <text:p>0.3863893</text:p>
          </table:table-cell>
          <table:table-cell office:value-type="float" office:value="0.405892" calcext:value-type="float">
            <text:p>0.405892</text:p>
          </table:table-cell>
          <table:table-cell office:value-type="float" office:value="0.1232783" calcext:value-type="float">
            <text:p>0.1232783</text:p>
          </table:table-cell>
          <table:table-cell office:value-type="float" office:value="0.1231794" calcext:value-type="float">
            <text:p>0.12317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78337" calcext:value-type="float">
            <text:p>29.78337</text:p>
          </table:table-cell>
          <table:table-cell office:value-type="float" office:value="30.97303" calcext:value-type="float">
            <text:p>30.9730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8102000" calcext:value-type="float">
            <text:p>8102000</text:p>
          </table:table-cell>
          <table:table-cell office:value-type="float" office:value="0.3904033" calcext:value-type="float">
            <text:p>0.3904033</text:p>
          </table:table-cell>
          <table:table-cell office:value-type="float" office:value="130.4394" calcext:value-type="float">
            <text:p>130.4394</text:p>
          </table:table-cell>
          <table:table-cell office:value-type="float" office:value="5" calcext:value-type="float">
            <text:p>5</text:p>
          </table:table-cell>
          <table:table-cell office:value-type="float" office:value="-3.821424" calcext:value-type="float">
            <text:p>-3.821424</text:p>
          </table:table-cell>
          <table:table-cell office:value-type="float" office:value="32.46455" calcext:value-type="float">
            <text:p>32.46455</text:p>
          </table:table-cell>
          <table:table-cell office:value-type="float" office:value="0.000008705058" calcext:value-type="float">
            <text:p>8.705058E-06</text:p>
          </table:table-cell>
          <table:table-cell office:value-type="float" office:value="0.003090213" calcext:value-type="float">
            <text:p>0.003090213</text:p>
          </table:table-cell>
          <table:table-cell office:value-type="float" office:value="0.03855101" calcext:value-type="float">
            <text:p>0.03855101</text:p>
          </table:table-cell>
          <table:table-cell office:value-type="float" office:value="1659.435" calcext:value-type="float">
            <text:p>1659.435</text:p>
          </table:table-cell>
          <table:table-cell office:value-type="float" office:value="0.5503226" calcext:value-type="float">
            <text:p>0.5503226</text:p>
          </table:table-cell>
          <table:table-cell office:value-type="float" office:value="0" calcext:value-type="float">
            <text:p>0</text:p>
          </table:table-cell>
          <table:table-cell office:value-type="float" office:value="0.3933565" calcext:value-type="float">
            <text:p>0.3933565</text:p>
          </table:table-cell>
          <table:table-cell office:value-type="float" office:value="0.4068421" calcext:value-type="float">
            <text:p>0.4068421</text:p>
          </table:table-cell>
          <table:table-cell office:value-type="float" office:value="0.1230734" calcext:value-type="float">
            <text:p>0.1230734</text:p>
          </table:table-cell>
          <table:table-cell office:value-type="float" office:value="0.1229714" calcext:value-type="float">
            <text:p>0.1229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77777" calcext:value-type="float">
            <text:p>29.77777</text:p>
          </table:table-cell>
          <table:table-cell office:value-type="float" office:value="30.95946" calcext:value-type="float">
            <text:p>30.9594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9102000" calcext:value-type="float">
            <text:p>9102000</text:p>
          </table:table-cell>
          <table:table-cell office:value-type="float" office:value="0.3908499" calcext:value-type="float">
            <text:p>0.3908499</text:p>
          </table:table-cell>
          <table:table-cell office:value-type="float" office:value="130.4373" calcext:value-type="float">
            <text:p>130.4373</text:p>
          </table:table-cell>
          <table:table-cell office:value-type="float" office:value="5" calcext:value-type="float">
            <text:p>5</text:p>
          </table:table-cell>
          <table:table-cell office:value-type="float" office:value="-3.820932" calcext:value-type="float">
            <text:p>-3.820932</text:p>
          </table:table-cell>
          <table:table-cell office:value-type="float" office:value="32.4274" calcext:value-type="float">
            <text:p>32.4274</text:p>
          </table:table-cell>
          <table:table-cell office:value-type="float" office:value="0.000008705058" calcext:value-type="float">
            <text:p>8.705058E-06</text:p>
          </table:table-cell>
          <table:table-cell office:value-type="float" office:value="0.003094214" calcext:value-type="float">
            <text:p>0.003094214</text:p>
          </table:table-cell>
          <table:table-cell office:value-type="float" office:value="0.03851141" calcext:value-type="float">
            <text:p>0.03851141</text:p>
          </table:table-cell>
          <table:table-cell office:value-type="float" office:value="1659.474" calcext:value-type="float">
            <text:p>1659.474</text:p>
          </table:table-cell>
          <table:table-cell office:value-type="float" office:value="0.5502503" calcext:value-type="float">
            <text:p>0.5502503</text:p>
          </table:table-cell>
          <table:table-cell office:value-type="float" office:value="0" calcext:value-type="float">
            <text:p>0</text:p>
          </table:table-cell>
          <table:table-cell office:value-type="float" office:value="0.3967683" calcext:value-type="float">
            <text:p>0.3967683</text:p>
          </table:table-cell>
          <table:table-cell office:value-type="float" office:value="0.4104317" calcext:value-type="float">
            <text:p>0.4104317</text:p>
          </table:table-cell>
          <table:table-cell office:value-type="float" office:value="0.122867" calcext:value-type="float">
            <text:p>0.122867</text:p>
          </table:table-cell>
          <table:table-cell office:value-type="float" office:value="0.1227635" calcext:value-type="float">
            <text:p>0.1227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77308" calcext:value-type="float">
            <text:p>29.77308</text:p>
          </table:table-cell>
          <table:table-cell office:value-type="float" office:value="30.94631" calcext:value-type="float">
            <text:p>30.9463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0102000" calcext:value-type="float">
            <text:p>10102000</text:p>
          </table:table-cell>
          <table:table-cell office:value-type="float" office:value="0.3912985" calcext:value-type="float">
            <text:p>0.3912985</text:p>
          </table:table-cell>
          <table:table-cell office:value-type="float" office:value="130.4353" calcext:value-type="float">
            <text:p>130.4353</text:p>
          </table:table-cell>
          <table:table-cell office:value-type="float" office:value="5" calcext:value-type="float">
            <text:p>5</text:p>
          </table:table-cell>
          <table:table-cell office:value-type="float" office:value="-3.820445" calcext:value-type="float">
            <text:p>-3.820445</text:p>
          </table:table-cell>
          <table:table-cell office:value-type="float" office:value="32.39007" calcext:value-type="float">
            <text:p>32.39007</text:p>
          </table:table-cell>
          <table:table-cell office:value-type="float" office:value="0.000008705058" calcext:value-type="float">
            <text:p>8.705058E-06</text:p>
          </table:table-cell>
          <table:table-cell office:value-type="float" office:value="0.003098215" calcext:value-type="float">
            <text:p>0.003098215</text:p>
          </table:table-cell>
          <table:table-cell office:value-type="float" office:value="0.03847251" calcext:value-type="float">
            <text:p>0.03847251</text:p>
          </table:table-cell>
          <table:table-cell office:value-type="float" office:value="1659.514" calcext:value-type="float">
            <text:p>1659.514</text:p>
          </table:table-cell>
          <table:table-cell office:value-type="float" office:value="0.5501626" calcext:value-type="float">
            <text:p>0.5501626</text:p>
          </table:table-cell>
          <table:table-cell office:value-type="float" office:value="0" calcext:value-type="float">
            <text:p>0</text:p>
          </table:table-cell>
          <table:table-cell office:value-type="float" office:value="0.3729651" calcext:value-type="float">
            <text:p>0.3729651</text:p>
          </table:table-cell>
          <table:table-cell office:value-type="float" office:value="0.4003356" calcext:value-type="float">
            <text:p>0.4003356</text:p>
          </table:table-cell>
          <table:table-cell office:value-type="float" office:value="0.1226526" calcext:value-type="float">
            <text:p>0.1226526</text:p>
          </table:table-cell>
          <table:table-cell office:value-type="float" office:value="0.1225561" calcext:value-type="float">
            <text:p>0.1225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76425" calcext:value-type="float">
            <text:p>29.76425</text:p>
          </table:table-cell>
          <table:table-cell office:value-type="float" office:value="30.93227" calcext:value-type="float">
            <text:p>30.9322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1102000" calcext:value-type="float">
            <text:p>11102000</text:p>
          </table:table-cell>
          <table:table-cell office:value-type="float" office:value="0.3917329" calcext:value-type="float">
            <text:p>0.3917329</text:p>
          </table:table-cell>
          <table:table-cell office:value-type="float" office:value="130.4331" calcext:value-type="float">
            <text:p>130.4331</text:p>
          </table:table-cell>
          <table:table-cell office:value-type="float" office:value="5" calcext:value-type="float">
            <text:p>5</text:p>
          </table:table-cell>
          <table:table-cell office:value-type="float" office:value="-3.819968" calcext:value-type="float">
            <text:p>-3.819968</text:p>
          </table:table-cell>
          <table:table-cell office:value-type="float" office:value="32.35291" calcext:value-type="float">
            <text:p>32.35291</text:p>
          </table:table-cell>
          <table:table-cell office:value-type="float" office:value="0.000008705058" calcext:value-type="float">
            <text:p>8.705058E-06</text:p>
          </table:table-cell>
          <table:table-cell office:value-type="float" office:value="0.003102215" calcext:value-type="float">
            <text:p>0.003102215</text:p>
          </table:table-cell>
          <table:table-cell office:value-type="float" office:value="0.03843353" calcext:value-type="float">
            <text:p>0.03843353</text:p>
          </table:table-cell>
          <table:table-cell office:value-type="float" office:value="1659.553" calcext:value-type="float">
            <text:p>1659.553</text:p>
          </table:table-cell>
          <table:table-cell office:value-type="float" office:value="0.5501819" calcext:value-type="float">
            <text:p>0.5501819</text:p>
          </table:table-cell>
          <table:table-cell office:value-type="float" office:value="0" calcext:value-type="float">
            <text:p>0</text:p>
          </table:table-cell>
          <table:table-cell office:value-type="float" office:value="0.4133072" calcext:value-type="float">
            <text:p>0.4133072</text:p>
          </table:table-cell>
          <table:table-cell office:value-type="float" office:value="0.4172627" calcext:value-type="float">
            <text:p>0.4172627</text:p>
          </table:table-cell>
          <table:table-cell office:value-type="float" office:value="0.1224585" calcext:value-type="float">
            <text:p>0.1224585</text:p>
          </table:table-cell>
          <table:table-cell office:value-type="float" office:value="0.122349" calcext:value-type="float">
            <text:p>0.1223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75932" calcext:value-type="float">
            <text:p>29.75932</text:p>
          </table:table-cell>
          <table:table-cell office:value-type="float" office:value="30.91852" calcext:value-type="float">
            <text:p>30.91852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2102000" calcext:value-type="float">
            <text:p>12102000</text:p>
          </table:table-cell>
          <table:table-cell office:value-type="float" office:value="0.3921555" calcext:value-type="float">
            <text:p>0.3921555</text:p>
          </table:table-cell>
          <table:table-cell office:value-type="float" office:value="130.4307" calcext:value-type="float">
            <text:p>130.4307</text:p>
          </table:table-cell>
          <table:table-cell office:value-type="float" office:value="5" calcext:value-type="float">
            <text:p>5</text:p>
          </table:table-cell>
          <table:table-cell office:value-type="float" office:value="-3.819499" calcext:value-type="float">
            <text:p>-3.819499</text:p>
          </table:table-cell>
          <table:table-cell office:value-type="float" office:value="32.31607" calcext:value-type="float">
            <text:p>32.31607</text:p>
          </table:table-cell>
          <table:table-cell office:value-type="float" office:value="0.000008705058" calcext:value-type="float">
            <text:p>8.705058E-06</text:p>
          </table:table-cell>
          <table:table-cell office:value-type="float" office:value="0.003106216" calcext:value-type="float">
            <text:p>0.003106216</text:p>
          </table:table-cell>
          <table:table-cell office:value-type="float" office:value="0.03839512" calcext:value-type="float">
            <text:p>0.03839512</text:p>
          </table:table-cell>
          <table:table-cell office:value-type="float" office:value="1659.593" calcext:value-type="float">
            <text:p>1659.593</text:p>
          </table:table-cell>
          <table:table-cell office:value-type="float" office:value="0.5502779" calcext:value-type="float">
            <text:p>0.5502779</text:p>
          </table:table-cell>
          <table:table-cell office:value-type="float" office:value="0" calcext:value-type="float">
            <text:p>0</text:p>
          </table:table-cell>
          <table:table-cell office:value-type="float" office:value="0.4510494" calcext:value-type="float">
            <text:p>0.4510494</text:p>
          </table:table-cell>
          <table:table-cell office:value-type="float" office:value="0.4292787" calcext:value-type="float">
            <text:p>0.4292787</text:p>
          </table:table-cell>
          <table:table-cell office:value-type="float" office:value="0.1222568" calcext:value-type="float">
            <text:p>0.1222568</text:p>
          </table:table-cell>
          <table:table-cell office:value-type="float" office:value="0.1221421" calcext:value-type="float">
            <text:p>0.12214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76136" calcext:value-type="float">
            <text:p>29.76136</text:p>
          </table:table-cell>
          <table:table-cell office:value-type="float" office:value="30.9079" calcext:value-type="float">
            <text:p>30.9079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3102000" calcext:value-type="float">
            <text:p>13102000</text:p>
          </table:table-cell>
          <table:table-cell office:value-type="float" office:value="0.3925729" calcext:value-type="float">
            <text:p>0.3925729</text:p>
          </table:table-cell>
          <table:table-cell office:value-type="float" office:value="130.4277" calcext:value-type="float">
            <text:p>130.4277</text:p>
          </table:table-cell>
          <table:table-cell office:value-type="float" office:value="5" calcext:value-type="float">
            <text:p>5</text:p>
          </table:table-cell>
          <table:table-cell office:value-type="float" office:value="-3.819028" calcext:value-type="float">
            <text:p>-3.819028</text:p>
          </table:table-cell>
          <table:table-cell office:value-type="float" office:value="32.2796" calcext:value-type="float">
            <text:p>32.2796</text:p>
          </table:table-cell>
          <table:table-cell office:value-type="float" office:value="0.000008705058" calcext:value-type="float">
            <text:p>8.705058E-06</text:p>
          </table:table-cell>
          <table:table-cell office:value-type="float" office:value="0.003110217" calcext:value-type="float">
            <text:p>0.003110217</text:p>
          </table:table-cell>
          <table:table-cell office:value-type="float" office:value="0.03835576" calcext:value-type="float">
            <text:p>0.03835576</text:p>
          </table:table-cell>
          <table:table-cell office:value-type="float" office:value="1659.633" calcext:value-type="float">
            <text:p>1659.633</text:p>
          </table:table-cell>
          <table:table-cell office:value-type="float" office:value="0.5504827" calcext:value-type="float">
            <text:p>0.5504827</text:p>
          </table:table-cell>
          <table:table-cell office:value-type="float" office:value="0" calcext:value-type="float">
            <text:p>0</text:p>
          </table:table-cell>
          <table:table-cell office:value-type="float" office:value="0.4531998" calcext:value-type="float">
            <text:p>0.4531998</text:p>
          </table:table-cell>
          <table:table-cell office:value-type="float" office:value="0.4342417" calcext:value-type="float">
            <text:p>0.4342417</text:p>
          </table:table-cell>
          <table:table-cell office:value-type="float" office:value="0.1220646" calcext:value-type="float">
            <text:p>0.1220646</text:p>
          </table:table-cell>
          <table:table-cell office:value-type="float" office:value="0.1219359" calcext:value-type="float">
            <text:p>0.1219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76696" calcext:value-type="float">
            <text:p>29.76696</text:p>
          </table:table-cell>
          <table:table-cell office:value-type="float" office:value="30.90016" calcext:value-type="float">
            <text:p>30.9001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102000" calcext:value-type="float">
            <text:p>14102000</text:p>
          </table:table-cell>
          <table:table-cell office:value-type="float" office:value="0.3929855" calcext:value-type="float">
            <text:p>0.3929855</text:p>
          </table:table-cell>
          <table:table-cell office:value-type="float" office:value="130.4241" calcext:value-type="float">
            <text:p>130.4241</text:p>
          </table:table-cell>
          <table:table-cell office:value-type="float" office:value="5" calcext:value-type="float">
            <text:p>5</text:p>
          </table:table-cell>
          <table:table-cell office:value-type="float" office:value="-3.818557" calcext:value-type="float">
            <text:p>-3.818557</text:p>
          </table:table-cell>
          <table:table-cell office:value-type="float" office:value="32.24315" calcext:value-type="float">
            <text:p>32.24315</text:p>
          </table:table-cell>
          <table:table-cell office:value-type="float" office:value="0.000008705058" calcext:value-type="float">
            <text:p>8.705058E-06</text:p>
          </table:table-cell>
          <table:table-cell office:value-type="float" office:value="0.003114218" calcext:value-type="float">
            <text:p>0.003114218</text:p>
          </table:table-cell>
          <table:table-cell office:value-type="float" office:value="0.03831629" calcext:value-type="float">
            <text:p>0.03831629</text:p>
          </table:table-cell>
          <table:table-cell office:value-type="float" office:value="1659.672" calcext:value-type="float">
            <text:p>1659.672</text:p>
          </table:table-cell>
          <table:table-cell office:value-type="float" office:value="0.5508899" calcext:value-type="float">
            <text:p>0.5508899</text:p>
          </table:table-cell>
          <table:table-cell office:value-type="float" office:value="0" calcext:value-type="float">
            <text:p>0</text:p>
          </table:table-cell>
          <table:table-cell office:value-type="float" office:value="0.3949206" calcext:value-type="float">
            <text:p>0.3949206</text:p>
          </table:table-cell>
          <table:table-cell office:value-type="float" office:value="0.4164944" calcext:value-type="float">
            <text:p>0.4164944</text:p>
          </table:table-cell>
          <table:table-cell office:value-type="float" office:value="0.121832" calcext:value-type="float">
            <text:p>0.121832</text:p>
          </table:table-cell>
          <table:table-cell office:value-type="float" office:value="0.1217298" calcext:value-type="float">
            <text:p>0.1217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75831" calcext:value-type="float">
            <text:p>29.75831</text:p>
          </table:table-cell>
          <table:table-cell office:value-type="float" office:value="30.88877" calcext:value-type="float">
            <text:p>30.88877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5102000" calcext:value-type="float">
            <text:p>15102000</text:p>
          </table:table-cell>
          <table:table-cell office:value-type="float" office:value="0.3934188" calcext:value-type="float">
            <text:p>0.3934188</text:p>
          </table:table-cell>
          <table:table-cell office:value-type="float" office:value="130.4205" calcext:value-type="float">
            <text:p>130.4205</text:p>
          </table:table-cell>
          <table:table-cell office:value-type="float" office:value="5" calcext:value-type="float">
            <text:p>5</text:p>
          </table:table-cell>
          <table:table-cell office:value-type="float" office:value="-3.818078" calcext:value-type="float">
            <text:p>-3.818078</text:p>
          </table:table-cell>
          <table:table-cell office:value-type="float" office:value="32.20658" calcext:value-type="float">
            <text:p>32.20658</text:p>
          </table:table-cell>
          <table:table-cell office:value-type="float" office:value="0.000008705058" calcext:value-type="float">
            <text:p>8.705058E-06</text:p>
          </table:table-cell>
          <table:table-cell office:value-type="float" office:value="0.003118219" calcext:value-type="float">
            <text:p>0.003118219</text:p>
          </table:table-cell>
          <table:table-cell office:value-type="float" office:value="0.03827638" calcext:value-type="float">
            <text:p>0.03827638</text:p>
          </table:table-cell>
          <table:table-cell office:value-type="float" office:value="1659.714" calcext:value-type="float">
            <text:p>1659.714</text:p>
          </table:table-cell>
          <table:table-cell office:value-type="float" office:value="0.5511729" calcext:value-type="float">
            <text:p>0.5511729</text:p>
          </table:table-cell>
          <table:table-cell office:value-type="float" office:value="0" calcext:value-type="float">
            <text:p>0</text:p>
          </table:table-cell>
          <table:table-cell office:value-type="float" office:value="0.4425535" calcext:value-type="float">
            <text:p>0.4425535</text:p>
          </table:table-cell>
          <table:table-cell office:value-type="float" office:value="0.4242793" calcext:value-type="float">
            <text:p>0.4242793</text:p>
          </table:table-cell>
          <table:table-cell office:value-type="float" office:value="0.1216425" calcext:value-type="float">
            <text:p>0.1216425</text:p>
          </table:table-cell>
          <table:table-cell office:value-type="float" office:value="0.1215238" calcext:value-type="float">
            <text:p>0.1215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75981" calcext:value-type="float">
            <text:p>29.75981</text:p>
          </table:table-cell>
          <table:table-cell office:value-type="float" office:value="30.87817" calcext:value-type="float">
            <text:p>30.8781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6102000" calcext:value-type="float">
            <text:p>16102000</text:p>
          </table:table-cell>
          <table:table-cell office:value-type="float" office:value="0.3938279" calcext:value-type="float">
            <text:p>0.3938279</text:p>
          </table:table-cell>
          <table:table-cell office:value-type="float" office:value="130.4181" calcext:value-type="float">
            <text:p>130.4181</text:p>
          </table:table-cell>
          <table:table-cell office:value-type="float" office:value="5" calcext:value-type="float">
            <text:p>5</text:p>
          </table:table-cell>
          <table:table-cell office:value-type="float" office:value="-3.81763" calcext:value-type="float">
            <text:p>-3.81763</text:p>
          </table:table-cell>
          <table:table-cell office:value-type="float" office:value="32.16924" calcext:value-type="float">
            <text:p>32.16924</text:p>
          </table:table-cell>
          <table:table-cell office:value-type="float" office:value="0.000008705058" calcext:value-type="float">
            <text:p>8.705058E-06</text:p>
          </table:table-cell>
          <table:table-cell office:value-type="float" office:value="0.00312222" calcext:value-type="float">
            <text:p>0.00312222</text:p>
          </table:table-cell>
          <table:table-cell office:value-type="float" office:value="0.03823626" calcext:value-type="float">
            <text:p>0.03823626</text:p>
          </table:table-cell>
          <table:table-cell office:value-type="float" office:value="1659.755" calcext:value-type="float">
            <text:p>1659.755</text:p>
          </table:table-cell>
          <table:table-cell office:value-type="float" office:value="0.5512052" calcext:value-type="float">
            <text:p>0.5512052</text:p>
          </table:table-cell>
          <table:table-cell office:value-type="float" office:value="0" calcext:value-type="float">
            <text:p>0</text:p>
          </table:table-cell>
          <table:table-cell office:value-type="float" office:value="0.4243905" calcext:value-type="float">
            <text:p>0.4243905</text:p>
          </table:table-cell>
          <table:table-cell office:value-type="float" office:value="0.4164304" calcext:value-type="float">
            <text:p>0.4164304</text:p>
          </table:table-cell>
          <table:table-cell office:value-type="float" office:value="0.1214339" calcext:value-type="float">
            <text:p>0.1214339</text:p>
          </table:table-cell>
          <table:table-cell office:value-type="float" office:value="0.1213187" calcext:value-type="float">
            <text:p>0.1213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76464" calcext:value-type="float">
            <text:p>29.76464</text:p>
          </table:table-cell>
          <table:table-cell office:value-type="float" office:value="30.86771" calcext:value-type="float">
            <text:p>30.8677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7102000" calcext:value-type="float">
            <text:p>17102000</text:p>
          </table:table-cell>
          <table:table-cell office:value-type="float" office:value="0.3942195" calcext:value-type="float">
            <text:p>0.3942195</text:p>
          </table:table-cell>
          <table:table-cell office:value-type="float" office:value="130.4157" calcext:value-type="float">
            <text:p>130.4157</text:p>
          </table:table-cell>
          <table:table-cell office:value-type="float" office:value="5" calcext:value-type="float">
            <text:p>5</text:p>
          </table:table-cell>
          <table:table-cell office:value-type="float" office:value="-3.8172" calcext:value-type="float">
            <text:p>-3.8172</text:p>
          </table:table-cell>
          <table:table-cell office:value-type="float" office:value="32.13142" calcext:value-type="float">
            <text:p>32.13142</text:p>
          </table:table-cell>
          <table:table-cell office:value-type="float" office:value="0.000008705058" calcext:value-type="float">
            <text:p>8.705058E-06</text:p>
          </table:table-cell>
          <table:table-cell office:value-type="float" office:value="0.003126221" calcext:value-type="float">
            <text:p>0.003126221</text:p>
          </table:table-cell>
          <table:table-cell office:value-type="float" office:value="0.0381957" calcext:value-type="float">
            <text:p>0.0381957</text:p>
          </table:table-cell>
          <table:table-cell office:value-type="float" office:value="1659.796" calcext:value-type="float">
            <text:p>1659.796</text:p>
          </table:table-cell>
          <table:table-cell office:value-type="float" office:value="0.5512536" calcext:value-type="float">
            <text:p>0.5512536</text:p>
          </table:table-cell>
          <table:table-cell office:value-type="float" office:value="0" calcext:value-type="float">
            <text:p>0</text:p>
          </table:table-cell>
          <table:table-cell office:value-type="float" office:value="0.4120049" calcext:value-type="float">
            <text:p>0.4120049</text:p>
          </table:table-cell>
          <table:table-cell office:value-type="float" office:value="0.410453" calcext:value-type="float">
            <text:p>0.410453</text:p>
          </table:table-cell>
          <table:table-cell office:value-type="float" office:value="0.1212405" calcext:value-type="float">
            <text:p>0.1212405</text:p>
          </table:table-cell>
          <table:table-cell office:value-type="float" office:value="0.1211138" calcext:value-type="float">
            <text:p>0.1211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76204" calcext:value-type="float">
            <text:p>29.76204</text:p>
          </table:table-cell>
          <table:table-cell office:value-type="float" office:value="30.85577" calcext:value-type="float">
            <text:p>30.8557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8102000" calcext:value-type="float">
            <text:p>18102000</text:p>
          </table:table-cell>
          <table:table-cell office:value-type="float" office:value="0.3946148" calcext:value-type="float">
            <text:p>0.3946148</text:p>
          </table:table-cell>
          <table:table-cell office:value-type="float" office:value="130.4133" calcext:value-type="float">
            <text:p>130.4133</text:p>
          </table:table-cell>
          <table:table-cell office:value-type="float" office:value="5" calcext:value-type="float">
            <text:p>5</text:p>
          </table:table-cell>
          <table:table-cell office:value-type="float" office:value="-3.81677" calcext:value-type="float">
            <text:p>-3.81677</text:p>
          </table:table-cell>
          <table:table-cell office:value-type="float" office:value="32.09302" calcext:value-type="float">
            <text:p>32.09302</text:p>
          </table:table-cell>
          <table:table-cell office:value-type="float" office:value="0.000008705058" calcext:value-type="float">
            <text:p>8.705058E-06</text:p>
          </table:table-cell>
          <table:table-cell office:value-type="float" office:value="0.003130222" calcext:value-type="float">
            <text:p>0.003130222</text:p>
          </table:table-cell>
          <table:table-cell office:value-type="float" office:value="0.03815538" calcext:value-type="float">
            <text:p>0.03815538</text:p>
          </table:table-cell>
          <table:table-cell office:value-type="float" office:value="1659.837" calcext:value-type="float">
            <text:p>1659.837</text:p>
          </table:table-cell>
          <table:table-cell office:value-type="float" office:value="0.5513437" calcext:value-type="float">
            <text:p>0.5513437</text:p>
          </table:table-cell>
          <table:table-cell office:value-type="float" office:value="0" calcext:value-type="float">
            <text:p>0</text:p>
          </table:table-cell>
          <table:table-cell office:value-type="float" office:value="0.3609605" calcext:value-type="float">
            <text:p>0.3609605</text:p>
          </table:table-cell>
          <table:table-cell office:value-type="float" office:value="0.3966493" calcext:value-type="float">
            <text:p>0.3966493</text:p>
          </table:table-cell>
          <table:table-cell office:value-type="float" office:value="0.1210102" calcext:value-type="float">
            <text:p>0.1210102</text:p>
          </table:table-cell>
          <table:table-cell office:value-type="float" office:value="0.120909" calcext:value-type="float">
            <text:p>0.1209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7465" calcext:value-type="float">
            <text:p>29.7465</text:p>
          </table:table-cell>
          <table:table-cell office:value-type="float" office:value="30.8376" calcext:value-type="float">
            <text:p>30.837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9102000" calcext:value-type="float">
            <text:p>19102000</text:p>
          </table:table-cell>
          <table:table-cell office:value-type="float" office:value="0.3950232" calcext:value-type="float">
            <text:p>0.3950232</text:p>
          </table:table-cell>
          <table:table-cell office:value-type="float" office:value="130.4106" calcext:value-type="float">
            <text:p>130.4106</text:p>
          </table:table-cell>
          <table:table-cell office:value-type="float" office:value="5" calcext:value-type="float">
            <text:p>5</text:p>
          </table:table-cell>
          <table:table-cell office:value-type="float" office:value="-3.816326" calcext:value-type="float">
            <text:p>-3.816326</text:p>
          </table:table-cell>
          <table:table-cell office:value-type="float" office:value="32.0551" calcext:value-type="float">
            <text:p>32.0551</text:p>
          </table:table-cell>
          <table:table-cell office:value-type="float" office:value="0.000008705058" calcext:value-type="float">
            <text:p>8.705058E-06</text:p>
          </table:table-cell>
          <table:table-cell office:value-type="float" office:value="0.003134223" calcext:value-type="float">
            <text:p>0.003134223</text:p>
          </table:table-cell>
          <table:table-cell office:value-type="float" office:value="0.03811502" calcext:value-type="float">
            <text:p>0.03811502</text:p>
          </table:table-cell>
          <table:table-cell office:value-type="float" office:value="1659.877" calcext:value-type="float">
            <text:p>1659.877</text:p>
          </table:table-cell>
          <table:table-cell office:value-type="float" office:value="0.5515376" calcext:value-type="float">
            <text:p>0.5515376</text:p>
          </table:table-cell>
          <table:table-cell office:value-type="float" office:value="0" calcext:value-type="float">
            <text:p>0</text:p>
          </table:table-cell>
          <table:table-cell office:value-type="float" office:value="0.4004012" calcext:value-type="float">
            <text:p>0.4004012</text:p>
          </table:table-cell>
          <table:table-cell office:value-type="float" office:value="0.406807" calcext:value-type="float">
            <text:p>0.406807</text:p>
          </table:table-cell>
          <table:table-cell office:value-type="float" office:value="0.1208178" calcext:value-type="float">
            <text:p>0.1208178</text:p>
          </table:table-cell>
          <table:table-cell office:value-type="float" office:value="0.1207047" calcext:value-type="float">
            <text:p>0.1207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73881" calcext:value-type="float">
            <text:p>29.73881</text:p>
          </table:table-cell>
          <table:table-cell office:value-type="float" office:value="30.82231" calcext:value-type="float">
            <text:p>30.8223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0102000" calcext:value-type="float">
            <text:p>20102000</text:p>
          </table:table-cell>
          <table:table-cell office:value-type="float" office:value="0.3954122" calcext:value-type="float">
            <text:p>0.3954122</text:p>
          </table:table-cell>
          <table:table-cell office:value-type="float" office:value="130.4079" calcext:value-type="float">
            <text:p>130.4079</text:p>
          </table:table-cell>
          <table:table-cell office:value-type="float" office:value="5" calcext:value-type="float">
            <text:p>5</text:p>
          </table:table-cell>
          <table:table-cell office:value-type="float" office:value="-3.815899" calcext:value-type="float">
            <text:p>-3.815899</text:p>
          </table:table-cell>
          <table:table-cell office:value-type="float" office:value="32.0174" calcext:value-type="float">
            <text:p>32.0174</text:p>
          </table:table-cell>
          <table:table-cell office:value-type="float" office:value="0.000008705058" calcext:value-type="float">
            <text:p>8.705058E-06</text:p>
          </table:table-cell>
          <table:table-cell office:value-type="float" office:value="0.003138224" calcext:value-type="float">
            <text:p>0.003138224</text:p>
          </table:table-cell>
          <table:table-cell office:value-type="float" office:value="0.03807461" calcext:value-type="float">
            <text:p>0.03807461</text:p>
          </table:table-cell>
          <table:table-cell office:value-type="float" office:value="1659.916" calcext:value-type="float">
            <text:p>1659.916</text:p>
          </table:table-cell>
          <table:table-cell office:value-type="float" office:value="0.5517389" calcext:value-type="float">
            <text:p>0.5517389</text:p>
          </table:table-cell>
          <table:table-cell office:value-type="float" office:value="0" calcext:value-type="float">
            <text:p>0</text:p>
          </table:table-cell>
          <table:table-cell office:value-type="float" office:value="0.4205762" calcext:value-type="float">
            <text:p>0.4205762</text:p>
          </table:table-cell>
          <table:table-cell office:value-type="float" office:value="0.4166864" calcext:value-type="float">
            <text:p>0.4166864</text:p>
          </table:table-cell>
          <table:table-cell office:value-type="float" office:value="0.12062" calcext:value-type="float">
            <text:p>0.12062</text:p>
          </table:table-cell>
          <table:table-cell office:value-type="float" office:value="0.1205009" calcext:value-type="float">
            <text:p>0.1205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73726" calcext:value-type="float">
            <text:p>29.73726</text:p>
          </table:table-cell>
          <table:table-cell office:value-type="float" office:value="30.80899" calcext:value-type="float">
            <text:p>30.8089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1102000" calcext:value-type="float">
            <text:p>21102000</text:p>
          </table:table-cell>
          <table:table-cell office:value-type="float" office:value="0.3957897" calcext:value-type="float">
            <text:p>0.3957897</text:p>
          </table:table-cell>
          <table:table-cell office:value-type="float" office:value="130.4045" calcext:value-type="float">
            <text:p>130.4045</text:p>
          </table:table-cell>
          <table:table-cell office:value-type="float" office:value="5" calcext:value-type="float">
            <text:p>5</text:p>
          </table:table-cell>
          <table:table-cell office:value-type="float" office:value="-3.815486" calcext:value-type="float">
            <text:p>-3.815486</text:p>
          </table:table-cell>
          <table:table-cell office:value-type="float" office:value="31.98014" calcext:value-type="float">
            <text:p>31.98014</text:p>
          </table:table-cell>
          <table:table-cell office:value-type="float" office:value="0.000008705058" calcext:value-type="float">
            <text:p>8.705058E-06</text:p>
          </table:table-cell>
          <table:table-cell office:value-type="float" office:value="0.003142223" calcext:value-type="float">
            <text:p>0.003142223</text:p>
          </table:table-cell>
          <table:table-cell office:value-type="float" office:value="0.0380341" calcext:value-type="float">
            <text:p>0.0380341</text:p>
          </table:table-cell>
          <table:table-cell office:value-type="float" office:value="1659.955" calcext:value-type="float">
            <text:p>1659.955</text:p>
          </table:table-cell>
          <table:table-cell office:value-type="float" office:value="0.5520948" calcext:value-type="float">
            <text:p>0.5520948</text:p>
          </table:table-cell>
          <table:table-cell office:value-type="float" office:value="0" calcext:value-type="float">
            <text:p>0</text:p>
          </table:table-cell>
          <table:table-cell office:value-type="float" office:value="0.4683572" calcext:value-type="float">
            <text:p>0.4683572</text:p>
          </table:table-cell>
          <table:table-cell office:value-type="float" office:value="0.4245075" calcext:value-type="float">
            <text:p>0.4245075</text:p>
          </table:table-cell>
          <table:table-cell office:value-type="float" office:value="0.1204242" calcext:value-type="float">
            <text:p>0.1204242</text:p>
          </table:table-cell>
          <table:table-cell office:value-type="float" office:value="0.1202973" calcext:value-type="float">
            <text:p>0.12029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74391" calcext:value-type="float">
            <text:p>29.74391</text:p>
          </table:table-cell>
          <table:table-cell office:value-type="float" office:value="30.79859" calcext:value-type="float">
            <text:p>30.79859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2102000" calcext:value-type="float">
            <text:p>22102000</text:p>
          </table:table-cell>
          <table:table-cell office:value-type="float" office:value="0.3961697" calcext:value-type="float">
            <text:p>0.3961697</text:p>
          </table:table-cell>
          <table:table-cell office:value-type="float" office:value="130.4021" calcext:value-type="float">
            <text:p>130.4021</text:p>
          </table:table-cell>
          <table:table-cell office:value-type="float" office:value="5" calcext:value-type="float">
            <text:p>5</text:p>
          </table:table-cell>
          <table:table-cell office:value-type="float" office:value="-3.815075" calcext:value-type="float">
            <text:p>-3.815075</text:p>
          </table:table-cell>
          <table:table-cell office:value-type="float" office:value="31.94278" calcext:value-type="float">
            <text:p>31.94278</text:p>
          </table:table-cell>
          <table:table-cell office:value-type="float" office:value="0.000008705058" calcext:value-type="float">
            <text:p>8.705058E-06</text:p>
          </table:table-cell>
          <table:table-cell office:value-type="float" office:value="0.003146201" calcext:value-type="float">
            <text:p>0.003146201</text:p>
          </table:table-cell>
          <table:table-cell office:value-type="float" office:value="0.03799259" calcext:value-type="float">
            <text:p>0.03799259</text:p>
          </table:table-cell>
          <table:table-cell office:value-type="float" office:value="1659.994" calcext:value-type="float">
            <text:p>1659.994</text:p>
          </table:table-cell>
          <table:table-cell office:value-type="float" office:value="0.5521394" calcext:value-type="float">
            <text:p>0.5521394</text:p>
          </table:table-cell>
          <table:table-cell office:value-type="float" office:value="0" calcext:value-type="float">
            <text:p>0</text:p>
          </table:table-cell>
          <table:table-cell office:value-type="float" office:value="0.439877" calcext:value-type="float">
            <text:p>0.439877</text:p>
          </table:table-cell>
          <table:table-cell office:value-type="float" office:value="0.4163638" calcext:value-type="float">
            <text:p>0.4163638</text:p>
          </table:table-cell>
          <table:table-cell office:value-type="float" office:value="0.1202138" calcext:value-type="float">
            <text:p>0.1202138</text:p>
          </table:table-cell>
          <table:table-cell office:value-type="float" office:value="0.1200938" calcext:value-type="float">
            <text:p>0.12009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75063" calcext:value-type="float">
            <text:p>29.75063</text:p>
          </table:table-cell>
          <table:table-cell office:value-type="float" office:value="30.78829" calcext:value-type="float">
            <text:p>30.78829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3102000" calcext:value-type="float">
            <text:p>23102000</text:p>
          </table:table-cell>
          <table:table-cell office:value-type="float" office:value="0.3965541" calcext:value-type="float">
            <text:p>0.3965541</text:p>
          </table:table-cell>
          <table:table-cell office:value-type="float" office:value="130.4" calcext:value-type="float">
            <text:p>130.4</text:p>
          </table:table-cell>
          <table:table-cell office:value-type="float" office:value="5" calcext:value-type="float">
            <text:p>5</text:p>
          </table:table-cell>
          <table:table-cell office:value-type="float" office:value="-3.814662" calcext:value-type="float">
            <text:p>-3.814662</text:p>
          </table:table-cell>
          <table:table-cell office:value-type="float" office:value="31.90515" calcext:value-type="float">
            <text:p>31.90515</text:p>
          </table:table-cell>
          <table:table-cell office:value-type="float" office:value="0.000008705058" calcext:value-type="float">
            <text:p>8.705058E-06</text:p>
          </table:table-cell>
          <table:table-cell office:value-type="float" office:value="0.00315018" calcext:value-type="float">
            <text:p>0.00315018</text:p>
          </table:table-cell>
          <table:table-cell office:value-type="float" office:value="0.03795113" calcext:value-type="float">
            <text:p>0.03795113</text:p>
          </table:table-cell>
          <table:table-cell office:value-type="float" office:value="1660.033" calcext:value-type="float">
            <text:p>1660.033</text:p>
          </table:table-cell>
          <table:table-cell office:value-type="float" office:value="0.5521047" calcext:value-type="float">
            <text:p>0.5521047</text:p>
          </table:table-cell>
          <table:table-cell office:value-type="float" office:value="0" calcext:value-type="float">
            <text:p>0</text:p>
          </table:table-cell>
          <table:table-cell office:value-type="float" office:value="0.3948322" calcext:value-type="float">
            <text:p>0.3948322</text:p>
          </table:table-cell>
          <table:table-cell office:value-type="float" office:value="0.4084332" calcext:value-type="float">
            <text:p>0.4084332</text:p>
          </table:table-cell>
          <table:table-cell office:value-type="float" office:value="0.1199948" calcext:value-type="float">
            <text:p>0.1199948</text:p>
          </table:table-cell>
          <table:table-cell office:value-type="float" office:value="0.1198908" calcext:value-type="float">
            <text:p>0.1198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75391" calcext:value-type="float">
            <text:p>29.75391</text:p>
          </table:table-cell>
          <table:table-cell office:value-type="float" office:value="30.77678" calcext:value-type="float">
            <text:p>30.7767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4102000" calcext:value-type="float">
            <text:p>24102000</text:p>
          </table:table-cell>
          <table:table-cell office:value-type="float" office:value="0.3969091" calcext:value-type="float">
            <text:p>0.3969091</text:p>
          </table:table-cell>
          <table:table-cell office:value-type="float" office:value="130.3975" calcext:value-type="float">
            <text:p>130.3975</text:p>
          </table:table-cell>
          <table:table-cell office:value-type="float" office:value="5" calcext:value-type="float">
            <text:p>5</text:p>
          </table:table-cell>
          <table:table-cell office:value-type="float" office:value="-3.814281" calcext:value-type="float">
            <text:p>-3.814281</text:p>
          </table:table-cell>
          <table:table-cell office:value-type="float" office:value="31.86749" calcext:value-type="float">
            <text:p>31.86749</text:p>
          </table:table-cell>
          <table:table-cell office:value-type="float" office:value="0.000008705058" calcext:value-type="float">
            <text:p>8.705058E-06</text:p>
          </table:table-cell>
          <table:table-cell office:value-type="float" office:value="0.003154159" calcext:value-type="float">
            <text:p>0.003154159</text:p>
          </table:table-cell>
          <table:table-cell office:value-type="float" office:value="0.03790968" calcext:value-type="float">
            <text:p>0.03790968</text:p>
          </table:table-cell>
          <table:table-cell office:value-type="float" office:value="1660.071" calcext:value-type="float">
            <text:p>1660.071</text:p>
          </table:table-cell>
          <table:table-cell office:value-type="float" office:value="0.5522566" calcext:value-type="float">
            <text:p>0.5522566</text:p>
          </table:table-cell>
          <table:table-cell office:value-type="float" office:value="0" calcext:value-type="float">
            <text:p>0</text:p>
          </table:table-cell>
          <table:table-cell office:value-type="float" office:value="0.39155" calcext:value-type="float">
            <text:p>0.39155</text:p>
          </table:table-cell>
          <table:table-cell office:value-type="float" office:value="0.4079598" calcext:value-type="float">
            <text:p>0.4079598</text:p>
          </table:table-cell>
          <table:table-cell office:value-type="float" office:value="0.1197846" calcext:value-type="float">
            <text:p>0.1197846</text:p>
          </table:table-cell>
          <table:table-cell office:value-type="float" office:value="0.1196884" calcext:value-type="float">
            <text:p>0.11968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74834" calcext:value-type="float">
            <text:p>29.74834</text:p>
          </table:table-cell>
          <table:table-cell office:value-type="float" office:value="30.76509" calcext:value-type="float">
            <text:p>30.7650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5102000" calcext:value-type="float">
            <text:p>25102000</text:p>
          </table:table-cell>
          <table:table-cell office:value-type="float" office:value="0.3972449" calcext:value-type="float">
            <text:p>0.3972449</text:p>
          </table:table-cell>
          <table:table-cell office:value-type="float" office:value="130.3951" calcext:value-type="float">
            <text:p>130.3951</text:p>
          </table:table-cell>
          <table:table-cell office:value-type="float" office:value="5" calcext:value-type="float">
            <text:p>5</text:p>
          </table:table-cell>
          <table:table-cell office:value-type="float" office:value="-3.813919" calcext:value-type="float">
            <text:p>-3.813919</text:p>
          </table:table-cell>
          <table:table-cell office:value-type="float" office:value="31.83005" calcext:value-type="float">
            <text:p>31.83005</text:p>
          </table:table-cell>
          <table:table-cell office:value-type="float" office:value="0.000008705058" calcext:value-type="float">
            <text:p>8.705058E-06</text:p>
          </table:table-cell>
          <table:table-cell office:value-type="float" office:value="0.003158137" calcext:value-type="float">
            <text:p>0.003158137</text:p>
          </table:table-cell>
          <table:table-cell office:value-type="float" office:value="0.03786784" calcext:value-type="float">
            <text:p>0.03786784</text:p>
          </table:table-cell>
          <table:table-cell office:value-type="float" office:value="1660.11" calcext:value-type="float">
            <text:p>1660.11</text:p>
          </table:table-cell>
          <table:table-cell office:value-type="float" office:value="0.5523133" calcext:value-type="float">
            <text:p>0.5523133</text:p>
          </table:table-cell>
          <table:table-cell office:value-type="float" office:value="0" calcext:value-type="float">
            <text:p>0</text:p>
          </table:table-cell>
          <table:table-cell office:value-type="float" office:value="0.4273943" calcext:value-type="float">
            <text:p>0.4273943</text:p>
          </table:table-cell>
          <table:table-cell office:value-type="float" office:value="0.4105661" calcext:value-type="float">
            <text:p>0.4105661</text:p>
          </table:table-cell>
          <table:table-cell office:value-type="float" office:value="0.1195868" calcext:value-type="float">
            <text:p>0.1195868</text:p>
          </table:table-cell>
          <table:table-cell office:value-type="float" office:value="0.119486" calcext:value-type="float">
            <text:p>0.119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75052" calcext:value-type="float">
            <text:p>29.75052</text:p>
          </table:table-cell>
          <table:table-cell office:value-type="float" office:value="30.75374" calcext:value-type="float">
            <text:p>30.7537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6102000" calcext:value-type="float">
            <text:p>26102000</text:p>
          </table:table-cell>
          <table:table-cell office:value-type="float" office:value="0.3975959" calcext:value-type="float">
            <text:p>0.3975959</text:p>
          </table:table-cell>
          <table:table-cell office:value-type="float" office:value="130.3927" calcext:value-type="float">
            <text:p>130.3927</text:p>
          </table:table-cell>
          <table:table-cell office:value-type="float" office:value="5" calcext:value-type="float">
            <text:p>5</text:p>
          </table:table-cell>
          <table:table-cell office:value-type="float" office:value="-3.813532" calcext:value-type="float">
            <text:p>-3.813532</text:p>
          </table:table-cell>
          <table:table-cell office:value-type="float" office:value="31.79274" calcext:value-type="float">
            <text:p>31.79274</text:p>
          </table:table-cell>
          <table:table-cell office:value-type="float" office:value="0.000008705058" calcext:value-type="float">
            <text:p>8.705058E-06</text:p>
          </table:table-cell>
          <table:table-cell office:value-type="float" office:value="0.003162116" calcext:value-type="float">
            <text:p>0.003162116</text:p>
          </table:table-cell>
          <table:table-cell office:value-type="float" office:value="0.03782532" calcext:value-type="float">
            <text:p>0.03782532</text:p>
          </table:table-cell>
          <table:table-cell office:value-type="float" office:value="1660.146" calcext:value-type="float">
            <text:p>1660.146</text:p>
          </table:table-cell>
          <table:table-cell office:value-type="float" office:value="0.5523614" calcext:value-type="float">
            <text:p>0.5523614</text:p>
          </table:table-cell>
          <table:table-cell office:value-type="float" office:value="0" calcext:value-type="float">
            <text:p>0</text:p>
          </table:table-cell>
          <table:table-cell office:value-type="float" office:value="0.4774806" calcext:value-type="float">
            <text:p>0.4774806</text:p>
          </table:table-cell>
          <table:table-cell office:value-type="float" office:value="0.4063294" calcext:value-type="float">
            <text:p>0.4063294</text:p>
          </table:table-cell>
          <table:table-cell office:value-type="float" office:value="0.1193744" calcext:value-type="float">
            <text:p>0.1193744</text:p>
          </table:table-cell>
          <table:table-cell office:value-type="float" office:value="0.119284" calcext:value-type="float">
            <text:p>0.1192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75845" calcext:value-type="float">
            <text:p>29.75845</text:p>
          </table:table-cell>
          <table:table-cell office:value-type="float" office:value="30.74295" calcext:value-type="float">
            <text:p>30.7429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7102000" calcext:value-type="float">
            <text:p>27102000</text:p>
          </table:table-cell>
          <table:table-cell office:value-type="float" office:value="0.397921" calcext:value-type="float">
            <text:p>0.397921</text:p>
          </table:table-cell>
          <table:table-cell office:value-type="float" office:value="130.39" calcext:value-type="float">
            <text:p>130.39</text:p>
          </table:table-cell>
          <table:table-cell office:value-type="float" office:value="5" calcext:value-type="float">
            <text:p>5</text:p>
          </table:table-cell>
          <table:table-cell office:value-type="float" office:value="-3.81318" calcext:value-type="float">
            <text:p>-3.81318</text:p>
          </table:table-cell>
          <table:table-cell office:value-type="float" office:value="31.75556" calcext:value-type="float">
            <text:p>31.75556</text:p>
          </table:table-cell>
          <table:table-cell office:value-type="float" office:value="0.000008705058" calcext:value-type="float">
            <text:p>8.705058E-06</text:p>
          </table:table-cell>
          <table:table-cell office:value-type="float" office:value="0.003166094" calcext:value-type="float">
            <text:p>0.003166094</text:p>
          </table:table-cell>
          <table:table-cell office:value-type="float" office:value="0.03778274" calcext:value-type="float">
            <text:p>0.03778274</text:p>
          </table:table-cell>
          <table:table-cell office:value-type="float" office:value="1660.183" calcext:value-type="float">
            <text:p>1660.183</text:p>
          </table:table-cell>
          <table:table-cell office:value-type="float" office:value="0.5525256" calcext:value-type="float">
            <text:p>0.5525256</text:p>
          </table:table-cell>
          <table:table-cell office:value-type="float" office:value="0" calcext:value-type="float">
            <text:p>0</text:p>
          </table:table-cell>
          <table:table-cell office:value-type="float" office:value="0.404506" calcext:value-type="float">
            <text:p>0.404506</text:p>
          </table:table-cell>
          <table:table-cell office:value-type="float" office:value="0.4129749" calcext:value-type="float">
            <text:p>0.4129749</text:p>
          </table:table-cell>
          <table:table-cell office:value-type="float" office:value="0.1192069" calcext:value-type="float">
            <text:p>0.1192069</text:p>
          </table:table-cell>
          <table:table-cell office:value-type="float" office:value="0.1190827" calcext:value-type="float">
            <text:p>0.11908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76147" calcext:value-type="float">
            <text:p>29.76147</text:p>
          </table:table-cell>
          <table:table-cell office:value-type="float" office:value="30.73172" calcext:value-type="float">
            <text:p>30.7317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8102000" calcext:value-type="float">
            <text:p>28102000</text:p>
          </table:table-cell>
          <table:table-cell office:value-type="float" office:value="0.3982377" calcext:value-type="float">
            <text:p>0.3982377</text:p>
          </table:table-cell>
          <table:table-cell office:value-type="float" office:value="130.3877" calcext:value-type="float">
            <text:p>130.3877</text:p>
          </table:table-cell>
          <table:table-cell office:value-type="float" office:value="5" calcext:value-type="float">
            <text:p>5</text:p>
          </table:table-cell>
          <table:table-cell office:value-type="float" office:value="-3.81285" calcext:value-type="float">
            <text:p>-3.81285</text:p>
          </table:table-cell>
          <table:table-cell office:value-type="float" office:value="31.71838" calcext:value-type="float">
            <text:p>31.71838</text:p>
          </table:table-cell>
          <table:table-cell office:value-type="float" office:value="0.000008705058" calcext:value-type="float">
            <text:p>8.705058E-06</text:p>
          </table:table-cell>
          <table:table-cell office:value-type="float" office:value="0.003170073" calcext:value-type="float">
            <text:p>0.003170073</text:p>
          </table:table-cell>
          <table:table-cell office:value-type="float" office:value="0.0377393" calcext:value-type="float">
            <text:p>0.0377393</text:p>
          </table:table-cell>
          <table:table-cell office:value-type="float" office:value="1660.219" calcext:value-type="float">
            <text:p>1660.219</text:p>
          </table:table-cell>
          <table:table-cell office:value-type="float" office:value="0.552558" calcext:value-type="float">
            <text:p>0.552558</text:p>
          </table:table-cell>
          <table:table-cell office:value-type="float" office:value="0" calcext:value-type="float">
            <text:p>0</text:p>
          </table:table-cell>
          <table:table-cell office:value-type="float" office:value="0.44503" calcext:value-type="float">
            <text:p>0.44503</text:p>
          </table:table-cell>
          <table:table-cell office:value-type="float" office:value="0.4074611" calcext:value-type="float">
            <text:p>0.4074611</text:p>
          </table:table-cell>
          <table:table-cell office:value-type="float" office:value="0.1189896" calcext:value-type="float">
            <text:p>0.1189896</text:p>
          </table:table-cell>
          <table:table-cell office:value-type="float" office:value="0.1188814" calcext:value-type="float">
            <text:p>0.11888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76283" calcext:value-type="float">
            <text:p>29.76283</text:p>
          </table:table-cell>
          <table:table-cell office:value-type="float" office:value="30.71946" calcext:value-type="float">
            <text:p>30.7194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9102000" calcext:value-type="float">
            <text:p>29102000</text:p>
          </table:table-cell>
          <table:table-cell office:value-type="float" office:value="0.3985622" calcext:value-type="float">
            <text:p>0.3985622</text:p>
          </table:table-cell>
          <table:table-cell office:value-type="float" office:value="130.3859" calcext:value-type="float">
            <text:p>130.3859</text:p>
          </table:table-cell>
          <table:table-cell office:value-type="float" office:value="5" calcext:value-type="float">
            <text:p>5</text:p>
          </table:table-cell>
          <table:table-cell office:value-type="float" office:value="-3.812509" calcext:value-type="float">
            <text:p>-3.812509</text:p>
          </table:table-cell>
          <table:table-cell office:value-type="float" office:value="31.68098" calcext:value-type="float">
            <text:p>31.68098</text:p>
          </table:table-cell>
          <table:table-cell office:value-type="float" office:value="0.000008705058" calcext:value-type="float">
            <text:p>8.705058E-06</text:p>
          </table:table-cell>
          <table:table-cell office:value-type="float" office:value="0.003174052" calcext:value-type="float">
            <text:p>0.003174052</text:p>
          </table:table-cell>
          <table:table-cell office:value-type="float" office:value="0.03769566" calcext:value-type="float">
            <text:p>0.03769566</text:p>
          </table:table-cell>
          <table:table-cell office:value-type="float" office:value="1660.256" calcext:value-type="float">
            <text:p>1660.256</text:p>
          </table:table-cell>
          <table:table-cell office:value-type="float" office:value="0.5524328" calcext:value-type="float">
            <text:p>0.5524328</text:p>
          </table:table-cell>
          <table:table-cell office:value-type="float" office:value="0" calcext:value-type="float">
            <text:p>0</text:p>
          </table:table-cell>
          <table:table-cell office:value-type="float" office:value="0.4271682" calcext:value-type="float">
            <text:p>0.4271682</text:p>
          </table:table-cell>
          <table:table-cell office:value-type="float" office:value="0.4013218" calcext:value-type="float">
            <text:p>0.4013218</text:p>
          </table:table-cell>
          <table:table-cell office:value-type="float" office:value="0.1187789" calcext:value-type="float">
            <text:p>0.1187789</text:p>
          </table:table-cell>
          <table:table-cell office:value-type="float" office:value="0.1186806" calcext:value-type="float">
            <text:p>0.11868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76777" calcext:value-type="float">
            <text:p>29.76777</text:p>
          </table:table-cell>
          <table:table-cell office:value-type="float" office:value="30.70728" calcext:value-type="float">
            <text:p>30.7072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0102000" calcext:value-type="float">
            <text:p>30102000</text:p>
          </table:table-cell>
          <table:table-cell office:value-type="float" office:value="0.3988672" calcext:value-type="float">
            <text:p>0.3988672</text:p>
          </table:table-cell>
          <table:table-cell office:value-type="float" office:value="130.3841" calcext:value-type="float">
            <text:p>130.3841</text:p>
          </table:table-cell>
          <table:table-cell office:value-type="float" office:value="5" calcext:value-type="float">
            <text:p>5</text:p>
          </table:table-cell>
          <table:table-cell office:value-type="float" office:value="-3.812179" calcext:value-type="float">
            <text:p>-3.812179</text:p>
          </table:table-cell>
          <table:table-cell office:value-type="float" office:value="31.64342" calcext:value-type="float">
            <text:p>31.64342</text:p>
          </table:table-cell>
          <table:table-cell office:value-type="float" office:value="0.000008705058" calcext:value-type="float">
            <text:p>8.705058E-06</text:p>
          </table:table-cell>
          <table:table-cell office:value-type="float" office:value="0.003178013" calcext:value-type="float">
            <text:p>0.003178013</text:p>
          </table:table-cell>
          <table:table-cell office:value-type="float" office:value="0.03765095" calcext:value-type="float">
            <text:p>0.03765095</text:p>
          </table:table-cell>
          <table:table-cell office:value-type="float" office:value="1660.292" calcext:value-type="float">
            <text:p>1660.292</text:p>
          </table:table-cell>
          <table:table-cell office:value-type="float" office:value="0.5523149" calcext:value-type="float">
            <text:p>0.5523149</text:p>
          </table:table-cell>
          <table:table-cell office:value-type="float" office:value="0" calcext:value-type="float">
            <text:p>0</text:p>
          </table:table-cell>
          <table:table-cell office:value-type="float" office:value="0.4522752" calcext:value-type="float">
            <text:p>0.4522752</text:p>
          </table:table-cell>
          <table:table-cell office:value-type="float" office:value="0.3947038" calcext:value-type="float">
            <text:p>0.3947038</text:p>
          </table:table-cell>
          <table:table-cell office:value-type="float" office:value="0.1185635" calcext:value-type="float">
            <text:p>0.1185635</text:p>
          </table:table-cell>
          <table:table-cell office:value-type="float" office:value="0.1184801" calcext:value-type="float">
            <text:p>0.1184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77065" calcext:value-type="float">
            <text:p>29.77065</text:p>
          </table:table-cell>
          <table:table-cell office:value-type="float" office:value="30.69497" calcext:value-type="float">
            <text:p>30.6949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1102000" calcext:value-type="float">
            <text:p>31102000</text:p>
          </table:table-cell>
          <table:table-cell office:value-type="float" office:value="0.3991466" calcext:value-type="float">
            <text:p>0.3991466</text:p>
          </table:table-cell>
          <table:table-cell office:value-type="float" office:value="130.3823" calcext:value-type="float">
            <text:p>130.3823</text:p>
          </table:table-cell>
          <table:table-cell office:value-type="float" office:value="5" calcext:value-type="float">
            <text:p>5</text:p>
          </table:table-cell>
          <table:table-cell office:value-type="float" office:value="-3.811877" calcext:value-type="float">
            <text:p>-3.811877</text:p>
          </table:table-cell>
          <table:table-cell office:value-type="float" office:value="31.60592" calcext:value-type="float">
            <text:p>31.60592</text:p>
          </table:table-cell>
          <table:table-cell office:value-type="float" office:value="0.000008705058" calcext:value-type="float">
            <text:p>8.705058E-06</text:p>
          </table:table-cell>
          <table:table-cell office:value-type="float" office:value="0.00318197" calcext:value-type="float">
            <text:p>0.00318197</text:p>
          </table:table-cell>
          <table:table-cell office:value-type="float" office:value="0.03760698" calcext:value-type="float">
            <text:p>0.03760698</text:p>
          </table:table-cell>
          <table:table-cell office:value-type="float" office:value="1660.328" calcext:value-type="float">
            <text:p>1660.328</text:p>
          </table:table-cell>
          <table:table-cell office:value-type="float" office:value="0.5521671" calcext:value-type="float">
            <text:p>0.5521671</text:p>
          </table:table-cell>
          <table:table-cell office:value-type="float" office:value="0" calcext:value-type="float">
            <text:p>0</text:p>
          </table:table-cell>
          <table:table-cell office:value-type="float" office:value="0.4043636" calcext:value-type="float">
            <text:p>0.4043636</text:p>
          </table:table-cell>
          <table:table-cell office:value-type="float" office:value="0.3858779" calcext:value-type="float">
            <text:p>0.3858779</text:p>
          </table:table-cell>
          <table:table-cell office:value-type="float" office:value="0.1183435" calcext:value-type="float">
            <text:p>0.1183435</text:p>
          </table:table-cell>
          <table:table-cell office:value-type="float" office:value="0.1182799" calcext:value-type="float">
            <text:p>0.11827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77235" calcext:value-type="float">
            <text:p>29.77235</text:p>
          </table:table-cell>
          <table:table-cell office:value-type="float" office:value="30.68209" calcext:value-type="float">
            <text:p>30.68209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112000" calcext:value-type="float">
            <text:p>1112000</text:p>
          </table:table-cell>
          <table:table-cell office:value-type="float" office:value="0.3994254" calcext:value-type="float">
            <text:p>0.3994254</text:p>
          </table:table-cell>
          <table:table-cell office:value-type="float" office:value="130.3805" calcext:value-type="float">
            <text:p>130.3805</text:p>
          </table:table-cell>
          <table:table-cell office:value-type="float" office:value="5" calcext:value-type="float">
            <text:p>5</text:p>
          </table:table-cell>
          <table:table-cell office:value-type="float" office:value="-3.811576" calcext:value-type="float">
            <text:p>-3.811576</text:p>
          </table:table-cell>
          <table:table-cell office:value-type="float" office:value="31.56842" calcext:value-type="float">
            <text:p>31.56842</text:p>
          </table:table-cell>
          <table:table-cell office:value-type="float" office:value="0.000008705058" calcext:value-type="float">
            <text:p>8.705058E-06</text:p>
          </table:table-cell>
          <table:table-cell office:value-type="float" office:value="0.003185926" calcext:value-type="float">
            <text:p>0.003185926</text:p>
          </table:table-cell>
          <table:table-cell office:value-type="float" office:value="0.03756255" calcext:value-type="float">
            <text:p>0.03756255</text:p>
          </table:table-cell>
          <table:table-cell office:value-type="float" office:value="1660.364" calcext:value-type="float">
            <text:p>1660.364</text:p>
          </table:table-cell>
          <table:table-cell office:value-type="float" office:value="0.552016" calcext:value-type="float">
            <text:p>0.552016</text:p>
          </table:table-cell>
          <table:table-cell office:value-type="float" office:value="0" calcext:value-type="float">
            <text:p>0</text:p>
          </table:table-cell>
          <table:table-cell office:value-type="float" office:value="0.4108287" calcext:value-type="float">
            <text:p>0.4108287</text:p>
          </table:table-cell>
          <table:table-cell office:value-type="float" office:value="0.3827798" calcext:value-type="float">
            <text:p>0.3827798</text:p>
          </table:table-cell>
          <table:table-cell office:value-type="float" office:value="0.1181348" calcext:value-type="float">
            <text:p>0.1181348</text:p>
          </table:table-cell>
          <table:table-cell office:value-type="float" office:value="0.1180803" calcext:value-type="float">
            <text:p>0.11808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77148" calcext:value-type="float">
            <text:p>29.77148</text:p>
          </table:table-cell>
          <table:table-cell office:value-type="float" office:value="30.66888" calcext:value-type="float">
            <text:p>30.6688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112000" calcext:value-type="float">
            <text:p>2112000</text:p>
          </table:table-cell>
          <table:table-cell office:value-type="float" office:value="0.3996843" calcext:value-type="float">
            <text:p>0.3996843</text:p>
          </table:table-cell>
          <table:table-cell office:value-type="float" office:value="130.3786" calcext:value-type="float">
            <text:p>130.3786</text:p>
          </table:table-cell>
          <table:table-cell office:value-type="float" office:value="5" calcext:value-type="float">
            <text:p>5</text:p>
          </table:table-cell>
          <table:table-cell office:value-type="float" office:value="-3.811284" calcext:value-type="float">
            <text:p>-3.811284</text:p>
          </table:table-cell>
          <table:table-cell office:value-type="float" office:value="31.53098" calcext:value-type="float">
            <text:p>31.53098</text:p>
          </table:table-cell>
          <table:table-cell office:value-type="float" office:value="0.000008705058" calcext:value-type="float">
            <text:p>8.705058E-06</text:p>
          </table:table-cell>
          <table:table-cell office:value-type="float" office:value="0.003189882" calcext:value-type="float">
            <text:p>0.003189882</text:p>
          </table:table-cell>
          <table:table-cell office:value-type="float" office:value="0.03751722" calcext:value-type="float">
            <text:p>0.03751722</text:p>
          </table:table-cell>
          <table:table-cell office:value-type="float" office:value="1660.4" calcext:value-type="float">
            <text:p>1660.4</text:p>
          </table:table-cell>
          <table:table-cell office:value-type="float" office:value="0.5518271" calcext:value-type="float">
            <text:p>0.5518271</text:p>
          </table:table-cell>
          <table:table-cell office:value-type="float" office:value="0" calcext:value-type="float">
            <text:p>0</text:p>
          </table:table-cell>
          <table:table-cell office:value-type="float" office:value="0.4280133" calcext:value-type="float">
            <text:p>0.4280133</text:p>
          </table:table-cell>
          <table:table-cell office:value-type="float" office:value="0.3813" calcext:value-type="float">
            <text:p>0.3813</text:p>
          </table:table-cell>
          <table:table-cell office:value-type="float" office:value="0.1179278" calcext:value-type="float">
            <text:p>0.1179278</text:p>
          </table:table-cell>
          <table:table-cell office:value-type="float" office:value="0.1178808" calcext:value-type="float">
            <text:p>0.1178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7718" calcext:value-type="float">
            <text:p>29.7718</text:p>
          </table:table-cell>
          <table:table-cell office:value-type="float" office:value="30.65577" calcext:value-type="float">
            <text:p>30.65577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112000" calcext:value-type="float">
            <text:p>3112000</text:p>
          </table:table-cell>
          <table:table-cell office:value-type="float" office:value="0.399946" calcext:value-type="float">
            <text:p>0.399946</text:p>
          </table:table-cell>
          <table:table-cell office:value-type="float" office:value="130.3767" calcext:value-type="float">
            <text:p>130.3767</text:p>
          </table:table-cell>
          <table:table-cell office:value-type="float" office:value="5" calcext:value-type="float">
            <text:p>5</text:p>
          </table:table-cell>
          <table:table-cell office:value-type="float" office:value="-3.810987" calcext:value-type="float">
            <text:p>-3.810987</text:p>
          </table:table-cell>
          <table:table-cell office:value-type="float" office:value="31.49365" calcext:value-type="float">
            <text:p>31.49365</text:p>
          </table:table-cell>
          <table:table-cell office:value-type="float" office:value="0.000008705058" calcext:value-type="float">
            <text:p>8.705058E-06</text:p>
          </table:table-cell>
          <table:table-cell office:value-type="float" office:value="0.003193825" calcext:value-type="float">
            <text:p>0.003193825</text:p>
          </table:table-cell>
          <table:table-cell office:value-type="float" office:value="0.0374714" calcext:value-type="float">
            <text:p>0.0374714</text:p>
          </table:table-cell>
          <table:table-cell office:value-type="float" office:value="1660.435" calcext:value-type="float">
            <text:p>1660.435</text:p>
          </table:table-cell>
          <table:table-cell office:value-type="float" office:value="0.5516322" calcext:value-type="float">
            <text:p>0.5516322</text:p>
          </table:table-cell>
          <table:table-cell office:value-type="float" office:value="0" calcext:value-type="float">
            <text:p>0</text:p>
          </table:table-cell>
          <table:table-cell office:value-type="float" office:value="0.4026772" calcext:value-type="float">
            <text:p>0.4026772</text:p>
          </table:table-cell>
          <table:table-cell office:value-type="float" office:value="0.3788359" calcext:value-type="float">
            <text:p>0.3788359</text:p>
          </table:table-cell>
          <table:table-cell office:value-type="float" office:value="0.1177219" calcext:value-type="float">
            <text:p>0.1177219</text:p>
          </table:table-cell>
          <table:table-cell office:value-type="float" office:value="0.1176815" calcext:value-type="float">
            <text:p>0.11768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77142" calcext:value-type="float">
            <text:p>29.77142</text:p>
          </table:table-cell>
          <table:table-cell office:value-type="float" office:value="30.64285" calcext:value-type="float">
            <text:p>30.6428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112000" calcext:value-type="float">
            <text:p>4112000</text:p>
          </table:table-cell>
          <table:table-cell office:value-type="float" office:value="0.4001898" calcext:value-type="float">
            <text:p>0.4001898</text:p>
          </table:table-cell>
          <table:table-cell office:value-type="float" office:value="130.375" calcext:value-type="float">
            <text:p>130.375</text:p>
          </table:table-cell>
          <table:table-cell office:value-type="float" office:value="5" calcext:value-type="float">
            <text:p>5</text:p>
          </table:table-cell>
          <table:table-cell office:value-type="float" office:value="-3.810707" calcext:value-type="float">
            <text:p>-3.810707</text:p>
          </table:table-cell>
          <table:table-cell office:value-type="float" office:value="31.45645" calcext:value-type="float">
            <text:p>31.45645</text:p>
          </table:table-cell>
          <table:table-cell office:value-type="float" office:value="0.000008705058" calcext:value-type="float">
            <text:p>8.705058E-06</text:p>
          </table:table-cell>
          <table:table-cell office:value-type="float" office:value="0.003197759" calcext:value-type="float">
            <text:p>0.003197759</text:p>
          </table:table-cell>
          <table:table-cell office:value-type="float" office:value="0.03742481" calcext:value-type="float">
            <text:p>0.03742481</text:p>
          </table:table-cell>
          <table:table-cell office:value-type="float" office:value="1660.471" calcext:value-type="float">
            <text:p>1660.471</text:p>
          </table:table-cell>
          <table:table-cell office:value-type="float" office:value="0.551395" calcext:value-type="float">
            <text:p>0.551395</text:p>
          </table:table-cell>
          <table:table-cell office:value-type="float" office:value="0" calcext:value-type="float">
            <text:p>0</text:p>
          </table:table-cell>
          <table:table-cell office:value-type="float" office:value="0.4384511" calcext:value-type="float">
            <text:p>0.4384511</text:p>
          </table:table-cell>
          <table:table-cell office:value-type="float" office:value="0.3728496" calcext:value-type="float">
            <text:p>0.3728496</text:p>
          </table:table-cell>
          <table:table-cell office:value-type="float" office:value="0.1175113" calcext:value-type="float">
            <text:p>0.1175113</text:p>
          </table:table-cell>
          <table:table-cell office:value-type="float" office:value="0.1174829" calcext:value-type="float">
            <text:p>0.11748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77445" calcext:value-type="float">
            <text:p>29.77445</text:p>
          </table:table-cell>
          <table:table-cell office:value-type="float" office:value="30.62977" calcext:value-type="float">
            <text:p>30.6297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112000" calcext:value-type="float">
            <text:p>5112000</text:p>
          </table:table-cell>
          <table:table-cell office:value-type="float" office:value="0.4004332" calcext:value-type="float">
            <text:p>0.4004332</text:p>
          </table:table-cell>
          <table:table-cell office:value-type="float" office:value="130.373" calcext:value-type="float">
            <text:p>130.373</text:p>
          </table:table-cell>
          <table:table-cell office:value-type="float" office:value="5" calcext:value-type="float">
            <text:p>5</text:p>
          </table:table-cell>
          <table:table-cell office:value-type="float" office:value="-3.810423" calcext:value-type="float">
            <text:p>-3.810423</text:p>
          </table:table-cell>
          <table:table-cell office:value-type="float" office:value="31.41927" calcext:value-type="float">
            <text:p>31.41927</text:p>
          </table:table-cell>
          <table:table-cell office:value-type="float" office:value="0.000008705058" calcext:value-type="float">
            <text:p>8.705058E-06</text:p>
          </table:table-cell>
          <table:table-cell office:value-type="float" office:value="0.003201693" calcext:value-type="float">
            <text:p>0.003201693</text:p>
          </table:table-cell>
          <table:table-cell office:value-type="float" office:value="0.03737772" calcext:value-type="float">
            <text:p>0.03737772</text:p>
          </table:table-cell>
          <table:table-cell office:value-type="float" office:value="1660.507" calcext:value-type="float">
            <text:p>1660.507</text:p>
          </table:table-cell>
          <table:table-cell office:value-type="float" office:value="0.5511782" calcext:value-type="float">
            <text:p>0.5511782</text:p>
          </table:table-cell>
          <table:table-cell office:value-type="float" office:value="0" calcext:value-type="float">
            <text:p>0</text:p>
          </table:table-cell>
          <table:table-cell office:value-type="float" office:value="0.3893951" calcext:value-type="float">
            <text:p>0.3893951</text:p>
          </table:table-cell>
          <table:table-cell office:value-type="float" office:value="0.3682245" calcext:value-type="float">
            <text:p>0.3682245</text:p>
          </table:table-cell>
          <table:table-cell office:value-type="float" office:value="0.1173048" calcext:value-type="float">
            <text:p>0.1173048</text:p>
          </table:table-cell>
          <table:table-cell office:value-type="float" office:value="0.1172845" calcext:value-type="float">
            <text:p>0.11728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77501" calcext:value-type="float">
            <text:p>29.77501</text:p>
          </table:table-cell>
          <table:table-cell office:value-type="float" office:value="30.61651" calcext:value-type="float">
            <text:p>30.6165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112000" calcext:value-type="float">
            <text:p>6112000</text:p>
          </table:table-cell>
          <table:table-cell office:value-type="float" office:value="2.944096" calcext:value-type="float">
            <text:p>2.944096</text:p>
          </table:table-cell>
          <table:table-cell office:value-type="float" office:value="130.3712" calcext:value-type="float">
            <text:p>130.3712</text:p>
          </table:table-cell>
          <table:table-cell office:value-type="float" office:value="5" calcext:value-type="float">
            <text:p>5</text:p>
          </table:table-cell>
          <table:table-cell office:value-type="float" office:value="-1.266722" calcext:value-type="float">
            <text:p>-1.266722</text:p>
          </table:table-cell>
          <table:table-cell office:value-type="float" office:value="31.38227" calcext:value-type="float">
            <text:p>31.38227</text:p>
          </table:table-cell>
          <table:table-cell office:value-type="float" office:value="0.000008705058" calcext:value-type="float">
            <text:p>8.705058E-06</text:p>
          </table:table-cell>
          <table:table-cell office:value-type="float" office:value="0.003205627" calcext:value-type="float">
            <text:p>0.003205627</text:p>
          </table:table-cell>
          <table:table-cell office:value-type="float" office:value="0.03732808" calcext:value-type="float">
            <text:p>0.03732808</text:p>
          </table:table-cell>
          <table:table-cell office:value-type="float" office:value="1660.542" calcext:value-type="float">
            <text:p>1660.542</text:p>
          </table:table-cell>
          <table:table-cell office:value-type="float" office:value="0.5509524" calcext:value-type="float">
            <text:p>0.5509524</text:p>
          </table:table-cell>
          <table:table-cell office:value-type="float" office:value="0" calcext:value-type="float">
            <text:p>0</text:p>
          </table:table-cell>
          <table:table-cell office:value-type="float" office:value="0.3704163" calcext:value-type="float">
            <text:p>0.3704163</text:p>
          </table:table-cell>
          <table:table-cell office:value-type="float" office:value="0.3660594" calcext:value-type="float">
            <text:p>0.3660594</text:p>
          </table:table-cell>
          <table:table-cell office:value-type="float" office:value="0.1171057" calcext:value-type="float">
            <text:p>0.1171057</text:p>
          </table:table-cell>
          <table:table-cell office:value-type="float" office:value="0.1170862" calcext:value-type="float">
            <text:p>0.11708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70775" calcext:value-type="float">
            <text:p>29.70775</text:p>
          </table:table-cell>
          <table:table-cell office:value-type="float" office:value="30.61155" calcext:value-type="float">
            <text:p>30.6115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7112000" calcext:value-type="float">
            <text:p>7112000</text:p>
          </table:table-cell>
          <table:table-cell office:value-type="float" office:value="2.944055" calcext:value-type="float">
            <text:p>2.944055</text:p>
          </table:table-cell>
          <table:table-cell office:value-type="float" office:value="130.3693" calcext:value-type="float">
            <text:p>130.3693</text:p>
          </table:table-cell>
          <table:table-cell office:value-type="float" office:value="5" calcext:value-type="float">
            <text:p>5</text:p>
          </table:table-cell>
          <table:table-cell office:value-type="float" office:value="-1.266722" calcext:value-type="float">
            <text:p>-1.266722</text:p>
          </table:table-cell>
          <table:table-cell office:value-type="float" office:value="31.34532" calcext:value-type="float">
            <text:p>31.34532</text:p>
          </table:table-cell>
          <table:table-cell office:value-type="float" office:value="0.000008705058" calcext:value-type="float">
            <text:p>8.705058E-06</text:p>
          </table:table-cell>
          <table:table-cell office:value-type="float" office:value="0.003209561" calcext:value-type="float">
            <text:p>0.003209561</text:p>
          </table:table-cell>
          <table:table-cell office:value-type="float" office:value="0.03728115" calcext:value-type="float">
            <text:p>0.03728115</text:p>
          </table:table-cell>
          <table:table-cell office:value-type="float" office:value="1660.578" calcext:value-type="float">
            <text:p>1660.578</text:p>
          </table:table-cell>
          <table:table-cell office:value-type="float" office:value="0.5507463" calcext:value-type="float">
            <text:p>0.5507463</text:p>
          </table:table-cell>
          <table:table-cell office:value-type="float" office:value="0" calcext:value-type="float">
            <text:p>0</text:p>
          </table:table-cell>
          <table:table-cell office:value-type="float" office:value="0.3703818" calcext:value-type="float">
            <text:p>0.3703818</text:p>
          </table:table-cell>
          <table:table-cell office:value-type="float" office:value="0.3668959" calcext:value-type="float">
            <text:p>0.3668959</text:p>
          </table:table-cell>
          <table:table-cell office:value-type="float" office:value="0.1169089" calcext:value-type="float">
            <text:p>0.1169089</text:p>
          </table:table-cell>
          <table:table-cell office:value-type="float" office:value="0.1168883" calcext:value-type="float">
            <text:p>0.1168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70506" calcext:value-type="float">
            <text:p>29.70506</text:p>
          </table:table-cell>
          <table:table-cell office:value-type="float" office:value="30.59752" calcext:value-type="float">
            <text:p>30.5975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8112000" calcext:value-type="float">
            <text:p>8112000</text:p>
          </table:table-cell>
          <table:table-cell office:value-type="float" office:value="2.944024" calcext:value-type="float">
            <text:p>2.944024</text:p>
          </table:table-cell>
          <table:table-cell office:value-type="float" office:value="130.3673" calcext:value-type="float">
            <text:p>130.3673</text:p>
          </table:table-cell>
          <table:table-cell office:value-type="float" office:value="5" calcext:value-type="float">
            <text:p>5</text:p>
          </table:table-cell>
          <table:table-cell office:value-type="float" office:value="-1.266722" calcext:value-type="float">
            <text:p>-1.266722</text:p>
          </table:table-cell>
          <table:table-cell office:value-type="float" office:value="31.30835" calcext:value-type="float">
            <text:p>31.30835</text:p>
          </table:table-cell>
          <table:table-cell office:value-type="float" office:value="0.000008705058" calcext:value-type="float">
            <text:p>8.705058E-06</text:p>
          </table:table-cell>
          <table:table-cell office:value-type="float" office:value="0.003213495" calcext:value-type="float">
            <text:p>0.003213495</text:p>
          </table:table-cell>
          <table:table-cell office:value-type="float" office:value="0.03723357" calcext:value-type="float">
            <text:p>0.03723357</text:p>
          </table:table-cell>
          <table:table-cell office:value-type="float" office:value="1660.614" calcext:value-type="float">
            <text:p>1660.614</text:p>
          </table:table-cell>
          <table:table-cell office:value-type="float" office:value="0.550576" calcext:value-type="float">
            <text:p>0.550576</text:p>
          </table:table-cell>
          <table:table-cell office:value-type="float" office:value="0" calcext:value-type="float">
            <text:p>0</text:p>
          </table:table-cell>
          <table:table-cell office:value-type="float" office:value="0.3572024" calcext:value-type="float">
            <text:p>0.3572024</text:p>
          </table:table-cell>
          <table:table-cell office:value-type="float" office:value="0.3674668" calcext:value-type="float">
            <text:p>0.3674668</text:p>
          </table:table-cell>
          <table:table-cell office:value-type="float" office:value="0.116714" calcext:value-type="float">
            <text:p>0.116714</text:p>
          </table:table-cell>
          <table:table-cell office:value-type="float" office:value="0.1166911" calcext:value-type="float">
            <text:p>0.11669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7016" calcext:value-type="float">
            <text:p>29.7016</text:p>
          </table:table-cell>
          <table:table-cell office:value-type="float" office:value="30.58354" calcext:value-type="float">
            <text:p>30.5835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9112000" calcext:value-type="float">
            <text:p>9112000</text:p>
          </table:table-cell>
          <table:table-cell office:value-type="float" office:value="2.944006" calcext:value-type="float">
            <text:p>2.944006</text:p>
          </table:table-cell>
          <table:table-cell office:value-type="float" office:value="130.3653" calcext:value-type="float">
            <text:p>130.3653</text:p>
          </table:table-cell>
          <table:table-cell office:value-type="float" office:value="5" calcext:value-type="float">
            <text:p>5</text:p>
          </table:table-cell>
          <table:table-cell office:value-type="float" office:value="-1.266722" calcext:value-type="float">
            <text:p>-1.266722</text:p>
          </table:table-cell>
          <table:table-cell office:value-type="float" office:value="31.27109" calcext:value-type="float">
            <text:p>31.27109</text:p>
          </table:table-cell>
          <table:table-cell office:value-type="float" office:value="0.000008705058" calcext:value-type="float">
            <text:p>8.705058E-06</text:p>
          </table:table-cell>
          <table:table-cell office:value-type="float" office:value="0.003217429" calcext:value-type="float">
            <text:p>0.003217429</text:p>
          </table:table-cell>
          <table:table-cell office:value-type="float" office:value="0.03718807" calcext:value-type="float">
            <text:p>0.03718807</text:p>
          </table:table-cell>
          <table:table-cell office:value-type="float" office:value="1660.65" calcext:value-type="float">
            <text:p>1660.65</text:p>
          </table:table-cell>
          <table:table-cell office:value-type="float" office:value="0.5504841" calcext:value-type="float">
            <text:p>0.5504841</text:p>
          </table:table-cell>
          <table:table-cell office:value-type="float" office:value="0" calcext:value-type="float">
            <text:p>0</text:p>
          </table:table-cell>
          <table:table-cell office:value-type="float" office:value="0.2879162" calcext:value-type="float">
            <text:p>0.2879162</text:p>
          </table:table-cell>
          <table:table-cell office:value-type="float" office:value="0.3444852" calcext:value-type="float">
            <text:p>0.3444852</text:p>
          </table:table-cell>
          <table:table-cell office:value-type="float" office:value="0.1166078" calcext:value-type="float">
            <text:p>0.1166078</text:p>
          </table:table-cell>
          <table:table-cell office:value-type="float" office:value="0.1164942" calcext:value-type="float">
            <text:p>0.11649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68619" calcext:value-type="float">
            <text:p>29.68619</text:p>
          </table:table-cell>
          <table:table-cell office:value-type="float" office:value="30.56536" calcext:value-type="float">
            <text:p>30.5653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0112000" calcext:value-type="float">
            <text:p>10112000</text:p>
          </table:table-cell>
          <table:table-cell office:value-type="float" office:value="2.944036" calcext:value-type="float">
            <text:p>2.944036</text:p>
          </table:table-cell>
          <table:table-cell office:value-type="float" office:value="130.3632" calcext:value-type="float">
            <text:p>130.3632</text:p>
          </table:table-cell>
          <table:table-cell office:value-type="float" office:value="5" calcext:value-type="float">
            <text:p>5</text:p>
          </table:table-cell>
          <table:table-cell office:value-type="float" office:value="-1.266722" calcext:value-type="float">
            <text:p>-1.266722</text:p>
          </table:table-cell>
          <table:table-cell office:value-type="float" office:value="31.23221" calcext:value-type="float">
            <text:p>31.23221</text:p>
          </table:table-cell>
          <table:table-cell office:value-type="float" office:value="0.000008705058" calcext:value-type="float">
            <text:p>8.705058E-06</text:p>
          </table:table-cell>
          <table:table-cell office:value-type="float" office:value="0.003221363" calcext:value-type="float">
            <text:p>0.003221363</text:p>
          </table:table-cell>
          <table:table-cell office:value-type="float" office:value="0.03714021" calcext:value-type="float">
            <text:p>0.03714021</text:p>
          </table:table-cell>
          <table:table-cell office:value-type="float" office:value="1660.687" calcext:value-type="float">
            <text:p>1660.687</text:p>
          </table:table-cell>
          <table:table-cell office:value-type="float" office:value="0.5506905" calcext:value-type="float">
            <text:p>0.5506905</text:p>
          </table:table-cell>
          <table:table-cell office:value-type="float" office:value="0" calcext:value-type="float">
            <text:p>0</text:p>
          </table:table-cell>
          <table:table-cell office:value-type="float" office:value="0.3047866" calcext:value-type="float">
            <text:p>0.3047866</text:p>
          </table:table-cell>
          <table:table-cell office:value-type="float" office:value="0.3618214" calcext:value-type="float">
            <text:p>0.3618214</text:p>
          </table:table-cell>
          <table:table-cell office:value-type="float" office:value="0.1163871" calcext:value-type="float">
            <text:p>0.1163871</text:p>
          </table:table-cell>
          <table:table-cell office:value-type="float" office:value="0.1162973" calcext:value-type="float">
            <text:p>0.11629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64876" calcext:value-type="float">
            <text:p>29.64876</text:p>
          </table:table-cell>
          <table:table-cell office:value-type="float" office:value="30.53067" calcext:value-type="float">
            <text:p>30.5306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1112000" calcext:value-type="float">
            <text:p>11112000</text:p>
          </table:table-cell>
          <table:table-cell office:value-type="float" office:value="2.944074" calcext:value-type="float">
            <text:p>2.944074</text:p>
          </table:table-cell>
          <table:table-cell office:value-type="float" office:value="130.3609" calcext:value-type="float">
            <text:p>130.3609</text:p>
          </table:table-cell>
          <table:table-cell office:value-type="float" office:value="5" calcext:value-type="float">
            <text:p>5</text:p>
          </table:table-cell>
          <table:table-cell office:value-type="float" office:value="-1.266722" calcext:value-type="float">
            <text:p>-1.266722</text:p>
          </table:table-cell>
          <table:table-cell office:value-type="float" office:value="31.19467" calcext:value-type="float">
            <text:p>31.19467</text:p>
          </table:table-cell>
          <table:table-cell office:value-type="float" office:value="0.000008705058" calcext:value-type="float">
            <text:p>8.705058E-06</text:p>
          </table:table-cell>
          <table:table-cell office:value-type="float" office:value="0.003225297" calcext:value-type="float">
            <text:p>0.003225297</text:p>
          </table:table-cell>
          <table:table-cell office:value-type="float" office:value="0.0370918" calcext:value-type="float">
            <text:p>0.0370918</text:p>
          </table:table-cell>
          <table:table-cell office:value-type="float" office:value="1660.724" calcext:value-type="float">
            <text:p>1660.724</text:p>
          </table:table-cell>
          <table:table-cell office:value-type="float" office:value="0.5509375" calcext:value-type="float">
            <text:p>0.5509375</text:p>
          </table:table-cell>
          <table:table-cell office:value-type="float" office:value="0" calcext:value-type="float">
            <text:p>0</text:p>
          </table:table-cell>
          <table:table-cell office:value-type="float" office:value="0.3277507" calcext:value-type="float">
            <text:p>0.3277507</text:p>
          </table:table-cell>
          <table:table-cell office:value-type="float" office:value="0.3788123" calcext:value-type="float">
            <text:p>0.3788123</text:p>
          </table:table-cell>
          <table:table-cell office:value-type="float" office:value="0.1161974" calcext:value-type="float">
            <text:p>0.1161974</text:p>
          </table:table-cell>
          <table:table-cell office:value-type="float" office:value="0.1161008" calcext:value-type="float">
            <text:p>0.1161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6228" calcext:value-type="float">
            <text:p>29.6228</text:p>
          </table:table-cell>
          <table:table-cell office:value-type="float" office:value="30.5077" calcext:value-type="float">
            <text:p>30.507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2112000" calcext:value-type="float">
            <text:p>12112000</text:p>
          </table:table-cell>
          <table:table-cell office:value-type="float" office:value="2.94411" calcext:value-type="float">
            <text:p>2.94411</text:p>
          </table:table-cell>
          <table:table-cell office:value-type="float" office:value="130.3589" calcext:value-type="float">
            <text:p>130.3589</text:p>
          </table:table-cell>
          <table:table-cell office:value-type="float" office:value="5" calcext:value-type="float">
            <text:p>5</text:p>
          </table:table-cell>
          <table:table-cell office:value-type="float" office:value="-1.266722" calcext:value-type="float">
            <text:p>-1.266722</text:p>
          </table:table-cell>
          <table:table-cell office:value-type="float" office:value="31.15732" calcext:value-type="float">
            <text:p>31.15732</text:p>
          </table:table-cell>
          <table:table-cell office:value-type="float" office:value="0.000008705058" calcext:value-type="float">
            <text:p>8.705058E-06</text:p>
          </table:table-cell>
          <table:table-cell office:value-type="float" office:value="0.00322923" calcext:value-type="float">
            <text:p>0.00322923</text:p>
          </table:table-cell>
          <table:table-cell office:value-type="float" office:value="0.03704333" calcext:value-type="float">
            <text:p>0.03704333</text:p>
          </table:table-cell>
          <table:table-cell office:value-type="float" office:value="1660.762" calcext:value-type="float">
            <text:p>1660.762</text:p>
          </table:table-cell>
          <table:table-cell office:value-type="float" office:value="0.5510942" calcext:value-type="float">
            <text:p>0.5510942</text:p>
          </table:table-cell>
          <table:table-cell office:value-type="float" office:value="0" calcext:value-type="float">
            <text:p>0</text:p>
          </table:table-cell>
          <table:table-cell office:value-type="float" office:value="0.3439646" calcext:value-type="float">
            <text:p>0.3439646</text:p>
          </table:table-cell>
          <table:table-cell office:value-type="float" office:value="0.394199" calcext:value-type="float">
            <text:p>0.394199</text:p>
          </table:table-cell>
          <table:table-cell office:value-type="float" office:value="0.1160128" calcext:value-type="float">
            <text:p>0.1160128</text:p>
          </table:table-cell>
          <table:table-cell office:value-type="float" office:value="0.1159049" calcext:value-type="float">
            <text:p>0.1159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60486" calcext:value-type="float">
            <text:p>29.60486</text:p>
          </table:table-cell>
          <table:table-cell office:value-type="float" office:value="30.49037" calcext:value-type="float">
            <text:p>30.4903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3112000" calcext:value-type="float">
            <text:p>13112000</text:p>
          </table:table-cell>
          <table:table-cell office:value-type="float" office:value="2.944142" calcext:value-type="float">
            <text:p>2.944142</text:p>
          </table:table-cell>
          <table:table-cell office:value-type="float" office:value="130.3571" calcext:value-type="float">
            <text:p>130.3571</text:p>
          </table:table-cell>
          <table:table-cell office:value-type="float" office:value="5" calcext:value-type="float">
            <text:p>5</text:p>
          </table:table-cell>
          <table:table-cell office:value-type="float" office:value="-1.266722" calcext:value-type="float">
            <text:p>-1.266722</text:p>
          </table:table-cell>
          <table:table-cell office:value-type="float" office:value="31.11975" calcext:value-type="float">
            <text:p>31.11975</text:p>
          </table:table-cell>
          <table:table-cell office:value-type="float" office:value="0.000008705058" calcext:value-type="float">
            <text:p>8.705058E-06</text:p>
          </table:table-cell>
          <table:table-cell office:value-type="float" office:value="0.003233164" calcext:value-type="float">
            <text:p>0.003233164</text:p>
          </table:table-cell>
          <table:table-cell office:value-type="float" office:value="0.03699418" calcext:value-type="float">
            <text:p>0.03699418</text:p>
          </table:table-cell>
          <table:table-cell office:value-type="float" office:value="1660.799" calcext:value-type="float">
            <text:p>1660.799</text:p>
          </table:table-cell>
          <table:table-cell office:value-type="float" office:value="0.5511549" calcext:value-type="float">
            <text:p>0.5511549</text:p>
          </table:table-cell>
          <table:table-cell office:value-type="float" office:value="0" calcext:value-type="float">
            <text:p>0</text:p>
          </table:table-cell>
          <table:table-cell office:value-type="float" office:value="0.3396152" calcext:value-type="float">
            <text:p>0.3396152</text:p>
          </table:table-cell>
          <table:table-cell office:value-type="float" office:value="0.388862" calcext:value-type="float">
            <text:p>0.388862</text:p>
          </table:table-cell>
          <table:table-cell office:value-type="float" office:value="0.1158106" calcext:value-type="float">
            <text:p>0.1158106</text:p>
          </table:table-cell>
          <table:table-cell office:value-type="float" office:value="0.1157091" calcext:value-type="float">
            <text:p>0.1157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8903" calcext:value-type="float">
            <text:p>29.58903</text:p>
          </table:table-cell>
          <table:table-cell office:value-type="float" office:value="30.47482" calcext:value-type="float">
            <text:p>30.4748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112000" calcext:value-type="float">
            <text:p>14112000</text:p>
          </table:table-cell>
          <table:table-cell office:value-type="float" office:value="2.944182" calcext:value-type="float">
            <text:p>2.944182</text:p>
          </table:table-cell>
          <table:table-cell office:value-type="float" office:value="130.3552" calcext:value-type="float">
            <text:p>130.3552</text:p>
          </table:table-cell>
          <table:table-cell office:value-type="float" office:value="5" calcext:value-type="float">
            <text:p>5</text:p>
          </table:table-cell>
          <table:table-cell office:value-type="float" office:value="-1.266722" calcext:value-type="float">
            <text:p>-1.266722</text:p>
          </table:table-cell>
          <table:table-cell office:value-type="float" office:value="31.08204" calcext:value-type="float">
            <text:p>31.08204</text:p>
          </table:table-cell>
          <table:table-cell office:value-type="float" office:value="0.000008705058" calcext:value-type="float">
            <text:p>8.705058E-06</text:p>
          </table:table-cell>
          <table:table-cell office:value-type="float" office:value="0.003237098" calcext:value-type="float">
            <text:p>0.003237098</text:p>
          </table:table-cell>
          <table:table-cell office:value-type="float" office:value="0.03694511" calcext:value-type="float">
            <text:p>0.03694511</text:p>
          </table:table-cell>
          <table:table-cell office:value-type="float" office:value="1660.835" calcext:value-type="float">
            <text:p>1660.835</text:p>
          </table:table-cell>
          <table:table-cell office:value-type="float" office:value="0.5512351" calcext:value-type="float">
            <text:p>0.5512351</text:p>
          </table:table-cell>
          <table:table-cell office:value-type="float" office:value="0" calcext:value-type="float">
            <text:p>0</text:p>
          </table:table-cell>
          <table:table-cell office:value-type="float" office:value="0.3340548" calcext:value-type="float">
            <text:p>0.3340548</text:p>
          </table:table-cell>
          <table:table-cell office:value-type="float" office:value="0.383438" calcext:value-type="float">
            <text:p>0.383438</text:p>
          </table:table-cell>
          <table:table-cell office:value-type="float" office:value="0.1156075" calcext:value-type="float">
            <text:p>0.1156075</text:p>
          </table:table-cell>
          <table:table-cell office:value-type="float" office:value="0.1155134" calcext:value-type="float">
            <text:p>0.1155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6961" calcext:value-type="float">
            <text:p>29.56961</text:p>
          </table:table-cell>
          <table:table-cell office:value-type="float" office:value="30.45696" calcext:value-type="float">
            <text:p>30.4569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5112000" calcext:value-type="float">
            <text:p>15112000</text:p>
          </table:table-cell>
          <table:table-cell office:value-type="float" office:value="2.944221" calcext:value-type="float">
            <text:p>2.944221</text:p>
          </table:table-cell>
          <table:table-cell office:value-type="float" office:value="130.3534" calcext:value-type="float">
            <text:p>130.3534</text:p>
          </table:table-cell>
          <table:table-cell office:value-type="float" office:value="5" calcext:value-type="float">
            <text:p>5</text:p>
          </table:table-cell>
          <table:table-cell office:value-type="float" office:value="-1.266722" calcext:value-type="float">
            <text:p>-1.266722</text:p>
          </table:table-cell>
          <table:table-cell office:value-type="float" office:value="31.04442" calcext:value-type="float">
            <text:p>31.04442</text:p>
          </table:table-cell>
          <table:table-cell office:value-type="float" office:value="0.000008705058" calcext:value-type="float">
            <text:p>8.705058E-06</text:p>
          </table:table-cell>
          <table:table-cell office:value-type="float" office:value="0.003241032" calcext:value-type="float">
            <text:p>0.003241032</text:p>
          </table:table-cell>
          <table:table-cell office:value-type="float" office:value="0.03689376" calcext:value-type="float">
            <text:p>0.03689376</text:p>
          </table:table-cell>
          <table:table-cell office:value-type="float" office:value="1660.872" calcext:value-type="float">
            <text:p>1660.872</text:p>
          </table:table-cell>
          <table:table-cell office:value-type="float" office:value="0.5512699" calcext:value-type="float">
            <text:p>0.5512699</text:p>
          </table:table-cell>
          <table:table-cell office:value-type="float" office:value="0" calcext:value-type="float">
            <text:p>0</text:p>
          </table:table-cell>
          <table:table-cell office:value-type="float" office:value="0.3400072" calcext:value-type="float">
            <text:p>0.3400072</text:p>
          </table:table-cell>
          <table:table-cell office:value-type="float" office:value="0.3907634" calcext:value-type="float">
            <text:p>0.3907634</text:p>
          </table:table-cell>
          <table:table-cell office:value-type="float" office:value="0.1154189" calcext:value-type="float">
            <text:p>0.1154189</text:p>
          </table:table-cell>
          <table:table-cell office:value-type="float" office:value="0.1153184" calcext:value-type="float">
            <text:p>0.1153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5333" calcext:value-type="float">
            <text:p>29.55333</text:p>
          </table:table-cell>
          <table:table-cell office:value-type="float" office:value="30.44116" calcext:value-type="float">
            <text:p>30.4411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6112000" calcext:value-type="float">
            <text:p>16112000</text:p>
          </table:table-cell>
          <table:table-cell office:value-type="float" office:value="2.944263" calcext:value-type="float">
            <text:p>2.944263</text:p>
          </table:table-cell>
          <table:table-cell office:value-type="float" office:value="130.3517" calcext:value-type="float">
            <text:p>130.3517</text:p>
          </table:table-cell>
          <table:table-cell office:value-type="float" office:value="5" calcext:value-type="float">
            <text:p>5</text:p>
          </table:table-cell>
          <table:table-cell office:value-type="float" office:value="-1.266722" calcext:value-type="float">
            <text:p>-1.266722</text:p>
          </table:table-cell>
          <table:table-cell office:value-type="float" office:value="31.00661" calcext:value-type="float">
            <text:p>31.00661</text:p>
          </table:table-cell>
          <table:table-cell office:value-type="float" office:value="0.000008705058" calcext:value-type="float">
            <text:p>8.705058E-06</text:p>
          </table:table-cell>
          <table:table-cell office:value-type="float" office:value="0.003244966" calcext:value-type="float">
            <text:p>0.003244966</text:p>
          </table:table-cell>
          <table:table-cell office:value-type="float" office:value="0.03684044" calcext:value-type="float">
            <text:p>0.03684044</text:p>
          </table:table-cell>
          <table:table-cell office:value-type="float" office:value="1660.909" calcext:value-type="float">
            <text:p>1660.909</text:p>
          </table:table-cell>
          <table:table-cell office:value-type="float" office:value="0.5512931" calcext:value-type="float">
            <text:p>0.5512931</text:p>
          </table:table-cell>
          <table:table-cell office:value-type="float" office:value="0" calcext:value-type="float">
            <text:p>0</text:p>
          </table:table-cell>
          <table:table-cell office:value-type="float" office:value="0.3204669" calcext:value-type="float">
            <text:p>0.3204669</text:p>
          </table:table-cell>
          <table:table-cell office:value-type="float" office:value="0.380042" calcext:value-type="float">
            <text:p>0.380042</text:p>
          </table:table-cell>
          <table:table-cell office:value-type="float" office:value="0.1152195" calcext:value-type="float">
            <text:p>0.1152195</text:p>
          </table:table-cell>
          <table:table-cell office:value-type="float" office:value="0.1151237" calcext:value-type="float">
            <text:p>0.1151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3449" calcext:value-type="float">
            <text:p>29.53449</text:p>
          </table:table-cell>
          <table:table-cell office:value-type="float" office:value="30.42403" calcext:value-type="float">
            <text:p>30.42403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7112000" calcext:value-type="float">
            <text:p>17112000</text:p>
          </table:table-cell>
          <table:table-cell office:value-type="float" office:value="2.944315" calcext:value-type="float">
            <text:p>2.944315</text:p>
          </table:table-cell>
          <table:table-cell office:value-type="float" office:value="130.3499" calcext:value-type="float">
            <text:p>130.3499</text:p>
          </table:table-cell>
          <table:table-cell office:value-type="float" office:value="5" calcext:value-type="float">
            <text:p>5</text:p>
          </table:table-cell>
          <table:table-cell office:value-type="float" office:value="-1.266722" calcext:value-type="float">
            <text:p>-1.266722</text:p>
          </table:table-cell>
          <table:table-cell office:value-type="float" office:value="30.96867" calcext:value-type="float">
            <text:p>30.96867</text:p>
          </table:table-cell>
          <table:table-cell office:value-type="float" office:value="0.000008705058" calcext:value-type="float">
            <text:p>8.705058E-06</text:p>
          </table:table-cell>
          <table:table-cell office:value-type="float" office:value="0.0032489" calcext:value-type="float">
            <text:p>0.0032489</text:p>
          </table:table-cell>
          <table:table-cell office:value-type="float" office:value="0.03678693" calcext:value-type="float">
            <text:p>0.03678693</text:p>
          </table:table-cell>
          <table:table-cell office:value-type="float" office:value="1660.946" calcext:value-type="float">
            <text:p>1660.946</text:p>
          </table:table-cell>
          <table:table-cell office:value-type="float" office:value="0.5513446" calcext:value-type="float">
            <text:p>0.5513446</text:p>
          </table:table-cell>
          <table:table-cell office:value-type="float" office:value="0" calcext:value-type="float">
            <text:p>0</text:p>
          </table:table-cell>
          <table:table-cell office:value-type="float" office:value="0.3337455" calcext:value-type="float">
            <text:p>0.3337455</text:p>
          </table:table-cell>
          <table:table-cell office:value-type="float" office:value="0.3861585" calcext:value-type="float">
            <text:p>0.3861585</text:p>
          </table:table-cell>
          <table:table-cell office:value-type="float" office:value="0.1150257" calcext:value-type="float">
            <text:p>0.1150257</text:p>
          </table:table-cell>
          <table:table-cell office:value-type="float" office:value="0.1149291" calcext:value-type="float">
            <text:p>0.1149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1088" calcext:value-type="float">
            <text:p>29.51088</text:p>
          </table:table-cell>
          <table:table-cell office:value-type="float" office:value="30.40378" calcext:value-type="float">
            <text:p>30.40378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8112000" calcext:value-type="float">
            <text:p>18112000</text:p>
          </table:table-cell>
          <table:table-cell office:value-type="float" office:value="2.94435" calcext:value-type="float">
            <text:p>2.94435</text:p>
          </table:table-cell>
          <table:table-cell office:value-type="float" office:value="130.3486" calcext:value-type="float">
            <text:p>130.3486</text:p>
          </table:table-cell>
          <table:table-cell office:value-type="float" office:value="5" calcext:value-type="float">
            <text:p>5</text:p>
          </table:table-cell>
          <table:table-cell office:value-type="float" office:value="-1.266722" calcext:value-type="float">
            <text:p>-1.266722</text:p>
          </table:table-cell>
          <table:table-cell office:value-type="float" office:value="30.93077" calcext:value-type="float">
            <text:p>30.93077</text:p>
          </table:table-cell>
          <table:table-cell office:value-type="float" office:value="0.000008705058" calcext:value-type="float">
            <text:p>8.705058E-06</text:p>
          </table:table-cell>
          <table:table-cell office:value-type="float" office:value="0.003252834" calcext:value-type="float">
            <text:p>0.003252834</text:p>
          </table:table-cell>
          <table:table-cell office:value-type="float" office:value="0.03673282" calcext:value-type="float">
            <text:p>0.03673282</text:p>
          </table:table-cell>
          <table:table-cell office:value-type="float" office:value="1660.983" calcext:value-type="float">
            <text:p>1660.983</text:p>
          </table:table-cell>
          <table:table-cell office:value-type="float" office:value="0.5512879" calcext:value-type="float">
            <text:p>0.5512879</text:p>
          </table:table-cell>
          <table:table-cell office:value-type="float" office:value="0" calcext:value-type="float">
            <text:p>0</text:p>
          </table:table-cell>
          <table:table-cell office:value-type="float" office:value="0.3616807" calcext:value-type="float">
            <text:p>0.3616807</text:p>
          </table:table-cell>
          <table:table-cell office:value-type="float" office:value="0.3863454" calcext:value-type="float">
            <text:p>0.3863454</text:p>
          </table:table-cell>
          <table:table-cell office:value-type="float" office:value="0.1148156" calcext:value-type="float">
            <text:p>0.1148156</text:p>
          </table:table-cell>
          <table:table-cell office:value-type="float" office:value="0.1147349" calcext:value-type="float">
            <text:p>0.11473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0038" calcext:value-type="float">
            <text:p>29.50038</text:p>
          </table:table-cell>
          <table:table-cell office:value-type="float" office:value="30.38904" calcext:value-type="float">
            <text:p>30.38904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9112000" calcext:value-type="float">
            <text:p>19112000</text:p>
          </table:table-cell>
          <table:table-cell office:value-type="float" office:value="2.944383" calcext:value-type="float">
            <text:p>2.944383</text:p>
          </table:table-cell>
          <table:table-cell office:value-type="float" office:value="130.3474" calcext:value-type="float">
            <text:p>130.3474</text:p>
          </table:table-cell>
          <table:table-cell office:value-type="float" office:value="5" calcext:value-type="float">
            <text:p>5</text:p>
          </table:table-cell>
          <table:table-cell office:value-type="float" office:value="-1.266722" calcext:value-type="float">
            <text:p>-1.266722</text:p>
          </table:table-cell>
          <table:table-cell office:value-type="float" office:value="30.89294" calcext:value-type="float">
            <text:p>30.89294</text:p>
          </table:table-cell>
          <table:table-cell office:value-type="float" office:value="0.000008705058" calcext:value-type="float">
            <text:p>8.705058E-06</text:p>
          </table:table-cell>
          <table:table-cell office:value-type="float" office:value="0.003256768" calcext:value-type="float">
            <text:p>0.003256768</text:p>
          </table:table-cell>
          <table:table-cell office:value-type="float" office:value="0.03667889" calcext:value-type="float">
            <text:p>0.03667889</text:p>
          </table:table-cell>
          <table:table-cell office:value-type="float" office:value="1661.02" calcext:value-type="float">
            <text:p>1661.02</text:p>
          </table:table-cell>
          <table:table-cell office:value-type="float" office:value="0.5512176" calcext:value-type="float">
            <text:p>0.5512176</text:p>
          </table:table-cell>
          <table:table-cell office:value-type="float" office:value="0" calcext:value-type="float">
            <text:p>0</text:p>
          </table:table-cell>
          <table:table-cell office:value-type="float" office:value="0.3492953" calcext:value-type="float">
            <text:p>0.3492953</text:p>
          </table:table-cell>
          <table:table-cell office:value-type="float" office:value="0.3794095" calcext:value-type="float">
            <text:p>0.3794095</text:p>
          </table:table-cell>
          <table:table-cell office:value-type="float" office:value="0.1146146" calcext:value-type="float">
            <text:p>0.1146146</text:p>
          </table:table-cell>
          <table:table-cell office:value-type="float" office:value="0.1145411" calcext:value-type="float">
            <text:p>0.11454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49279" calcext:value-type="float">
            <text:p>29.49279</text:p>
          </table:table-cell>
          <table:table-cell office:value-type="float" office:value="30.37337" calcext:value-type="float">
            <text:p>30.37337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0112000" calcext:value-type="float">
            <text:p>20112000</text:p>
          </table:table-cell>
          <table:table-cell office:value-type="float" office:value="2.944419" calcext:value-type="float">
            <text:p>2.944419</text:p>
          </table:table-cell>
          <table:table-cell office:value-type="float" office:value="130.3465" calcext:value-type="float">
            <text:p>130.3465</text:p>
          </table:table-cell>
          <table:table-cell office:value-type="float" office:value="5" calcext:value-type="float">
            <text:p>5</text:p>
          </table:table-cell>
          <table:table-cell office:value-type="float" office:value="-1.266722" calcext:value-type="float">
            <text:p>-1.266722</text:p>
          </table:table-cell>
          <table:table-cell office:value-type="float" office:value="30.85516" calcext:value-type="float">
            <text:p>30.85516</text:p>
          </table:table-cell>
          <table:table-cell office:value-type="float" office:value="0.000008705058" calcext:value-type="float">
            <text:p>8.705058E-06</text:p>
          </table:table-cell>
          <table:table-cell office:value-type="float" office:value="0.003260702" calcext:value-type="float">
            <text:p>0.003260702</text:p>
          </table:table-cell>
          <table:table-cell office:value-type="float" office:value="0.03662341" calcext:value-type="float">
            <text:p>0.03662341</text:p>
          </table:table-cell>
          <table:table-cell office:value-type="float" office:value="1661.056" calcext:value-type="float">
            <text:p>1661.056</text:p>
          </table:table-cell>
          <table:table-cell office:value-type="float" office:value="0.5511418" calcext:value-type="float">
            <text:p>0.5511418</text:p>
          </table:table-cell>
          <table:table-cell office:value-type="float" office:value="0" calcext:value-type="float">
            <text:p>0</text:p>
          </table:table-cell>
          <table:table-cell office:value-type="float" office:value="0.3643797" calcext:value-type="float">
            <text:p>0.3643797</text:p>
          </table:table-cell>
          <table:table-cell office:value-type="float" office:value="0.377602" calcext:value-type="float">
            <text:p>0.377602</text:p>
          </table:table-cell>
          <table:table-cell office:value-type="float" office:value="0.1144173" calcext:value-type="float">
            <text:p>0.1144173</text:p>
          </table:table-cell>
          <table:table-cell office:value-type="float" office:value="0.1143479" calcext:value-type="float">
            <text:p>0.11434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48355" calcext:value-type="float">
            <text:p>29.48355</text:p>
          </table:table-cell>
          <table:table-cell office:value-type="float" office:value="30.35731" calcext:value-type="float">
            <text:p>30.3573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1112000" calcext:value-type="float">
            <text:p>21112000</text:p>
          </table:table-cell>
          <table:table-cell office:value-type="float" office:value="2.944448" calcext:value-type="float">
            <text:p>2.944448</text:p>
          </table:table-cell>
          <table:table-cell office:value-type="float" office:value="130.3458" calcext:value-type="float">
            <text:p>130.3458</text:p>
          </table:table-cell>
          <table:table-cell office:value-type="float" office:value="5" calcext:value-type="float">
            <text:p>5</text:p>
          </table:table-cell>
          <table:table-cell office:value-type="float" office:value="-1.266722" calcext:value-type="float">
            <text:p>-1.266722</text:p>
          </table:table-cell>
          <table:table-cell office:value-type="float" office:value="30.81733" calcext:value-type="float">
            <text:p>30.81733</text:p>
          </table:table-cell>
          <table:table-cell office:value-type="float" office:value="0.000008705058" calcext:value-type="float">
            <text:p>8.705058E-06</text:p>
          </table:table-cell>
          <table:table-cell office:value-type="float" office:value="0.003264621" calcext:value-type="float">
            <text:p>0.003264621</text:p>
          </table:table-cell>
          <table:table-cell office:value-type="float" office:value="0.03656605" calcext:value-type="float">
            <text:p>0.03656605</text:p>
          </table:table-cell>
          <table:table-cell office:value-type="float" office:value="1661.094" calcext:value-type="float">
            <text:p>1661.094</text:p>
          </table:table-cell>
          <table:table-cell office:value-type="float" office:value="0.5510233" calcext:value-type="float">
            <text:p>0.5510233</text:p>
          </table:table-cell>
          <table:table-cell office:value-type="float" office:value="0" calcext:value-type="float">
            <text:p>0</text:p>
          </table:table-cell>
          <table:table-cell office:value-type="float" office:value="0.3738115" calcext:value-type="float">
            <text:p>0.3738115</text:p>
          </table:table-cell>
          <table:table-cell office:value-type="float" office:value="0.367836" calcext:value-type="float">
            <text:p>0.367836</text:p>
          </table:table-cell>
          <table:table-cell office:value-type="float" office:value="0.1142062" calcext:value-type="float">
            <text:p>0.1142062</text:p>
          </table:table-cell>
          <table:table-cell office:value-type="float" office:value="0.114155" calcext:value-type="float">
            <text:p>0.114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4768" calcext:value-type="float">
            <text:p>29.4768</text:p>
          </table:table-cell>
          <table:table-cell office:value-type="float" office:value="30.34047" calcext:value-type="float">
            <text:p>30.34047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2112000" calcext:value-type="float">
            <text:p>22112000</text:p>
          </table:table-cell>
          <table:table-cell office:value-type="float" office:value="2.944475" calcext:value-type="float">
            <text:p>2.944475</text:p>
          </table:table-cell>
          <table:table-cell office:value-type="float" office:value="130.3452" calcext:value-type="float">
            <text:p>130.3452</text:p>
          </table:table-cell>
          <table:table-cell office:value-type="float" office:value="5" calcext:value-type="float">
            <text:p>5</text:p>
          </table:table-cell>
          <table:table-cell office:value-type="float" office:value="-1.266722" calcext:value-type="float">
            <text:p>-1.266722</text:p>
          </table:table-cell>
          <table:table-cell office:value-type="float" office:value="30.77965" calcext:value-type="float">
            <text:p>30.77965</text:p>
          </table:table-cell>
          <table:table-cell office:value-type="float" office:value="0.000008705058" calcext:value-type="float">
            <text:p>8.705058E-06</text:p>
          </table:table-cell>
          <table:table-cell office:value-type="float" office:value="0.003268532" calcext:value-type="float">
            <text:p>0.003268532</text:p>
          </table:table-cell>
          <table:table-cell office:value-type="float" office:value="0.03650238" calcext:value-type="float">
            <text:p>0.03650238</text:p>
          </table:table-cell>
          <table:table-cell office:value-type="float" office:value="1661.131" calcext:value-type="float">
            <text:p>1661.131</text:p>
          </table:table-cell>
          <table:table-cell office:value-type="float" office:value="0.550889" calcext:value-type="float">
            <text:p>0.550889</text:p>
          </table:table-cell>
          <table:table-cell office:value-type="float" office:value="0" calcext:value-type="float">
            <text:p>0</text:p>
          </table:table-cell>
          <table:table-cell office:value-type="float" office:value="0.3961775" calcext:value-type="float">
            <text:p>0.3961775</text:p>
          </table:table-cell>
          <table:table-cell office:value-type="float" office:value="0.4111156" calcext:value-type="float">
            <text:p>0.4111156</text:p>
          </table:table-cell>
          <table:table-cell office:value-type="float" office:value="0.1140051" calcext:value-type="float">
            <text:p>0.1140051</text:p>
          </table:table-cell>
          <table:table-cell office:value-type="float" office:value="0.1139621" calcext:value-type="float">
            <text:p>0.1139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47349" calcext:value-type="float">
            <text:p>29.47349</text:p>
          </table:table-cell>
          <table:table-cell office:value-type="float" office:value="30.32879" calcext:value-type="float">
            <text:p>30.32879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3112000" calcext:value-type="float">
            <text:p>23112000</text:p>
          </table:table-cell>
          <table:table-cell office:value-type="float" office:value="2.9445" calcext:value-type="float">
            <text:p>2.9445</text:p>
          </table:table-cell>
          <table:table-cell office:value-type="float" office:value="130.3446" calcext:value-type="float">
            <text:p>130.3446</text:p>
          </table:table-cell>
          <table:table-cell office:value-type="float" office:value="5" calcext:value-type="float">
            <text:p>5</text:p>
          </table:table-cell>
          <table:table-cell office:value-type="float" office:value="-1.266722" calcext:value-type="float">
            <text:p>-1.266722</text:p>
          </table:table-cell>
          <table:table-cell office:value-type="float" office:value="30.74241" calcext:value-type="float">
            <text:p>30.74241</text:p>
          </table:table-cell>
          <table:table-cell office:value-type="float" office:value="0.000008705058" calcext:value-type="float">
            <text:p>8.705058E-06</text:p>
          </table:table-cell>
          <table:table-cell office:value-type="float" office:value="0.003272424" calcext:value-type="float">
            <text:p>0.003272424</text:p>
          </table:table-cell>
          <table:table-cell office:value-type="float" office:value="0.03643246" calcext:value-type="float">
            <text:p>0.03643246</text:p>
          </table:table-cell>
          <table:table-cell office:value-type="float" office:value="1661.169" calcext:value-type="float">
            <text:p>1661.169</text:p>
          </table:table-cell>
          <table:table-cell office:value-type="float" office:value="0.5507498" calcext:value-type="float">
            <text:p>0.5507498</text:p>
          </table:table-cell>
          <table:table-cell office:value-type="float" office:value="0" calcext:value-type="float">
            <text:p>0</text:p>
          </table:table-cell>
          <table:table-cell office:value-type="float" office:value="0.3982195" calcext:value-type="float">
            <text:p>0.3982195</text:p>
          </table:table-cell>
          <table:table-cell office:value-type="float" office:value="0.4733246" calcext:value-type="float">
            <text:p>0.4733246</text:p>
          </table:table-cell>
          <table:table-cell office:value-type="float" office:value="0.1138125" calcext:value-type="float">
            <text:p>0.1138125</text:p>
          </table:table-cell>
          <table:table-cell office:value-type="float" office:value="0.1137695" calcext:value-type="float">
            <text:p>0.1137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46909" calcext:value-type="float">
            <text:p>29.46909</text:p>
          </table:table-cell>
          <table:table-cell office:value-type="float" office:value="30.33212" calcext:value-type="float">
            <text:p>30.3321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4112000" calcext:value-type="float">
            <text:p>24112000</text:p>
          </table:table-cell>
          <table:table-cell office:value-type="float" office:value="2.944518" calcext:value-type="float">
            <text:p>2.944518</text:p>
          </table:table-cell>
          <table:table-cell office:value-type="float" office:value="130.3441" calcext:value-type="float">
            <text:p>130.3441</text:p>
          </table:table-cell>
          <table:table-cell office:value-type="float" office:value="5" calcext:value-type="float">
            <text:p>5</text:p>
          </table:table-cell>
          <table:table-cell office:value-type="float" office:value="-1.266722" calcext:value-type="float">
            <text:p>-1.266722</text:p>
          </table:table-cell>
          <table:table-cell office:value-type="float" office:value="30.70561" calcext:value-type="float">
            <text:p>30.70561</text:p>
          </table:table-cell>
          <table:table-cell office:value-type="float" office:value="0.000008705058" calcext:value-type="float">
            <text:p>8.705058E-06</text:p>
          </table:table-cell>
          <table:table-cell office:value-type="float" office:value="0.003281559" calcext:value-type="float">
            <text:p>0.003281559</text:p>
          </table:table-cell>
          <table:table-cell office:value-type="float" office:value="0.03684619" calcext:value-type="float">
            <text:p>0.03684619</text:p>
          </table:table-cell>
          <table:table-cell office:value-type="float" office:value="1661.206" calcext:value-type="float">
            <text:p>1661.206</text:p>
          </table:table-cell>
          <table:table-cell office:value-type="float" office:value="0.5505945" calcext:value-type="float">
            <text:p>0.5505945</text:p>
          </table:table-cell>
          <table:table-cell office:value-type="float" office:value="0" calcext:value-type="float">
            <text:p>0</text:p>
          </table:table-cell>
          <table:table-cell office:value-type="float" office:value="0.3839089" calcext:value-type="float">
            <text:p>0.3839089</text:p>
          </table:table-cell>
          <table:table-cell office:value-type="float" office:value="0.5237215" calcext:value-type="float">
            <text:p>0.5237215</text:p>
          </table:table-cell>
          <table:table-cell office:value-type="float" office:value="0.1136217" calcext:value-type="float">
            <text:p>0.1136217</text:p>
          </table:table-cell>
          <table:table-cell office:value-type="float" office:value="0.113577" calcext:value-type="float">
            <text:p>0.1135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465" calcext:value-type="float">
            <text:p>29.465</text:p>
          </table:table-cell>
          <table:table-cell office:value-type="float" office:value="30.34571" calcext:value-type="float">
            <text:p>30.3457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5112000" calcext:value-type="float">
            <text:p>25112000</text:p>
          </table:table-cell>
          <table:table-cell office:value-type="float" office:value="2.944532" calcext:value-type="float">
            <text:p>2.944532</text:p>
          </table:table-cell>
          <table:table-cell office:value-type="float" office:value="130.3435" calcext:value-type="float">
            <text:p>130.3435</text:p>
          </table:table-cell>
          <table:table-cell office:value-type="float" office:value="5" calcext:value-type="float">
            <text:p>5</text:p>
          </table:table-cell>
          <table:table-cell office:value-type="float" office:value="-1.266722" calcext:value-type="float">
            <text:p>-1.266722</text:p>
          </table:table-cell>
          <table:table-cell office:value-type="float" office:value="30.66876" calcext:value-type="float">
            <text:p>30.66876</text:p>
          </table:table-cell>
          <table:table-cell office:value-type="float" office:value="0.000008705058" calcext:value-type="float">
            <text:p>8.705058E-06</text:p>
          </table:table-cell>
          <table:table-cell office:value-type="float" office:value="0.003291127" calcext:value-type="float">
            <text:p>0.003291127</text:p>
          </table:table-cell>
          <table:table-cell office:value-type="float" office:value="0.03727999" calcext:value-type="float">
            <text:p>0.03727999</text:p>
          </table:table-cell>
          <table:table-cell office:value-type="float" office:value="1661.243" calcext:value-type="float">
            <text:p>1661.243</text:p>
          </table:table-cell>
          <table:table-cell office:value-type="float" office:value="0.5504293" calcext:value-type="float">
            <text:p>0.5504293</text:p>
          </table:table-cell>
          <table:table-cell office:value-type="float" office:value="0" calcext:value-type="float">
            <text:p>0</text:p>
          </table:table-cell>
          <table:table-cell office:value-type="float" office:value="0.3499244" calcext:value-type="float">
            <text:p>0.3499244</text:p>
          </table:table-cell>
          <table:table-cell office:value-type="float" office:value="0.3901243" calcext:value-type="float">
            <text:p>0.3901243</text:p>
          </table:table-cell>
          <table:table-cell office:value-type="float" office:value="0.1134268" calcext:value-type="float">
            <text:p>0.1134268</text:p>
          </table:table-cell>
          <table:table-cell office:value-type="float" office:value="0.1133847" calcext:value-type="float">
            <text:p>0.11338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45575" calcext:value-type="float">
            <text:p>29.45575</text:p>
          </table:table-cell>
          <table:table-cell office:value-type="float" office:value="30.3452" calcext:value-type="float">
            <text:p>30.345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6112000" calcext:value-type="float">
            <text:p>26112000</text:p>
          </table:table-cell>
          <table:table-cell office:value-type="float" office:value="2.944551" calcext:value-type="float">
            <text:p>2.944551</text:p>
          </table:table-cell>
          <table:table-cell office:value-type="float" office:value="130.343" calcext:value-type="float">
            <text:p>130.343</text:p>
          </table:table-cell>
          <table:table-cell office:value-type="float" office:value="5" calcext:value-type="float">
            <text:p>5</text:p>
          </table:table-cell>
          <table:table-cell office:value-type="float" office:value="-1.266722" calcext:value-type="float">
            <text:p>-1.266722</text:p>
          </table:table-cell>
          <table:table-cell office:value-type="float" office:value="30.6308" calcext:value-type="float">
            <text:p>30.6308</text:p>
          </table:table-cell>
          <table:table-cell office:value-type="float" office:value="0.000008906951" calcext:value-type="float">
            <text:p>8.906951E-06</text:p>
          </table:table-cell>
          <table:table-cell office:value-type="float" office:value="0.003300683" calcext:value-type="float">
            <text:p>0.003300683</text:p>
          </table:table-cell>
          <table:table-cell office:value-type="float" office:value="0.03768528" calcext:value-type="float">
            <text:p>0.03768528</text:p>
          </table:table-cell>
          <table:table-cell office:value-type="float" office:value="1661.28" calcext:value-type="float">
            <text:p>1661.28</text:p>
          </table:table-cell>
          <table:table-cell office:value-type="float" office:value="0.5502798" calcext:value-type="float">
            <text:p>0.5502798</text:p>
          </table:table-cell>
          <table:table-cell office:value-type="float" office:value="0" calcext:value-type="float">
            <text:p>0</text:p>
          </table:table-cell>
          <table:table-cell office:value-type="float" office:value="0.1954556" calcext:value-type="float">
            <text:p>0.1954556</text:p>
          </table:table-cell>
          <table:table-cell office:value-type="float" office:value="0.3708717" calcext:value-type="float">
            <text:p>0.3708717</text:p>
          </table:table-cell>
          <table:table-cell office:value-type="float" office:value="0.1132687" calcext:value-type="float">
            <text:p>0.1132687</text:p>
          </table:table-cell>
          <table:table-cell office:value-type="float" office:value="0.1131928" calcext:value-type="float">
            <text:p>0.1131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40025" calcext:value-type="float">
            <text:p>29.40025</text:p>
          </table:table-cell>
          <table:table-cell office:value-type="float" office:value="30.33469" calcext:value-type="float">
            <text:p>30.33469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7112000" calcext:value-type="float">
            <text:p>27112000</text:p>
          </table:table-cell>
          <table:table-cell office:value-type="float" office:value="2.944578" calcext:value-type="float">
            <text:p>2.944578</text:p>
          </table:table-cell>
          <table:table-cell office:value-type="float" office:value="130.3425" calcext:value-type="float">
            <text:p>130.3425</text:p>
          </table:table-cell>
          <table:table-cell office:value-type="float" office:value="5" calcext:value-type="float">
            <text:p>5</text:p>
          </table:table-cell>
          <table:table-cell office:value-type="float" office:value="-1.266722" calcext:value-type="float">
            <text:p>-1.266722</text:p>
          </table:table-cell>
          <table:table-cell office:value-type="float" office:value="30.59107" calcext:value-type="float">
            <text:p>30.59107</text:p>
          </table:table-cell>
          <table:table-cell office:value-type="float" office:value="0.000008923421" calcext:value-type="float">
            <text:p>8.923421E-06</text:p>
          </table:table-cell>
          <table:table-cell office:value-type="float" office:value="0.003310217" calcext:value-type="float">
            <text:p>0.003310217</text:p>
          </table:table-cell>
          <table:table-cell office:value-type="float" office:value="0.03806147" calcext:value-type="float">
            <text:p>0.03806147</text:p>
          </table:table-cell>
          <table:table-cell office:value-type="float" office:value="1661.317" calcext:value-type="float">
            <text:p>1661.317</text:p>
          </table:table-cell>
          <table:table-cell office:value-type="float" office:value="0.5501553" calcext:value-type="float">
            <text:p>0.5501553</text:p>
          </table:table-cell>
          <table:table-cell office:value-type="float" office:value="0" calcext:value-type="float">
            <text:p>0</text:p>
          </table:table-cell>
          <table:table-cell office:value-type="float" office:value="0.1316788" calcext:value-type="float">
            <text:p>0.1316788</text:p>
          </table:table-cell>
          <table:table-cell office:value-type="float" office:value="0.3310604" calcext:value-type="float">
            <text:p>0.3310604</text:p>
          </table:table-cell>
          <table:table-cell office:value-type="float" office:value="0.1130077" calcext:value-type="float">
            <text:p>0.1130077</text:p>
          </table:table-cell>
          <table:table-cell office:value-type="float" office:value="0.1130014" calcext:value-type="float">
            <text:p>0.113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33027" calcext:value-type="float">
            <text:p>29.33027</text:p>
          </table:table-cell>
          <table:table-cell office:value-type="float" office:value="30.31732" calcext:value-type="float">
            <text:p>30.31732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8112000" calcext:value-type="float">
            <text:p>28112000</text:p>
          </table:table-cell>
          <table:table-cell office:value-type="float" office:value="2.944607" calcext:value-type="float">
            <text:p>2.944607</text:p>
          </table:table-cell>
          <table:table-cell office:value-type="float" office:value="130.3419" calcext:value-type="float">
            <text:p>130.3419</text:p>
          </table:table-cell>
          <table:table-cell office:value-type="float" office:value="5" calcext:value-type="float">
            <text:p>5</text:p>
          </table:table-cell>
          <table:table-cell office:value-type="float" office:value="-1.266722" calcext:value-type="float">
            <text:p>-1.266722</text:p>
          </table:table-cell>
          <table:table-cell office:value-type="float" office:value="30.5518" calcext:value-type="float">
            <text:p>30.5518</text:p>
          </table:table-cell>
          <table:table-cell office:value-type="float" office:value="0.000008923421" calcext:value-type="float">
            <text:p>8.923421E-06</text:p>
          </table:table-cell>
          <table:table-cell office:value-type="float" office:value="0.003319312" calcext:value-type="float">
            <text:p>0.003319312</text:p>
          </table:table-cell>
          <table:table-cell office:value-type="float" office:value="0.0383998" calcext:value-type="float">
            <text:p>0.0383998</text:p>
          </table:table-cell>
          <table:table-cell office:value-type="float" office:value="1661.354" calcext:value-type="float">
            <text:p>1661.354</text:p>
          </table:table-cell>
          <table:table-cell office:value-type="float" office:value="0.5500303" calcext:value-type="float">
            <text:p>0.5500303</text:p>
          </table:table-cell>
          <table:table-cell office:value-type="float" office:value="0" calcext:value-type="float">
            <text:p>0</text:p>
          </table:table-cell>
          <table:table-cell office:value-type="float" office:value="0.2984322" calcext:value-type="float">
            <text:p>0.2984322</text:p>
          </table:table-cell>
          <table:table-cell office:value-type="float" office:value="0.3638109" calcext:value-type="float">
            <text:p>0.3638109</text:p>
          </table:table-cell>
          <table:table-cell office:value-type="float" office:value="0.1128549" calcext:value-type="float">
            <text:p>0.1128549</text:p>
          </table:table-cell>
          <table:table-cell office:value-type="float" office:value="0.1128106" calcext:value-type="float">
            <text:p>0.1128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30669" calcext:value-type="float">
            <text:p>29.30669</text:p>
          </table:table-cell>
          <table:table-cell office:value-type="float" office:value="30.30168" calcext:value-type="float">
            <text:p>30.3016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9112000" calcext:value-type="float">
            <text:p>29112000</text:p>
          </table:table-cell>
          <table:table-cell office:value-type="float" office:value="2.944636" calcext:value-type="float">
            <text:p>2.944636</text:p>
          </table:table-cell>
          <table:table-cell office:value-type="float" office:value="130.3414" calcext:value-type="float">
            <text:p>130.3414</text:p>
          </table:table-cell>
          <table:table-cell office:value-type="float" office:value="5" calcext:value-type="float">
            <text:p>5</text:p>
          </table:table-cell>
          <table:table-cell office:value-type="float" office:value="-1.266722" calcext:value-type="float">
            <text:p>-1.266722</text:p>
          </table:table-cell>
          <table:table-cell office:value-type="float" office:value="30.51351" calcext:value-type="float">
            <text:p>30.51351</text:p>
          </table:table-cell>
          <table:table-cell office:value-type="float" office:value="0.000008923421" calcext:value-type="float">
            <text:p>8.923421E-06</text:p>
          </table:table-cell>
          <table:table-cell office:value-type="float" office:value="0.003328284" calcext:value-type="float">
            <text:p>0.003328284</text:p>
          </table:table-cell>
          <table:table-cell office:value-type="float" office:value="0.03871325" calcext:value-type="float">
            <text:p>0.03871325</text:p>
          </table:table-cell>
          <table:table-cell office:value-type="float" office:value="1661.392" calcext:value-type="float">
            <text:p>1661.392</text:p>
          </table:table-cell>
          <table:table-cell office:value-type="float" office:value="0.5499146" calcext:value-type="float">
            <text:p>0.5499146</text:p>
          </table:table-cell>
          <table:table-cell office:value-type="float" office:value="0" calcext:value-type="float">
            <text:p>0</text:p>
          </table:table-cell>
          <table:table-cell office:value-type="float" office:value="0.3213816" calcext:value-type="float">
            <text:p>0.3213816</text:p>
          </table:table-cell>
          <table:table-cell office:value-type="float" office:value="0.3603889" calcext:value-type="float">
            <text:p>0.3603889</text:p>
          </table:table-cell>
          <table:table-cell office:value-type="float" office:value="0.1126777" calcext:value-type="float">
            <text:p>0.1126777</text:p>
          </table:table-cell>
          <table:table-cell office:value-type="float" office:value="0.1126202" calcext:value-type="float">
            <text:p>0.1126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29302" calcext:value-type="float">
            <text:p>29.29302</text:p>
          </table:table-cell>
          <table:table-cell office:value-type="float" office:value="30.2868" calcext:value-type="float">
            <text:p>30.286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0112000" calcext:value-type="float">
            <text:p>30112000</text:p>
          </table:table-cell>
          <table:table-cell office:value-type="float" office:value="2.944673" calcext:value-type="float">
            <text:p>2.944673</text:p>
          </table:table-cell>
          <table:table-cell office:value-type="float" office:value="130.3407" calcext:value-type="float">
            <text:p>130.3407</text:p>
          </table:table-cell>
          <table:table-cell office:value-type="float" office:value="5" calcext:value-type="float">
            <text:p>5</text:p>
          </table:table-cell>
          <table:table-cell office:value-type="float" office:value="-1.266722" calcext:value-type="float">
            <text:p>-1.266722</text:p>
          </table:table-cell>
          <table:table-cell office:value-type="float" office:value="30.47561" calcext:value-type="float">
            <text:p>30.47561</text:p>
          </table:table-cell>
          <table:table-cell office:value-type="float" office:value="0.000008923421" calcext:value-type="float">
            <text:p>8.923421E-06</text:p>
          </table:table-cell>
          <table:table-cell office:value-type="float" office:value="0.003337166" calcext:value-type="float">
            <text:p>0.003337166</text:p>
          </table:table-cell>
          <table:table-cell office:value-type="float" office:value="0.03900569" calcext:value-type="float">
            <text:p>0.03900569</text:p>
          </table:table-cell>
          <table:table-cell office:value-type="float" office:value="1661.43" calcext:value-type="float">
            <text:p>1661.43</text:p>
          </table:table-cell>
          <table:table-cell office:value-type="float" office:value="0.5498152" calcext:value-type="float">
            <text:p>0.5498152</text:p>
          </table:table-cell>
          <table:table-cell office:value-type="float" office:value="0" calcext:value-type="float">
            <text:p>0</text:p>
          </table:table-cell>
          <table:table-cell office:value-type="float" office:value="0.327971" calcext:value-type="float">
            <text:p>0.327971</text:p>
          </table:table-cell>
          <table:table-cell office:value-type="float" office:value="0.3567843" calcext:value-type="float">
            <text:p>0.3567843</text:p>
          </table:table-cell>
          <table:table-cell office:value-type="float" office:value="0.1124988" calcext:value-type="float">
            <text:p>0.1124988</text:p>
          </table:table-cell>
          <table:table-cell office:value-type="float" office:value="0.11243" calcext:value-type="float">
            <text:p>0.112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27997" calcext:value-type="float">
            <text:p>29.27997</text:p>
          </table:table-cell>
          <table:table-cell office:value-type="float" office:value="30.26813" calcext:value-type="float">
            <text:p>30.26813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122000" calcext:value-type="float">
            <text:p>1122000</text:p>
          </table:table-cell>
          <table:table-cell office:value-type="float" office:value="2.944712" calcext:value-type="float">
            <text:p>2.944712</text:p>
          </table:table-cell>
          <table:table-cell office:value-type="float" office:value="130.3401" calcext:value-type="float">
            <text:p>130.3401</text:p>
          </table:table-cell>
          <table:table-cell office:value-type="float" office:value="5" calcext:value-type="float">
            <text:p>5</text:p>
          </table:table-cell>
          <table:table-cell office:value-type="float" office:value="-1.266722" calcext:value-type="float">
            <text:p>-1.266722</text:p>
          </table:table-cell>
          <table:table-cell office:value-type="float" office:value="30.43791" calcext:value-type="float">
            <text:p>30.43791</text:p>
          </table:table-cell>
          <table:table-cell office:value-type="float" office:value="0.000008923421" calcext:value-type="float">
            <text:p>8.923421E-06</text:p>
          </table:table-cell>
          <table:table-cell office:value-type="float" office:value="0.003346296" calcext:value-type="float">
            <text:p>0.003346296</text:p>
          </table:table-cell>
          <table:table-cell office:value-type="float" office:value="0.0393077" calcext:value-type="float">
            <text:p>0.0393077</text:p>
          </table:table-cell>
          <table:table-cell office:value-type="float" office:value="1661.468" calcext:value-type="float">
            <text:p>1661.468</text:p>
          </table:table-cell>
          <table:table-cell office:value-type="float" office:value="0.5497214" calcext:value-type="float">
            <text:p>0.5497214</text:p>
          </table:table-cell>
          <table:table-cell office:value-type="float" office:value="0" calcext:value-type="float">
            <text:p>0</text:p>
          </table:table-cell>
          <table:table-cell office:value-type="float" office:value="0.3415357" calcext:value-type="float">
            <text:p>0.3415357</text:p>
          </table:table-cell>
          <table:table-cell office:value-type="float" office:value="0.3573853" calcext:value-type="float">
            <text:p>0.3573853</text:p>
          </table:table-cell>
          <table:table-cell office:value-type="float" office:value="0.1123093" calcext:value-type="float">
            <text:p>0.1123093</text:p>
          </table:table-cell>
          <table:table-cell office:value-type="float" office:value="0.1122401" calcext:value-type="float">
            <text:p>0.11224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26875" calcext:value-type="float">
            <text:p>29.26875</text:p>
          </table:table-cell>
          <table:table-cell office:value-type="float" office:value="30.24766" calcext:value-type="float">
            <text:p>30.2476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122000" calcext:value-type="float">
            <text:p>2122000</text:p>
          </table:table-cell>
          <table:table-cell office:value-type="float" office:value="2.944749" calcext:value-type="float">
            <text:p>2.944749</text:p>
          </table:table-cell>
          <table:table-cell office:value-type="float" office:value="130.3394" calcext:value-type="float">
            <text:p>130.3394</text:p>
          </table:table-cell>
          <table:table-cell office:value-type="float" office:value="5" calcext:value-type="float">
            <text:p>5</text:p>
          </table:table-cell>
          <table:table-cell office:value-type="float" office:value="-1.266722" calcext:value-type="float">
            <text:p>-1.266722</text:p>
          </table:table-cell>
          <table:table-cell office:value-type="float" office:value="30.40069" calcext:value-type="float">
            <text:p>30.40069</text:p>
          </table:table-cell>
          <table:table-cell office:value-type="float" office:value="0.000008923421" calcext:value-type="float">
            <text:p>8.923421E-06</text:p>
          </table:table-cell>
          <table:table-cell office:value-type="float" office:value="0.003384485" calcext:value-type="float">
            <text:p>0.003384485</text:p>
          </table:table-cell>
          <table:table-cell office:value-type="float" office:value="0.04066242" calcext:value-type="float">
            <text:p>0.04066242</text:p>
          </table:table-cell>
          <table:table-cell office:value-type="float" office:value="1661.506" calcext:value-type="float">
            <text:p>1661.506</text:p>
          </table:table-cell>
          <table:table-cell office:value-type="float" office:value="0.5496206" calcext:value-type="float">
            <text:p>0.5496206</text:p>
          </table:table-cell>
          <table:table-cell office:value-type="float" office:value="0" calcext:value-type="float">
            <text:p>0</text:p>
          </table:table-cell>
          <table:table-cell office:value-type="float" office:value="0.3490882" calcext:value-type="float">
            <text:p>0.3490882</text:p>
          </table:table-cell>
          <table:table-cell office:value-type="float" office:value="0.3625458" calcext:value-type="float">
            <text:p>0.3625458</text:p>
          </table:table-cell>
          <table:table-cell office:value-type="float" office:value="0.1121077" calcext:value-type="float">
            <text:p>0.1121077</text:p>
          </table:table-cell>
          <table:table-cell office:value-type="float" office:value="0.1120507" calcext:value-type="float">
            <text:p>0.1120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26051" calcext:value-type="float">
            <text:p>29.26051</text:p>
          </table:table-cell>
          <table:table-cell office:value-type="float" office:value="30.22751" calcext:value-type="float">
            <text:p>30.2275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122000" calcext:value-type="float">
            <text:p>3122000</text:p>
          </table:table-cell>
          <table:table-cell office:value-type="float" office:value="2.944783" calcext:value-type="float">
            <text:p>2.944783</text:p>
          </table:table-cell>
          <table:table-cell office:value-type="float" office:value="130.3389" calcext:value-type="float">
            <text:p>130.3389</text:p>
          </table:table-cell>
          <table:table-cell office:value-type="float" office:value="5" calcext:value-type="float">
            <text:p>5</text:p>
          </table:table-cell>
          <table:table-cell office:value-type="float" office:value="-1.266722" calcext:value-type="float">
            <text:p>-1.266722</text:p>
          </table:table-cell>
          <table:table-cell office:value-type="float" office:value="30.36401" calcext:value-type="float">
            <text:p>30.36401</text:p>
          </table:table-cell>
          <table:table-cell office:value-type="float" office:value="0.000008923421" calcext:value-type="float">
            <text:p>8.923421E-06</text:p>
          </table:table-cell>
          <table:table-cell office:value-type="float" office:value="0.003418093" calcext:value-type="float">
            <text:p>0.003418093</text:p>
          </table:table-cell>
          <table:table-cell office:value-type="float" office:value="0.04184978" calcext:value-type="float">
            <text:p>0.04184978</text:p>
          </table:table-cell>
          <table:table-cell office:value-type="float" office:value="1661.543" calcext:value-type="float">
            <text:p>1661.543</text:p>
          </table:table-cell>
          <table:table-cell office:value-type="float" office:value="0.5495102" calcext:value-type="float">
            <text:p>0.5495102</text:p>
          </table:table-cell>
          <table:table-cell office:value-type="float" office:value="0" calcext:value-type="float">
            <text:p>0</text:p>
          </table:table-cell>
          <table:table-cell office:value-type="float" office:value="0.3356211" calcext:value-type="float">
            <text:p>0.3356211</text:p>
          </table:table-cell>
          <table:table-cell office:value-type="float" office:value="0.368122" calcext:value-type="float">
            <text:p>0.368122</text:p>
          </table:table-cell>
          <table:table-cell office:value-type="float" office:value="0.1119124" calcext:value-type="float">
            <text:p>0.1119124</text:p>
          </table:table-cell>
          <table:table-cell office:value-type="float" office:value="0.1118617" calcext:value-type="float">
            <text:p>0.11186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25293" calcext:value-type="float">
            <text:p>29.25293</text:p>
          </table:table-cell>
          <table:table-cell office:value-type="float" office:value="30.21003" calcext:value-type="float">
            <text:p>30.21003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4122000" calcext:value-type="float">
            <text:p>4122000</text:p>
          </table:table-cell>
          <table:table-cell office:value-type="float" office:value="2.944818" calcext:value-type="float">
            <text:p>2.944818</text:p>
          </table:table-cell>
          <table:table-cell office:value-type="float" office:value="130.3383" calcext:value-type="float">
            <text:p>130.3383</text:p>
          </table:table-cell>
          <table:table-cell office:value-type="float" office:value="5" calcext:value-type="float">
            <text:p>5</text:p>
          </table:table-cell>
          <table:table-cell office:value-type="float" office:value="-1.266722" calcext:value-type="float">
            <text:p>-1.266722</text:p>
          </table:table-cell>
          <table:table-cell office:value-type="float" office:value="30.32758" calcext:value-type="float">
            <text:p>30.32758</text:p>
          </table:table-cell>
          <table:table-cell office:value-type="float" office:value="0.000008923421" calcext:value-type="float">
            <text:p>8.923421E-06</text:p>
          </table:table-cell>
          <table:table-cell office:value-type="float" office:value="0.003439994" calcext:value-type="float">
            <text:p>0.003439994</text:p>
          </table:table-cell>
          <table:table-cell office:value-type="float" office:value="0.04228769" calcext:value-type="float">
            <text:p>0.04228769</text:p>
          </table:table-cell>
          <table:table-cell office:value-type="float" office:value="1661.581" calcext:value-type="float">
            <text:p>1661.581</text:p>
          </table:table-cell>
          <table:table-cell office:value-type="float" office:value="0.549401" calcext:value-type="float">
            <text:p>0.549401</text:p>
          </table:table-cell>
          <table:table-cell office:value-type="float" office:value="0" calcext:value-type="float">
            <text:p>0</text:p>
          </table:table-cell>
          <table:table-cell office:value-type="float" office:value="0.3366482" calcext:value-type="float">
            <text:p>0.3366482</text:p>
          </table:table-cell>
          <table:table-cell office:value-type="float" office:value="0.3585559" calcext:value-type="float">
            <text:p>0.3585559</text:p>
          </table:table-cell>
          <table:table-cell office:value-type="float" office:value="0.1117262" calcext:value-type="float">
            <text:p>0.1117262</text:p>
          </table:table-cell>
          <table:table-cell office:value-type="float" office:value="0.1116728" calcext:value-type="float">
            <text:p>0.1116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24363" calcext:value-type="float">
            <text:p>29.24363</text:p>
          </table:table-cell>
          <table:table-cell office:value-type="float" office:value="30.19242" calcext:value-type="float">
            <text:p>30.1924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122000" calcext:value-type="float">
            <text:p>5122000</text:p>
          </table:table-cell>
          <table:table-cell office:value-type="float" office:value="2.944854" calcext:value-type="float">
            <text:p>2.944854</text:p>
          </table:table-cell>
          <table:table-cell office:value-type="float" office:value="130.3377" calcext:value-type="float">
            <text:p>130.3377</text:p>
          </table:table-cell>
          <table:table-cell office:value-type="float" office:value="5" calcext:value-type="float">
            <text:p>5</text:p>
          </table:table-cell>
          <table:table-cell office:value-type="float" office:value="-1.266722" calcext:value-type="float">
            <text:p>-1.266722</text:p>
          </table:table-cell>
          <table:table-cell office:value-type="float" office:value="30.2909" calcext:value-type="float">
            <text:p>30.2909</text:p>
          </table:table-cell>
          <table:table-cell office:value-type="float" office:value="0.000008923421" calcext:value-type="float">
            <text:p>8.923421E-06</text:p>
          </table:table-cell>
          <table:table-cell office:value-type="float" office:value="0.003453483" calcext:value-type="float">
            <text:p>0.003453483</text:p>
          </table:table-cell>
          <table:table-cell office:value-type="float" office:value="0.04220445" calcext:value-type="float">
            <text:p>0.04220445</text:p>
          </table:table-cell>
          <table:table-cell office:value-type="float" office:value="1661.618" calcext:value-type="float">
            <text:p>1661.618</text:p>
          </table:table-cell>
          <table:table-cell office:value-type="float" office:value="0.5492967" calcext:value-type="float">
            <text:p>0.5492967</text:p>
          </table:table-cell>
          <table:table-cell office:value-type="float" office:value="0" calcext:value-type="float">
            <text:p>0</text:p>
          </table:table-cell>
          <table:table-cell office:value-type="float" office:value="0.3179495" calcext:value-type="float">
            <text:p>0.3179495</text:p>
          </table:table-cell>
          <table:table-cell office:value-type="float" office:value="0.3509282" calcext:value-type="float">
            <text:p>0.3509282</text:p>
          </table:table-cell>
          <table:table-cell office:value-type="float" office:value="0.1115427" calcext:value-type="float">
            <text:p>0.1115427</text:p>
          </table:table-cell>
          <table:table-cell office:value-type="float" office:value="0.1114842" calcext:value-type="float">
            <text:p>0.11148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23123" calcext:value-type="float">
            <text:p>29.23123</text:p>
          </table:table-cell>
          <table:table-cell office:value-type="float" office:value="30.17227" calcext:value-type="float">
            <text:p>30.1722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122000" calcext:value-type="float">
            <text:p>6122000</text:p>
          </table:table-cell>
          <table:table-cell office:value-type="float" office:value="2.944889" calcext:value-type="float">
            <text:p>2.944889</text:p>
          </table:table-cell>
          <table:table-cell office:value-type="float" office:value="130.3371" calcext:value-type="float">
            <text:p>130.3371</text:p>
          </table:table-cell>
          <table:table-cell office:value-type="float" office:value="5" calcext:value-type="float">
            <text:p>5</text:p>
          </table:table-cell>
          <table:table-cell office:value-type="float" office:value="-1.266722" calcext:value-type="float">
            <text:p>-1.266722</text:p>
          </table:table-cell>
          <table:table-cell office:value-type="float" office:value="30.25416" calcext:value-type="float">
            <text:p>30.25416</text:p>
          </table:table-cell>
          <table:table-cell office:value-type="float" office:value="0.000008923421" calcext:value-type="float">
            <text:p>8.923421E-06</text:p>
          </table:table-cell>
          <table:table-cell office:value-type="float" office:value="0.003465429" calcext:value-type="float">
            <text:p>0.003465429</text:p>
          </table:table-cell>
          <table:table-cell office:value-type="float" office:value="0.04209229" calcext:value-type="float">
            <text:p>0.04209229</text:p>
          </table:table-cell>
          <table:table-cell office:value-type="float" office:value="1661.655" calcext:value-type="float">
            <text:p>1661.655</text:p>
          </table:table-cell>
          <table:table-cell office:value-type="float" office:value="0.5491847" calcext:value-type="float">
            <text:p>0.5491847</text:p>
          </table:table-cell>
          <table:table-cell office:value-type="float" office:value="0" calcext:value-type="float">
            <text:p>0</text:p>
          </table:table-cell>
          <table:table-cell office:value-type="float" office:value="0.3512842" calcext:value-type="float">
            <text:p>0.3512842</text:p>
          </table:table-cell>
          <table:table-cell office:value-type="float" office:value="0.3633737" calcext:value-type="float">
            <text:p>0.3633737</text:p>
          </table:table-cell>
          <table:table-cell office:value-type="float" office:value="0.1113469" calcext:value-type="float">
            <text:p>0.1113469</text:p>
          </table:table-cell>
          <table:table-cell office:value-type="float" office:value="0.1112962" calcext:value-type="float">
            <text:p>0.11129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22245" calcext:value-type="float">
            <text:p>29.22245</text:p>
          </table:table-cell>
          <table:table-cell office:value-type="float" office:value="30.15273" calcext:value-type="float">
            <text:p>30.1527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7122000" calcext:value-type="float">
            <text:p>7122000</text:p>
          </table:table-cell>
          <table:table-cell office:value-type="float" office:value="2.94492" calcext:value-type="float">
            <text:p>2.94492</text:p>
          </table:table-cell>
          <table:table-cell office:value-type="float" office:value="130.3366" calcext:value-type="float">
            <text:p>130.3366</text:p>
          </table:table-cell>
          <table:table-cell office:value-type="float" office:value="5" calcext:value-type="float">
            <text:p>5</text:p>
          </table:table-cell>
          <table:table-cell office:value-type="float" office:value="-1.266722" calcext:value-type="float">
            <text:p>-1.266722</text:p>
          </table:table-cell>
          <table:table-cell office:value-type="float" office:value="30.2176" calcext:value-type="float">
            <text:p>30.2176</text:p>
          </table:table-cell>
          <table:table-cell office:value-type="float" office:value="0.000008923421" calcext:value-type="float">
            <text:p>8.923421E-06</text:p>
          </table:table-cell>
          <table:table-cell office:value-type="float" office:value="0.00347422" calcext:value-type="float">
            <text:p>0.00347422</text:p>
          </table:table-cell>
          <table:table-cell office:value-type="float" office:value="0.04189767" calcext:value-type="float">
            <text:p>0.04189767</text:p>
          </table:table-cell>
          <table:table-cell office:value-type="float" office:value="1661.692" calcext:value-type="float">
            <text:p>1661.692</text:p>
          </table:table-cell>
          <table:table-cell office:value-type="float" office:value="0.5490623" calcext:value-type="float">
            <text:p>0.5490623</text:p>
          </table:table-cell>
          <table:table-cell office:value-type="float" office:value="0" calcext:value-type="float">
            <text:p>0</text:p>
          </table:table-cell>
          <table:table-cell office:value-type="float" office:value="0.3453484" calcext:value-type="float">
            <text:p>0.3453484</text:p>
          </table:table-cell>
          <table:table-cell office:value-type="float" office:value="0.3806654" calcext:value-type="float">
            <text:p>0.3806654</text:p>
          </table:table-cell>
          <table:table-cell office:value-type="float" office:value="0.1111544" calcext:value-type="float">
            <text:p>0.1111544</text:p>
          </table:table-cell>
          <table:table-cell office:value-type="float" office:value="0.1111083" calcext:value-type="float">
            <text:p>0.1111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21566" calcext:value-type="float">
            <text:p>29.21566</text:p>
          </table:table-cell>
          <table:table-cell office:value-type="float" office:value="30.13838" calcext:value-type="float">
            <text:p>30.1383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8122000" calcext:value-type="float">
            <text:p>8122000</text:p>
          </table:table-cell>
          <table:table-cell office:value-type="float" office:value="2.94495" calcext:value-type="float">
            <text:p>2.94495</text:p>
          </table:table-cell>
          <table:table-cell office:value-type="float" office:value="130.3361" calcext:value-type="float">
            <text:p>130.3361</text:p>
          </table:table-cell>
          <table:table-cell office:value-type="float" office:value="5" calcext:value-type="float">
            <text:p>5</text:p>
          </table:table-cell>
          <table:table-cell office:value-type="float" office:value="-1.266722" calcext:value-type="float">
            <text:p>-1.266722</text:p>
          </table:table-cell>
          <table:table-cell office:value-type="float" office:value="30.1812" calcext:value-type="float">
            <text:p>30.1812</text:p>
          </table:table-cell>
          <table:table-cell office:value-type="float" office:value="0.000008923421" calcext:value-type="float">
            <text:p>8.923421E-06</text:p>
          </table:table-cell>
          <table:table-cell office:value-type="float" office:value="0.003481542" calcext:value-type="float">
            <text:p>0.003481542</text:p>
          </table:table-cell>
          <table:table-cell office:value-type="float" office:value="0.04173884" calcext:value-type="float">
            <text:p>0.04173884</text:p>
          </table:table-cell>
          <table:table-cell office:value-type="float" office:value="1661.73" calcext:value-type="float">
            <text:p>1661.73</text:p>
          </table:table-cell>
          <table:table-cell office:value-type="float" office:value="0.5489358" calcext:value-type="float">
            <text:p>0.5489358</text:p>
          </table:table-cell>
          <table:table-cell office:value-type="float" office:value="0" calcext:value-type="float">
            <text:p>0</text:p>
          </table:table-cell>
          <table:table-cell office:value-type="float" office:value="0.3433355" calcext:value-type="float">
            <text:p>0.3433355</text:p>
          </table:table-cell>
          <table:table-cell office:value-type="float" office:value="0.3989415" calcext:value-type="float">
            <text:p>0.3989415</text:p>
          </table:table-cell>
          <table:table-cell office:value-type="float" office:value="0.1109653" calcext:value-type="float">
            <text:p>0.1109653</text:p>
          </table:table-cell>
          <table:table-cell office:value-type="float" office:value="0.1109203" calcext:value-type="float">
            <text:p>0.1109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20901" calcext:value-type="float">
            <text:p>29.20901</text:p>
          </table:table-cell>
          <table:table-cell office:value-type="float" office:value="30.12892" calcext:value-type="float">
            <text:p>30.1289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9122000" calcext:value-type="float">
            <text:p>9122000</text:p>
          </table:table-cell>
          <table:table-cell office:value-type="float" office:value="2.944978" calcext:value-type="float">
            <text:p>2.944978</text:p>
          </table:table-cell>
          <table:table-cell office:value-type="float" office:value="130.3355" calcext:value-type="float">
            <text:p>130.3355</text:p>
          </table:table-cell>
          <table:table-cell office:value-type="float" office:value="5" calcext:value-type="float">
            <text:p>5</text:p>
          </table:table-cell>
          <table:table-cell office:value-type="float" office:value="-1.266722" calcext:value-type="float">
            <text:p>-1.266722</text:p>
          </table:table-cell>
          <table:table-cell office:value-type="float" office:value="30.14497" calcext:value-type="float">
            <text:p>30.14497</text:p>
          </table:table-cell>
          <table:table-cell office:value-type="float" office:value="0.000008923421" calcext:value-type="float">
            <text:p>8.923421E-06</text:p>
          </table:table-cell>
          <table:table-cell office:value-type="float" office:value="0.003494387" calcext:value-type="float">
            <text:p>0.003494387</text:p>
          </table:table-cell>
          <table:table-cell office:value-type="float" office:value="0.04228514" calcext:value-type="float">
            <text:p>0.04228514</text:p>
          </table:table-cell>
          <table:table-cell office:value-type="float" office:value="1661.767" calcext:value-type="float">
            <text:p>1661.767</text:p>
          </table:table-cell>
          <table:table-cell office:value-type="float" office:value="0.5488026" calcext:value-type="float">
            <text:p>0.5488026</text:p>
          </table:table-cell>
          <table:table-cell office:value-type="float" office:value="0" calcext:value-type="float">
            <text:p>0</text:p>
          </table:table-cell>
          <table:table-cell office:value-type="float" office:value="0.3391252" calcext:value-type="float">
            <text:p>0.3391252</text:p>
          </table:table-cell>
          <table:table-cell office:value-type="float" office:value="0.4064434" calcext:value-type="float">
            <text:p>0.4064434</text:p>
          </table:table-cell>
          <table:table-cell office:value-type="float" office:value="0.1107779" calcext:value-type="float">
            <text:p>0.1107779</text:p>
          </table:table-cell>
          <table:table-cell office:value-type="float" office:value="0.110733" calcext:value-type="float">
            <text:p>0.1107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20188" calcext:value-type="float">
            <text:p>29.20188</text:p>
          </table:table-cell>
          <table:table-cell office:value-type="float" office:value="30.12277" calcext:value-type="float">
            <text:p>30.12277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0122000" calcext:value-type="float">
            <text:p>10122000</text:p>
          </table:table-cell>
          <table:table-cell office:value-type="float" office:value="2.944999" calcext:value-type="float">
            <text:p>2.944999</text:p>
          </table:table-cell>
          <table:table-cell office:value-type="float" office:value="130.335" calcext:value-type="float">
            <text:p>130.335</text:p>
          </table:table-cell>
          <table:table-cell office:value-type="float" office:value="5" calcext:value-type="float">
            <text:p>5</text:p>
          </table:table-cell>
          <table:table-cell office:value-type="float" office:value="-1.266722" calcext:value-type="float">
            <text:p>-1.266722</text:p>
          </table:table-cell>
          <table:table-cell office:value-type="float" office:value="30.10893" calcext:value-type="float">
            <text:p>30.10893</text:p>
          </table:table-cell>
          <table:table-cell office:value-type="float" office:value="0.000008923421" calcext:value-type="float">
            <text:p>8.923421E-06</text:p>
          </table:table-cell>
          <table:table-cell office:value-type="float" office:value="0.003505799" calcext:value-type="float">
            <text:p>0.003505799</text:p>
          </table:table-cell>
          <table:table-cell office:value-type="float" office:value="0.04275766" calcext:value-type="float">
            <text:p>0.04275766</text:p>
          </table:table-cell>
          <table:table-cell office:value-type="float" office:value="1661.804" calcext:value-type="float">
            <text:p>1661.804</text:p>
          </table:table-cell>
          <table:table-cell office:value-type="float" office:value="0.5486575" calcext:value-type="float">
            <text:p>0.5486575</text:p>
          </table:table-cell>
          <table:table-cell office:value-type="float" office:value="0" calcext:value-type="float">
            <text:p>0</text:p>
          </table:table-cell>
          <table:table-cell office:value-type="float" office:value="0.3333164" calcext:value-type="float">
            <text:p>0.3333164</text:p>
          </table:table-cell>
          <table:table-cell office:value-type="float" office:value="0.4058668" calcext:value-type="float">
            <text:p>0.4058668</text:p>
          </table:table-cell>
          <table:table-cell office:value-type="float" office:value="0.1105899" calcext:value-type="float">
            <text:p>0.1105899</text:p>
          </table:table-cell>
          <table:table-cell office:value-type="float" office:value="0.1105459" calcext:value-type="float">
            <text:p>0.1105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19434" calcext:value-type="float">
            <text:p>29.19434</text:p>
          </table:table-cell>
          <table:table-cell office:value-type="float" office:value="30.11754" calcext:value-type="float">
            <text:p>30.11754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1122000" calcext:value-type="float">
            <text:p>11122000</text:p>
          </table:table-cell>
          <table:table-cell office:value-type="float" office:value="2.945018" calcext:value-type="float">
            <text:p>2.945018</text:p>
          </table:table-cell>
          <table:table-cell office:value-type="float" office:value="130.3345" calcext:value-type="float">
            <text:p>130.3345</text:p>
          </table:table-cell>
          <table:table-cell office:value-type="float" office:value="5" calcext:value-type="float">
            <text:p>5</text:p>
          </table:table-cell>
          <table:table-cell office:value-type="float" office:value="-1.266722" calcext:value-type="float">
            <text:p>-1.266722</text:p>
          </table:table-cell>
          <table:table-cell office:value-type="float" office:value="30.073" calcext:value-type="float">
            <text:p>30.073</text:p>
          </table:table-cell>
          <table:table-cell office:value-type="float" office:value="0.000008923421" calcext:value-type="float">
            <text:p>8.923421E-06</text:p>
          </table:table-cell>
          <table:table-cell office:value-type="float" office:value="0.003516175" calcext:value-type="float">
            <text:p>0.003516175</text:p>
          </table:table-cell>
          <table:table-cell office:value-type="float" office:value="0.04317088" calcext:value-type="float">
            <text:p>0.04317088</text:p>
          </table:table-cell>
          <table:table-cell office:value-type="float" office:value="1661.841" calcext:value-type="float">
            <text:p>1661.841</text:p>
          </table:table-cell>
          <table:table-cell office:value-type="float" office:value="0.5485092" calcext:value-type="float">
            <text:p>0.5485092</text:p>
          </table:table-cell>
          <table:table-cell office:value-type="float" office:value="0" calcext:value-type="float">
            <text:p>0</text:p>
          </table:table-cell>
          <table:table-cell office:value-type="float" office:value="0.3387614" calcext:value-type="float">
            <text:p>0.3387614</text:p>
          </table:table-cell>
          <table:table-cell office:value-type="float" office:value="0.3871869" calcext:value-type="float">
            <text:p>0.3871869</text:p>
          </table:table-cell>
          <table:table-cell office:value-type="float" office:value="0.1104043" calcext:value-type="float">
            <text:p>0.1104043</text:p>
          </table:table-cell>
          <table:table-cell office:value-type="float" office:value="0.110359" calcext:value-type="float">
            <text:p>0.110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18608" calcext:value-type="float">
            <text:p>29.18608</text:p>
          </table:table-cell>
          <table:table-cell office:value-type="float" office:value="30.10998" calcext:value-type="float">
            <text:p>30.1099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2122000" calcext:value-type="float">
            <text:p>12122000</text:p>
          </table:table-cell>
          <table:table-cell office:value-type="float" office:value="2.945036" calcext:value-type="float">
            <text:p>2.945036</text:p>
          </table:table-cell>
          <table:table-cell office:value-type="float" office:value="130.334" calcext:value-type="float">
            <text:p>130.334</text:p>
          </table:table-cell>
          <table:table-cell office:value-type="float" office:value="5" calcext:value-type="float">
            <text:p>5</text:p>
          </table:table-cell>
          <table:table-cell office:value-type="float" office:value="-1.266722" calcext:value-type="float">
            <text:p>-1.266722</text:p>
          </table:table-cell>
          <table:table-cell office:value-type="float" office:value="30.03719" calcext:value-type="float">
            <text:p>30.03719</text:p>
          </table:table-cell>
          <table:table-cell office:value-type="float" office:value="0.000008923421" calcext:value-type="float">
            <text:p>8.923421E-06</text:p>
          </table:table-cell>
          <table:table-cell office:value-type="float" office:value="0.003526241" calcext:value-type="float">
            <text:p>0.003526241</text:p>
          </table:table-cell>
          <table:table-cell office:value-type="float" office:value="0.043549" calcext:value-type="float">
            <text:p>0.043549</text:p>
          </table:table-cell>
          <table:table-cell office:value-type="float" office:value="1661.877" calcext:value-type="float">
            <text:p>1661.877</text:p>
          </table:table-cell>
          <table:table-cell office:value-type="float" office:value="0.5483605" calcext:value-type="float">
            <text:p>0.5483605</text:p>
          </table:table-cell>
          <table:table-cell office:value-type="float" office:value="0" calcext:value-type="float">
            <text:p>0</text:p>
          </table:table-cell>
          <table:table-cell office:value-type="float" office:value="0.3392908" calcext:value-type="float">
            <text:p>0.3392908</text:p>
          </table:table-cell>
          <table:table-cell office:value-type="float" office:value="0.3762736" calcext:value-type="float">
            <text:p>0.3762736</text:p>
          </table:table-cell>
          <table:table-cell office:value-type="float" office:value="0.1102179" calcext:value-type="float">
            <text:p>0.1102179</text:p>
          </table:table-cell>
          <table:table-cell office:value-type="float" office:value="0.1101726" calcext:value-type="float">
            <text:p>0.1101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17821" calcext:value-type="float">
            <text:p>29.17821</text:p>
          </table:table-cell>
          <table:table-cell office:value-type="float" office:value="30.10031" calcext:value-type="float">
            <text:p>30.1003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3122000" calcext:value-type="float">
            <text:p>13122000</text:p>
          </table:table-cell>
          <table:table-cell office:value-type="float" office:value="2.945055" calcext:value-type="float">
            <text:p>2.945055</text:p>
          </table:table-cell>
          <table:table-cell office:value-type="float" office:value="130.3335" calcext:value-type="float">
            <text:p>130.3335</text:p>
          </table:table-cell>
          <table:table-cell office:value-type="float" office:value="5" calcext:value-type="float">
            <text:p>5</text:p>
          </table:table-cell>
          <table:table-cell office:value-type="float" office:value="-1.266722" calcext:value-type="float">
            <text:p>-1.266722</text:p>
          </table:table-cell>
          <table:table-cell office:value-type="float" office:value="30.00151" calcext:value-type="float">
            <text:p>30.00151</text:p>
          </table:table-cell>
          <table:table-cell office:value-type="float" office:value="0.000008923421" calcext:value-type="float">
            <text:p>8.923421E-06</text:p>
          </table:table-cell>
          <table:table-cell office:value-type="float" office:value="0.00353597" calcext:value-type="float">
            <text:p>0.00353597</text:p>
          </table:table-cell>
          <table:table-cell office:value-type="float" office:value="0.04389209" calcext:value-type="float">
            <text:p>0.04389209</text:p>
          </table:table-cell>
          <table:table-cell office:value-type="float" office:value="1661.914" calcext:value-type="float">
            <text:p>1661.914</text:p>
          </table:table-cell>
          <table:table-cell office:value-type="float" office:value="0.5482126" calcext:value-type="float">
            <text:p>0.5482126</text:p>
          </table:table-cell>
          <table:table-cell office:value-type="float" office:value="0" calcext:value-type="float">
            <text:p>0</text:p>
          </table:table-cell>
          <table:table-cell office:value-type="float" office:value="0.3388291" calcext:value-type="float">
            <text:p>0.3388291</text:p>
          </table:table-cell>
          <table:table-cell office:value-type="float" office:value="0.379071" calcext:value-type="float">
            <text:p>0.379071</text:p>
          </table:table-cell>
          <table:table-cell office:value-type="float" office:value="0.1100306" calcext:value-type="float">
            <text:p>0.1100306</text:p>
          </table:table-cell>
          <table:table-cell office:value-type="float" office:value="0.1099866" calcext:value-type="float">
            <text:p>0.10998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17028" calcext:value-type="float">
            <text:p>29.17028</text:p>
          </table:table-cell>
          <table:table-cell office:value-type="float" office:value="30.08979" calcext:value-type="float">
            <text:p>30.08979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122000" calcext:value-type="float">
            <text:p>14122000</text:p>
          </table:table-cell>
          <table:table-cell office:value-type="float" office:value="2.945073" calcext:value-type="float">
            <text:p>2.945073</text:p>
          </table:table-cell>
          <table:table-cell office:value-type="float" office:value="130.333" calcext:value-type="float">
            <text:p>130.333</text:p>
          </table:table-cell>
          <table:table-cell office:value-type="float" office:value="5" calcext:value-type="float">
            <text:p>5</text:p>
          </table:table-cell>
          <table:table-cell office:value-type="float" office:value="-1.266722" calcext:value-type="float">
            <text:p>-1.266722</text:p>
          </table:table-cell>
          <table:table-cell office:value-type="float" office:value="29.96595" calcext:value-type="float">
            <text:p>29.96595</text:p>
          </table:table-cell>
          <table:table-cell office:value-type="float" office:value="0.000008923421" calcext:value-type="float">
            <text:p>8.923421E-06</text:p>
          </table:table-cell>
          <table:table-cell office:value-type="float" office:value="0.003545334" calcext:value-type="float">
            <text:p>0.003545334</text:p>
          </table:table-cell>
          <table:table-cell office:value-type="float" office:value="0.04419704" calcext:value-type="float">
            <text:p>0.04419704</text:p>
          </table:table-cell>
          <table:table-cell office:value-type="float" office:value="1661.951" calcext:value-type="float">
            <text:p>1661.951</text:p>
          </table:table-cell>
          <table:table-cell office:value-type="float" office:value="0.5480623" calcext:value-type="float">
            <text:p>0.5480623</text:p>
          </table:table-cell>
          <table:table-cell office:value-type="float" office:value="0" calcext:value-type="float">
            <text:p>0</text:p>
          </table:table-cell>
          <table:table-cell office:value-type="float" office:value="0.3390934" calcext:value-type="float">
            <text:p>0.3390934</text:p>
          </table:table-cell>
          <table:table-cell office:value-type="float" office:value="0.3770861" calcext:value-type="float">
            <text:p>0.3770861</text:p>
          </table:table-cell>
          <table:table-cell office:value-type="float" office:value="0.1098446" calcext:value-type="float">
            <text:p>0.1098446</text:p>
          </table:table-cell>
          <table:table-cell office:value-type="float" office:value="0.1098007" calcext:value-type="float">
            <text:p>0.1098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16254" calcext:value-type="float">
            <text:p>29.16254</text:p>
          </table:table-cell>
          <table:table-cell office:value-type="float" office:value="30.07981" calcext:value-type="float">
            <text:p>30.0798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5122000" calcext:value-type="float">
            <text:p>15122000</text:p>
          </table:table-cell>
          <table:table-cell office:value-type="float" office:value="2.94509" calcext:value-type="float">
            <text:p>2.94509</text:p>
          </table:table-cell>
          <table:table-cell office:value-type="float" office:value="130.3325" calcext:value-type="float">
            <text:p>130.3325</text:p>
          </table:table-cell>
          <table:table-cell office:value-type="float" office:value="5" calcext:value-type="float">
            <text:p>5</text:p>
          </table:table-cell>
          <table:table-cell office:value-type="float" office:value="-1.266722" calcext:value-type="float">
            <text:p>-1.266722</text:p>
          </table:table-cell>
          <table:table-cell office:value-type="float" office:value="29.93053" calcext:value-type="float">
            <text:p>29.93053</text:p>
          </table:table-cell>
          <table:table-cell office:value-type="float" office:value="0.000008923421" calcext:value-type="float">
            <text:p>8.923421E-06</text:p>
          </table:table-cell>
          <table:table-cell office:value-type="float" office:value="0.003554318" calcext:value-type="float">
            <text:p>0.003554318</text:p>
          </table:table-cell>
          <table:table-cell office:value-type="float" office:value="0.04446083" calcext:value-type="float">
            <text:p>0.04446083</text:p>
          </table:table-cell>
          <table:table-cell office:value-type="float" office:value="1661.988" calcext:value-type="float">
            <text:p>1661.988</text:p>
          </table:table-cell>
          <table:table-cell office:value-type="float" office:value="0.5479131" calcext:value-type="float">
            <text:p>0.5479131</text:p>
          </table:table-cell>
          <table:table-cell office:value-type="float" office:value="0" calcext:value-type="float">
            <text:p>0</text:p>
          </table:table-cell>
          <table:table-cell office:value-type="float" office:value="0.3382403" calcext:value-type="float">
            <text:p>0.3382403</text:p>
          </table:table-cell>
          <table:table-cell office:value-type="float" office:value="0.374205" calcext:value-type="float">
            <text:p>0.374205</text:p>
          </table:table-cell>
          <table:table-cell office:value-type="float" office:value="0.1096602" calcext:value-type="float">
            <text:p>0.1096602</text:p>
          </table:table-cell>
          <table:table-cell office:value-type="float" office:value="0.1096152" calcext:value-type="float">
            <text:p>0.1096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15463" calcext:value-type="float">
            <text:p>29.15463</text:p>
          </table:table-cell>
          <table:table-cell office:value-type="float" office:value="30.06916" calcext:value-type="float">
            <text:p>30.06916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6122000" calcext:value-type="float">
            <text:p>16122000</text:p>
          </table:table-cell>
          <table:table-cell office:value-type="float" office:value="2.945109" calcext:value-type="float">
            <text:p>2.945109</text:p>
          </table:table-cell>
          <table:table-cell office:value-type="float" office:value="130.332" calcext:value-type="float">
            <text:p>130.332</text:p>
          </table:table-cell>
          <table:table-cell office:value-type="float" office:value="5" calcext:value-type="float">
            <text:p>5</text:p>
          </table:table-cell>
          <table:table-cell office:value-type="float" office:value="-1.266722" calcext:value-type="float">
            <text:p>-1.266722</text:p>
          </table:table-cell>
          <table:table-cell office:value-type="float" office:value="29.89518" calcext:value-type="float">
            <text:p>29.89518</text:p>
          </table:table-cell>
          <table:table-cell office:value-type="float" office:value="0.000008923421" calcext:value-type="float">
            <text:p>8.923421E-06</text:p>
          </table:table-cell>
          <table:table-cell office:value-type="float" office:value="0.003563217" calcext:value-type="float">
            <text:p>0.003563217</text:p>
          </table:table-cell>
          <table:table-cell office:value-type="float" office:value="0.04470766" calcext:value-type="float">
            <text:p>0.04470766</text:p>
          </table:table-cell>
          <table:table-cell office:value-type="float" office:value="1662.024" calcext:value-type="float">
            <text:p>1662.024</text:p>
          </table:table-cell>
          <table:table-cell office:value-type="float" office:value="0.5477671" calcext:value-type="float">
            <text:p>0.5477671</text:p>
          </table:table-cell>
          <table:table-cell office:value-type="float" office:value="0" calcext:value-type="float">
            <text:p>0</text:p>
          </table:table-cell>
          <table:table-cell office:value-type="float" office:value="0.3312632" calcext:value-type="float">
            <text:p>0.3312632</text:p>
          </table:table-cell>
          <table:table-cell office:value-type="float" office:value="0.373006" calcext:value-type="float">
            <text:p>0.373006</text:p>
          </table:table-cell>
          <table:table-cell office:value-type="float" office:value="0.1094764" calcext:value-type="float">
            <text:p>0.1094764</text:p>
          </table:table-cell>
          <table:table-cell office:value-type="float" office:value="0.1094303" calcext:value-type="float">
            <text:p>0.1094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14642" calcext:value-type="float">
            <text:p>29.14642</text:p>
          </table:table-cell>
          <table:table-cell office:value-type="float" office:value="30.05811" calcext:value-type="float">
            <text:p>30.0581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7122000" calcext:value-type="float">
            <text:p>17122000</text:p>
          </table:table-cell>
          <table:table-cell office:value-type="float" office:value="2.945138" calcext:value-type="float">
            <text:p>2.945138</text:p>
          </table:table-cell>
          <table:table-cell office:value-type="float" office:value="130.3315" calcext:value-type="float">
            <text:p>130.3315</text:p>
          </table:table-cell>
          <table:table-cell office:value-type="float" office:value="5" calcext:value-type="float">
            <text:p>5</text:p>
          </table:table-cell>
          <table:table-cell office:value-type="float" office:value="-1.266722" calcext:value-type="float">
            <text:p>-1.266722</text:p>
          </table:table-cell>
          <table:table-cell office:value-type="float" office:value="29.85796" calcext:value-type="float">
            <text:p>29.85796</text:p>
          </table:table-cell>
          <table:table-cell office:value-type="float" office:value="0.000008987407" calcext:value-type="float">
            <text:p>8.987407E-06</text:p>
          </table:table-cell>
          <table:table-cell office:value-type="float" office:value="0.003575726" calcext:value-type="float">
            <text:p>0.003575726</text:p>
          </table:table-cell>
          <table:table-cell office:value-type="float" office:value="0.0450722" calcext:value-type="float">
            <text:p>0.0450722</text:p>
          </table:table-cell>
          <table:table-cell office:value-type="float" office:value="1662.061" calcext:value-type="float">
            <text:p>1662.061</text:p>
          </table:table-cell>
          <table:table-cell office:value-type="float" office:value="0.5476463" calcext:value-type="float">
            <text:p>0.5476463</text:p>
          </table:table-cell>
          <table:table-cell office:value-type="float" office:value="0" calcext:value-type="float">
            <text:p>0</text:p>
          </table:table-cell>
          <table:table-cell office:value-type="float" office:value="0.03852111" calcext:value-type="float">
            <text:p>0.03852111</text:p>
          </table:table-cell>
          <table:table-cell office:value-type="float" office:value="0.3146238" calcext:value-type="float">
            <text:p>0.3146238</text:p>
          </table:table-cell>
          <table:table-cell office:value-type="float" office:value="0.1092336" calcext:value-type="float">
            <text:p>0.1092336</text:p>
          </table:table-cell>
          <table:table-cell office:value-type="float" office:value="0.1092455" calcext:value-type="float">
            <text:p>0.10924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05634" calcext:value-type="float">
            <text:p>29.05634</text:p>
          </table:table-cell>
          <table:table-cell office:value-type="float" office:value="30.04227" calcext:value-type="float">
            <text:p>30.04227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8122000" calcext:value-type="float">
            <text:p>18122000</text:p>
          </table:table-cell>
          <table:table-cell office:value-type="float" office:value="2.945168" calcext:value-type="float">
            <text:p>2.945168</text:p>
          </table:table-cell>
          <table:table-cell office:value-type="float" office:value="130.3309" calcext:value-type="float">
            <text:p>130.3309</text:p>
          </table:table-cell>
          <table:table-cell office:value-type="float" office:value="5" calcext:value-type="float">
            <text:p>5</text:p>
          </table:table-cell>
          <table:table-cell office:value-type="float" office:value="-1.266722" calcext:value-type="float">
            <text:p>-1.266722</text:p>
          </table:table-cell>
          <table:table-cell office:value-type="float" office:value="29.82087" calcext:value-type="float">
            <text:p>29.82087</text:p>
          </table:table-cell>
          <table:table-cell office:value-type="float" office:value="0.000008987407" calcext:value-type="float">
            <text:p>8.987407E-06</text:p>
          </table:table-cell>
          <table:table-cell office:value-type="float" office:value="0.003602119" calcext:value-type="float">
            <text:p>0.003602119</text:p>
          </table:table-cell>
          <table:table-cell office:value-type="float" office:value="0.04585661" calcext:value-type="float">
            <text:p>0.04585661</text:p>
          </table:table-cell>
          <table:table-cell office:value-type="float" office:value="1662.098" calcext:value-type="float">
            <text:p>1662.098</text:p>
          </table:table-cell>
          <table:table-cell office:value-type="float" office:value="0.5475328" calcext:value-type="float">
            <text:p>0.5475328</text:p>
          </table:table-cell>
          <table:table-cell office:value-type="float" office:value="0" calcext:value-type="float">
            <text:p>0</text:p>
          </table:table-cell>
          <table:table-cell office:value-type="float" office:value="0.2850306" calcext:value-type="float">
            <text:p>0.2850306</text:p>
          </table:table-cell>
          <table:table-cell office:value-type="float" office:value="0.3451827" calcext:value-type="float">
            <text:p>0.3451827</text:p>
          </table:table-cell>
          <table:table-cell office:value-type="float" office:value="0.1091045" calcext:value-type="float">
            <text:p>0.1091045</text:p>
          </table:table-cell>
          <table:table-cell office:value-type="float" office:value="0.109061" calcext:value-type="float">
            <text:p>0.1090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01769" calcext:value-type="float">
            <text:p>29.01769</text:p>
          </table:table-cell>
          <table:table-cell office:value-type="float" office:value="30.02306" calcext:value-type="float">
            <text:p>30.02306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9122000" calcext:value-type="float">
            <text:p>19122000</text:p>
          </table:table-cell>
          <table:table-cell office:value-type="float" office:value="2.945204" calcext:value-type="float">
            <text:p>2.945204</text:p>
          </table:table-cell>
          <table:table-cell office:value-type="float" office:value="130.3304" calcext:value-type="float">
            <text:p>130.3304</text:p>
          </table:table-cell>
          <table:table-cell office:value-type="float" office:value="5" calcext:value-type="float">
            <text:p>5</text:p>
          </table:table-cell>
          <table:table-cell office:value-type="float" office:value="-1.266722" calcext:value-type="float">
            <text:p>-1.266722</text:p>
          </table:table-cell>
          <table:table-cell office:value-type="float" office:value="29.78498" calcext:value-type="float">
            <text:p>29.78498</text:p>
          </table:table-cell>
          <table:table-cell office:value-type="float" office:value="0.000008987407" calcext:value-type="float">
            <text:p>8.987407E-06</text:p>
          </table:table-cell>
          <table:table-cell office:value-type="float" office:value="0.003627048" calcext:value-type="float">
            <text:p>0.003627048</text:p>
          </table:table-cell>
          <table:table-cell office:value-type="float" office:value="0.0466214" calcext:value-type="float">
            <text:p>0.0466214</text:p>
          </table:table-cell>
          <table:table-cell office:value-type="float" office:value="1662.135" calcext:value-type="float">
            <text:p>1662.135</text:p>
          </table:table-cell>
          <table:table-cell office:value-type="float" office:value="0.5474292" calcext:value-type="float">
            <text:p>0.5474292</text:p>
          </table:table-cell>
          <table:table-cell office:value-type="float" office:value="0" calcext:value-type="float">
            <text:p>0</text:p>
          </table:table-cell>
          <table:table-cell office:value-type="float" office:value="0.3323618" calcext:value-type="float">
            <text:p>0.3323618</text:p>
          </table:table-cell>
          <table:table-cell office:value-type="float" office:value="0.3569642" calcext:value-type="float">
            <text:p>0.3569642</text:p>
          </table:table-cell>
          <table:table-cell office:value-type="float" office:value="0.1089479" calcext:value-type="float">
            <text:p>0.1089479</text:p>
          </table:table-cell>
          <table:table-cell office:value-type="float" office:value="0.1088769" calcext:value-type="float">
            <text:p>0.1088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00455" calcext:value-type="float">
            <text:p>29.00455</text:p>
          </table:table-cell>
          <table:table-cell office:value-type="float" office:value="30.00384" calcext:value-type="float">
            <text:p>30.0038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0122000" calcext:value-type="float">
            <text:p>20122000</text:p>
          </table:table-cell>
          <table:table-cell office:value-type="float" office:value="2.945241" calcext:value-type="float">
            <text:p>2.945241</text:p>
          </table:table-cell>
          <table:table-cell office:value-type="float" office:value="130.3299" calcext:value-type="float">
            <text:p>130.3299</text:p>
          </table:table-cell>
          <table:table-cell office:value-type="float" office:value="5" calcext:value-type="float">
            <text:p>5</text:p>
          </table:table-cell>
          <table:table-cell office:value-type="float" office:value="-1.266722" calcext:value-type="float">
            <text:p>-1.266722</text:p>
          </table:table-cell>
          <table:table-cell office:value-type="float" office:value="29.74952" calcext:value-type="float">
            <text:p>29.74952</text:p>
          </table:table-cell>
          <table:table-cell office:value-type="float" office:value="0.000008987407" calcext:value-type="float">
            <text:p>8.987407E-06</text:p>
          </table:table-cell>
          <table:table-cell office:value-type="float" office:value="0.003643148" calcext:value-type="float">
            <text:p>0.003643148</text:p>
          </table:table-cell>
          <table:table-cell office:value-type="float" office:value="0.04690815" calcext:value-type="float">
            <text:p>0.04690815</text:p>
          </table:table-cell>
          <table:table-cell office:value-type="float" office:value="1662.172" calcext:value-type="float">
            <text:p>1662.172</text:p>
          </table:table-cell>
          <table:table-cell office:value-type="float" office:value="0.5473303" calcext:value-type="float">
            <text:p>0.5473303</text:p>
          </table:table-cell>
          <table:table-cell office:value-type="float" office:value="0" calcext:value-type="float">
            <text:p>0</text:p>
          </table:table-cell>
          <table:table-cell office:value-type="float" office:value="0.3424266" calcext:value-type="float">
            <text:p>0.3424266</text:p>
          </table:table-cell>
          <table:table-cell office:value-type="float" office:value="0.3642923" calcext:value-type="float">
            <text:p>0.3642923</text:p>
          </table:table-cell>
          <table:table-cell office:value-type="float" office:value="0.1087701" calcext:value-type="float">
            <text:p>0.1087701</text:p>
          </table:table-cell>
          <table:table-cell office:value-type="float" office:value="0.1086932" calcext:value-type="float">
            <text:p>0.10869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99417" calcext:value-type="float">
            <text:p>28.99417</text:p>
          </table:table-cell>
          <table:table-cell office:value-type="float" office:value="29.98516" calcext:value-type="float">
            <text:p>29.98516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1122000" calcext:value-type="float">
            <text:p>21122000</text:p>
          </table:table-cell>
          <table:table-cell office:value-type="float" office:value="2.945276" calcext:value-type="float">
            <text:p>2.945276</text:p>
          </table:table-cell>
          <table:table-cell office:value-type="float" office:value="130.3294" calcext:value-type="float">
            <text:p>130.3294</text:p>
          </table:table-cell>
          <table:table-cell office:value-type="float" office:value="5" calcext:value-type="float">
            <text:p>5</text:p>
          </table:table-cell>
          <table:table-cell office:value-type="float" office:value="-1.266722" calcext:value-type="float">
            <text:p>-1.266722</text:p>
          </table:table-cell>
          <table:table-cell office:value-type="float" office:value="29.71414" calcext:value-type="float">
            <text:p>29.71414</text:p>
          </table:table-cell>
          <table:table-cell office:value-type="float" office:value="0.000008987407" calcext:value-type="float">
            <text:p>8.987407E-06</text:p>
          </table:table-cell>
          <table:table-cell office:value-type="float" office:value="0.003650115" calcext:value-type="float">
            <text:p>0.003650115</text:p>
          </table:table-cell>
          <table:table-cell office:value-type="float" office:value="0.04650458" calcext:value-type="float">
            <text:p>0.04650458</text:p>
          </table:table-cell>
          <table:table-cell office:value-type="float" office:value="1662.209" calcext:value-type="float">
            <text:p>1662.209</text:p>
          </table:table-cell>
          <table:table-cell office:value-type="float" office:value="0.5472258" calcext:value-type="float">
            <text:p>0.5472258</text:p>
          </table:table-cell>
          <table:table-cell office:value-type="float" office:value="0" calcext:value-type="float">
            <text:p>0</text:p>
          </table:table-cell>
          <table:table-cell office:value-type="float" office:value="0.3466326" calcext:value-type="float">
            <text:p>0.3466326</text:p>
          </table:table-cell>
          <table:table-cell office:value-type="float" office:value="0.3634934" calcext:value-type="float">
            <text:p>0.3634934</text:p>
          </table:table-cell>
          <table:table-cell office:value-type="float" office:value="0.1085732" calcext:value-type="float">
            <text:p>0.1085732</text:p>
          </table:table-cell>
          <table:table-cell office:value-type="float" office:value="0.1085097" calcext:value-type="float">
            <text:p>0.10850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9859" calcext:value-type="float">
            <text:p>28.9859</text:p>
          </table:table-cell>
          <table:table-cell office:value-type="float" office:value="29.96743" calcext:value-type="float">
            <text:p>29.96743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2122000" calcext:value-type="float">
            <text:p>22122000</text:p>
          </table:table-cell>
          <table:table-cell office:value-type="float" office:value="2.945309" calcext:value-type="float">
            <text:p>2.945309</text:p>
          </table:table-cell>
          <table:table-cell office:value-type="float" office:value="130.3289" calcext:value-type="float">
            <text:p>130.3289</text:p>
          </table:table-cell>
          <table:table-cell office:value-type="float" office:value="5" calcext:value-type="float">
            <text:p>5</text:p>
          </table:table-cell>
          <table:table-cell office:value-type="float" office:value="-1.266722" calcext:value-type="float">
            <text:p>-1.266722</text:p>
          </table:table-cell>
          <table:table-cell office:value-type="float" office:value="29.67878" calcext:value-type="float">
            <text:p>29.67878</text:p>
          </table:table-cell>
          <table:table-cell office:value-type="float" office:value="0.000008987407" calcext:value-type="float">
            <text:p>8.987407E-06</text:p>
          </table:table-cell>
          <table:table-cell office:value-type="float" office:value="0.003655899" calcext:value-type="float">
            <text:p>0.003655899</text:p>
          </table:table-cell>
          <table:table-cell office:value-type="float" office:value="0.04611107" calcext:value-type="float">
            <text:p>0.04611107</text:p>
          </table:table-cell>
          <table:table-cell office:value-type="float" office:value="1662.246" calcext:value-type="float">
            <text:p>1662.246</text:p>
          </table:table-cell>
          <table:table-cell office:value-type="float" office:value="0.547115" calcext:value-type="float">
            <text:p>0.547115</text:p>
          </table:table-cell>
          <table:table-cell office:value-type="float" office:value="0" calcext:value-type="float">
            <text:p>0</text:p>
          </table:table-cell>
          <table:table-cell office:value-type="float" office:value="0.3412084" calcext:value-type="float">
            <text:p>0.3412084</text:p>
          </table:table-cell>
          <table:table-cell office:value-type="float" office:value="0.3671288" calcext:value-type="float">
            <text:p>0.3671288</text:p>
          </table:table-cell>
          <table:table-cell office:value-type="float" office:value="0.108384" calcext:value-type="float">
            <text:p>0.108384</text:p>
          </table:table-cell>
          <table:table-cell office:value-type="float" office:value="0.1083264" calcext:value-type="float">
            <text:p>0.1083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97815" calcext:value-type="float">
            <text:p>28.97815</text:p>
          </table:table-cell>
          <table:table-cell office:value-type="float" office:value="29.95097" calcext:value-type="float">
            <text:p>29.95097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3122000" calcext:value-type="float">
            <text:p>23122000</text:p>
          </table:table-cell>
          <table:table-cell office:value-type="float" office:value="2.945341" calcext:value-type="float">
            <text:p>2.945341</text:p>
          </table:table-cell>
          <table:table-cell office:value-type="float" office:value="130.3284" calcext:value-type="float">
            <text:p>130.3284</text:p>
          </table:table-cell>
          <table:table-cell office:value-type="float" office:value="5" calcext:value-type="float">
            <text:p>5</text:p>
          </table:table-cell>
          <table:table-cell office:value-type="float" office:value="-1.266722" calcext:value-type="float">
            <text:p>-1.266722</text:p>
          </table:table-cell>
          <table:table-cell office:value-type="float" office:value="29.64344" calcext:value-type="float">
            <text:p>29.64344</text:p>
          </table:table-cell>
          <table:table-cell office:value-type="float" office:value="0.000008987407" calcext:value-type="float">
            <text:p>8.987407E-06</text:p>
          </table:table-cell>
          <table:table-cell office:value-type="float" office:value="0.00366076" calcext:value-type="float">
            <text:p>0.00366076</text:p>
          </table:table-cell>
          <table:table-cell office:value-type="float" office:value="0.04572716" calcext:value-type="float">
            <text:p>0.04572716</text:p>
          </table:table-cell>
          <table:table-cell office:value-type="float" office:value="1662.283" calcext:value-type="float">
            <text:p>1662.283</text:p>
          </table:table-cell>
          <table:table-cell office:value-type="float" office:value="0.547003" calcext:value-type="float">
            <text:p>0.547003</text:p>
          </table:table-cell>
          <table:table-cell office:value-type="float" office:value="0" calcext:value-type="float">
            <text:p>0</text:p>
          </table:table-cell>
          <table:table-cell office:value-type="float" office:value="0.3394737" calcext:value-type="float">
            <text:p>0.3394737</text:p>
          </table:table-cell>
          <table:table-cell office:value-type="float" office:value="0.3694213" calcext:value-type="float">
            <text:p>0.3694213</text:p>
          </table:table-cell>
          <table:table-cell office:value-type="float" office:value="0.1081981" calcext:value-type="float">
            <text:p>0.1081981</text:p>
          </table:table-cell>
          <table:table-cell office:value-type="float" office:value="0.1081436" calcext:value-type="float">
            <text:p>0.10814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97002" calcext:value-type="float">
            <text:p>28.97002</text:p>
          </table:table-cell>
          <table:table-cell office:value-type="float" office:value="29.93558" calcext:value-type="float">
            <text:p>29.9355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4122000" calcext:value-type="float">
            <text:p>24122000</text:p>
          </table:table-cell>
          <table:table-cell office:value-type="float" office:value="2.945372" calcext:value-type="float">
            <text:p>2.945372</text:p>
          </table:table-cell>
          <table:table-cell office:value-type="float" office:value="130.3279" calcext:value-type="float">
            <text:p>130.3279</text:p>
          </table:table-cell>
          <table:table-cell office:value-type="float" office:value="5" calcext:value-type="float">
            <text:p>5</text:p>
          </table:table-cell>
          <table:table-cell office:value-type="float" office:value="-1.266722" calcext:value-type="float">
            <text:p>-1.266722</text:p>
          </table:table-cell>
          <table:table-cell office:value-type="float" office:value="29.60811" calcext:value-type="float">
            <text:p>29.60811</text:p>
          </table:table-cell>
          <table:table-cell office:value-type="float" office:value="0.000008987407" calcext:value-type="float">
            <text:p>8.987407E-06</text:p>
          </table:table-cell>
          <table:table-cell office:value-type="float" office:value="0.003666365" calcext:value-type="float">
            <text:p>0.003666365</text:p>
          </table:table-cell>
          <table:table-cell office:value-type="float" office:value="0.04547836" calcext:value-type="float">
            <text:p>0.04547836</text:p>
          </table:table-cell>
          <table:table-cell office:value-type="float" office:value="1662.32" calcext:value-type="float">
            <text:p>1662.32</text:p>
          </table:table-cell>
          <table:table-cell office:value-type="float" office:value="0.5468867" calcext:value-type="float">
            <text:p>0.5468867</text:p>
          </table:table-cell>
          <table:table-cell office:value-type="float" office:value="0" calcext:value-type="float">
            <text:p>0</text:p>
          </table:table-cell>
          <table:table-cell office:value-type="float" office:value="0.3408361" calcext:value-type="float">
            <text:p>0.3408361</text:p>
          </table:table-cell>
          <table:table-cell office:value-type="float" office:value="0.3761075" calcext:value-type="float">
            <text:p>0.3761075</text:p>
          </table:table-cell>
          <table:table-cell office:value-type="float" office:value="0.1080135" calcext:value-type="float">
            <text:p>0.1080135</text:p>
          </table:table-cell>
          <table:table-cell office:value-type="float" office:value="0.1079609" calcext:value-type="float">
            <text:p>0.10796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96231" calcext:value-type="float">
            <text:p>28.96231</text:p>
          </table:table-cell>
          <table:table-cell office:value-type="float" office:value="29.92168" calcext:value-type="float">
            <text:p>29.9216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5122000" calcext:value-type="float">
            <text:p>25122000</text:p>
          </table:table-cell>
          <table:table-cell office:value-type="float" office:value="2.945402" calcext:value-type="float">
            <text:p>2.945402</text:p>
          </table:table-cell>
          <table:table-cell office:value-type="float" office:value="130.3274" calcext:value-type="float">
            <text:p>130.3274</text:p>
          </table:table-cell>
          <table:table-cell office:value-type="float" office:value="5" calcext:value-type="float">
            <text:p>5</text:p>
          </table:table-cell>
          <table:table-cell office:value-type="float" office:value="-1.266722" calcext:value-type="float">
            <text:p>-1.266722</text:p>
          </table:table-cell>
          <table:table-cell office:value-type="float" office:value="29.57294" calcext:value-type="float">
            <text:p>29.57294</text:p>
          </table:table-cell>
          <table:table-cell office:value-type="float" office:value="0.000008987407" calcext:value-type="float">
            <text:p>8.987407E-06</text:p>
          </table:table-cell>
          <table:table-cell office:value-type="float" office:value="0.003678019" calcext:value-type="float">
            <text:p>0.003678019</text:p>
          </table:table-cell>
          <table:table-cell office:value-type="float" office:value="0.0459327" calcext:value-type="float">
            <text:p>0.0459327</text:p>
          </table:table-cell>
          <table:table-cell office:value-type="float" office:value="1662.356" calcext:value-type="float">
            <text:p>1662.356</text:p>
          </table:table-cell>
          <table:table-cell office:value-type="float" office:value="0.5467686" calcext:value-type="float">
            <text:p>0.5467686</text:p>
          </table:table-cell>
          <table:table-cell office:value-type="float" office:value="0" calcext:value-type="float">
            <text:p>0</text:p>
          </table:table-cell>
          <table:table-cell office:value-type="float" office:value="0.33845" calcext:value-type="float">
            <text:p>0.33845</text:p>
          </table:table-cell>
          <table:table-cell office:value-type="float" office:value="0.3794645" calcext:value-type="float">
            <text:p>0.3794645</text:p>
          </table:table-cell>
          <table:table-cell office:value-type="float" office:value="0.1078292" calcext:value-type="float">
            <text:p>0.1078292</text:p>
          </table:table-cell>
          <table:table-cell office:value-type="float" office:value="0.1077786" calcext:value-type="float">
            <text:p>0.10777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9546" calcext:value-type="float">
            <text:p>28.9546</text:p>
          </table:table-cell>
          <table:table-cell office:value-type="float" office:value="29.9094" calcext:value-type="float">
            <text:p>29.9094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6122000" calcext:value-type="float">
            <text:p>26122000</text:p>
          </table:table-cell>
          <table:table-cell office:value-type="float" office:value="2.945429" calcext:value-type="float">
            <text:p>2.945429</text:p>
          </table:table-cell>
          <table:table-cell office:value-type="float" office:value="130.3269" calcext:value-type="float">
            <text:p>130.3269</text:p>
          </table:table-cell>
          <table:table-cell office:value-type="float" office:value="5" calcext:value-type="float">
            <text:p>5</text:p>
          </table:table-cell>
          <table:table-cell office:value-type="float" office:value="-1.266722" calcext:value-type="float">
            <text:p>-1.266722</text:p>
          </table:table-cell>
          <table:table-cell office:value-type="float" office:value="29.53793" calcext:value-type="float">
            <text:p>29.53793</text:p>
          </table:table-cell>
          <table:table-cell office:value-type="float" office:value="0.000008987407" calcext:value-type="float">
            <text:p>8.987407E-06</text:p>
          </table:table-cell>
          <table:table-cell office:value-type="float" office:value="0.003688422" calcext:value-type="float">
            <text:p>0.003688422</text:p>
          </table:table-cell>
          <table:table-cell office:value-type="float" office:value="0.0463233" calcext:value-type="float">
            <text:p>0.0463233</text:p>
          </table:table-cell>
          <table:table-cell office:value-type="float" office:value="1662.393" calcext:value-type="float">
            <text:p>1662.393</text:p>
          </table:table-cell>
          <table:table-cell office:value-type="float" office:value="0.5466442" calcext:value-type="float">
            <text:p>0.5466442</text:p>
          </table:table-cell>
          <table:table-cell office:value-type="float" office:value="0" calcext:value-type="float">
            <text:p>0</text:p>
          </table:table-cell>
          <table:table-cell office:value-type="float" office:value="0.3379605" calcext:value-type="float">
            <text:p>0.3379605</text:p>
          </table:table-cell>
          <table:table-cell office:value-type="float" office:value="0.3865667" calcext:value-type="float">
            <text:p>0.3865667</text:p>
          </table:table-cell>
          <table:table-cell office:value-type="float" office:value="0.1076465" calcext:value-type="float">
            <text:p>0.1076465</text:p>
          </table:table-cell>
          <table:table-cell office:value-type="float" office:value="0.1075966" calcext:value-type="float">
            <text:p>0.1075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94699" calcext:value-type="float">
            <text:p>28.94699</text:p>
          </table:table-cell>
          <table:table-cell office:value-type="float" office:value="29.89884" calcext:value-type="float">
            <text:p>29.89884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7122000" calcext:value-type="float">
            <text:p>27122000</text:p>
          </table:table-cell>
          <table:table-cell office:value-type="float" office:value="2.945452" calcext:value-type="float">
            <text:p>2.945452</text:p>
          </table:table-cell>
          <table:table-cell office:value-type="float" office:value="130.3264" calcext:value-type="float">
            <text:p>130.3264</text:p>
          </table:table-cell>
          <table:table-cell office:value-type="float" office:value="5" calcext:value-type="float">
            <text:p>5</text:p>
          </table:table-cell>
          <table:table-cell office:value-type="float" office:value="-1.266722" calcext:value-type="float">
            <text:p>-1.266722</text:p>
          </table:table-cell>
          <table:table-cell office:value-type="float" office:value="29.50311" calcext:value-type="float">
            <text:p>29.50311</text:p>
          </table:table-cell>
          <table:table-cell office:value-type="float" office:value="0.000008987407" calcext:value-type="float">
            <text:p>8.987407E-06</text:p>
          </table:table-cell>
          <table:table-cell office:value-type="float" office:value="0.003698475" calcext:value-type="float">
            <text:p>0.003698475</text:p>
          </table:table-cell>
          <table:table-cell office:value-type="float" office:value="0.04667767" calcext:value-type="float">
            <text:p>0.04667767</text:p>
          </table:table-cell>
          <table:table-cell office:value-type="float" office:value="1662.429" calcext:value-type="float">
            <text:p>1662.429</text:p>
          </table:table-cell>
          <table:table-cell office:value-type="float" office:value="0.5465125" calcext:value-type="float">
            <text:p>0.5465125</text:p>
          </table:table-cell>
          <table:table-cell office:value-type="float" office:value="0" calcext:value-type="float">
            <text:p>0</text:p>
          </table:table-cell>
          <table:table-cell office:value-type="float" office:value="0.3373587" calcext:value-type="float">
            <text:p>0.3373587</text:p>
          </table:table-cell>
          <table:table-cell office:value-type="float" office:value="0.3882332" calcext:value-type="float">
            <text:p>0.3882332</text:p>
          </table:table-cell>
          <table:table-cell office:value-type="float" office:value="0.1074646" calcext:value-type="float">
            <text:p>0.1074646</text:p>
          </table:table-cell>
          <table:table-cell office:value-type="float" office:value="0.1074149" calcext:value-type="float">
            <text:p>0.1074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93912" calcext:value-type="float">
            <text:p>28.93912</text:p>
          </table:table-cell>
          <table:table-cell office:value-type="float" office:value="29.88974" calcext:value-type="float">
            <text:p>29.88974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8122000" calcext:value-type="float">
            <text:p>28122000</text:p>
          </table:table-cell>
          <table:table-cell office:value-type="float" office:value="2.945473" calcext:value-type="float">
            <text:p>2.945473</text:p>
          </table:table-cell>
          <table:table-cell office:value-type="float" office:value="130.3259" calcext:value-type="float">
            <text:p>130.3259</text:p>
          </table:table-cell>
          <table:table-cell office:value-type="float" office:value="5" calcext:value-type="float">
            <text:p>5</text:p>
          </table:table-cell>
          <table:table-cell office:value-type="float" office:value="-1.266722" calcext:value-type="float">
            <text:p>-1.266722</text:p>
          </table:table-cell>
          <table:table-cell office:value-type="float" office:value="29.46844" calcext:value-type="float">
            <text:p>29.46844</text:p>
          </table:table-cell>
          <table:table-cell office:value-type="float" office:value="0.000008987407" calcext:value-type="float">
            <text:p>8.987407E-06</text:p>
          </table:table-cell>
          <table:table-cell office:value-type="float" office:value="0.003708258" calcext:value-type="float">
            <text:p>0.003708258</text:p>
          </table:table-cell>
          <table:table-cell office:value-type="float" office:value="0.04700024" calcext:value-type="float">
            <text:p>0.04700024</text:p>
          </table:table-cell>
          <table:table-cell office:value-type="float" office:value="1662.465" calcext:value-type="float">
            <text:p>1662.465</text:p>
          </table:table-cell>
          <table:table-cell office:value-type="float" office:value="0.5463749" calcext:value-type="float">
            <text:p>0.5463749</text:p>
          </table:table-cell>
          <table:table-cell office:value-type="float" office:value="0" calcext:value-type="float">
            <text:p>0</text:p>
          </table:table-cell>
          <table:table-cell office:value-type="float" office:value="0.3398083" calcext:value-type="float">
            <text:p>0.3398083</text:p>
          </table:table-cell>
          <table:table-cell office:value-type="float" office:value="0.3891465" calcext:value-type="float">
            <text:p>0.3891465</text:p>
          </table:table-cell>
          <table:table-cell office:value-type="float" office:value="0.1072834" calcext:value-type="float">
            <text:p>0.1072834</text:p>
          </table:table-cell>
          <table:table-cell office:value-type="float" office:value="0.1072334" calcext:value-type="float">
            <text:p>0.1072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93152" calcext:value-type="float">
            <text:p>28.93152</text:p>
          </table:table-cell>
          <table:table-cell office:value-type="float" office:value="29.88101" calcext:value-type="float">
            <text:p>29.8810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9122000" calcext:value-type="float">
            <text:p>29122000</text:p>
          </table:table-cell>
          <table:table-cell office:value-type="float" office:value="2.945491" calcext:value-type="float">
            <text:p>2.945491</text:p>
          </table:table-cell>
          <table:table-cell office:value-type="float" office:value="130.3254" calcext:value-type="float">
            <text:p>130.3254</text:p>
          </table:table-cell>
          <table:table-cell office:value-type="float" office:value="5" calcext:value-type="float">
            <text:p>5</text:p>
          </table:table-cell>
          <table:table-cell office:value-type="float" office:value="-1.266722" calcext:value-type="float">
            <text:p>-1.266722</text:p>
          </table:table-cell>
          <table:table-cell office:value-type="float" office:value="29.43389" calcext:value-type="float">
            <text:p>29.43389</text:p>
          </table:table-cell>
          <table:table-cell office:value-type="float" office:value="0.000008987407" calcext:value-type="float">
            <text:p>8.987407E-06</text:p>
          </table:table-cell>
          <table:table-cell office:value-type="float" office:value="0.003717674" calcext:value-type="float">
            <text:p>0.003717674</text:p>
          </table:table-cell>
          <table:table-cell office:value-type="float" office:value="0.04728908" calcext:value-type="float">
            <text:p>0.04728908</text:p>
          </table:table-cell>
          <table:table-cell office:value-type="float" office:value="1662.502" calcext:value-type="float">
            <text:p>1662.502</text:p>
          </table:table-cell>
          <table:table-cell office:value-type="float" office:value="0.546232" calcext:value-type="float">
            <text:p>0.546232</text:p>
          </table:table-cell>
          <table:table-cell office:value-type="float" office:value="0" calcext:value-type="float">
            <text:p>0</text:p>
          </table:table-cell>
          <table:table-cell office:value-type="float" office:value="0.3390353" calcext:value-type="float">
            <text:p>0.3390353</text:p>
          </table:table-cell>
          <table:table-cell office:value-type="float" office:value="0.3850294" calcext:value-type="float">
            <text:p>0.3850294</text:p>
          </table:table-cell>
          <table:table-cell office:value-type="float" office:value="0.1071014" calcext:value-type="float">
            <text:p>0.1071014</text:p>
          </table:table-cell>
          <table:table-cell office:value-type="float" office:value="0.1070523" calcext:value-type="float">
            <text:p>0.10705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92396" calcext:value-type="float">
            <text:p>28.92396</text:p>
          </table:table-cell>
          <table:table-cell office:value-type="float" office:value="29.87238" calcext:value-type="float">
            <text:p>29.8723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0122000" calcext:value-type="float">
            <text:p>30122000</text:p>
          </table:table-cell>
          <table:table-cell office:value-type="float" office:value="2.945508" calcext:value-type="float">
            <text:p>2.945508</text:p>
          </table:table-cell>
          <table:table-cell office:value-type="float" office:value="130.3249" calcext:value-type="float">
            <text:p>130.3249</text:p>
          </table:table-cell>
          <table:table-cell office:value-type="float" office:value="5" calcext:value-type="float">
            <text:p>5</text:p>
          </table:table-cell>
          <table:table-cell office:value-type="float" office:value="-1.266722" calcext:value-type="float">
            <text:p>-1.266722</text:p>
          </table:table-cell>
          <table:table-cell office:value-type="float" office:value="29.39946" calcext:value-type="float">
            <text:p>29.39946</text:p>
          </table:table-cell>
          <table:table-cell office:value-type="float" office:value="0.000008987407" calcext:value-type="float">
            <text:p>8.987407E-06</text:p>
          </table:table-cell>
          <table:table-cell office:value-type="float" office:value="0.003726654" calcext:value-type="float">
            <text:p>0.003726654</text:p>
          </table:table-cell>
          <table:table-cell office:value-type="float" office:value="0.04753383" calcext:value-type="float">
            <text:p>0.04753383</text:p>
          </table:table-cell>
          <table:table-cell office:value-type="float" office:value="1662.538" calcext:value-type="float">
            <text:p>1662.538</text:p>
          </table:table-cell>
          <table:table-cell office:value-type="float" office:value="0.546088" calcext:value-type="float">
            <text:p>0.546088</text:p>
          </table:table-cell>
          <table:table-cell office:value-type="float" office:value="0" calcext:value-type="float">
            <text:p>0</text:p>
          </table:table-cell>
          <table:table-cell office:value-type="float" office:value="0.3375737" calcext:value-type="float">
            <text:p>0.3375737</text:p>
          </table:table-cell>
          <table:table-cell office:value-type="float" office:value="0.3790616" calcext:value-type="float">
            <text:p>0.3790616</text:p>
          </table:table-cell>
          <table:table-cell office:value-type="float" office:value="0.1069199" calcext:value-type="float">
            <text:p>0.1069199</text:p>
          </table:table-cell>
          <table:table-cell office:value-type="float" office:value="0.1068716" calcext:value-type="float">
            <text:p>0.10687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91627" calcext:value-type="float">
            <text:p>28.91627</text:p>
          </table:table-cell>
          <table:table-cell office:value-type="float" office:value="29.86302" calcext:value-type="float">
            <text:p>29.86302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1122000" calcext:value-type="float">
            <text:p>31122000</text:p>
          </table:table-cell>
          <table:table-cell office:value-type="float" office:value="2.945526" calcext:value-type="float">
            <text:p>2.945526</text:p>
          </table:table-cell>
          <table:table-cell office:value-type="float" office:value="130.3244" calcext:value-type="float">
            <text:p>130.3244</text:p>
          </table:table-cell>
          <table:table-cell office:value-type="float" office:value="5" calcext:value-type="float">
            <text:p>5</text:p>
          </table:table-cell>
          <table:table-cell office:value-type="float" office:value="-1.266722" calcext:value-type="float">
            <text:p>-1.266722</text:p>
          </table:table-cell>
          <table:table-cell office:value-type="float" office:value="29.36512" calcext:value-type="float">
            <text:p>29.36512</text:p>
          </table:table-cell>
          <table:table-cell office:value-type="float" office:value="0.000008987407" calcext:value-type="float">
            <text:p>8.987407E-06</text:p>
          </table:table-cell>
          <table:table-cell office:value-type="float" office:value="0.003735465" calcext:value-type="float">
            <text:p>0.003735465</text:p>
          </table:table-cell>
          <table:table-cell office:value-type="float" office:value="0.04775516" calcext:value-type="float">
            <text:p>0.04775516</text:p>
          </table:table-cell>
          <table:table-cell office:value-type="float" office:value="1662.574" calcext:value-type="float">
            <text:p>1662.574</text:p>
          </table:table-cell>
          <table:table-cell office:value-type="float" office:value="0.5459444" calcext:value-type="float">
            <text:p>0.5459444</text:p>
          </table:table-cell>
          <table:table-cell office:value-type="float" office:value="0" calcext:value-type="float">
            <text:p>0</text:p>
          </table:table-cell>
          <table:table-cell office:value-type="float" office:value="0.3361492" calcext:value-type="float">
            <text:p>0.3361492</text:p>
          </table:table-cell>
          <table:table-cell office:value-type="float" office:value="0.3749849" calcext:value-type="float">
            <text:p>0.3749849</text:p>
          </table:table-cell>
          <table:table-cell office:value-type="float" office:value="0.1067393" calcext:value-type="float">
            <text:p>0.1067393</text:p>
          </table:table-cell>
          <table:table-cell office:value-type="float" office:value="0.1066913" calcext:value-type="float">
            <text:p>0.10669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90841" calcext:value-type="float">
            <text:p>28.90841</text:p>
          </table:table-cell>
          <table:table-cell office:value-type="float" office:value="29.85278" calcext:value-type="float">
            <text:p>29.852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27T13:56:51.639253208</dc:date>
    <meta:editing-duration>PT20S</meta:editing-duration>
    <meta:editing-cycles>1</meta:editing-cycles>
    <meta:document-statistic meta:table-count="1" meta:cell-count="7707" meta:object-count="0"/>
    <meta:generator>LibreOffice/6.4.7.2$Linux_X86_64 LibreOffice_project/40$Build-2</meta:generator>
  </office:meta>
</office:document-meta>
</file>